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7.66mm"/>
    </style:style>
    <style:style style:name="co3" style:family="table-column">
      <style:table-column-properties fo:break-before="auto" style:column-width="111.18mm"/>
    </style:style>
    <style:style style:name="co4" style:family="table-column">
      <style:table-column-properties fo:break-before="auto" style:column-width="77.26mm"/>
    </style:style>
    <style:style style:name="co5" style:family="table-column">
      <style:table-column-properties fo:break-before="auto" style:column-width="40.22mm"/>
    </style:style>
    <style:style style:name="co6" style:family="table-column">
      <style:table-column-properties fo:break-before="auto" style:column-width="71.97mm"/>
    </style:style>
    <style:style style:name="co7" style:family="table-column">
      <style:table-column-properties fo:break-before="auto" style:column-width="45.31mm"/>
    </style:style>
    <style:style style:name="co8" style:family="table-column">
      <style:table-column-properties fo:break-before="auto" style:column-width="191.55mm"/>
    </style:style>
    <style:style style:name="co9" style:family="table-column">
      <style:table-column-properties fo:break-before="auto" style:column-width="92.55mm"/>
    </style:style>
    <style:style style:name="co10" style:family="table-column">
      <style:table-column-properties fo:break-before="auto" style:column-width="118.0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12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oin_20_de_20_la_20_table_20_dynamique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Champ_20_de_20_la_20_table_20_dynamique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Catégorie_20_de_20_la_20_table_20_dynamiqu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égorie_20_de_20_la_20_table_20_dynamiqu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itre_20_de_20_la_20_table_20_dynamiqu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hamp_20_de_20_la_20_table_20_dynamique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Catégorie_20_de_20_la_20_table_20_dynamiq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Valeur_20_de_20_la_20_table_20_dynamiq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Valeur_20_de_20_la_20_table_20_dynamiq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Valeur_20_de_20_la_20_table_20_dynamique">
      <style:table-cell-properties fo:border-bottom="none" fo:border-left="0.99pt solid #000000" fo:border-right="none" fo:border-top="none"/>
    </style:style>
    <style:style style:name="ce11" style:family="table-cell" style:parent-style-name="Valeur_20_de_20_la_20_table_20_dynamique">
      <style:table-cell-properties fo:border-bottom="0.99pt solid #000000" fo:border-left="0.99pt solid #000000" fo:border-right="none" fo:border-top="none"/>
    </style:style>
    <style:style style:name="ce12" style:family="table-cell" style:parent-style-name="Résultat_20_de_20_la_20_table_20_dynamique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Coin_20_de_20_la_20_table_20_dynamique">
      <style:table-cell-properties fo:border-bottom="0.99pt solid #000000" fo:border-left="none" fo:border-right="none" fo:border-top="2.01pt solid #000000"/>
    </style:style>
    <style:style style:name="ce14" style:family="table-cell" style:parent-style-name="Catégorie_20_de_20_la_20_table_20_dynamique" style:data-style-name="N0">
      <style:table-cell-properties fo:border-bottom="0.99pt solid #000000" fo:border-left="none" fo:border-right="none" fo:border-top="none"/>
    </style:style>
    <style:style style:name="ce15" style:family="table-cell" style:parent-style-name="Valeur_20_de_20_la_20_table_20_dynamique">
      <style:table-cell-properties fo:border-bottom="none" fo:border-left="none" fo:border-right="none" fo:border-top="0.99pt solid #000000"/>
    </style:style>
    <style:style style:name="ce16" style:family="table-cell" style:parent-style-name="Valeur_20_de_20_la_20_table_20_dynamique" style:data-style-name="N0"/>
    <style:style style:name="ce17" style:family="table-cell" style:parent-style-name="Valeur_20_de_20_la_20_table_20_dynamiq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Résultat_20_de_20_la_20_table_20_dynamique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Valeur_20_de_20_la_20_table_20_dynamique">
      <style:table-cell-properties fo:border-bottom="none" fo:border-left="none" fo:border-right="0.99pt solid #000000" fo:border-top="0.99pt solid #000000"/>
    </style:style>
    <style:style style:name="ce20" style:family="table-cell" style:parent-style-name="Valeur_20_de_20_la_20_table_20_dynamique">
      <style:table-cell-properties fo:border-bottom="none" fo:border-left="none" fo:border-right="0.99pt solid #000000" fo:border-top="none"/>
    </style:style>
    <style:style style:name="ce21" style:family="table-cell" style:parent-style-name="Valeur_20_de_20_la_20_table_20_dynamique" style:data-style-name="N0">
      <style:table-cell-properties fo:border-bottom="none" fo:border-left="none" fo:border-right="0.99pt solid #000000" fo:border-top="none"/>
    </style:style>
    <style:style style:name="ce22" style:family="table-cell" style:parent-style-name="Valeur_20_de_20_la_20_table_20_dynamique">
      <style:table-cell-properties fo:border-bottom="0.99pt solid #000000" fo:border-left="none" fo:border-right="0.99pt solid #000000" fo:border-top="none"/>
    </style:style>
    <style:style style:name="ce23" style:family="table-cell" style:parent-style-name="Résultat_20_de_20_la_20_table_20_dynamiqu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Coin_20_de_20_la_20_table_20_dynamique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Titre_20_de_20_la_20_table_20_dynamiqu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Résultat_20_de_20_la_20_table_20_dynamique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Résultat_20_de_20_la_20_table_20_dynamique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Résultat_20_de_20_la_20_table_20_dynamique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Résultat_20_de_20_la_20_table_20_dynamique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rofesseur_UQ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Université</text:p>
          </table:table-cell>
          <table:table-cell office:value-type="string" calcext:value-type="string">
            <text:p>Prénom et nom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Poste du prof</text:p>
          </table:table-cell>
          <table:table-cell office:value-type="string" calcext:value-type="string">
            <text:p>Genre du prof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uméro de téléphone</text:p>
          </table:table-cell>
          <table:table-cell office:value-type="string" calcext:value-type="string">
            <text:p>Champs d'expertises</text:p>
          </table:table-cell>
          <table:table-cell office:value-type="string" calcext:value-type="string">
            <text:p>Entretien avec médias</text:p>
          </table:table-cell>
          <table:table-cell office:value-type="string" calcext:value-type="string">
            <text:p>Lien vers le prof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orhane Annabi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nnabi.borhane@uqam.ca</text:p>
          </table:table-cell>
          <table:table-cell office:value-type="string" calcext:value-type="string">
            <text:p>(514) 987-3000 poste 7610</text:p>
          </table:table-cell>
          <table:table-cell office:value-type="string" calcext:value-type="string">
            <text:p>|Angiogenèse tumorale|Biochimie|Biologie|Biologie cellulaire|Biologie moléculaire|Cancer|Cellules souches|Cellules souches cancéreuses|Cellules souches stromales|Diète anticancer|Tumeurs cérébrales|</text:p>
          </table:table-cell>
          <table:table-cell/>
          <table:table-cell office:value-type="string" calcext:value-type="string">
            <text:p>https://professeurs.uqam.ca/professeur/annabi.bor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bdelkrim Azzouz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zzouz.a@uqam.ca</text:p>
          </table:table-cell>
          <table:table-cell office:value-type="string" calcext:value-type="string">
            <text:p>(514) 987-3000 poste 6844</text:p>
          </table:table-cell>
          <table:table-cell office:value-type="string" calcext:value-type="string">
            <text:p>|Catalyse hétérogène|Chimie|Composites nanoporeux|Gaz à effet de serre|Matériaux microporeux|Organoargiles|Phénomènes de surface|Stockage de l'hydrogène|Technologies alimentaires|</text:p>
          </table:table-cell>
          <table:table-cell/>
          <table:table-cell office:value-type="string" calcext:value-type="string">
            <text:p>https://professeurs.uqam.ca/professeur/azzouz.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Bélanger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anger.daniel@uqam.ca</text:p>
          </table:table-cell>
          <table:table-cell office:value-type="string" calcext:value-type="string">
            <text:p>(514) 987-3000 poste 3909</text:p>
          </table:table-cell>
          <table:table-cell office:value-type="string" calcext:value-type="string">
            <text:p>|Chimie|Conversion de l'énergie|Électrochimie|Électrodes|Énergie|Environnement|Génie des matériaux|Nouveaux matériaux d'électrodes|</text:p>
          </table:table-cell>
          <table:table-cell/>
          <table:table-cell office:value-type="string" calcext:value-type="string">
            <text:p>https://professeurs.uqam.ca/professeur/belanger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hard Béliveau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iveau.richard@uqam.ca</text:p>
          </table:table-cell>
          <table:table-cell office:value-type="string" calcext:value-type="string">
            <text:p>(514) 987-4119</text:p>
          </table:table-cell>
          <table:table-cell table:number-columns-repeated="2"/>
          <table:table-cell office:value-type="string" calcext:value-type="string">
            <text:p>https://professeurs.uqam.ca/professeur/beliveau.rich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 Bourgault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rgault.steve@uqam.ca</text:p>
          </table:table-cell>
          <table:table-cell office:value-type="string" calcext:value-type="string">
            <text:p>(514) 987-3000 poste 5161</text:p>
          </table:table-cell>
          <table:table-cell office:value-type="string" calcext:value-type="string">
            <text:p>|Biochimie|Biophysique|Fibres amyloïdes|Nanovaccins|Peptides|Protéines|</text:p>
          </table:table-cell>
          <table:table-cell/>
          <table:table-cell office:value-type="string" calcext:value-type="string">
            <text:p>https://professeurs.uqam.ca/professeur/bourgault.st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vain Breau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eau.livain@uqam.ca</text:p>
          </table:table-cell>
          <table:table-cell office:value-type="string" calcext:value-type="string">
            <text:p>(514) 987-3000 poste 8788</text:p>
          </table:table-cell>
          <table:table-cell office:value-type="string" calcext:value-type="string">
            <text:p>|Cancer / Chimiothérapie|Chimie|Chimie fondamentale|Chimie organique appliquée|Chimie pharmaceutique|Chimie thérapeutique|Nanotechnologies|Pharmacologie|Polymères|Polymères conducteurs|Produits naturels|Synthèse organique|</text:p>
          </table:table-cell>
          <table:table-cell/>
          <table:table-cell office:value-type="string" calcext:value-type="string">
            <text:p>https://professeurs.uqam.ca/professeur/breau.liv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hua Byers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yers.joshua@uqam.ca</text:p>
          </table:table-cell>
          <table:table-cell office:value-type="string" calcext:value-type="string">
            <text:p>(514) 987-3000 poste 8239</text:p>
          </table:table-cell>
          <table:table-cell office:value-type="string" calcext:value-type="string">
            <text:p>|Chimie|Électrochimie|Énergie|Microscopie|</text:p>
          </table:table-cell>
          <table:table-cell/>
          <table:table-cell office:value-type="string" calcext:value-type="string">
            <text:p>https://professeurs.uqam.ca/professeur/byers.joshu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 Canesi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nesi.sylvain@uqam.ca</text:p>
          </table:table-cell>
          <table:table-cell office:value-type="string" calcext:value-type="string">
            <text:p>(514) 987-3000 poste 5013</text:p>
          </table:table-cell>
          <table:table-cell office:value-type="string" calcext:value-type="string">
            <text:p>|Synthèse de produits bioactifs|Synthèse en chimie organique|</text:p>
          </table:table-cell>
          <table:table-cell/>
          <table:table-cell office:value-type="string" calcext:value-type="string">
            <text:p>https://professeurs.uqam.ca/professeur/canesi.sylv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ent Cappadocia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ppadocia.laurent@uqam.ca</text:p>
          </table:table-cell>
          <table:table-cell office:value-type="string" calcext:value-type="string">
            <text:p>(514) 987-3000 poste 2397</text:p>
          </table:table-cell>
          <table:table-cell table:number-columns-repeated="2"/>
          <table:table-cell office:value-type="string" calcext:value-type="string">
            <text:p>https://professeurs.uqam.ca/professeur/cappadocia.laur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Chapdelaine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pdelaine.daniel@uqam.ca</text:p>
          </table:table-cell>
          <table:table-cell office:value-type="string" calcext:value-type="string">
            <text:p>(514) 987-3000 poste 4320</text:p>
          </table:table-cell>
          <table:table-cell office:value-type="string" calcext:value-type="string">
            <text:p>|Chimie|Chimie organique|Chimie pharmaceutique|</text:p>
          </table:table-cell>
          <table:table-cell/>
          <table:table-cell office:value-type="string" calcext:value-type="string">
            <text:p>https://professeurs.uqam.ca/professeur/chapdelaine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id Dewez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wez.david@uqam.ca</text:p>
          </table:table-cell>
          <table:table-cell office:value-type="string" calcext:value-type="string">
            <text:p>(514) 987-3000 poste 3278</text:p>
          </table:table-cell>
          <table:table-cell office:value-type="string" calcext:value-type="string">
            <text:p>|Biochimie|Biochimie des algues vertes|Biotechnologie algale|Chimie environnementale|Toxicologie cellulair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dewez.dav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 Frenette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enette.mathieu@uqam.ca</text:p>
          </table:table-cell>
          <table:table-cell office:value-type="string" calcext:value-type="string">
            <text:p>(514) 987-3000 poste 3795</text:p>
          </table:table-cell>
          <table:table-cell office:value-type="string" calcext:value-type="string">
            <text:p>|Antioxydants et stress oxydant|Chimie|Chimie analytique|Chimie organique|Chimie physique|Dégradation de matériaux organiques|Mécanismes réactionnels|Photochimie|Spectroscopie appliqué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renette.mathie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re Gagnon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gnon.alexandre@uqam.ca</text:p>
          </table:table-cell>
          <table:table-cell office:value-type="string" calcext:value-type="string">
            <text:p>(514) 987-3000 poste 6856</text:p>
          </table:table-cell>
          <table:table-cell office:value-type="string" calcext:value-type="string">
            <text:p>|Catalyse métallique|Chimie|Chimie médicale|Chimie organique|Chimie organométallique|Épigénétique|Pharmacologie|</text:p>
          </table:table-cell>
          <table:table-cell/>
          <table:table-cell office:value-type="string" calcext:value-type="string">
            <text:p>https://professeurs.uqam.ca/professeur/gagnon.alex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ompilia Ispas-Szabo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ispas-szabo.pompilia@uqam.ca</text:p>
          </table:table-cell>
          <table:table-cell office:value-type="string" calcext:value-type="string">
            <text:p>(514) 987-3000 poste 0318</text:p>
          </table:table-cell>
          <table:table-cell office:value-type="string" calcext:value-type="string">
            <text:p>|Biopolymères|Excipients pharmaceutiques|Polymères|</text:p>
          </table:table-cell>
          <table:table-cell/>
          <table:table-cell office:value-type="string" calcext:value-type="string">
            <text:p>https://professeurs.uqam.ca/professeur/ispas-szabo.pompil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rah Jenna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enna.sarah@uqam.ca</text:p>
          </table:table-cell>
          <table:table-cell office:value-type="string" calcext:value-type="string">
            <text:p>(514) 987-3000 poste 3788</text:p>
          </table:table-cell>
          <table:table-cell office:value-type="string" calcext:value-type="string">
            <text:p>|Biochimie|Biologie cellulaire|Caenorhabditis elegans|Génétique|Génétique développementale|Génomique|Morphogénèse|Signalisation cellulai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jenna.sara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ien Canh Le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.tien_canh@uqam.ca</text:p>
          </table:table-cell>
          <table:table-cell office:value-type="string" calcext:value-type="string">
            <text:p>(514) 987-0318</text:p>
          </table:table-cell>
          <table:table-cell table:number-columns-repeated="2"/>
          <table:table-cell office:value-type="string" calcext:value-type="string">
            <text:p>https://professeurs.uqam.ca/professeur/le.tien_can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Lesage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sage.jacques@uqam.ca</text:p>
          </table:table-cell>
          <table:table-cell office:value-type="string" calcext:value-type="string">
            <text:p>(514) 987-4119</text:p>
          </table:table-cell>
          <table:table-cell table:number-columns-repeated="2"/>
          <table:table-cell office:value-type="string" calcext:value-type="string">
            <text:p>https://professeurs.uqam.ca/professeur/lesage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Lussier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ssier.marc@uqam.ca</text:p>
          </table:table-cell>
          <table:table-cell office:value-type="string" calcext:value-type="string">
            <text:p>(514) 987-3000 poste 5591</text:p>
          </table:table-cell>
          <table:table-cell office:value-type="string" calcext:value-type="string">
            <text:p>|Biochimie de la mémoire|Biochimie de l'apprentissage|Biochimie du système nerveux central|Modifications post-traductionnelles|Pathologies du vieillissement|Processus du vieillissement|Régulation du routage intracellulaire|Vietnam|</text:p>
          </table:table-cell>
          <table:table-cell/>
          <table:table-cell office:value-type="string" calcext:value-type="string">
            <text:p>https://professeurs.uqam.ca/professeur/lussier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Marcotte</text:p>
          </table:table-cell>
          <table:table-cell office:value-type="string" calcext:value-type="string">
            <text:p>Faculté des sciences</text:p>
          </table:table-cell>
          <table:table-cell office:value-type="string" calcext:value-type="string">
            <text:p>Vice-doyenne à la recherch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cotte.isabelle@uqam.ca</text:p>
          </table:table-cell>
          <table:table-cell office:value-type="string" calcext:value-type="string">
            <text:p>(514) 987-3000 poste 5015</text:p>
          </table:table-cell>
          <table:table-cell office:value-type="string" calcext:value-type="string">
            <text:p>|Biochimie|Biologie cellulaire|Biologie moléculaire|Byssus de la moule|Membranes modèles|Peptides antimicrobiens|Résonance magnétique nucléaire|Structure moléculaire de fibres biologiques|</text:p>
          </table:table-cell>
          <table:table-cell/>
          <table:table-cell office:value-type="string" calcext:value-type="string">
            <text:p>https://professeurs.uqam.ca/professeur/marcotte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it Marsan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san.benoit@uqam.ca</text:p>
          </table:table-cell>
          <table:table-cell office:value-type="string" calcext:value-type="string">
            <text:p>(514) 987-3000 poste 7980</text:p>
          </table:table-cell>
          <table:table-cell office:value-type="string" calcext:value-type="string">
            <text:p>|Chimie|Conversion de l'énergie|Électrochimie|Électrodes|Électrolyseurs de l'eau|Électrolytes|Énergie|Génie des matériaux|Hydrogène|Matériaux d'électrodes|Oxydes|Photoélectrolyse|Piles métal-air|Piles solaires|Polymères|Polymères solides|Semi-conducteurs|</text:p>
          </table:table-cell>
          <table:table-cell/>
          <table:table-cell office:value-type="string" calcext:value-type="string">
            <text:p>https://professeurs.uqam.ca/professeur/marsan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rcea A. Mateescu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teescu.m-alexandru@uqam.ca</text:p>
          </table:table-cell>
          <table:table-cell office:value-type="string" calcext:value-type="string">
            <text:p>(514) 987-4319</text:p>
          </table:table-cell>
          <table:table-cell office:value-type="string" calcext:value-type="string">
            <text:p>|Alzheimer|Biochimie|Biotechnologie|Chimie pharmaceutique|Enzymologie|Métallo-protéines|Parkinson|Problèmes cardio-vasculaires|Radicaux libres|Sclérose multiple|Vietnam|</text:p>
          </table:table-cell>
          <table:table-cell/>
          <table:table-cell office:value-type="string" calcext:value-type="string">
            <text:p>https://professeurs.uqam.ca/professeur/mateescu.m-alexandr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i Nazemi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azemi.ali@uqam.ca</text:p>
          </table:table-cell>
          <table:table-cell office:value-type="string" calcext:value-type="string">
            <text:p>(514) 987-3000 poste 8321</text:p>
          </table:table-cell>
          <table:table-cell table:number-columns-repeated="2"/>
          <table:table-cell office:value-type="string" calcext:value-type="string">
            <text:p>https://professeurs.uqam.ca/professeur/nazemi.al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anne Paquin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quin.joanne@uqam.ca</text:p>
          </table:table-cell>
          <table:table-cell office:value-type="string" calcext:value-type="string">
            <text:p>(514) 987-4119</text:p>
          </table:table-cell>
          <table:table-cell table:number-columns-repeated="2"/>
          <table:table-cell office:value-type="string" calcext:value-type="string">
            <text:p>https://professeurs.uqam.ca/professeur/paquin.jo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é Roy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y.rene@uqam.ca</text:p>
          </table:table-cell>
          <table:table-cell office:value-type="string" calcext:value-type="string">
            <text:p>(514) 987-3000 poste 2546</text:p>
          </table:table-cell>
          <table:table-cell office:value-type="string" calcext:value-type="string">
            <text:p>|Biochimie|Biologie cellulaire|Chimie médicale|Glycobiologie|Immunochimie|</text:p>
          </table:table-cell>
          <table:table-cell/>
          <table:table-cell office:value-type="string" calcext:value-type="string">
            <text:p>https://professeurs.uqam.ca/professeur/roy.r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en Brian Schougaard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chougaard.steen@uqam.ca</text:p>
          </table:table-cell>
          <table:table-cell office:value-type="string" calcext:value-type="string">
            <text:p>(514) 987-3000 poste 3911</text:p>
          </table:table-cell>
          <table:table-cell office:value-type="string" calcext:value-type="string">
            <text:p>|Analyse du cycle de vie|Chimie|Matériaux fonctionels|Piles au lithium|Stockage d'énergie|</text:p>
          </table:table-cell>
          <table:table-cell/>
          <table:table-cell office:value-type="string" calcext:value-type="string">
            <text:p>https://professeurs.uqam.ca/professeur/schougaard.ste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hamed Siaj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iaj.mohamed@uqam.ca</text:p>
          </table:table-cell>
          <table:table-cell office:value-type="string" calcext:value-type="string">
            <text:p>(514) 987-3000 poste 1921</text:p>
          </table:table-cell>
          <table:table-cell office:value-type="string" calcext:value-type="string">
            <text:p>|Chimie|Graphène|Matériaux composites|</text:p>
          </table:table-cell>
          <table:table-cell/>
          <table:table-cell office:value-type="string" calcext:value-type="string">
            <text:p>https://professeurs.uqam.ca/professeur/siaj.mohame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ekha Sleno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leno.lekha@uqam.ca</text:p>
          </table:table-cell>
          <table:table-cell office:value-type="string" calcext:value-type="string">
            <text:p>(514) 987-3000 poste 1599</text:p>
          </table:table-cell>
          <table:table-cell office:value-type="string" calcext:value-type="string">
            <text:p>|Biochimie|Chimie|Pharmacologie|Spectrométrie de masse|</text:p>
          </table:table-cell>
          <table:table-cell/>
          <table:table-cell office:value-type="string" calcext:value-type="string">
            <text:p>https://professeurs.uqam.ca/professeur/sleno.lekh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an Huu Tra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ra.huu@uqam.ca</text:p>
          </table:table-cell>
          <table:table-cell office:value-type="string" calcext:value-type="string">
            <text:p>(514) 987-4119</text:p>
          </table:table-cell>
          <table:table-cell table:number-columns-repeated="2"/>
          <table:table-cell office:value-type="string" calcext:value-type="string">
            <text:p>https://professeurs.uqam.ca/professeur/tra.hu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ror Warschawski</text:p>
          </table:table-cell>
          <table:table-cell office:value-type="string" calcext:value-type="string">
            <text:p>Département de chim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ror.warschawski@uqam.ca</text:p>
          </table:table-cell>
          <table:table-cell office:value-type="string" calcext:value-type="string">
            <text:p>(514) 987-4119</text:p>
          </table:table-cell>
          <table:table-cell table:number-columns-repeated="2"/>
          <table:table-cell office:value-type="string" calcext:value-type="string">
            <text:p>https://professeurs.uqam.ca/professeur/dror.warschawsk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okou Edem Christian Agbobli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gbobli.christian@uqam.ca</text:p>
          </table:table-cell>
          <table:table-cell office:value-type="string" calcext:value-type="string">
            <text:p>(514) 987-3000 poste 5091</text:p>
          </table:table-cell>
          <table:table-cell office:value-type="string" calcext:value-type="string">
            <text:p>|Afrique|Communication|Communication interculturelle|Développement|</text:p>
          </table:table-cell>
          <table:table-cell/>
          <table:table-cell office:value-type="string" calcext:value-type="string">
            <text:p>https://professeurs.uqam.ca/professeur/agbobli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 Aurousseau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urousseau.chantal@uqam.ca</text:p>
          </table:table-cell>
          <table:table-cell office:value-type="string" calcext:value-type="string">
            <text:p>(514) 987-3000 poste 3858</text:p>
          </table:table-cell>
          <table:table-cell office:value-type="string" calcext:value-type="string">
            <text:p>|Communication|Développement organisationnel|Études féministes|Santé mentale au travail|Violence au travail|</text:p>
          </table:table-cell>
          <table:table-cell/>
          <table:table-cell office:value-type="string" calcext:value-type="string">
            <text:p>https://professeurs.uqam.ca/professeur/aurousseau.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kita Basov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nO1bFjptp%252fE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ouk Bélanger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langer.anouk@uqam.ca</text:p>
          </table:table-cell>
          <table:table-cell office:value-type="string" calcext:value-type="string">
            <text:p>(514) 987-3000 poste 4443</text:p>
          </table:table-cell>
          <table:table-cell office:value-type="string" calcext:value-type="string">
            <text:p>|Communication|Culture populaire|Médias de masse|</text:p>
          </table:table-cell>
          <table:table-cell/>
          <table:table-cell office:value-type="string" calcext:value-type="string">
            <text:p>https://professeurs.uqam.ca/professeur/belanger.anou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as Bencherki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KCJ2bH1pcL8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Bérubé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ube.pierre@uqam.ca</text:p>
          </table:table-cell>
          <table:table-cell office:value-type="string" calcext:value-type="string">
            <text:p>(514) 987-3000 poste 4979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berube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Jacques Bogui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gui.jean-jacques@uqam.ca</text:p>
          </table:table-cell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bogui.jean-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ude Bonenfant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nenfant.maude@uqam.ca</text:p>
          </table:table-cell>
          <table:table-cell office:value-type="string" calcext:value-type="string">
            <text:p>(514) 987-3000 poste 3392</text:p>
          </table:table-cell>
          <table:table-cell office:value-type="string" calcext:value-type="string">
            <text:p>|Big data|Communication|Données massives|Réseaux sociaux|</text:p>
          </table:table-cell>
          <table:table-cell/>
          <table:table-cell office:value-type="string" calcext:value-type="string">
            <text:p>https://professeurs.uqam.ca/professeur/bonenfant.m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Bouchard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chard.caroline.3@uqam.ca</text:p>
          </table:table-cell>
          <table:table-cell office:value-type="string" calcext:value-type="string">
            <text:p>(514) 987-3000 poste 2307</text:p>
          </table:table-cell>
          <table:table-cell office:value-type="string" calcext:value-type="string">
            <text:p>|Communication|Relations internationales|</text:p>
          </table:table-cell>
          <table:table-cell/>
          <table:table-cell office:value-type="string" calcext:value-type="string">
            <text:p>https://professeurs.uqam.ca/professeur/bouchard.caroline.3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erine Bourassa-Dansereau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rassa-dansereau.caterine@uqam.ca</text:p>
          </table:table-cell>
          <table:table-cell office:value-type="string" calcext:value-type="string">
            <text:p>(514) 987-3000 poste 0931</text:p>
          </table:table-cell>
          <table:table-cell office:value-type="string" calcext:value-type="string">
            <text:p>|Communication|Communication interculturelle|Études féministes|</text:p>
          </table:table-cell>
          <table:table-cell/>
          <table:table-cell office:value-type="string" calcext:value-type="string">
            <text:p>https://professeurs.uqam.ca/professeur/bourassa-dansereau.cat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dège Broustau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Vyc0QYysgjQ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-Yves Charron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ron.c-y@uqam.ca</text:p>
          </table:table-cell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charron.c-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ît Cordelier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rdelier.benoit@uqam.ca</text:p>
          </table:table-cell>
          <table:table-cell office:value-type="string" calcext:value-type="string">
            <text:p>(514) 987-3000 poste 6712</text:p>
          </table:table-cell>
          <table:table-cell office:value-type="string" calcext:value-type="string">
            <text:p>|Communication|Communication marketing|Communication organisationnelle|</text:p>
          </table:table-cell>
          <table:table-cell/>
          <table:table-cell office:value-type="string" calcext:value-type="string">
            <text:p>https://professeurs.uqam.ca/professeur/cordelier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re Coutant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utant.alexandre@uqam.ca</text:p>
          </table:table-cell>
          <table:table-cell office:value-type="string" calcext:value-type="string">
            <text:p>(514) 987-3000 poste 6717</text:p>
          </table:table-cell>
          <table:table-cell office:value-type="string" calcext:value-type="string">
            <text:p>|Communic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outant.alex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ne Cuerrier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uerrier.christine@uqam.ca</text:p>
          </table:table-cell>
          <table:table-cell office:value-type="string" calcext:value-type="string">
            <text:p>(514) 987-3545</text:p>
          </table:table-cell>
          <table:table-cell office:value-type="string" calcext:value-type="string">
            <text:p>|Développement de carrière|Mentorat|</text:p>
          </table:table-cell>
          <table:table-cell/>
          <table:table-cell office:value-type="string" calcext:value-type="string">
            <text:p>https://professeurs.uqam.ca/professeur/cuerrier.chris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e Des Aulniers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_aulniers.luce@uqam.ca</text:p>
          </table:table-cell>
          <table:table-cell office:value-type="string" calcext:value-type="string">
            <text:p>(514) 987-3000 poste 7901</text:p>
          </table:table-cell>
          <table:table-cell office:value-type="string" calcext:value-type="string">
            <text:p>|Anthropologie|Études féministes|Psychologie|</text:p>
          </table:table-cell>
          <table:table-cell/>
          <table:table-cell office:value-type="string" calcext:value-type="string">
            <text:p>https://professeurs.uqam.ca/professeur/des_aulniers.lu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Dussault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ssault.louis@uqam.ca</text:p>
          </table:table-cell>
          <table:table-cell office:value-type="string" calcext:value-type="string">
            <text:p>(514) 987-3000 poste 0870</text:p>
          </table:table-cell>
          <table:table-cell table:number-columns-repeated="2"/>
          <table:table-cell office:value-type="string" calcext:value-type="string">
            <text:p>https://professeurs.uqam.ca/professeur/dussault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anick Farmer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armer.yanick@uqam.ca</text:p>
          </table:table-cell>
          <table:table-cell office:value-type="string" calcext:value-type="string">
            <text:p>(514) 987-3000 poste 5086</text:p>
          </table:table-cell>
          <table:table-cell office:value-type="string" calcext:value-type="string">
            <text:p>|Éthique|Éthique de la communication|Éthique de la recherche|Éthique professionnelle|Éthique social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armer.yan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ncent Fournier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urnier.vincent@uqam.ca</text:p>
          </table:table-cell>
          <table:table-cell office:value-type="string" calcext:value-type="string">
            <text:p>(514) 987-3000 poste 6178</text:p>
          </table:table-cell>
          <table:table-cell office:value-type="string" calcext:value-type="string">
            <text:p>|Anthropologie du vin|Communication interculturelle|Médias sociaux|Médias socionumériques|Pratiques de consommation|Publicité|Tourisme|Vi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ournier.vinc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dith Gaudet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udet.judith@uqam.ca</text:p>
          </table:table-cell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gaudet.judit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-Léonard Harvey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rvey.pierre_l@uqam.ca</text:p>
          </table:table-cell>
          <table:table-cell office:value-type="string" calcext:value-type="string">
            <text:p>(514) 987-3000 poste 6126</text:p>
          </table:table-cell>
          <table:table-cell office:value-type="string" calcext:value-type="string">
            <text:p>|Communication|E-learning|Gestion des connaissances|</text:p>
          </table:table-cell>
          <table:table-cell/>
          <table:table-cell office:value-type="string" calcext:value-type="string">
            <text:p>https://professeurs.uqam.ca/professeur/harvey.pierre_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ée Houde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ude.renee@uqam.ca</text:p>
          </table:table-cell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houde.ren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by Hsab</text:p>
          </table:table-cell>
          <table:table-cell office:value-type="string" calcext:value-type="string">
            <text:p>Décanat de la Faculté de communication</text:p>
          </table:table-cell>
          <table:table-cell office:value-type="string" calcext:value-type="string">
            <text:p>Doye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sab.gaby@uqam.ca</text:p>
          </table:table-cell>
          <table:table-cell office:value-type="string" calcext:value-type="string">
            <text:p>(514) 987-3000 poste 5679</text:p>
          </table:table-cell>
          <table:table-cell office:value-type="string" calcext:value-type="string">
            <text:p>|Communication|Communication interculturelle|</text:p>
          </table:table-cell>
          <table:table-cell/>
          <table:table-cell office:value-type="string" calcext:value-type="string">
            <text:p>https://professeurs.uqam.ca/professeur/hsab.gab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umar Kane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ane.oumar@uqam.ca</text:p>
          </table:table-cell>
          <table:table-cell office:value-type="string" calcext:value-type="string">
            <text:p>(514) 987-3000 poste 8201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kane.ouma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Marie Lafortune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fortune.jean-marie@uqam.ca</text:p>
          </table:table-cell>
          <table:table-cell office:value-type="string" calcext:value-type="string">
            <text:p>(514) 987-3000 poste 2895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lafortune.jean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Lafranchise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franchise.nathalie@uqam.ca</text:p>
          </table:table-cell>
          <table:table-cell office:value-type="string" calcext:value-type="string">
            <text:p>(514) 987-3000 poste 2694</text:p>
          </table:table-cell>
          <table:table-cell table:number-columns-repeated="2"/>
          <table:table-cell office:value-type="string" calcext:value-type="string">
            <text:p>https://professeurs.uqam.ca/professeur/lafranchise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Claude Lagacé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gace.marie_claude@uqam.ca</text:p>
          </table:table-cell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lagace.marie_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Emmanuelle Laquerre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querre.marie-emmanuelle@uqam.ca</text:p>
          </table:table-cell>
          <table:table-cell office:value-type="string" calcext:value-type="string">
            <text:p>(514) 987-3000 poste 2142</text:p>
          </table:table-cell>
          <table:table-cell office:value-type="string" calcext:value-type="string">
            <text:p>|Communication|Service social et travail socia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querre.marie-emmanu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éronique Leduc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duc.veronique@uqam.ca</text:p>
          </table:table-cell>
          <table:table-cell office:value-type="string" calcext:value-type="string">
            <text:p>(514) 987-3000 poste 1990</text:p>
          </table:table-cell>
          <table:table-cell office:value-type="string" calcext:value-type="string">
            <text:p>|Accessibilité|Action culturelle|Cultures minorisées|Démocratie culturelle|Diversité|Études féministes|Études queer|Études sourdes|Inclusion|Intersectionnalité|Langue des signes|Mouvements sociaux|Pratiques artistiques|Pratiques médiatiques|Recherche-création|Situation de handicap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educ.ver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Lussier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ssier.martin@uqam.ca</text:p>
          </table:table-cell>
          <table:table-cell office:value-type="string" calcext:value-type="string">
            <text:p>(514) 987-3000 poste 5507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lussier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Mahy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hy.isabelle@uqam.ca</text:p>
          </table:table-cell>
          <table:table-cell office:value-type="string" calcext:value-type="string">
            <text:p>(514) 987-3000 poste 5070</text:p>
          </table:table-cell>
          <table:table-cell office:value-type="string" calcext:value-type="string">
            <text:p>|Communication|Sociologie|</text:p>
          </table:table-cell>
          <table:table-cell/>
          <table:table-cell office:value-type="string" calcext:value-type="string">
            <text:p>https://professeurs.uqam.ca/professeur/mahy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lorence Millerand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illerand.florence@uqam.ca</text:p>
          </table:table-cell>
          <table:table-cell office:value-type="string" calcext:value-type="string">
            <text:p>(514) 987-3000 poste 3593</text:p>
          </table:table-cell>
          <table:table-cell office:value-type="string" calcext:value-type="string">
            <text:p>Appropriation|Appropriation des technologies|Aspects culturels des technologies|Aspects sociaux des technologies|Communication|Infrastructures d'information scientifique|Innovation|Médias numériques|Science| technologie| société|Technologies de la communication|Technologies numériques|Usages des technologies</text:p>
          </table:table-cell>
          <table:table-cell/>
          <table:table-cell office:value-type="string" calcext:value-type="string">
            <text:p>https://professeurs.uqam.ca/professeur/millerand.flore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élanie Millette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illette.melanie@uqam.ca</text:p>
          </table:table-cell>
          <table:table-cell office:value-type="string" calcext:value-type="string">
            <text:p>(514) 987-3000 poste 1335</text:p>
          </table:table-cell>
          <table:table-cell office:value-type="string" calcext:value-type="string">
            <text:p>|Communic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illette.mel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Mongeau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ngeau.pierre@uqam.ca</text:p>
          </table:table-cell>
          <table:table-cell office:value-type="string" calcext:value-type="string">
            <text:p>(514) 987-3000 poste 4055</text:p>
          </table:table-cell>
          <table:table-cell office:value-type="string" calcext:value-type="string">
            <text:p>|Communication|Réseaux sociaux|</text:p>
          </table:table-cell>
          <table:table-cell/>
          <table:table-cell office:value-type="string" calcext:value-type="string">
            <text:p>https://professeurs.uqam.ca/professeur/mongeau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Gail Montgomery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ntgomery.catherine@uqam.ca</text:p>
          </table:table-cell>
          <table:table-cell office:value-type="string" calcext:value-type="string">
            <text:p>(514) 987-3000 poste 5506</text:p>
          </table:table-cell>
          <table:table-cell office:value-type="string" calcext:value-type="string">
            <text:p>|Communication|Communication interculturelle|Immigration|Sciences sociales|Travail social|</text:p>
          </table:table-cell>
          <table:table-cell/>
          <table:table-cell office:value-type="string" calcext:value-type="string">
            <text:p>https://professeurs.uqam.ca/professeur/montgomery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rnard Motulsky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tulsky.bernard@uqam.ca</text:p>
          </table:table-cell>
          <table:table-cell office:value-type="string" calcext:value-type="string">
            <text:p>(514) 987-3000 poste 0859</text:p>
          </table:table-cell>
          <table:table-cell office:value-type="string" calcext:value-type="string">
            <text:p>|Communication|Communication marketing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otulsky.bern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se Renaud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naud.lise@uqam.ca</text:p>
          </table:table-cell>
          <table:table-cell office:value-type="string" calcext:value-type="string">
            <text:p>(514) 987-3000 poste 4571</text:p>
          </table:table-cell>
          <table:table-cell office:value-type="string" calcext:value-type="string">
            <text:p>|Communication|Jeunes|Promotion de la santé|</text:p>
          </table:table-cell>
          <table:table-cell/>
          <table:table-cell office:value-type="string" calcext:value-type="string">
            <text:p>https://professeurs.uqam.ca/professeur/renaud.l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Rhéaume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heaume.jacques@uqam.ca</text:p>
          </table:table-cell>
          <table:table-cell office:value-type="string" calcext:value-type="string">
            <text:p>(514) 987-3545</text:p>
          </table:table-cell>
          <table:table-cell office:value-type="string" calcext:value-type="string">
            <text:p>|Communication organisationnelle|Sociologie|Travail social|</text:p>
          </table:table-cell>
          <table:table-cell/>
          <table:table-cell office:value-type="string" calcext:value-type="string">
            <text:p>https://professeurs.uqam.ca/professeur/rheaume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a Carmen Rico de Sotelo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co.carmen@uqam.ca</text:p>
          </table:table-cell>
          <table:table-cell office:value-type="string" calcext:value-type="string">
            <text:p>(514) 987-3545</text:p>
          </table:table-cell>
          <table:table-cell office:value-type="string" calcext:value-type="string">
            <text:p>|Amérique latine|Communication|Développement|</text:p>
          </table:table-cell>
          <table:table-cell/>
          <table:table-cell office:value-type="string" calcext:value-type="string">
            <text:p>https://professeurs.uqam.ca/professeur/rico.carm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hanne Saint-Charles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int-charles.johanne@uqam.ca</text:p>
          </table:table-cell>
          <table:table-cell office:value-type="string" calcext:value-type="string">
            <text:p>(514) 987-3000 poste 2081</text:p>
          </table:table-cell>
          <table:table-cell office:value-type="string" calcext:value-type="string">
            <text:p>|Approche écosystémique de la santé|Communication|Environnement|Réseaux sociaux|Santé durable|Sexe et genre|</text:p>
          </table:table-cell>
          <table:table-cell/>
          <table:table-cell office:value-type="string" calcext:value-type="string">
            <text:p>https://professeurs.uqam.ca/professeur/saint-charles.joh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le Stewart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ewart.michelle@uqam.ca</text:p>
          </table:table-cell>
          <table:table-cell office:value-type="string" calcext:value-type="string">
            <text:p>(514) 987-3000 poste 3412</text:p>
          </table:table-cell>
          <table:table-cell table:number-columns-repeated="2"/>
          <table:table-cell office:value-type="string" calcext:value-type="string">
            <text:p>https://professeurs.uqam.ca/professeur/stewart.mich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ne Thoër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hoer.christine@uqam.ca</text:p>
          </table:table-cell>
          <table:table-cell office:value-type="string" calcext:value-type="string">
            <text:p>(514) 987-3000 poste 3295</text:p>
          </table:table-cell>
          <table:table-cell office:value-type="string" calcext:value-type="string">
            <text:p>|Communication|Construction identitaire|Jeunes et visionnement|Pratiques de visionnement|Récits de fiction|Récits en ligne|Spectature transnationale|Témoignages en ligne|</text:p>
          </table:table-cell>
          <table:table-cell/>
          <table:table-cell office:value-type="string" calcext:value-type="string">
            <text:p>https://professeurs.uqam.ca/professeur/thoer.chris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reille P. Tremblay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emblay.mireille_p@uqam.ca</text:p>
          </table:table-cell>
          <table:table-cell office:value-type="string" calcext:value-type="string">
            <text:p>(514) 987-3545</text:p>
          </table:table-cell>
          <table:table-cell table:number-columns-repeated="2"/>
          <table:table-cell office:value-type="string" calcext:value-type="string">
            <text:p>https://professeurs.uqam.ca/professeur/tremblay.mireille_p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ivier Turbide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urbide.olivier@uqam.ca</text:p>
          </table:table-cell>
          <table:table-cell office:value-type="string" calcext:value-type="string">
            <text:p>(514) 987-3000 poste 5283</text:p>
          </table:table-cell>
          <table:table-cell office:value-type="string" calcext:value-type="string">
            <text:p>|Analyse de discours|Communication|</text:p>
          </table:table-cell>
          <table:table-cell/>
          <table:table-cell office:value-type="string" calcext:value-type="string">
            <text:p>https://professeurs.uqam.ca/professeur/turbide.oli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onsuelo Vásquez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asquez.consuelo@uqam.ca</text:p>
          </table:table-cell>
          <table:table-cell office:value-type="string" calcext:value-type="string">
            <text:p>(514) 987-3000 poste 6318</text:p>
          </table:table-cell>
          <table:table-cell office:value-type="string" calcext:value-type="string">
            <text:p>|Communication|Communication dans les organisations|Mouvance des organisations bénévoles|</text:p>
          </table:table-cell>
          <table:table-cell/>
          <table:table-cell office:value-type="string" calcext:value-type="string">
            <text:p>https://professeurs.uqam.ca/professeur/vasquez.consuel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ie Yates</text:p>
          </table:table-cell>
          <table:table-cell office:value-type="string" calcext:value-type="string">
            <text:p>Département de communication sociale et publ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yates.stephanie@uqam.ca</text:p>
          </table:table-cell>
          <table:table-cell office:value-type="string" calcext:value-type="string">
            <text:p>(514) 987-3000 poste 2493</text:p>
          </table:table-cell>
          <table:table-cell office:value-type="string" calcext:value-type="string">
            <text:p>|Communication|Management|Responsabilité sociale des entreprises|Science politique|Sciences social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yates.steph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Beaudry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audry.lucie@uqam.ca</text:p>
          </table:table-cell>
          <table:table-cell office:value-type="string" calcext:value-type="string">
            <text:p>(514) 987-3000 poste 5512</text:p>
          </table:table-cell>
          <table:table-cell office:value-type="string" calcext:value-type="string">
            <text:p>|Danse|Danse adaptée|Développement d'interventions en danse|Éducation somatique|Évaluation des interventions en danse|Méthodologie des interventions en danse|Pédagogie somatique|Pratiques corporelles|Pratiques somatiques|Thérapie par la danse|</text:p>
          </table:table-cell>
          <table:table-cell/>
          <table:table-cell office:value-type="string" calcext:value-type="string">
            <text:p>https://professeurs.uqam.ca/professeur/beaudry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Beaulieu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aulieu.marie@uqam.ca</text:p>
          </table:table-cell>
          <table:table-cell office:value-type="string" calcext:value-type="string">
            <text:p>(514) 987-3000 poste 7623</text:p>
          </table:table-cell>
          <table:table-cell office:value-type="string" calcext:value-type="string">
            <text:p>|Ballet|Danse|Formation technique en danse|Histoire de la danse en Occident|Interprétation en danse|</text:p>
          </table:table-cell>
          <table:table-cell/>
          <table:table-cell office:value-type="string" calcext:value-type="string">
            <text:p>https://professeurs.uqam.ca/professeur/beaulieu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hanna Bienaise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ienaise.johanna@uqam.ca</text:p>
          </table:table-cell>
          <table:table-cell office:value-type="string" calcext:value-type="string">
            <text:p>(514) 987-3000 poste 5500</text:p>
          </table:table-cell>
          <table:table-cell table:number-columns-repeated="2"/>
          <table:table-cell office:value-type="string" calcext:value-type="string">
            <text:p>https://professeurs.uqam.ca/professeur/bienaise.johan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èle Desnoyers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noyers.daniele@uqam.ca</text:p>
          </table:table-cell>
          <table:table-cell office:value-type="string" calcext:value-type="string">
            <text:p>(514) 987-3000 poste 7064</text:p>
          </table:table-cell>
          <table:table-cell office:value-type="string" calcext:value-type="string">
            <text:p>|Danse|</text:p>
          </table:table-cell>
          <table:table-cell/>
          <table:table-cell office:value-type="string" calcext:value-type="string">
            <text:p>https://professeurs.uqam.ca/professeur/desnoyers.dani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Duval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val.helene@uqam.ca</text:p>
          </table:table-cell>
          <table:table-cell office:value-type="string" calcext:value-type="string">
            <text:p>(514) 987-3000 poste 0260</text:p>
          </table:table-cell>
          <table:table-cell office:value-type="string" calcext:value-type="string">
            <text:p>|Création en danse|Danse|Formation du praticien réflexif en danse|Identité professionnelle des danseurs|les pratiques d'enseignement|Pratique éducative en danse|Réflexivité de l'apprentissage en danse|</text:p>
          </table:table-cell>
          <table:table-cell/>
          <table:table-cell office:value-type="string" calcext:value-type="string">
            <text:p>https://professeurs.uqam.ca/professeur/duval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Fortin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rtin.sylvie@uqam.ca</text:p>
          </table:table-cell>
          <table:table-cell office:value-type="string" calcext:value-type="string">
            <text:p>(514) 987-3000 poste 3499</text:p>
          </table:table-cell>
          <table:table-cell office:value-type="string" calcext:value-type="string">
            <text:p>|Danse|Éducation somatique|Études féministes|Méthodologie de recherche en arts|Pédagogie en arts|Pratiques corporelles alternatives|Pratiques corporelles traditionnelles|Recherche féministes en arts|Santé|Santé des artistes|</text:p>
          </table:table-cell>
          <table:table-cell/>
          <table:table-cell office:value-type="string" calcext:value-type="string">
            <text:p>https://professeurs.uqam.ca/professeur/fortin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e Harbonnier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rbonnier.nicole@uqam.ca</text:p>
          </table:table-cell>
          <table:table-cell office:value-type="string" calcext:value-type="string">
            <text:p>(514) 987-3000 poste 2455</text:p>
          </table:table-cell>
          <table:table-cell office:value-type="string" calcext:value-type="string">
            <text:p>|Analyse du mouvement|Danse|Éducation somatique|Psychophénoménologie|</text:p>
          </table:table-cell>
          <table:table-cell/>
          <table:table-cell office:value-type="string" calcext:value-type="string">
            <text:p>https://professeurs.uqam.ca/professeur/harbonnier.nic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non Levac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vac.manon@uqam.ca</text:p>
          </table:table-cell>
          <table:table-cell office:value-type="string" calcext:value-type="string">
            <text:p>(514) 987-3000 poste 3450</text:p>
          </table:table-cell>
          <table:table-cell table:number-columns-repeated="2"/>
          <table:table-cell office:value-type="string" calcext:value-type="string">
            <text:p>https://professeurs.uqam.ca/professeur/levac.man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e Martin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tin.andree@uqam.ca</text:p>
          </table:table-cell>
          <table:table-cell office:value-type="string" calcext:value-type="string">
            <text:p>(514) 987-3000 poste 2105</text:p>
          </table:table-cell>
          <table:table-cell office:value-type="string" calcext:value-type="string">
            <text:p>|Danse|Théât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artin.andr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rmando Amos Menicacci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nicacci.armando@uqam.ca</text:p>
          </table:table-cell>
          <table:table-cell office:value-type="string" calcext:value-type="string">
            <text:p>(514) 987-3000 poste 4794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enicacci.armand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Poulin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oulin.denis@uqam.ca</text:p>
          </table:table-cell>
          <table:table-cell office:value-type="string" calcext:value-type="string">
            <text:p>(514) 987-3182</text:p>
          </table:table-cell>
          <table:table-cell office:value-type="string" calcext:value-type="string">
            <text:p>|Animation 3D|Capture de mouvements|Danse de particules|Danse virtuelle|Technochorégraphie|</text:p>
          </table:table-cell>
          <table:table-cell/>
          <table:table-cell office:value-type="string" calcext:value-type="string">
            <text:p>https://professeurs.uqam.ca/professeur/poulin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Raymond</text:p>
          </table:table-cell>
          <table:table-cell office:value-type="string" calcext:value-type="string">
            <text:p>Département de dans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aymond.caroline@uqam.ca</text:p>
          </table:table-cell>
          <table:table-cell office:value-type="string" calcext:value-type="string">
            <text:p>(514) 987-3000 poste 2071</text:p>
          </table:table-cell>
          <table:table-cell office:value-type="string" calcext:value-type="string">
            <text:p>|Dimension culturelle à l'école|Éducation artistique|Enseignement de la danse à l'école|</text:p>
          </table:table-cell>
          <table:table-cell/>
          <table:table-cell office:value-type="string" calcext:value-type="string">
            <text:p>https://professeurs.uqam.ca/professeur/raymond.caro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Allard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llard.michel@uqam.ca</text:p>
          </table:table-cell>
          <table:table-cell office:value-type="string" calcext:value-type="string">
            <text:p>(514) 987-6151</text:p>
          </table:table-cell>
          <table:table-cell office:value-type="string" calcext:value-type="string">
            <text:p>|Didactique|Didactique de l'histoire|Didactique des sciences humaines et sociales|Éducation|Éducation muséale|Histoire de l'éducation|Musées|</text:p>
          </table:table-cell>
          <table:table-cell/>
          <table:table-cell office:value-type="string" calcext:value-type="string">
            <text:p>https://professeurs.uqam.ca/professeur/allard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erson Araújo-Oliveira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raujo-oliveira.anderson@uqam.ca</text:p>
          </table:table-cell>
          <table:table-cell office:value-type="string" calcext:value-type="string">
            <text:p>(514) 987-3000 poste 5004</text:p>
          </table:table-cell>
          <table:table-cell office:value-type="string" calcext:value-type="string">
            <text:p>|Didactique|Didactique des sciences humaines et sociales|Éducation|Éducation comparée|Formation initiale en milieu de pratique|Intervention éducative|Pratiques d'enseignement|</text:p>
          </table:table-cell>
          <table:table-cell/>
          <table:table-cell office:value-type="string" calcext:value-type="string">
            <text:p>https://professeurs.uqam.ca/professeur/araujo-oliveira.anders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ivier Arvisais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rvisais.olivier@uqam.ca</text:p>
          </table:table-cell>
          <table:table-cell office:value-type="string" calcext:value-type="string">
            <text:p>(514) 987-3000 poste 3217</text:p>
          </table:table-cell>
          <table:table-cell office:value-type="string" calcext:value-type="string">
            <text:p>|Didactique des sciences humaines et sociales|Éducation en situations d'urgence|Initiatives d'éducation dans les camps de réfugié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rvisais.oli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cef Bari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i.moncef@uqam.ca</text:p>
          </table:table-cell>
          <table:table-cell office:value-type="string" calcext:value-type="string">
            <text:p>(514) 987-3000 poste 7653</text:p>
          </table:table-cell>
          <table:table-cell office:value-type="string" calcext:value-type="string">
            <text:p>|Génie logiciel|Modélisation|Multimédia|TIC en éducation|Wiki|</text:p>
          </table:table-cell>
          <table:table-cell/>
          <table:table-cell office:value-type="string" calcext:value-type="string">
            <text:p>https://professeurs.uqam.ca/professeur/bari.moncef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Bégin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gin.christian@uqam.ca</text:p>
          </table:table-cell>
          <table:table-cell office:value-type="string" calcext:value-type="string">
            <text:p>(514) 987-3000 poste 3849</text:p>
          </table:table-cell>
          <table:table-cell office:value-type="string" calcext:value-type="string">
            <text:p>|Andragogie|Éducation|Méthodes d'étude|Persévérance aux cycles supérieurs|Relation d'encadrement aux cycles supérieurs|Stratégies d'apprentissage|transfert théorie pratique|</text:p>
          </table:table-cell>
          <table:table-cell/>
          <table:table-cell office:value-type="string" calcext:value-type="string">
            <text:p>https://professeurs.uqam.ca/professeur/begin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rlène Bélanger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langer.charlene@uqam.ca</text:p>
          </table:table-cell>
          <table:table-cell office:value-type="string" calcext:value-type="string">
            <text:p>(514) 987-6151</text:p>
          </table:table-cell>
          <table:table-cell table:number-columns-repeated="2"/>
          <table:table-cell office:value-type="string" calcext:value-type="string">
            <text:p>https://professeurs.uqam.ca/professeur/belanger.char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omas Berryman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ryman.thomas@uqam.ca</text:p>
          </table:table-cell>
          <table:table-cell office:value-type="string" calcext:value-type="string">
            <text:p>(514) 987-3000 poste 5643</text:p>
          </table:table-cell>
          <table:table-cell office:value-type="string" calcext:value-type="string">
            <text:p>|Approches biographiques|Autosociobiographies environnementales|Didactique|Éducation|Éducation à la nature|Éducation à l'environnement|Enfants et environnement|Histoire de la pensée écologique|Histoires de vie|</text:p>
          </table:table-cell>
          <table:table-cell/>
          <table:table-cell office:value-type="string" calcext:value-type="string">
            <text:p>https://professeurs.uqam.ca/professeur/berryman.thom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Bigras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igras.nathalie@uqam.ca</text:p>
          </table:table-cell>
          <table:table-cell office:value-type="string" calcext:value-type="string">
            <text:p>(514) 987-3000 poste 3166</text:p>
          </table:table-cell>
          <table:table-cell office:value-type="string" calcext:value-type="string">
            <text:p>|Accessibilité des services de garde|Développement des nourrissons en contexte de garde|Développement des tout-petits en contexte de garde|Éducation|Petite enfance|Psychoéducation|Qualité des contextes éducatif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igras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rie-Marlène Brault Foisy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ault-foisy.lorie-marlene@uqam.ca</text:p>
          </table:table-cell>
          <table:table-cell office:value-type="string" calcext:value-type="string">
            <text:p>(514) 987-3000 poste 1907</text:p>
          </table:table-cell>
          <table:table-cell office:value-type="string" calcext:value-type="string">
            <text:p>|Didactique|Éducation à la petite enfance|Neuroéducation|Neurosciences|</text:p>
          </table:table-cell>
          <table:table-cell/>
          <table:table-cell office:value-type="string" calcext:value-type="string">
            <text:p>https://professeurs.uqam.ca/professeur/brault-foisy.lorie-mar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Cantin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ntin.gilles@uqam.ca</text:p>
          </table:table-cell>
          <table:table-cell office:value-type="string" calcext:value-type="string">
            <text:p>(514) 987-3000 poste 5008</text:p>
          </table:table-cell>
          <table:table-cell office:value-type="string" calcext:value-type="string">
            <text:p>|Application du programme éducatif des CPE|Collaboration famille-service de garde éducatif|Didactique|Éducation|Éducation à petite enfance|Éducation comparée|Pratiques éducatives|Psychoéducation|Psychopédagogie|</text:p>
          </table:table-cell>
          <table:table-cell/>
          <table:table-cell office:value-type="string" calcext:value-type="string">
            <text:p>https://professeurs.uqam.ca/professeur/cantin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irine Chamsine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msine.chirine@uqam.ca</text:p>
          </table:table-cell>
          <table:table-cell office:value-type="string" calcext:value-type="string">
            <text:p>(514) 987-6151</text:p>
          </table:table-cell>
          <table:table-cell table:number-columns-repeated="2"/>
          <table:table-cell office:value-type="string" calcext:value-type="string">
            <text:p>https://professeurs.uqam.ca/professeur/chamsine.chi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trick Charland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land.patrick@uqam.ca</text:p>
          </table:table-cell>
          <table:table-cell office:value-type="string" calcext:value-type="string">
            <text:p>(514) 987-3000 poste 8269</text:p>
          </table:table-cell>
          <table:table-cell office:value-type="string" calcext:value-type="string">
            <text:p>|Didactique|Didactique des sciences et technologie|Éducation|Éducation à l'environnement|Education en situation d'urgence (réfugiés)|Mathématiques appliquées|Neurosciences|Neurosciences de l'éducation|Réformes éducativ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harland.patr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Charron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rron.annie@uqam.ca</text:p>
          </table:table-cell>
          <table:table-cell office:value-type="string" calcext:value-type="string">
            <text:p>(514) 987-3000 poste 5017</text:p>
          </table:table-cell>
          <table:table-cell office:value-type="string" calcext:value-type="string">
            <text:p>|Compétence en écriture|Développement orthographique|Didactique|Didactique du français|Éducation|Éducation préscolaire|Émergence de la conscience phonologique|Émergence de l'écrit|Émergence du langage ora|Pratiques enseignant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harron.a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Chastenay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stenay.pierre@uqam.ca</text:p>
          </table:table-cell>
          <table:table-cell office:value-type="string" calcext:value-type="string">
            <text:p>(514) 987-3000 poste 6441</text:p>
          </table:table-cell>
          <table:table-cell office:value-type="string" calcext:value-type="string">
            <text:p>|Astronomie|Didactique|Didactique de l'astronomie|Éducation|Enseignement primaire|Médiation scientif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hastenay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élanie Dumouchel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mouchel.melanie@uqam.ca</text:p>
          </table:table-cell>
          <table:table-cell office:value-type="string" calcext:value-type="string">
            <text:p>(514) 987-3000 poste 5806</text:p>
          </table:table-cell>
          <table:table-cell table:number-columns-repeated="2"/>
          <table:table-cell office:value-type="string" calcext:value-type="string">
            <text:p>https://professeurs.uqam.ca/professeur/dumouchel.mel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Fournier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urnier.frederic@uqam.ca</text:p>
          </table:table-cell>
          <table:table-cell office:value-type="string" calcext:value-type="string">
            <text:p>(514) 987-3000 poste 1370</text:p>
          </table:table-cell>
          <table:table-cell office:value-type="string" calcext:value-type="string">
            <text:p>|Éducation|Enseignement des sciences et technologies|Laboratoires de science informatisés|Nouvelles technologies en éducation|Robotique pédagogique|</text:p>
          </table:table-cell>
          <table:table-cell/>
          <table:table-cell office:value-type="string" calcext:value-type="string">
            <text:p>https://professeurs.uqam.ca/professeur/fournier.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astassis Kozanitis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ozanitis.anastassis@uqam.ca</text:p>
          </table:table-cell>
          <table:table-cell office:value-type="string" calcext:value-type="string">
            <text:p>(514) 987-3000 poste 0829</text:p>
          </table:table-cell>
          <table:table-cell office:value-type="string" calcext:value-type="string">
            <text:p>|Didactique|Éducation|Innovations pédagogiques|Motivation et engagement scolaire|Pédagogie en milieu universitaire|Savoir-agir complexe|</text:p>
          </table:table-cell>
          <table:table-cell/>
          <table:table-cell office:value-type="string" calcext:value-type="string">
            <text:p>https://professeurs.uqam.ca/professeur/kozanitis.anastass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Lebuis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buis.pierre@uqam.ca</text:p>
          </table:table-cell>
          <table:table-cell office:value-type="string" calcext:value-type="string">
            <text:p>(514) 987-6151</text:p>
          </table:table-cell>
          <table:table-cell office:value-type="string" calcext:value-type="string">
            <text:p>|Éthique et culture religieuse|Formation des enseignants|Philosophie pour enfants|</text:p>
          </table:table-cell>
          <table:table-cell/>
          <table:table-cell office:value-type="string" calcext:value-type="string">
            <text:p>https://professeurs.uqam.ca/professeur/lebuis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ane Leduc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duc.diane@uqam.ca</text:p>
          </table:table-cell>
          <table:table-cell office:value-type="string" calcext:value-type="string">
            <text:p>(514) 987-3000 poste 5667</text:p>
          </table:table-cell>
          <table:table-cell office:value-type="string" calcext:value-type="string">
            <text:p>|Apprentissages en art|Didactique|Éducation|Évaluation des apprentissages au postsecondaire|Formation de professeurs d'université|Pédagogie en milieu universitaire|Pratiques enseignantes à l'université|Pratiques enseignantes au collégial|</text:p>
          </table:table-cell>
          <table:table-cell/>
          <table:table-cell office:value-type="string" calcext:value-type="string">
            <text:p>https://professeurs.uqam.ca/professeur/leduc.d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ald Legendre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gendre.renald@uqam.ca</text:p>
          </table:table-cell>
          <table:table-cell office:value-type="string" calcext:value-type="string">
            <text:p>(514) 987-3000 poste 3846</text:p>
          </table:table-cell>
          <table:table-cell office:value-type="string" calcext:value-type="string">
            <text:p>|Curriculum|Finalité de l'éducation du XXIe siècle|Recherche|Renouveau ou réforme scolaire|Vocabulaire de l'éducation|</text:p>
          </table:table-cell>
          <table:table-cell/>
          <table:table-cell office:value-type="string" calcext:value-type="string">
            <text:p>https://professeurs.uqam.ca/professeur/legendre.renal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se Lemay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may.lise@uqam.ca</text:p>
          </table:table-cell>
          <table:table-cell office:value-type="string" calcext:value-type="string">
            <text:p>(514) 987-3000 poste 3883</text:p>
          </table:table-cell>
          <table:table-cell office:value-type="string" calcext:value-type="string">
            <text:p>|Développement de l'enfant|Didactique|Difficultés comportementales des enfants|Éducation|Éducation à la petite enfance|Jeu en petite enfance et au préscolaire|Psychoéducation|Qualité des contextes éducatifs en petite enfance|</text:p>
          </table:table-cell>
          <table:table-cell/>
          <table:table-cell office:value-type="string" calcext:value-type="string">
            <text:p>https://professeurs.uqam.ca/professeur/lemay.l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 Masson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sson.steve@uqam.ca</text:p>
          </table:table-cell>
          <table:table-cell office:value-type="string" calcext:value-type="string">
            <text:p>(514) 987-3000 poste 5502</text:p>
          </table:table-cell>
          <table:table-cell office:value-type="string" calcext:value-type="string">
            <text:p>|Didactique|Éducation|Neuroéducation|Neurosciences|</text:p>
          </table:table-cell>
          <table:table-cell/>
          <table:table-cell office:value-type="string" calcext:value-type="string">
            <text:p>https://professeurs.uqam.ca/professeur/masson.st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Ménard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nard.louise@uqam.ca</text:p>
          </table:table-cell>
          <table:table-cell office:value-type="string" calcext:value-type="string">
            <text:p>(514) 987-3000 poste 5673</text:p>
          </table:table-cell>
          <table:table-cell office:value-type="string" calcext:value-type="string">
            <text:p>|Didactique|Formation à l'enseignement au postsecondaire|Motivation à apprendre|Persévérance scolaires au postsecondaire|Pratiques enseignantes à l'université|Pratiques enseignantes au collégial|Réussite au postsecondaire|</text:p>
          </table:table-cell>
          <table:table-cell/>
          <table:table-cell office:value-type="string" calcext:value-type="string">
            <text:p>https://professeurs.uqam.ca/professeur/menard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Messier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ssier.genevieve@uqam.ca</text:p>
          </table:table-cell>
          <table:table-cell office:value-type="string" calcext:value-type="string">
            <text:p>(514) 987-3000 poste 2138</text:p>
          </table:table-cell>
          <table:table-cell office:value-type="string" calcext:value-type="string">
            <text:p>|Didactique|Éducation|Formation des enseignants|Littératie|Littératie en contexte universitaire|</text:p>
          </table:table-cell>
          <table:table-cell/>
          <table:table-cell office:value-type="string" calcext:value-type="string">
            <text:p>https://professeurs.uqam.ca/professeur/messier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bdeljalil Metioui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tioui.abdeljalil@uqam.ca</text:p>
          </table:table-cell>
          <table:table-cell office:value-type="string" calcext:value-type="string">
            <text:p>(514) 987-3000 poste 3828</text:p>
          </table:table-cell>
          <table:table-cell office:value-type="string" calcext:value-type="string">
            <text:p>|Conflit conceptuel|Enseignement de la physique|Histoire des sciences dans l'enseignement|Stratégies d'enseignement constructiviste|Technologies informatiques dans l'enseignement|Universalité des représentations scientif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etioui.abdeljali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ik Meunier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unier.anik@uqam.ca</text:p>
          </table:table-cell>
          <table:table-cell office:value-type="string" calcext:value-type="string">
            <text:p>(514) 987-3000 poste 2491</text:p>
          </table:table-cell>
          <table:table-cell office:value-type="string" calcext:value-type="string">
            <text:p>|Communication|Didactique|Éducation|Éducation muséale|Histoire|Médiation culturelle|Muséologie|Patrimoine scolaire|</text:p>
          </table:table-cell>
          <table:table-cell/>
          <table:table-cell office:value-type="string" calcext:value-type="string">
            <text:p>https://professeurs.uqam.ca/professeur/meunier.ani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 Orellana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orellana.isabel@uqam.ca</text:p>
          </table:table-cell>
          <table:table-cell office:value-type="string" calcext:value-type="string">
            <text:p>(514) 987-3000 poste 1747</text:p>
          </table:table-cell>
          <table:table-cell office:value-type="string" calcext:value-type="string">
            <text:p>|Anthropologie|Communauté d'apprentissage|Didactique|Écocitoyenneté|Écodéveloppement communautaire|Éducation|Éducation à l'environnement|Équité socioécologique|Interculturalité|</text:p>
          </table:table-cell>
          <table:table-cell/>
          <table:table-cell office:value-type="string" calcext:value-type="string">
            <text:p>https://professeurs.uqam.ca/professeur/orellana.isab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trice Potvin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otvin.patrice@uqam.ca</text:p>
          </table:table-cell>
          <table:table-cell office:value-type="string" calcext:value-type="string">
            <text:p>(514) 987-3000 poste 1290</text:p>
          </table:table-cell>
          <table:table-cell office:value-type="string" calcext:value-type="string">
            <text:p>|Changement conceptuel|Didactique|Didactique des sciences|Éducation|Éducation comparée|Formation des enseignants|Neuroéducation|Psychopédagogie|</text:p>
          </table:table-cell>
          <table:table-cell/>
          <table:table-cell office:value-type="string" calcext:value-type="string">
            <text:p>https://professeurs.uqam.ca/professeur/potvin.patri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e Raby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aby.carole@uqam.ca</text:p>
          </table:table-cell>
          <table:table-cell office:value-type="string" calcext:value-type="string">
            <text:p>(514) 987-3000 poste 4773</text:p>
          </table:table-cell>
          <table:table-cell office:value-type="string" calcext:value-type="string">
            <text:p>|Développement professionnel des enseignants|Didactique|Éducation|Éducation comparée|Enseignement préscolaire|Enseignement primaire|Formation des enseignants|Intégration pédagogique des TIC|Méthodes d'enseignement|Pédagogie|</text:p>
          </table:table-cell>
          <table:table-cell/>
          <table:table-cell office:value-type="string" calcext:value-type="string">
            <text:p>https://professeurs.uqam.ca/professeur/raby.car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Riopel</text:p>
          </table:table-cell>
          <table:table-cell office:value-type="string" calcext:value-type="string">
            <text:p>Faculté des sciences de l'éducation</text:p>
          </table:table-cell>
          <table:table-cell office:value-type="string" calcext:value-type="string">
            <text:p>Vice-doyen à la recherch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iopel.martin@uqam.ca</text:p>
          </table:table-cell>
          <table:table-cell office:value-type="string" calcext:value-type="string">
            <text:p>(514) 987-3000 poste 8982</text:p>
          </table:table-cell>
          <table:table-cell office:value-type="string" calcext:value-type="string">
            <text:p>|Didactique des sciences|Éducation|Jeux vidéo|Modèles d'apprentissage|Neuroéducation|</text:p>
          </table:table-cell>
          <table:table-cell/>
          <table:table-cell office:value-type="string" calcext:value-type="string">
            <text:p>https://professeurs.uqam.ca/professeur/riopel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rine Rondeau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ndeau.karine@uqam.ca</text:p>
          </table:table-cell>
          <table:table-cell office:value-type="string" calcext:value-type="string">
            <text:p>(514) 987-3000 poste 1314</text:p>
          </table:table-cell>
          <table:table-cell office:value-type="string" calcext:value-type="string">
            <text:p>|Accompagnement pédagogique|Analyse de pratiques|Développement professionnel|Identité professionnelle|Méthodologie qualitative|Pédagogie de l'enseignement supérieur|Pratique réflexive|Présence attentive (mindfulness)|Promotion du bien-être|</text:p>
          </table:table-cell>
          <table:table-cell/>
          <table:table-cell office:value-type="string" calcext:value-type="string">
            <text:p>https://professeurs.uqam.ca/professeur/rondeau.ka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Sauvé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uve.lucie@uqam.ca</text:p>
          </table:table-cell>
          <table:table-cell office:value-type="string" calcext:value-type="string">
            <text:p>(514) 987-6992</text:p>
          </table:table-cell>
          <table:table-cell office:value-type="string" calcext:value-type="string">
            <text:p>|Didactique|Écocitoyenneté|Éducation|Éducation à la santé environnementale|Éducation à l'écocitoyenneté|Éducation à l'écodéveloppement|Éducation à l'environnement|Éducation communautaire|Éducation populaire|Éducation scientifique|</text:p>
          </table:table-cell>
          <table:table-cell/>
          <table:table-cell office:value-type="string" calcext:value-type="string">
            <text:p>https://professeurs.uqam.ca/professeur/sauve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Stockless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ockless.alain@uqam.ca</text:p>
          </table:table-cell>
          <table:table-cell office:value-type="string" calcext:value-type="string">
            <text:p>(514) 987-3000 poste 0820</text:p>
          </table:table-cell>
          <table:table-cell office:value-type="string" calcext:value-type="string">
            <text:p>|Adoption des technologies de l'information|Compétence numérique des enseignants|Didactique|Éducation|Environnements numériques d'apprentissage|Formation en ligne|Technologie éducative|</text:p>
          </table:table-cell>
          <table:table-cell/>
          <table:table-cell office:value-type="string" calcext:value-type="string">
            <text:p>https://professeurs.uqam.ca/professeur/stockless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na Thésée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hesee.gina@uqam.ca</text:p>
          </table:table-cell>
          <table:table-cell office:value-type="string" calcext:value-type="string">
            <text:p>(514) 987-3000 poste 2488</text:p>
          </table:table-cell>
          <table:table-cell office:value-type="string" calcext:value-type="string">
            <text:p>|Communautés noires|Contextes socio-éducatifs|Didactique|Éducation|Éducation à la démocratie|Éducation à l'environnement|Modèles d'enseignement|Résistance épistémologique|Sexisme|</text:p>
          </table:table-cell>
          <table:table-cell/>
          <table:table-cell office:value-type="string" calcext:value-type="string">
            <text:p>https://professeurs.uqam.ca/professeur/thesee.g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laine Turgeon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urgeon.elaine@uqam.ca</text:p>
          </table:table-cell>
          <table:table-cell office:value-type="string" calcext:value-type="string">
            <text:p>(514) 987-3000 poste 5353</text:p>
          </table:table-cell>
          <table:table-cell office:value-type="string" calcext:value-type="string">
            <text:p>|Didactique|Didactique de la philosophie pour enfants|Éducation|Éducation préscolaire|Lecture et écriture littéraire|Littérature jeunesse|Milieux défavorisés|</text:p>
          </table:table-cell>
          <table:table-cell/>
          <table:table-cell office:value-type="string" calcext:value-type="string">
            <text:p>https://professeurs.uqam.ca/professeur/turgeon.ela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tienne Van Steenberghe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an_steenberghe.etienne@uqam.ca</text:p>
          </table:table-cell>
          <table:table-cell office:value-type="string" calcext:value-type="string">
            <text:p>(514) 987-3000 poste 2740</text:p>
          </table:table-cell>
          <table:table-cell table:number-columns-repeated="2"/>
          <table:table-cell office:value-type="string" calcext:value-type="string">
            <text:p>https://professeurs.uqam.ca/professeur/van_steenberghe.etie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Villeneuve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lleneuve.stephane.2@uqam.ca</text:p>
          </table:table-cell>
          <table:table-cell office:value-type="string" calcext:value-type="string">
            <text:p>(514) 987-3000 poste 5503</text:p>
          </table:table-cell>
          <table:table-cell office:value-type="string" calcext:value-type="string">
            <text:p>|Compétence numérique des enseignants|Cyberharcèlement|Cyberintimidation|Éducation|Technologies de l'information en éducation|Université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villeneuve.stephane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Viola</text:p>
          </table:table-cell>
          <table:table-cell office:value-type="string" calcext:value-type="string">
            <text:p>Département de didac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iola.sylvie@uqam.ca</text:p>
          </table:table-cell>
          <table:table-cell office:value-type="string" calcext:value-type="string">
            <text:p>(514) 987-3000 poste 2549</text:p>
          </table:table-cell>
          <table:table-cell office:value-type="string" calcext:value-type="string">
            <text:p>|Didactique|Éducation|Enseignement primaire|Formation des enseignants|Mathématiques appliquées|Métacognition|Modèles d'enseignement|Pratiques réflexives|</text:p>
          </table:table-cell>
          <table:table-cell/>
          <table:table-cell office:value-type="string" calcext:value-type="string">
            <text:p>https://professeurs.uqam.ca/professeur/viola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alérie Amireault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mireault.valerie@uqam.ca</text:p>
          </table:table-cell>
          <table:table-cell office:value-type="string" calcext:value-type="string">
            <text:p>(514) 987-3000 poste 2077</text:p>
          </table:table-cell>
          <table:table-cell office:value-type="string" calcext:value-type="string">
            <text:p>|Apprentissage d'une langue seconde|Apprentissage d'une lanque étrangère|Construction identitaire|Développement des représentations culturelles|Didactique de l'interculturel|Didactique des langues|Didactique du français langue étrangère|</text:p>
          </table:table-cell>
          <table:table-cell/>
          <table:table-cell office:value-type="string" calcext:value-type="string">
            <text:p>https://professeurs.uqam.ca/professeur/amireault.vale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asumathi Badrinathan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4733</text:p>
          </table:table-cell>
          <table:table-cell table:number-columns-repeated="2"/>
          <table:table-cell office:value-type="string" calcext:value-type="string">
            <text:p>https://professeurs.uqam.ca/professeur/ot7%252bXjzrWss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Christine Beaudry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audry.marie-christine@uqam.ca</text:p>
          </table:table-cell>
          <table:table-cell office:value-type="string" calcext:value-type="string">
            <text:p>(514) 987-3000 poste 3514</text:p>
          </table:table-cell>
          <table:table-cell office:value-type="string" calcext:value-type="string">
            <text:p>|Activités culturelles|Didactique de la lecture|Didactique des langues|Éducation|Littérature jeunesse|Rapport à la lecture littéraire|</text:p>
          </table:table-cell>
          <table:table-cell/>
          <table:table-cell office:value-type="string" calcext:value-type="string">
            <text:p>https://professeurs.uqam.ca/professeur/beaudry.marie-chris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a Bell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ll.philippa@uqam.ca</text:p>
          </table:table-cell>
          <table:table-cell office:value-type="string" calcext:value-type="string">
            <text:p>(514) 987-3000 poste 5501</text:p>
          </table:table-cell>
          <table:table-cell office:value-type="string" calcext:value-type="string">
            <text:p>|Apprentissage des langues secondes|Apprentissage implicite et explicite|Complexité grammaticale|Défis d'apprentissage en langue seconde|Développement grammatical à l'école|Didactique de l'anglais langue étrangère|Didactique de l'anglais langue seconde|Didactique des langues|Grammaire des langues secondes|</text:p>
          </table:table-cell>
          <table:table-cell/>
          <table:table-cell office:value-type="string" calcext:value-type="string">
            <text:p>https://professeurs.uqam.ca/professeur/bell.philipp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omas Michael Cobb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bb.tom@uqam.ca</text:p>
          </table:table-cell>
          <table:table-cell office:value-type="string" calcext:value-type="string">
            <text:p>(514) 987-4733</text:p>
          </table:table-cell>
          <table:table-cell office:value-type="string" calcext:value-type="string">
            <text:p>|Apprentissage des langues|Didactique des langues|Distributions lexicales français/anglais|Lexique|</text:p>
          </table:table-cell>
          <table:table-cell/>
          <table:table-cell office:value-type="string" calcext:value-type="string">
            <text:p>https://professeurs.uqam.ca/professeur/cobb.to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 Collin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llin.simon@uqam.ca</text:p>
          </table:table-cell>
          <table:table-cell office:value-type="string" calcext:value-type="string">
            <text:p>(514) 987-3000 poste 2446</text:p>
          </table:table-cell>
          <table:table-cell office:value-type="string" calcext:value-type="string">
            <text:p>|Communication|Cours hybrides|Didactique des langues|Formation à distance|Formations à distance|Inclusion des immigrants|Inclusion éducative|Inclusion linguistique|Inclusion technologique|Modalités d'articulation présence-distance|Sciences social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ollin.sim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France Côté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te.marie-france@uqam.ca</text:p>
          </table:table-cell>
          <table:table-cell office:value-type="string" calcext:value-type="string">
            <text:p>(514) 987-3000 poste 1255</text:p>
          </table:table-cell>
          <table:table-cell office:value-type="string" calcext:value-type="string">
            <text:p>|Didactique|Difficultés d'apprentissage|Écriture|Lecture|Orthodidactique|Orthodidactique cognitive|Transfert des apprentissages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cote.marie-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Desrochers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srochers.alain@uqam.ca</text:p>
          </table:table-cell>
          <table:table-cell office:value-type="string" calcext:value-type="string">
            <text:p>(514) 987-4733</text:p>
          </table:table-cell>
          <table:table-cell table:number-columns-repeated="2"/>
          <table:table-cell office:value-type="string" calcext:value-type="string">
            <text:p>https://professeurs.uqam.ca/professeur/desrochers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ila Fejzo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jzo.anila@uqam.ca</text:p>
          </table:table-cell>
          <table:table-cell office:value-type="string" calcext:value-type="string">
            <text:p>(514) 987-3000 poste 6458</text:p>
          </table:table-cell>
          <table:table-cell office:value-type="string" calcext:value-type="string">
            <text:p>|Approche d'enseignement hybride|Approche d'enseignement par problème|Conscience morphologique|Développement de la littératie|Développement d'interventions didactiques|Développement métalinguistique|Didactique de la lecture|Didactique de l'écriture|</text:p>
          </table:table-cell>
          <table:table-cell/>
          <table:table-cell office:value-type="string" calcext:value-type="string">
            <text:p>https://professeurs.uqam.ca/professeur/fejzo.ani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éronique Fortier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rtier.veronique@uqam.ca</text:p>
          </table:table-cell>
          <table:table-cell office:value-type="string" calcext:value-type="string">
            <text:p>(514) 987-3000 poste 5356</text:p>
          </table:table-cell>
          <table:table-cell office:value-type="string" calcext:value-type="string">
            <text:p>|Apprentissage des langues étrangères|Apprentissage des langues secondes|Didactique des langues|Enseignement en alpha-francisation|Réflexion métalinguistique et enseignement|Rôle des processus cognitifs dans l'enseignement|</text:p>
          </table:table-cell>
          <table:table-cell/>
          <table:table-cell office:value-type="string" calcext:value-type="string">
            <text:p>https://professeurs.uqam.ca/professeur/fortier.ver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anne Gagné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gne.andreanne@uqam.ca</text:p>
          </table:table-cell>
          <table:table-cell office:value-type="string" calcext:value-type="string">
            <text:p>(514) 987-3000 poste 7825</text:p>
          </table:table-cell>
          <table:table-cell office:value-type="string" calcext:value-type="string">
            <text:p>|Acquisition des langues secondes|Développement du langage chez l'enfant|Didactique des langues|Difficultés d'apprentissage|Éducation|Linguistique|Orthopédagogie|Premiers apprentissages de la lecture et écriture|Psychoéducation|</text:p>
          </table:table-cell>
          <table:table-cell/>
          <table:table-cell office:value-type="string" calcext:value-type="string">
            <text:p>https://professeurs.uqam.ca/professeur/gagne.andre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Gauvin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uvin.isabelle@uqam.ca</text:p>
          </table:table-cell>
          <table:table-cell office:value-type="string" calcext:value-type="string">
            <text:p>(514) 987-3000 poste 7875</text:p>
          </table:table-cell>
          <table:table-cell office:value-type="string" calcext:value-type="string">
            <text:p>|Contexte linguistiquement hétérogène|Didactique de la grammaire|Didactique de l'écriture|Didactique des langues|Éducation|Enseignement et apprentissage de la grammaire|Formation des enseignants|</text:p>
          </table:table-cell>
          <table:table-cell/>
          <table:table-cell office:value-type="string" calcext:value-type="string">
            <text:p>https://professeurs.uqam.ca/professeur/gauvin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Germain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ermain.claude@uqam.ca</text:p>
          </table:table-cell>
          <table:table-cell office:value-type="string" calcext:value-type="string">
            <text:p>(514) 987-4733</text:p>
          </table:table-cell>
          <table:table-cell office:value-type="string" calcext:value-type="string">
            <text:p>|Approche neurolinguistique (ANL)|Didactique des langues|Épistémologie des sciences humaines|Langues secondes ou étrangères|Observations de classes|</text:p>
          </table:table-cell>
          <table:table-cell/>
          <table:table-cell office:value-type="string" calcext:value-type="string">
            <text:p>https://professeurs.uqam.ca/professeur/germain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Godard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odard.lucie@uqam.ca</text:p>
          </table:table-cell>
          <table:table-cell office:value-type="string" calcext:value-type="string">
            <text:p>(514) 987-4733</text:p>
          </table:table-cell>
          <table:table-cell office:value-type="string" calcext:value-type="string">
            <text:p>|Didactique des langues|Difficultés d'apprentissage du langage écrit|Difficultés d'apprentissage du langage oral|Linguistique|Premiers apprentissages en lecture et écriture|</text:p>
          </table:table-cell>
          <table:table-cell/>
          <table:table-cell office:value-type="string" calcext:value-type="string">
            <text:p>https://professeurs.uqam.ca/professeur/godard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as Guichon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ichon.nicolas@uqam.ca</text:p>
          </table:table-cell>
          <table:table-cell office:value-type="string" calcext:value-type="string">
            <text:p>(514) 987-4733</text:p>
          </table:table-cell>
          <table:table-cell office:value-type="string" calcext:value-type="string">
            <text:p>|Analyse sociocritique|Appropriation des technologies|Compétences langagières|Interactions en situation pédagogique|Littératie numér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uichon.nicol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ladys Jean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ean.gladys@uqam.ca</text:p>
          </table:table-cell>
          <table:table-cell office:value-type="string" calcext:value-type="string">
            <text:p>(514) 987-3000 poste 1654</text:p>
          </table:table-cell>
          <table:table-cell office:value-type="string" calcext:value-type="string">
            <text:p>|Didactique de la grammaire|Didactique des langues|Didactique du lexique|Enseignement des langues secondes|Évaluation en langue seconde|Manuels scolair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jean.glady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Lacelle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celle.nathalie@uqam.ca</text:p>
          </table:table-cell>
          <table:table-cell office:value-type="string" calcext:value-type="string">
            <text:p>(514) 987-3000 poste 5295</text:p>
          </table:table-cell>
          <table:table-cell office:value-type="string" calcext:value-type="string">
            <text:p>Communication|Didactique de la lecture|Didactique de l'écriture|Didactique des langues|Éducation|Études des langues|Lecture et écriture numériques|Littératie| art et pratiques informelles|Littératie médiatique|Littérature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celle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ne Laplante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plante.line@uqam.ca</text:p>
          </table:table-cell>
          <table:table-cell office:value-type="string" calcext:value-type="string">
            <text:p>(514) 987-3000 poste 0271</text:p>
          </table:table-cell>
          <table:table-cell office:value-type="string" calcext:value-type="string">
            <text:p>|Administration scolaire|Apprentissage de la lecture-écriture|Didactique des langues|Dyslexie|Dysorthographie|Évaluation des difficultés d'écriture|Évaluation des difficultés de lecture|Modèle de réponse à l'intervention (RAI)|</text:p>
          </table:table-cell>
          <table:table-cell/>
          <table:table-cell office:value-type="string" calcext:value-type="string">
            <text:p>https://professeurs.uqam.ca/professeur/laplante.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que Lebrun-Brossard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brun-brossard.monique@uqam.ca</text:p>
          </table:table-cell>
          <table:table-cell office:value-type="string" calcext:value-type="string">
            <text:p>(514) 987-3000 poste 3846</text:p>
          </table:table-cell>
          <table:table-cell office:value-type="string" calcext:value-type="string">
            <text:p>|Communication|Didactique de la grammaire|Didactique de la lecture|Didactique des langues|Didactique du français|Interculturel et enseignement|Linguistique|Littératie médiatique|Manuels scolaires|Pratique de lecture des jeunes|</text:p>
          </table:table-cell>
          <table:table-cell/>
          <table:table-cell office:value-type="string" calcext:value-type="string">
            <text:p>https://professeurs.uqam.ca/professeur/lebrun-brossard.m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e Lussier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733</text:p>
          </table:table-cell>
          <table:table-cell table:number-columns-repeated="2"/>
          <table:table-cell office:value-type="string" calcext:value-type="string">
            <text:p>https://professeurs.uqam.ca/professeur/QxFF01OwzrQ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Nadeau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deau.marie@uqam.ca</text:p>
          </table:table-cell>
          <table:table-cell office:value-type="string" calcext:value-type="string">
            <text:p>(514) 987-3000 poste 4676</text:p>
          </table:table-cell>
          <table:table-cell office:value-type="string" calcext:value-type="string">
            <text:p>|Didactique des langues|Didactique du français langue première|Enseignement et apprentissage de la grammaire|Enseignement et apprentissage de l'écriture|Enseignement et apprentissage de l'orthographe|Études des langues|</text:p>
          </table:table-cell>
          <table:table-cell/>
          <table:table-cell office:value-type="string" calcext:value-type="string">
            <text:p>https://professeurs.uqam.ca/professeur/nadeau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de Jacob Nsiempba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siempba.jude@uqam.ca</text:p>
          </table:table-cell>
          <table:table-cell office:value-type="string" calcext:value-type="string">
            <text:p>(514) 987-4733</text:p>
          </table:table-cell>
          <table:table-cell table:number-columns-repeated="2"/>
          <table:table-cell office:value-type="string" calcext:value-type="string">
            <text:p>https://professeurs.uqam.ca/professeur/nsiempba.j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Payant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yant.caroline@uqam.ca</text:p>
          </table:table-cell>
          <table:table-cell office:value-type="string" calcext:value-type="string">
            <text:p>(514) 987-3000 poste 3734</text:p>
          </table:table-cell>
          <table:table-cell table:number-columns-repeated="2"/>
          <table:table-cell office:value-type="string" calcext:value-type="string">
            <text:p>https://professeurs.uqam.ca/professeur/payant.caro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thleen Sénéchal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enechal.kathleen@uqam.ca</text:p>
          </table:table-cell>
          <table:table-cell office:value-type="string" calcext:value-type="string">
            <text:p>(514) 987-3000 poste 4873</text:p>
          </table:table-cell>
          <table:table-cell office:value-type="string" calcext:value-type="string">
            <text:p>|Didactique de la communication orale|Didactique du français|Éducation|Ingénierie didactique|Littératie|Recherche collaborativ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senechal.kathle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phélie Tremblay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emblay.ophelie@uqam.ca</text:p>
          </table:table-cell>
          <table:table-cell office:value-type="string" calcext:value-type="string">
            <text:p>(514) 987-3000 poste 2436</text:p>
          </table:table-cell>
          <table:table-cell office:value-type="string" calcext:value-type="string">
            <text:p>|Didactique de l'écrit|Didactique de l'écriture littéraire|Didactique de l'oral|Didactique des langues|Didactique du français langue première|Didactique du lexique|Éducation|Études des langues|</text:p>
          </table:table-cell>
          <table:table-cell/>
          <table:table-cell office:value-type="string" calcext:value-type="string">
            <text:p>https://professeurs.uqam.ca/professeur/tremblay.ophe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ael Zuniga</text:p>
          </table:table-cell>
          <table:table-cell office:value-type="string" calcext:value-type="string">
            <text:p>Département de didactique des lang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zuniga.michael_j@uqam.ca</text:p>
          </table:table-cell>
          <table:table-cell office:value-type="string" calcext:value-type="string">
            <text:p>(514) 987-3000 poste 6651</text:p>
          </table:table-cell>
          <table:table-cell office:value-type="string" calcext:value-type="string">
            <text:p>|Affects|Apprentissage des langues secondes|Cognition|Didactique de l'oral|Didactique des langues secondes|Éducation|Émotions|Production de la parole|</text:p>
          </table:table-cell>
          <table:table-cell/>
          <table:table-cell office:value-type="string" calcext:value-type="string">
            <text:p>https://professeurs.uqam.ca/professeur/zuniga.michael_j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Audet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udet.genevieve@uqam.ca</text:p>
          </table:table-cell>
          <table:table-cell office:value-type="string" calcext:value-type="string">
            <text:p>(514) 987-3000 poste 2309</text:p>
          </table:table-cell>
          <table:table-cell office:value-type="string" calcext:value-type="string">
            <text:p>|École| famille immigrante et communauté|Éducation interculturelle|Formation des enseignants à l'intervention|Intervention en milieux pluriethniques|Prévention de la radicalisation menant à la violence|Réussite scolaire des élèves issus de l'immigration</text:p>
          </table:table-cell>
          <table:table-cell/>
          <table:table-cell office:value-type="string" calcext:value-type="string">
            <text:p>https://professeurs.uqam.ca/professeur/audet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stavo Barallobres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allobres.gustavo@uqam.ca</text:p>
          </table:table-cell>
          <table:table-cell office:value-type="string" calcext:value-type="string">
            <text:p>(514) 987-3000 poste 4550</text:p>
          </table:table-cell>
          <table:table-cell office:value-type="string" calcext:value-type="string">
            <text:p>|Apprentissage des mathématiques au secondaire|Didactique de l'algèbre|Difficultés d'apprentissage en mathématiques|Éducation|Formation des enseignants|Interactions didactiques en classes d'adaptation scolaire|</text:p>
          </table:table-cell>
          <table:table-cell/>
          <table:table-cell office:value-type="string" calcext:value-type="string">
            <text:p>https://professeurs.uqam.ca/professeur/barallobres.gustav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quel Isabel Barrera Curi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arrera.raquel@uqam.ca</text:p>
          </table:table-cell>
          <table:table-cell office:value-type="string" calcext:value-type="string">
            <text:p>(514) 987-3000 poste 5515</text:p>
          </table:table-cell>
          <table:table-cell office:value-type="string" calcext:value-type="string">
            <text:p>|Activités mathématique|Adaptation scolaire|Didactique|Didactique des mathématiques|Éducation|Épistémologie|Espace de travail mathématique|Ingénierie didactique|Mathématiques etformes de langage|Médiation sémiotique|Nombres et Géométrie|</text:p>
          </table:table-cell>
          <table:table-cell/>
          <table:table-cell office:value-type="string" calcext:value-type="string">
            <text:p>https://professeurs.uqam.ca/professeur/barrera.raqu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Bélanger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anger.j@uqam.ca</text:p>
          </table:table-cell>
          <table:table-cell office:value-type="string" calcext:value-type="string">
            <text:p>(514) 987-3000 poste 4256</text:p>
          </table:table-cell>
          <table:table-cell office:value-type="string" calcext:value-type="string">
            <text:p>|Développement de compétences|École et communauté|Éducation|Évaluation des changements|Inclusion scolaire|Psychopédagogie|</text:p>
          </table:table-cell>
          <table:table-cell/>
          <table:table-cell office:value-type="string" calcext:value-type="string">
            <text:p>https://professeurs.uqam.ca/professeur/belanger.j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 Bélanger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anger.paul@uqam.ca</text:p>
          </table:table-cell>
          <table:table-cell office:value-type="string" calcext:value-type="string">
            <text:p>(514) 987-4123</text:p>
          </table:table-cell>
          <table:table-cell office:value-type="string" calcext:value-type="string">
            <text:p>|Alphabétisation populaire|Analyse transnationale des politiques|Andragogie|Éducation des adultes|Éducation populaire|Éducation tout au long de la vie|Formation continue|Formation continue en milieu de travail|Sociologie de l'éducation|</text:p>
          </table:table-cell>
          <table:table-cell/>
          <table:table-cell office:value-type="string" calcext:value-type="string">
            <text:p>https://professeurs.uqam.ca/professeur/belanger.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nathan Bluteau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luteau.jonathan@uqam.ca</text:p>
          </table:table-cell>
          <table:table-cell office:value-type="string" calcext:value-type="string">
            <text:p>(514) 987-3000 poste 2148</text:p>
          </table:table-cell>
          <table:table-cell office:value-type="string" calcext:value-type="string">
            <text:p>|Adaptation chez les jeunes|Aménagement des salles de classes|Architecture des écoles|Biologie évolutive|Biomarqueurs du stress|Développement de programme|Éducation|Évaluation de programme|Santé mentale|Santé mentale des jeunes|Stress|Stress chez les jeun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luteau.jonath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érald Bouti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tin.gerald@uqam.ca</text:p>
          </table:table-cell>
          <table:table-cell office:value-type="string" calcext:value-type="string">
            <text:p>(514) 987-3853</text:p>
          </table:table-cell>
          <table:table-cell office:value-type="string" calcext:value-type="string">
            <text:p>|Éducation comparée|Éducation familiale et parentale|Familles en difficulté|Formation des enseignants|Formation des intervenants sociaux|Intégration scolaire des élèves en difficulté|Intégration sociale des élèves en difficulté|</text:p>
          </table:table-cell>
          <table:table-cell/>
          <table:table-cell office:value-type="string" calcext:value-type="string">
            <text:p>https://professeurs.uqam.ca/professeur/boutin.geral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que Brodeur</text:p>
          </table:table-cell>
          <table:table-cell office:value-type="string" calcext:value-type="string">
            <text:p>Faculté des sciences de l'éducation</text:p>
          </table:table-cell>
          <table:table-cell office:value-type="string" calcext:value-type="string">
            <text:p>Doyenn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odeur.monique@uqam.ca</text:p>
          </table:table-cell>
          <table:table-cell office:value-type="string" calcext:value-type="string">
            <text:p>(514) 987-3709</text:p>
          </table:table-cell>
          <table:table-cell office:value-type="string" calcext:value-type="string">
            <text:p>|Adaptation scolaire|Autorégulation de l'apprentissage|Développement professionnel des enseignants|Développement professionnel des orthopédagogues|Didactique|Éducation comparé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rodeur.m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Lou Caiss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 invit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isse.marie-lou@uqam.ca</text:p>
          </table:table-cell>
          <table:table-cell office:value-type="string" calcext:value-type="string">
            <text:p>(514) 987-3000 poste 8507</text:p>
          </table:table-cell>
          <table:table-cell table:number-columns-repeated="2"/>
          <table:table-cell office:value-type="string" calcext:value-type="string">
            <text:p>https://professeurs.uqam.ca/professeur/caisse.marie-lo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e Capuano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puano.france@uqam.ca</text:p>
          </table:table-cell>
          <table:table-cell office:value-type="string" calcext:value-type="string">
            <text:p>(514) 987-3000 poste 5674</text:p>
          </table:table-cell>
          <table:table-cell table:number-columns-repeated="2"/>
          <table:table-cell office:value-type="string" calcext:value-type="string">
            <text:p>https://professeurs.uqam.ca/professeur/capuano.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e Carigna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23</text:p>
          </table:table-cell>
          <table:table-cell table:number-columns-repeated="2"/>
          <table:table-cell office:value-type="string" calcext:value-type="string">
            <text:p>https://professeurs.uqam.ca/professeur/zDBvi4kHJp4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Chapleau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pleau.nathalie@uqam.ca</text:p>
          </table:table-cell>
          <table:table-cell office:value-type="string" calcext:value-type="string">
            <text:p>(514) 987-3000 poste 6223</text:p>
          </table:table-cell>
          <table:table-cell office:value-type="string" calcext:value-type="string">
            <text:p>|Administration scolaire|Didactique|Difficultés d'apprentissage|Dyslexie|Dysorthographie|Écriture|Éducation|Évaluation|Intervention|Lecture|Mesures|Orthopédagogie|Rééducation|</text:p>
          </table:table-cell>
          <table:table-cell/>
          <table:table-cell office:value-type="string" calcext:value-type="string">
            <text:p>https://professeurs.uqam.ca/professeur/chapleau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éline Chatenoud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tenoud.celine@uqam.ca</text:p>
          </table:table-cell>
          <table:table-cell office:value-type="string" calcext:value-type="string">
            <text:p>(514) 987-3000 poste 5109</text:p>
          </table:table-cell>
          <table:table-cell office:value-type="string" calcext:value-type="string">
            <text:p>|Apprentissage en situation de déficience intellectuelle|Apprentissage en situation de TSA|Éducation|Soutien aux famille des élèves ayant un handicap|Stratégies d'enseignement innovantes|Troubles du spectre de l'autisme (TSA)|</text:p>
          </table:table-cell>
          <table:table-cell/>
          <table:table-cell office:value-type="string" calcext:value-type="string">
            <text:p>https://professeurs.uqam.ca/professeur/chatenoud.ce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éline Chatigny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tigny.celine@uqam.ca</text:p>
          </table:table-cell>
          <table:table-cell office:value-type="string" calcext:value-type="string">
            <text:p>(514) 987-3000 poste 3772</text:p>
          </table:table-cell>
          <table:table-cell office:value-type="string" calcext:value-type="string">
            <text:p>|Analyse différenciée selon le sexe/genre|Apprentissage des métiers en milieu de travail|Apprentissage des métiers en milieu scolaire|Didactique professionelle|Dynamiques collectives|Éducation à la santé|Enjeux de santé et de sécurité du travail|</text:p>
          </table:table-cell>
          <table:table-cell/>
          <table:table-cell office:value-type="string" calcext:value-type="string">
            <text:p>https://professeurs.uqam.ca/professeur/chatigny.ce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Chochard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ochard.yves@uqam.ca</text:p>
          </table:table-cell>
          <table:table-cell office:value-type="string" calcext:value-type="string">
            <text:p>(514) 987-3000 poste 4992</text:p>
          </table:table-cell>
          <table:table-cell office:value-type="string" calcext:value-type="string">
            <text:p>Éducation|Evaluation de la formation (ROI| utilité)|Formation duale et en alternance|Formation en entreprise|Formation professionnelle initiale|Management|Partenariat éducatif école-entreprise</text:p>
          </table:table-cell>
          <table:table-cell/>
          <table:table-cell office:value-type="string" calcext:value-type="string">
            <text:p>https://professeurs.uqam.ca/professeur/chochard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udrey Dahl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hl.audrey@uqam.ca</text:p>
          </table:table-cell>
          <table:table-cell office:value-type="string" calcext:value-type="string">
            <text:p>(514) 987-3000 poste 5648</text:p>
          </table:table-cell>
          <table:table-cell office:value-type="string" calcext:value-type="string">
            <text:p>|Alphabétisation populaire|Éducation|Éducation communautaire|Mouvements sociaux|Politiques en éducation des adultes|</text:p>
          </table:table-cell>
          <table:table-cell/>
          <table:table-cell office:value-type="string" calcext:value-type="string">
            <text:p>https://professeurs.uqam.ca/professeur/dahl.audre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Daniau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iau.stephane@uqam.ca</text:p>
          </table:table-cell>
          <table:table-cell office:value-type="string" calcext:value-type="string">
            <text:p>(514) 987-4123</text:p>
          </table:table-cell>
          <table:table-cell office:value-type="string" calcext:value-type="string">
            <text:p>|Alphabétisation numérique|Approches novatrices en formation des adultes|Formation en milieu de travail|Jeux de rôles et développement de l'individu|</text:p>
          </table:table-cell>
          <table:table-cell/>
          <table:table-cell office:value-type="string" calcext:value-type="string">
            <text:p>https://professeurs.uqam.ca/professeur/daniau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De Champlai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_champlain.yves@uqam.ca</text:p>
          </table:table-cell>
          <table:table-cell office:value-type="string" calcext:value-type="string">
            <text:p>(514) 987-3000 poste 3417</text:p>
          </table:table-cell>
          <table:table-cell office:value-type="string" calcext:value-type="string">
            <text:p>|Apprentissage implicite et explicite|Créativité et apprentissage|Développement de la pratique réflexive|Identité professionnelle|Identité sociale|Reconnaissance des acquis expérientiel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e_champlain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Dio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ion.e@uqam.ca</text:p>
          </table:table-cell>
          <table:table-cell office:value-type="string" calcext:value-type="string">
            <text:p>(514) 987-3000 poste 4970</text:p>
          </table:table-cell>
          <table:table-cell office:value-type="string" calcext:value-type="string">
            <text:p>|Décrochage scolaire|Difficultés d'apprentissage|Éducation|Intégration en classe ordinaire|Lecture|Tutorat par les pairs|</text:p>
          </table:table-cell>
          <table:table-cell/>
          <table:table-cell office:value-type="string" calcext:value-type="string">
            <text:p>https://professeurs.uqam.ca/professeur/dion.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e Dubé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be.france@uqam.ca</text:p>
          </table:table-cell>
          <table:table-cell office:value-type="string" calcext:value-type="string">
            <text:p>(514) 987-3000 poste 3973</text:p>
          </table:table-cell>
          <table:table-cell office:value-type="string" calcext:value-type="string">
            <text:p>|Besoins éducatifs particuliers|Différenciation pédagogique|Difficultés d'apprentissage|Enseignement primaire|Intégration scolaire|Mesures et évaluation|Organisation innovante des services|Persévérance scolaire|Postsecondaire|Réussite scolaire|Secondaire|</text:p>
          </table:table-cell>
          <table:table-cell/>
          <table:table-cell office:value-type="string" calcext:value-type="string">
            <text:p>https://professeurs.uqam.ca/professeur/dube.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Dubeau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beau.annie@uqam.ca</text:p>
          </table:table-cell>
          <table:table-cell office:value-type="string" calcext:value-type="string">
            <text:p>(514) 987-3000 poste 3645</text:p>
          </table:table-cell>
          <table:table-cell office:value-type="string" calcext:value-type="string">
            <text:p>|Choix vocationnel|Formation professionnelle|Motivation scolaire|Représentation de l'avenir|Réussite au collégial|Réussite au secondaire|</text:p>
          </table:table-cell>
          <table:table-cell/>
          <table:table-cell office:value-type="string" calcext:value-type="string">
            <text:p>https://professeurs.uqam.ca/professeur/dubeau.a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e Dufour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four.france@uqam.ca</text:p>
          </table:table-cell>
          <table:table-cell office:value-type="string" calcext:value-type="string">
            <text:p>(514) 987-3000 poste 5119</text:p>
          </table:table-cell>
          <table:table-cell office:value-type="string" calcext:value-type="string">
            <text:p>|Adaptation scolaire|Développement professionnel des enseignants|Éducation|Élèves ayant des besoins particuliers|Formation initiale en enseignement|Gestion de classe|Insertion professionnelle des enseignants|Psychoéducation|</text:p>
          </table:table-cell>
          <table:table-cell/>
          <table:table-cell office:value-type="string" calcext:value-type="string">
            <text:p>https://professeurs.uqam.ca/professeur/dufour.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yriam Fontain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ntaine.myriam@uqam.ca</text:p>
          </table:table-cell>
          <table:table-cell office:value-type="string" calcext:value-type="string">
            <text:p>(514) 987-3000 poste 7618</text:p>
          </table:table-cell>
          <table:table-cell office:value-type="string" calcext:value-type="string">
            <text:p>|Difficultés d'apprentissage|Dyslexie|Dysorthographie|Écriture|Éducation|Évaluation|Formation des enseignants|Formation des orthopédagogues|Intervention|Lecture|Orthopédagogie|Rééducation|Technologies éducativ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ontaine.myria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Pierre Fortier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rtier.marie-pierre@uqam.ca</text:p>
          </table:table-cell>
          <table:table-cell office:value-type="string" calcext:value-type="string">
            <text:p>(514) 987-3000 poste 5352</text:p>
          </table:table-cell>
          <table:table-cell office:value-type="string" calcext:value-type="string">
            <text:p>|Apprentissage|Culture scolaire|Éducation comparée|Éducation inclusive|Élèves en difficulté|Expérience scolaire|Gestion des comportements|</text:p>
          </table:table-cell>
          <table:table-cell/>
          <table:table-cell office:value-type="string" calcext:value-type="string">
            <text:p>https://professeurs.uqam.ca/professeur/fortier.marie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Hélène Giguèr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iguere.marie-helene@uqam.ca</text:p>
          </table:table-cell>
          <table:table-cell office:value-type="string" calcext:value-type="string">
            <text:p>(514) 987-3000 poste 0921</text:p>
          </table:table-cell>
          <table:table-cell office:value-type="string" calcext:value-type="string">
            <text:p>|Développement professionnel des enseignants|Éducation|Enseignement|Enseignement de la grammaire|Orthodidactique de l'écrit|</text:p>
          </table:table-cell>
          <table:table-cell/>
          <table:table-cell office:value-type="string" calcext:value-type="string">
            <text:p>https://professeurs.uqam.ca/professeur/giguere.marie-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inthe Giroux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iroux.jacinthe@uqam.ca</text:p>
          </table:table-cell>
          <table:table-cell office:value-type="string" calcext:value-type="string">
            <text:p>(514) 987-3000 poste 4781</text:p>
          </table:table-cell>
          <table:table-cell office:value-type="string" calcext:value-type="string">
            <text:p>|Activités mathématiques à la maternelle|Difficultés d'apprentissage|Éducation|Enseignement au primaire|Enseignement et apprentissage des mathématiques|Formation des maîtres|Orthopédagogie|</text:p>
          </table:table-cell>
          <table:table-cell/>
          <table:table-cell office:value-type="string" calcext:value-type="string">
            <text:p>https://professeurs.uqam.ca/professeur/giroux.jacinth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Gosseli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osselin.catherine@uqam.ca</text:p>
          </table:table-cell>
          <table:table-cell office:value-type="string" calcext:value-type="string">
            <text:p>(514) 987-3000 poste 2069</text:p>
          </table:table-cell>
          <table:table-cell table:number-columns-repeated="2"/>
          <table:table-cell office:value-type="string" calcext:value-type="string">
            <text:p>https://professeurs.uqam.ca/professeur/gosselin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phie Grossman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rossmann.sophie@uqam.ca</text:p>
          </table:table-cell>
          <table:table-cell office:value-type="string" calcext:value-type="string">
            <text:p>(514) 987-3000 poste 1392</text:p>
          </table:table-cell>
          <table:table-cell office:value-type="string" calcext:value-type="string">
            <text:p>|Éducation|Formation et développement professionnel|Identité professionnelle|Le sujet les institutions en éducation|Politiques publiques en éducation|</text:p>
          </table:table-cell>
          <table:table-cell/>
          <table:table-cell office:value-type="string" calcext:value-type="string">
            <text:p>https://professeurs.uqam.ca/professeur/grossmann.soph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Horvais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rvais.jean@uqam.ca</text:p>
          </table:table-cell>
          <table:table-cell office:value-type="string" calcext:value-type="string">
            <text:p>(514) 987-3000 poste 5245</text:p>
          </table:table-cell>
          <table:table-cell office:value-type="string" calcext:value-type="string">
            <text:p>|Déficience intellectuelle|Éducation et handicap|Insertion|Participation professionnelle|Participation sociale|Troubles du spectre de l'autisme (TSA)|</text:p>
          </table:table-cell>
          <table:table-cell/>
          <table:table-cell office:value-type="string" calcext:value-type="string">
            <text:p>https://professeurs.uqam.ca/professeur/horvais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rginie Houl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ule.virginie@uqam.ca</text:p>
          </table:table-cell>
          <table:table-cell office:value-type="string" calcext:value-type="string">
            <text:p>(514) 987-3000 poste 3482</text:p>
          </table:table-cell>
          <table:table-cell office:value-type="string" calcext:value-type="string">
            <text:p>|Difficultés d'apprentissage|Difficultés d'apprentissage en mathématiques|Éducation|Enseignement au primaire|Enseignement des mathématiques|Orthopédagogie|Théorie des situations didactiques|</text:p>
          </table:table-cell>
          <table:table-cell/>
          <table:table-cell office:value-type="string" calcext:value-type="string">
            <text:p>https://professeurs.uqam.ca/professeur/houle.virgi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a Japel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apel.christa@uqam.ca</text:p>
          </table:table-cell>
          <table:table-cell office:value-type="string" calcext:value-type="string">
            <text:p>(514) 987-3000 poste 5647</text:p>
          </table:table-cell>
          <table:table-cell office:value-type="string" calcext:value-type="string">
            <text:p>|Développement de l'enfant|Économie|Éducation|Familles|Qualité des services préscolaires|Services de garde|</text:p>
          </table:table-cell>
          <table:table-cell/>
          <table:table-cell office:value-type="string" calcext:value-type="string">
            <text:p>https://professeurs.uqam.ca/professeur/japel.christ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Julie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lien.louise@uqam.ca</text:p>
          </table:table-cell>
          <table:table-cell office:value-type="string" calcext:value-type="string">
            <text:p>(514) 987-4123</text:p>
          </table:table-cell>
          <table:table-cell office:value-type="string" calcext:value-type="string">
            <text:p>|Adaptation scolaire|Apprentissage|Difficultés d'apprentissage|Écriture|Enseignants|Enseignement|Expression artistique|Expression gestuelle|Expression langagière|Langage écrit|Langue|Rôle des intervenants à l'école|</text:p>
          </table:table-cell>
          <table:table-cell/>
          <table:table-cell office:value-type="string" calcext:value-type="string">
            <text:p>https://professeurs.uqam.ca/professeur/julien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na Lafortun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fortune.gina@uqam.ca</text:p>
          </table:table-cell>
          <table:table-cell office:value-type="string" calcext:value-type="string">
            <text:p>(514) 987-3000 poste 5594</text:p>
          </table:table-cell>
          <table:table-cell office:value-type="string" calcext:value-type="string">
            <text:p>|Collaboration école-famille-communauté|Construction identitaire|Dynamique d'acculturation|Éducation|Éducation interculturelle|Élèves d'origine immigrante|Élèves en contexte pluriéthnique|Enseignement en contexte pluriéthnique|Psychopédagogie|</text:p>
          </table:table-cell>
          <table:table-cell/>
          <table:table-cell office:value-type="string" calcext:value-type="string">
            <text:p>https://professeurs.uqam.ca/professeur/lafortune.g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e Lanovill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noville.carole@uqam.ca</text:p>
          </table:table-cell>
          <table:table-cell office:value-type="string" calcext:value-type="string">
            <text:p>(514) 987-3000 poste 5530</text:p>
          </table:table-cell>
          <table:table-cell office:value-type="string" calcext:value-type="string">
            <text:p>|Éducation|Gouvernance collaborative|Politiques publiques|Réseau collégial|Table régionale d'éducation inter-ordres|</text:p>
          </table:table-cell>
          <table:table-cell/>
          <table:table-cell office:value-type="string" calcext:value-type="string">
            <text:p>https://professeurs.uqam.ca/professeur/lanoville.car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Lefebvr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febvre.julie@uqam.ca</text:p>
          </table:table-cell>
          <table:table-cell office:value-type="string" calcext:value-type="string">
            <text:p>(514) 987-3000 poste 5083</text:p>
          </table:table-cell>
          <table:table-cell office:value-type="string" calcext:value-type="string">
            <text:p>|Développement professionnel|Formation pratique|Insertion professionnelle|Pédagogie au collégiale technique|Pédagogie de l'enseignement au secondaire|Pédagogie de l'enseignement supérieur|Pédagogie en formation professionnelle|Pratique réflexive|</text:p>
          </table:table-cell>
          <table:table-cell/>
          <table:table-cell office:value-type="string" calcext:value-type="string">
            <text:p>https://professeurs.uqam.ca/professeur/lefebvre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Louise Lefebvr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febvre.marie_louise@uqam.ca</text:p>
          </table:table-cell>
          <table:table-cell office:value-type="string" calcext:value-type="string">
            <text:p>(514) 987-4123</text:p>
          </table:table-cell>
          <table:table-cell office:value-type="string" calcext:value-type="string">
            <text:p>|Développement international|Études féministes|Pauvreté des femmes|Pluriethnicité|Psychoéducation|Sociologie de l'éducation|</text:p>
          </table:table-cell>
          <table:table-cell/>
          <table:table-cell office:value-type="string" calcext:value-type="string">
            <text:p>https://professeurs.uqam.ca/professeur/lefebvre.marie_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Mercier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rcier.jean-pierre@uqam.ca</text:p>
          </table:table-cell>
          <table:table-cell office:value-type="string" calcext:value-type="string">
            <text:p>(514) 987-3000 poste 3452</text:p>
          </table:table-cell>
          <table:table-cell office:value-type="string" calcext:value-type="string">
            <text:p>|Apprentissage à l'âge adulte|Éducation|Éducation des adultes|Ethnographie|Pratiques de l'écrit|Rapport au temps|Temporalité|</text:p>
          </table:table-cell>
          <table:table-cell/>
          <table:table-cell office:value-type="string" calcext:value-type="string">
            <text:p>https://professeurs.uqam.ca/professeur/mercier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n Mercier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rcier.julien@uqam.ca</text:p>
          </table:table-cell>
          <table:table-cell office:value-type="string" calcext:value-type="string">
            <text:p>(514) 987-3000 poste 1091</text:p>
          </table:table-cell>
          <table:table-cell office:value-type="string" calcext:value-type="string">
            <text:p>|Didactique|Éducation|Éducation comparée|Neurosciences|Neurosciences éducationnelles|Orthopédagogie|Sciences cognitives appliquées|Technologies éducativ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ercier.jul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rela Moldoveanu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ldoveanu.mirela@uqam.ca</text:p>
          </table:table-cell>
          <table:table-cell office:value-type="string" calcext:value-type="string">
            <text:p>(514) 987-3000 poste 5327</text:p>
          </table:table-cell>
          <table:table-cell office:value-type="string" calcext:value-type="string">
            <text:p>|Approches collaboratives de recherche|Développement professionnel des enseignants|Didactique|Pratiques différenciées en milieu scolaire|Psychoéducation|Psychopédagogie|Réussite scolaire des autochtones|Réussite scolaire des immigrants|</text:p>
          </table:table-cell>
          <table:table-cell/>
          <table:table-cell office:value-type="string" calcext:value-type="string">
            <text:p>https://professeurs.uqam.ca/professeur/moldoveanu.mire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e Normand-Guérett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ormand.denise@uqam.ca</text:p>
          </table:table-cell>
          <table:table-cell office:value-type="string" calcext:value-type="string">
            <text:p>(514) 987-4123</text:p>
          </table:table-cell>
          <table:table-cell office:value-type="string" calcext:value-type="string">
            <text:p>|Déficience intellectuelle|Formation des enseignants|Partenariat parents-enseignants|Prévention primaire en éducation|</text:p>
          </table:table-cell>
          <table:table-cell/>
          <table:table-cell office:value-type="string" calcext:value-type="string">
            <text:p>https://professeurs.uqam.ca/professeur/normand.den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lphine Odier_Guedj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odier-guedj.delphine@uqam.ca</text:p>
          </table:table-cell>
          <table:table-cell office:value-type="string" calcext:value-type="string">
            <text:p>(514) 987-3000 poste 3081</text:p>
          </table:table-cell>
          <table:table-cell office:value-type="string" calcext:value-type="string">
            <text:p>|Acquisition du langage|Danse|Déficience intellectuelle|Didactique de l'oral|Dysphasie|Éducation|Inclusion|Littérature jeunesse|Orthopédagogie|Pédagogie en milieu universitaire|Pédagogie interactionnelle|Troubles du spectre de l'autisme (TSA)|</text:p>
          </table:table-cell>
          <table:table-cell/>
          <table:table-cell office:value-type="string" calcext:value-type="string">
            <text:p>https://professeurs.uqam.ca/professeur/odier-guedj.delph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 Ouellet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ouellet.chantal@uqam.ca</text:p>
          </table:table-cell>
          <table:table-cell office:value-type="string" calcext:value-type="string">
            <text:p>(514) 987-3000 poste 4188</text:p>
          </table:table-cell>
          <table:table-cell office:value-type="string" calcext:value-type="string">
            <text:p>|Alphabétisation et formation des adultes|Compréhension en lecture|Didactique|Difficultés en lecture et écriture au secondaire|Difficultés en lecture et en écriture|Éducation comparée|Mesures et évaluation|Métacognition|Orthopédagogie|Psychopédagogie|</text:p>
          </table:table-cell>
          <table:table-cell/>
          <table:table-cell office:value-type="string" calcext:value-type="string">
            <text:p>https://professeurs.uqam.ca/professeur/ouellet.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Ouellet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ouellet.sylvie@uqam.ca</text:p>
          </table:table-cell>
          <table:table-cell office:value-type="string" calcext:value-type="string">
            <text:p>(514) 987-3000 poste 1722</text:p>
          </table:table-cell>
          <table:table-cell office:value-type="string" calcext:value-type="string">
            <text:p>|Conception de formation|Conditions d'apprentissage|Conditions de formation|Dispositifs de formation|Formation|Santé et sécurité|</text:p>
          </table:table-cell>
          <table:table-cell/>
          <table:table-cell office:value-type="string" calcext:value-type="string">
            <text:p>https://professeurs.uqam.ca/professeur/ouellet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nia Pelletier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 invit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elletier.sonia@uqam.ca</text:p>
          </table:table-cell>
          <table:table-cell office:value-type="string" calcext:value-type="string">
            <text:p>(514) 987-3000 poste 6611</text:p>
          </table:table-cell>
          <table:table-cell table:number-columns-repeated="2"/>
          <table:table-cell office:value-type="string" calcext:value-type="string">
            <text:p>https://professeurs.uqam.ca/professeur/pelletier.son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Plant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lante.isabelle@uqam.ca</text:p>
          </table:table-cell>
          <table:table-cell office:value-type="string" calcext:value-type="string">
            <text:p>(514) 987-3000 poste 8554</text:p>
          </table:table-cell>
          <table:table-cell office:value-type="string" calcext:value-type="string">
            <text:p>|Anxiété de performance|Gestion de classe|Intervention pédagogique|Motivation à l'école|Réussite scolaire|Stétéotypes de genre à l'école|Troubles de comportement en classe|</text:p>
          </table:table-cell>
          <table:table-cell/>
          <table:table-cell office:value-type="string" calcext:value-type="string">
            <text:p>https://professeurs.uqam.ca/professeur/plante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Poissant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issant.julie@uqam.ca</text:p>
          </table:table-cell>
          <table:table-cell office:value-type="string" calcext:value-type="string">
            <text:p>(514) 987-3000 poste 2624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oissant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yse Potvi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tvin.maryse@uqam.ca</text:p>
          </table:table-cell>
          <table:table-cell office:value-type="string" calcext:value-type="string">
            <text:p>(514) 987-3000 poste 3860</text:p>
          </table:table-cell>
          <table:table-cell office:value-type="string" calcext:value-type="string">
            <text:p>|Accommodements raisonnables|Discrimination|Éducation antiraciste|Éducation aux droits|Éducation comparée|Éducation inclusive interculturelle|Immigration|Jeunes des minorités|Racisme|Radicalisation|Sociologie de l'éduc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otvin.mary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Prévost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revost.nathalie@uqam.ca</text:p>
          </table:table-cell>
          <table:table-cell office:value-type="string" calcext:value-type="string">
            <text:p>(514) 987-3000 poste 7684</text:p>
          </table:table-cell>
          <table:table-cell office:value-type="string" calcext:value-type="string">
            <text:p>|Didactique|Enseignement de la lecture et de l'écriture|Entrée dans l'écrit et prévention des difficultés|Littératie familiale|Mesures et évaluation|Orthodidactique de l'écrit|Orthopédagogie|Passage de l'oral à l'écrit|Psychopédagogie|</text:p>
          </table:table-cell>
          <table:table-cell/>
          <table:table-cell office:value-type="string" calcext:value-type="string">
            <text:p>https://professeurs.uqam.ca/professeur/prevost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ugo Rangel Torrijo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ngel_torrijo.hugo@uqam.ca</text:p>
          </table:table-cell>
          <table:table-cell office:value-type="string" calcext:value-type="string">
            <text:p>(514) 987-4123</text:p>
          </table:table-cell>
          <table:table-cell office:value-type="string" calcext:value-type="string">
            <text:p>|Citoyenneté|Démocratie|Éducation des adultes|Migrations|</text:p>
          </table:table-cell>
          <table:table-cell/>
          <table:table-cell office:value-type="string" calcext:value-type="string">
            <text:p>https://professeurs.uqam.ca/professeur/rangel_torrijo.hug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ophe Roiné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ine.christophe@uqam.ca</text:p>
          </table:table-cell>
          <table:table-cell office:value-type="string" calcext:value-type="string">
            <text:p>(514) 987-4123</text:p>
          </table:table-cell>
          <table:table-cell office:value-type="string" calcext:value-type="string">
            <text:p>|Anthropologie de l'éducation|Didactique des mathématiques|Éducation|Élèves en difficulté|Situations de handicap|</text:p>
          </table:table-cell>
          <table:table-cell/>
          <table:table-cell office:value-type="string" calcext:value-type="string">
            <text:p>https://professeurs.uqam.ca/professeur/roine.christoph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ik Ste-Mari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e-marie.anik@uqam.ca</text:p>
          </table:table-cell>
          <table:table-cell office:value-type="string" calcext:value-type="string">
            <text:p>(514) 987-3000 poste 4621</text:p>
          </table:table-cell>
          <table:table-cell office:value-type="string" calcext:value-type="string">
            <text:p>|Activités mathématiques au préscolaire|Difficultés d'apprentissage en mathématiques|Éducation|Enseignement et apprentissage des mathématiques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ste-marie.ani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e St-Germain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-germain.martine@uqam.ca</text:p>
          </table:table-cell>
          <table:table-cell office:value-type="string" calcext:value-type="string">
            <text:p>(514) 987-3000 poste 4772</text:p>
          </table:table-cell>
          <table:table-cell office:value-type="string" calcext:value-type="string">
            <text:p>|Accompagnement dans le changement|Accompagnement des enseignants|Éducation|Gestion de classe|Relation pédagogique de coopération|Stratégies de coopération en classe|</text:p>
          </table:table-cell>
          <table:table-cell/>
          <table:table-cell office:value-type="string" calcext:value-type="string">
            <text:p>https://professeurs.uqam.ca/professeur/st-germain.mar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Turcotte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urcotte.catherine@uqam.ca</text:p>
          </table:table-cell>
          <table:table-cell office:value-type="string" calcext:value-type="string">
            <text:p>(514) 987-3000 poste 3090</text:p>
          </table:table-cell>
          <table:table-cell office:value-type="string" calcext:value-type="string">
            <text:p>|Compréhension écrite|Didactique|Difficultés d'apprentissage de la lecture|Éducation|Enseignement et apprentissage de la lecture|Mesures et évaluation|Orthopédagogie|Psychopédagog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turcotte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igitte Voyer</text:p>
          </table:table-cell>
          <table:table-cell office:value-type="string" calcext:value-type="string">
            <text:p>Département d'éducation et formation spécialisé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oyer.brigitte@uqam.ca</text:p>
          </table:table-cell>
          <table:table-cell office:value-type="string" calcext:value-type="string">
            <text:p>(514) 987-3000 poste 8944</text:p>
          </table:table-cell>
          <table:table-cell office:value-type="string" calcext:value-type="string">
            <text:p>|Approche biographique|Éducation comparée|Formateurs|Formation|Métiers de la formation|Orientation et information professionnelle|Orientation et information scolaire|Pratique de formation|Précarité d'emploi|</text:p>
          </table:table-cell>
          <table:table-cell/>
          <table:table-cell office:value-type="string" calcext:value-type="string">
            <text:p>https://professeurs.uqam.ca/professeur/voyer.brigi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-Sébastien Aubin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ubin.andre-sebastien@uqam.ca</text:p>
          </table:table-cell>
          <table:table-cell office:value-type="string" calcext:value-type="string">
            <text:p>(514) 987-3000 poste 6405</text:p>
          </table:table-cell>
          <table:table-cell office:value-type="string" calcext:value-type="string">
            <text:p>|Auxiliaires d'enseignement|Éducation|Évaluation des compétences|Modèles de mesure en éducation|Pédagogie en milieu universitaire|Validation en contexte de class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ubin.andre-sebast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la Barroso Da Costa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roso_da_costa.carla@uqam.ca</text:p>
          </table:table-cell>
          <table:table-cell office:value-type="string" calcext:value-type="string">
            <text:p>(514) 987-3000 poste 0959</text:p>
          </table:table-cell>
          <table:table-cell office:value-type="string" calcext:value-type="string">
            <text:p>|Éducation|Engagement professionnel des enseignants|Évaluation des apprentissages|Évaluation des compétences professionnelles|Modèles de mesure en éducation|Modélisation statistique|Statistiques des scores aux tests|</text:p>
          </table:table-cell>
          <table:table-cell/>
          <table:table-cell office:value-type="string" calcext:value-type="string">
            <text:p>https://professeurs.uqam.ca/professeur/barroso_da_costa.car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se Bessette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ssette.lise@uqam.ca</text:p>
          </table:table-cell>
          <table:table-cell office:value-type="string" calcext:value-type="string">
            <text:p>(514) 987-3000 poste 2465</text:p>
          </table:table-cell>
          <table:table-cell office:value-type="string" calcext:value-type="string">
            <text:p>|Climat organisationnel|Éducation|Fonctionnement des organisations|Formation des gestionnaires en éducation|Gestion de l'éducation|Gestion du changement|Gouvernance de l'éducation|Inclusion|Reconnaissance des acquis expérientiel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essette.l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élissa Bissonnette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issonnette.melissa@uqam.ca</text:p>
          </table:table-cell>
          <table:table-cell office:value-type="string" calcext:value-type="string">
            <text:p>(514) 987-3000 poste 8798</text:p>
          </table:table-cell>
          <table:table-cell office:value-type="string" calcext:value-type="string">
            <text:p>|Compétence interculturelle|Diversité/immigration/ethnicité|Éducation|Éducation inclusive|Éducation interculturelle|Gestion de la diversité en éducation|Gestion de l'éducation|</text:p>
          </table:table-cell>
          <table:table-cell/>
          <table:table-cell office:value-type="string" calcext:value-type="string">
            <text:p>https://professeurs.uqam.ca/professeur/bissonnette.meliss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non Boily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ily.manon@uqam.ca</text:p>
          </table:table-cell>
          <table:table-cell office:value-type="string" calcext:value-type="string">
            <text:p>(514) 987-3000 poste 1224</text:p>
          </table:table-cell>
          <table:table-cell office:value-type="string" calcext:value-type="string">
            <text:p>|Développement de la pensée algébrique|Éducation|Éducation préscolaire|Gestion des services de garde éducatifs|Hyporéactivité chez <text:s/>le jeune enfant|Pratiques enseignantes|Pratiques favorables à la réussite éducative|Utilisation des portfolios|</text:p>
          </table:table-cell>
          <table:table-cell/>
          <table:table-cell office:value-type="string" calcext:value-type="string">
            <text:p>https://professeurs.uqam.ca/professeur/boily.man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lde Cambron-Goulet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mbron-goulet.mathilde@uqam.ca</text:p>
          </table:table-cell>
          <table:table-cell office:value-type="string" calcext:value-type="string">
            <text:p>(514) 987-3000 poste 5039</text:p>
          </table:table-cell>
          <table:table-cell office:value-type="string" calcext:value-type="string">
            <text:p>Écoles philosophiques grecques|Éducation|Histoire de l'éducation|Philosophie|Philosophie de l'éducation|Pratiques d'enseignement antiques|Pratiques lettrées| oralité et écriture</text:p>
          </table:table-cell>
          <table:table-cell/>
          <table:table-cell office:value-type="string" calcext:value-type="string">
            <text:p>https://professeurs.uqam.ca/professeur/cambron-goulet.mathil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Chagnon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gnon.yves@uqam.ca</text:p>
          </table:table-cell>
          <table:table-cell office:value-type="string" calcext:value-type="string">
            <text:p>(514) 987-3000 poste 3816</text:p>
          </table:table-cell>
          <table:table-cell office:value-type="string" calcext:value-type="string">
            <text:p>|Évolution de la carrière|Psychologie du travail|</text:p>
          </table:table-cell>
          <table:table-cell/>
          <table:table-cell office:value-type="string" calcext:value-type="string">
            <text:p>https://professeurs.uqam.ca/professeur/chagnon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Corbière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rbiere.marc@uqam.ca</text:p>
          </table:table-cell>
          <table:table-cell office:value-type="string" calcext:value-type="string">
            <text:p>(514) 987-3000 poste 5574</text:p>
          </table:table-cell>
          <table:table-cell office:value-type="string" calcext:value-type="string">
            <text:p>|Counseling de carrière|Éducation|Interventions psychosociales|Problème de santé et retour au travail|Psychiatrie sociale|Psychologie|Psychologie du travail|Réinsertion au travail|Retour au travail|Trouble mental et retour au travail|</text:p>
          </table:table-cell>
          <table:table-cell/>
          <table:table-cell office:value-type="string" calcext:value-type="string">
            <text:p>https://professeurs.uqam.ca/professeur/corbiere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Cournoyer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urnoyer.louis@uqam.ca</text:p>
          </table:table-cell>
          <table:table-cell office:value-type="string" calcext:value-type="string">
            <text:p>(514) 987-3000 poste 3994</text:p>
          </table:table-cell>
          <table:table-cell office:value-type="string" calcext:value-type="string">
            <text:p>|Counseling de carrière|Influences des relations sociales|Orientation et information professionnelle|Orientation et information scolaire|Parcours professionnels|Parcours scolaires|Pratiques de co-développement|Relation d'aide|</text:p>
          </table:table-cell>
          <table:table-cell/>
          <table:table-cell office:value-type="string" calcext:value-type="string">
            <text:p>https://professeurs.uqam.ca/professeur/cournoyer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oussine Dridi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ridi.houssine@uqam.ca</text:p>
          </table:table-cell>
          <table:table-cell office:value-type="string" calcext:value-type="string">
            <text:p>(514) 987-3000 poste 5293</text:p>
          </table:table-cell>
          <table:table-cell office:value-type="string" calcext:value-type="string">
            <text:p>|Analyse stratégique|Gestion de l'éducation|Gestion des connaissances|Gestion du changement|Innovation sociale|Intelligence collective|Mobilisation des connaissances|Sociologie des organisations|Transfert de connaissances|</text:p>
          </table:table-cell>
          <table:table-cell/>
          <table:table-cell office:value-type="string" calcext:value-type="string">
            <text:p>https://professeurs.uqam.ca/professeur/dridi.houss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-André Éthier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0011</text:p>
          </table:table-cell>
          <table:table-cell table:number-columns-repeated="2"/>
          <table:table-cell office:value-type="string" calcext:value-type="string">
            <text:p>https://professeurs.uqam.ca/professeur/HPJwv%252bhQdMc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e Gravelle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ravelle.france@uqam.ca</text:p>
          </table:table-cell>
          <table:table-cell office:value-type="string" calcext:value-type="string">
            <text:p>(514) 987-3000 poste 5662</text:p>
          </table:table-cell>
          <table:table-cell office:value-type="string" calcext:value-type="string">
            <text:p>|Enseignants issus de l'immigration|Gestion axée sur les résultats|Gestion de l'éducation|Gestion de l'enseignement supérieur|Gestion de l'implantation du numérique|Gouvernance des systèmes éducatifs|Implantation d'enseignement à distance|Insertion professionnelle des enseignants|Pédagogie en milieu universitaire|</text:p>
          </table:table-cell>
          <table:table-cell/>
          <table:table-cell office:value-type="string" calcext:value-type="string">
            <text:p>https://professeurs.uqam.ca/professeur/gravelle.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 Grégoire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regoire.simon@uqam.ca</text:p>
          </table:table-cell>
          <table:table-cell office:value-type="string" calcext:value-type="string">
            <text:p>(514) 987-3000 poste 5028</text:p>
          </table:table-cell>
          <table:table-cell office:value-type="string" calcext:value-type="string">
            <text:p>|Counseling de carrière|Pleine conscience (mindfulness)|Présence attentive (mindfulness)|Psychologie de la santé|Psychologie du travail|Santé mentale|Santé psychologique|Thérapies Cognitives et Comportementales (TCC) 3e vague|</text:p>
          </table:table-cell>
          <table:table-cell/>
          <table:table-cell office:value-type="string" calcext:value-type="string">
            <text:p>https://professeurs.uqam.ca/professeur/gregoire.sim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he Hurteau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urteau.marthe@uqam.ca</text:p>
          </table:table-cell>
          <table:table-cell office:value-type="string" calcext:value-type="string">
            <text:p>(514) 987-3000 poste 4702</text:p>
          </table:table-cell>
          <table:table-cell office:value-type="string" calcext:value-type="string">
            <text:p>Éducation|Évaluation de programmes| <text:s/>projets et politiques|Jugement professionnel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hurteau.marth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se Lachance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chance.lise@uqam.ca</text:p>
          </table:table-cell>
          <table:table-cell office:value-type="string" calcext:value-type="string">
            <text:p>(514) 987-3000 poste 8332</text:p>
          </table:table-cell>
          <table:table-cell office:value-type="string" calcext:value-type="string">
            <text:p>|Conciliation des rôles de vie|Déterminants biopsychosociaux|Différences de genre|Événements de vie|Fonctionnement social|Santé psychologique|Transitions de rôles professionnels|</text:p>
          </table:table-cell>
          <table:table-cell/>
          <table:table-cell office:value-type="string" calcext:value-type="string">
            <text:p>https://professeurs.uqam.ca/professeur/lachance.l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Lemieux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mieux.andre@uqam.ca</text:p>
          </table:table-cell>
          <table:table-cell office:value-type="string" calcext:value-type="string">
            <text:p>(514) 987-3000 poste 3807</text:p>
          </table:table-cell>
          <table:table-cell office:value-type="string" calcext:value-type="string">
            <text:p>|Aînés et activités intellectuelles|Apprentissage et développement|Personnes âgées et éducation / Gérontagogie|Université du troisième âge|Vietnam|</text:p>
          </table:table-cell>
          <table:table-cell/>
          <table:table-cell office:value-type="string" calcext:value-type="string">
            <text:p>https://professeurs.uqam.ca/professeur/lemieux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ynthia Martiny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tiny.cynthia@uqam.ca</text:p>
          </table:table-cell>
          <table:table-cell office:value-type="string" calcext:value-type="string">
            <text:p>(514) 987-3000 poste 8532</text:p>
          </table:table-cell>
          <table:table-cell table:number-columns-repeated="2"/>
          <table:table-cell office:value-type="string" calcext:value-type="string">
            <text:p>https://professeurs.uqam.ca/professeur/martiny.cynth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Michaud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ichaud.n@uqam.ca</text:p>
          </table:table-cell>
          <table:table-cell office:value-type="string" calcext:value-type="string">
            <text:p>(514) 987-3000 poste 5313</text:p>
          </table:table-cell>
          <table:table-cell office:value-type="string" calcext:value-type="string">
            <text:p>|Évaluation des compétences au préscolaire|Évaluation des compétences au primaire|Évaluation des compétences au secondaire|Évaluation des compétences en éducation|Évaluation des compétences en enseignement supérieur|</text:p>
          </table:table-cell>
          <table:table-cell/>
          <table:table-cell office:value-type="string" calcext:value-type="string">
            <text:p>https://professeurs.uqam.ca/professeur/michaud.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scal Ndinga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dinga.pascal@uqam.ca</text:p>
          </table:table-cell>
          <table:table-cell office:value-type="string" calcext:value-type="string">
            <text:p>(514) 987-3000 poste 8581</text:p>
          </table:table-cell>
          <table:table-cell office:value-type="string" calcext:value-type="string">
            <text:p>|Éducation|Évaluation des apprentissages|Évaluation des compétences|Mesures et évaluation|Motivation et réussite scolaire|</text:p>
          </table:table-cell>
          <table:table-cell/>
          <table:table-cell office:value-type="string" calcext:value-type="string">
            <text:p>https://professeurs.uqam.ca/professeur/ndinga.pasc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Poissant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issant.helene@uqam.ca</text:p>
          </table:table-cell>
          <table:table-cell office:value-type="string" calcext:value-type="string">
            <text:p>(514) 987-3000 poste 8946</text:p>
          </table:table-cell>
          <table:table-cell office:value-type="string" calcext:value-type="string">
            <text:p>|Adolescence|Enfance|Hyperactivité|Imagerie cérébrale fonctionnelle|Neuropsychologie cognitive|Processus cognitifs et métacognitifs|Psychoéducation|Psychopédagogie|Trouble déficitaire de l'attention|Trouble du déficit de l'attention (TDAH)|</text:p>
          </table:table-cell>
          <table:table-cell/>
          <table:table-cell office:value-type="string" calcext:value-type="string">
            <text:p>https://professeurs.uqam.ca/professeur/poissant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Raîche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iche.gilles@uqam.ca</text:p>
          </table:table-cell>
          <table:table-cell office:value-type="string" calcext:value-type="string">
            <text:p>(514) 987-3000 poste 1712</text:p>
          </table:table-cell>
          <table:table-cell office:value-type="string" calcext:value-type="string">
            <text:p>|Andragogie|Détection des fraudes aux évaluations|Éducation|Éducation comparée|Évaluation des apprentissages|Évaluation en ligne|Mesures et évaluation|Recherche au collégia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aiche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rnard Rivière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iviere.bernard@uqam.ca</text:p>
          </table:table-cell>
          <table:table-cell office:value-type="string" calcext:value-type="string">
            <text:p>(514) 987-0011</text:p>
          </table:table-cell>
          <table:table-cell office:value-type="string" calcext:value-type="string">
            <text:p>|Counseling de carrière|Décrochage scolaire|Psychothérapie|Recherche qualitative|Récits de vie|Représentations sociales de la réussit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iviere.bern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rianne Robichaud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bichaud.arianne@uqam.ca</text:p>
          </table:table-cell>
          <table:table-cell office:value-type="string" calcext:value-type="string">
            <text:p>(514) 987-3000 poste 6436</text:p>
          </table:table-cell>
          <table:table-cell office:value-type="string" calcext:value-type="string">
            <text:p>|Administration scolaire|Éducation|Épistémologie des sciences de l'éducation|Formation des maîtres|Philosophie de l'éducation|Profession enseignante|Rôle des sciences sociales en éducation|Savoirs enseignants|Sociologie critique en éduc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obichaud.ari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ginald Savard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vard.reginald@uqam.ca</text:p>
          </table:table-cell>
          <table:table-cell office:value-type="string" calcext:value-type="string">
            <text:p>(514) 987-3000 poste 4719</text:p>
          </table:table-cell>
          <table:table-cell table:number-columns-repeated="2"/>
          <table:table-cell office:value-type="string" calcext:value-type="string">
            <text:p>https://professeurs.uqam.ca/professeur/savard.reginal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na Schwimmer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chwimmer.marina@uqam.ca</text:p>
          </table:table-cell>
          <table:table-cell office:value-type="string" calcext:value-type="string">
            <text:p>(514) 987-3000 poste 1591</text:p>
          </table:table-cell>
          <table:table-cell office:value-type="string" calcext:value-type="string">
            <text:p>|Analyse des politiques|Analyse du discours|Culture managériale en éducation|Culture thérapeutique en éducation|Éducation à la démocratie|Éducation civique|Éducation en éthique|Fondements culturels de l'éducation|</text:p>
          </table:table-cell>
          <table:table-cell/>
          <table:table-cell office:value-type="string" calcext:value-type="string">
            <text:p>https://professeurs.uqam.ca/professeur/schwimmer.mar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Taylor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aylor.genevieve@uqam.ca</text:p>
          </table:table-cell>
          <table:table-cell office:value-type="string" calcext:value-type="string">
            <text:p>(514) 987-3000 poste 4594</text:p>
          </table:table-cell>
          <table:table-cell office:value-type="string" calcext:value-type="string">
            <text:p>|Autorégulation|Éducation|Motivation intrinsèque|Persévérance scolaire|Pleine conscience (mindfulness)|Présence attentive (mindfulness)|Promotion de la santé psychologique|Promotion du bien-être|Psychologie|Soutien des besoins psychologiques fondamentaux|</text:p>
          </table:table-cell>
          <table:table-cell/>
          <table:table-cell office:value-type="string" calcext:value-type="string">
            <text:p>https://professeurs.uqam.ca/professeur/taylor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deleine Tchimou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chimou.madeleine@uqam.ca</text:p>
          </table:table-cell>
          <table:table-cell office:value-type="string" calcext:value-type="string">
            <text:p>(514) 987-3000 poste 4704</text:p>
          </table:table-cell>
          <table:table-cell office:value-type="string" calcext:value-type="string">
            <text:p>|Administration scolaire|Analyse comparée des systèmes éducatifs|Diversité interculturelle en milieu scolaire|Modes de régulation des systèmes éducatifs|Politiques organisationnelles en éducation|Politiques publiques en éducation|</text:p>
          </table:table-cell>
          <table:table-cell/>
          <table:table-cell office:value-type="string" calcext:value-type="string">
            <text:p>https://professeurs.uqam.ca/professeur/tchimou.madele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Toussaint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oussaint.pierre@uqam.ca</text:p>
          </table:table-cell>
          <table:table-cell office:value-type="string" calcext:value-type="string">
            <text:p>(514) 987-3000 poste 4627</text:p>
          </table:table-cell>
          <table:table-cell office:value-type="string" calcext:value-type="string">
            <text:p>|Commissions scolaires|Éducation|Éducation interculturelle|Formation des enseignants|Gestion de l'éducation|Immigration/ethnicité/citoyenneté|Persévérance et réussite scolaires|Politiques éducatives|Réformes scolaires|Sociologie|</text:p>
          </table:table-cell>
          <table:table-cell/>
          <table:table-cell office:value-type="string" calcext:value-type="string">
            <text:p>https://professeurs.uqam.ca/professeur/toussaint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Turgeon</text:p>
          </table:table-cell>
          <table:table-cell office:value-type="string" calcext:value-type="string">
            <text:p>Département d'éducation et pédag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urgeon.marc@uqam.ca</text:p>
          </table:table-cell>
          <table:table-cell office:value-type="string" calcext:value-type="string">
            <text:p>(514) 987-3000 poste 6542</text:p>
          </table:table-cell>
          <table:table-cell office:value-type="string" calcext:value-type="string">
            <text:p>|Éducation|Formation des maîtres|Politiques éducatives|</text:p>
          </table:table-cell>
          <table:table-cell/>
          <table:table-cell office:value-type="string" calcext:value-type="string">
            <text:p>https://professeurs.uqam.ca/professeur/turgeon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hmad Al-Haji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lhaji.ahmad@uqam.ca</text:p>
          </table:table-cell>
          <table:table-cell office:value-type="string" calcext:value-type="string">
            <text:p>(514) 987-3000 poste 8582</text:p>
          </table:table-cell>
          <table:table-cell table:number-columns-repeated="2"/>
          <table:table-cell office:value-type="string" calcext:value-type="string">
            <text:p>https://professeurs.uqam.ca/professeur/alhaji.ahma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odjovi Assoe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ssoe.kodjovi@uqam.ca</text:p>
          </table:table-cell>
          <table:table-cell office:value-type="string" calcext:value-type="string">
            <text:p>(514) 987-3000 poste 1986</text:p>
          </table:table-cell>
          <table:table-cell table:number-columns-repeated="2"/>
          <table:table-cell office:value-type="string" calcext:value-type="string">
            <text:p>https://professeurs.uqam.ca/professeur/assoe.kodjov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mzi Ben Abdallah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n_abdallah.ramzi@uqam.ca</text:p>
          </table:table-cell>
          <table:table-cell office:value-type="string" calcext:value-type="string">
            <text:p>(514) 987-3000 poste 2821</text:p>
          </table:table-cell>
          <table:table-cell table:number-columns-repeated="2"/>
          <table:table-cell office:value-type="string" calcext:value-type="string">
            <text:p>https://professeurs.uqam.ca/professeur/ben_abdallah.ramz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Coen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en.alain@uqam.ca</text:p>
          </table:table-cell>
          <table:table-cell office:value-type="string" calcext:value-type="string">
            <text:p>(514) 987-3000 poste 5680</text:p>
          </table:table-cell>
          <table:table-cell office:value-type="string" calcext:value-type="string">
            <text:p>|Finance|</text:p>
          </table:table-cell>
          <table:table-cell/>
          <table:table-cell office:value-type="string" calcext:value-type="string">
            <text:p>https://professeurs.uqam.ca/professeur/coen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rina Demidova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midova.irina@uqam.ca</text:p>
          </table:table-cell>
          <table:table-cell office:value-type="string" calcext:value-type="string">
            <text:p>(514) 987-3000 poste 0946</text:p>
          </table:table-cell>
          <table:table-cell table:number-columns-repeated="2"/>
          <table:table-cell office:value-type="string" calcext:value-type="string">
            <text:p>https://professeurs.uqam.ca/professeur/demidova.ir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nès Gargouri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rgouri.ines@uqam.ca</text:p>
          </table:table-cell>
          <table:table-cell office:value-type="string" calcext:value-type="string">
            <text:p>(514) 987-3000 poste 1208</text:p>
          </table:table-cell>
          <table:table-cell office:value-type="string" calcext:value-type="string">
            <text:p>|Finance|</text:p>
          </table:table-cell>
          <table:table-cell/>
          <table:table-cell office:value-type="string" calcext:value-type="string">
            <text:p>https://professeurs.uqam.ca/professeur/gargouri.in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hard Guay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ay.richard@uqam.ca</text:p>
          </table:table-cell>
          <table:table-cell office:value-type="string" calcext:value-type="string">
            <text:p>(514) 987-3000 poste 0288</text:p>
          </table:table-cell>
          <table:table-cell office:value-type="string" calcext:value-type="string">
            <text:p>|Construction de portefeuille|Finance|Finance comportementale|Gestion des risques financiers|Gestion financière corporative|Politiques de placements|</text:p>
          </table:table-cell>
          <table:table-cell/>
          <table:table-cell office:value-type="string" calcext:value-type="string">
            <text:p>https://professeurs.uqam.ca/professeur/guay.rich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Gueyie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eyie.jean-pierre@uqam.ca</text:p>
          </table:table-cell>
          <table:table-cell office:value-type="string" calcext:value-type="string">
            <text:p>(514) 987-3000 poste 2358</text:p>
          </table:table-cell>
          <table:table-cell office:value-type="string" calcext:value-type="string">
            <text:p>|Finance|Finance de développement|Institutions financières|Marchés financiers|Microfinance|Régie d'entreprise|</text:p>
          </table:table-cell>
          <table:table-cell/>
          <table:table-cell office:value-type="string" calcext:value-type="string">
            <text:p>https://professeurs.uqam.ca/professeur/gueyie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fa Hamza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mza.olfa@uqam.ca</text:p>
          </table:table-cell>
          <table:table-cell office:value-type="string" calcext:value-type="string">
            <text:p>(514) 987-3000 poste 4251</text:p>
          </table:table-cell>
          <table:table-cell/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hamza.olf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her Kooli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ooli.maher@uqam.ca</text:p>
          </table:table-cell>
          <table:table-cell office:value-type="string" calcext:value-type="string">
            <text:p>(514) 987-3000 poste 2082</text:p>
          </table:table-cell>
          <table:table-cell office:value-type="string" calcext:value-type="string">
            <text:p>|Émissions initiales|Finance|Fonds de couverture|Fusions et acquisitions|Gestion de portefeuille|Hedge funds|IPO|</text:p>
          </table:table-cell>
          <table:table-cell/>
          <table:table-cell office:value-type="string" calcext:value-type="string">
            <text:p>https://professeurs.uqam.ca/professeur/kooli.mah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Xavier Mouchette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uchette.xavier@uqam.ca</text:p>
          </table:table-cell>
          <table:table-cell office:value-type="string" calcext:value-type="string">
            <text:p>(514) 987-3000 poste 2215</text:p>
          </table:table-cell>
          <table:table-cell table:number-columns-repeated="2"/>
          <table:table-cell office:value-type="string" calcext:value-type="string">
            <text:p>https://professeurs.uqam.ca/professeur/mouchette.xa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Hélène Noiseux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oiseux.marie_helene@uqam.ca</text:p>
          </table:table-cell>
          <table:table-cell office:value-type="string" calcext:value-type="string">
            <text:p>(514) 987-3000 poste 7896</text:p>
          </table:table-cell>
          <table:table-cell table:number-columns-repeated="2"/>
          <table:table-cell office:value-type="string" calcext:value-type="string">
            <text:p>https://professeurs.uqam.ca/professeur/noiseux.marie_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re F Roch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ch.alexandre_f@uqam.ca</text:p>
          </table:table-cell>
          <table:table-cell office:value-type="string" calcext:value-type="string">
            <text:p>(514) 987-3000 poste 1684</text:p>
          </table:table-cell>
          <table:table-cell office:value-type="string" calcext:value-type="string">
            <text:p>|Bulles spéculatives|Cryptomonnaies|Finance|Produits dérivé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och.alexandre_f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ko Savor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vor.marko@uqam.ca</text:p>
          </table:table-cell>
          <table:table-cell office:value-type="string" calcext:value-type="string">
            <text:p>(514) 987-3000 poste 8553</text:p>
          </table:table-cell>
          <table:table-cell table:number-columns-repeated="2"/>
          <table:table-cell office:value-type="string" calcext:value-type="string">
            <text:p>https://professeurs.uqam.ca/professeur/savor.mark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omlan T. Sedzro</text:p>
          </table:table-cell>
          <table:table-cell office:value-type="string" calcext:value-type="string">
            <text:p>Décanat (ESG)</text:p>
          </table:table-cell>
          <table:table-cell office:value-type="string" calcext:value-type="string">
            <text:p>Doye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dzro.k@uqam.ca</text:p>
          </table:table-cell>
          <table:table-cell office:value-type="string" calcext:value-type="string">
            <text:p>(514) 987-6852</text:p>
          </table:table-cell>
          <table:table-cell office:value-type="string" calcext:value-type="string">
            <text:p>|Économie digitale|Finance|Finance corporative|Gestion de portefeuille|Institutions financières|Marchés financiers|Microfinance|Placements alternatifs|</text:p>
          </table:table-cell>
          <table:table-cell/>
          <table:table-cell office:value-type="string" calcext:value-type="string">
            <text:p>https://professeurs.uqam.ca/professeur/sedzro.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van Stetsyuk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tsyuk.ivan@uqam.ca</text:p>
          </table:table-cell>
          <table:table-cell office:value-type="string" calcext:value-type="string">
            <text:p>(514) 987-3000 poste 0988</text:p>
          </table:table-cell>
          <table:table-cell table:number-columns-repeated="2"/>
          <table:table-cell office:value-type="string" calcext:value-type="string">
            <text:p>https://professeurs.uqam.ca/professeur/stetsyuk.iv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ymond Théoret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heoret.raymond@uqam.ca</text:p>
          </table:table-cell>
          <table:table-cell office:value-type="string" calcext:value-type="string">
            <text:p>(514) 987-3000 poste 4417</text:p>
          </table:table-cell>
          <table:table-cell office:value-type="string" calcext:value-type="string">
            <text:p>|Économétrie financière|Finance|Gestion de portefeuille|Macro-finance|Produits dérivés|Stabilité financière|</text:p>
          </table:table-cell>
          <table:table-cell/>
          <table:table-cell office:value-type="string" calcext:value-type="string">
            <text:p>https://professeurs.uqam.ca/professeur/theoret.raymon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Xiaozhou Zhou</text:p>
          </table:table-cell>
          <table:table-cell office:value-type="string" calcext:value-type="string">
            <text:p>Département de financ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zhou.xiaozhou@uqam.ca</text:p>
          </table:table-cell>
          <table:table-cell office:value-type="string" calcext:value-type="string">
            <text:p>(514) 987-3000 poste 0999</text:p>
          </table:table-cell>
          <table:table-cell table:number-columns-repeated="2"/>
          <table:table-cell office:value-type="string" calcext:value-type="string">
            <text:p>https://professeurs.uqam.ca/professeur/zhou.xiaozho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dier Babin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bin.didier@uqam.ca</text:p>
          </table:table-cell>
          <table:table-cell office:value-type="string" calcext:value-type="string">
            <text:p>(514) 987-3000 poste 3900</text:p>
          </table:table-cell>
          <table:table-cell table:number-columns-repeated="2"/>
          <table:table-cell office:value-type="string" calcext:value-type="string">
            <text:p>https://professeurs.uqam.ca/professeur/babin.did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Baudouin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udouin.yves@uqam.ca</text:p>
          </table:table-cell>
          <table:table-cell office:value-type="string" calcext:value-type="string">
            <text:p>(514) 987-3000 poste 7706</text:p>
          </table:table-cell>
          <table:table-cell office:value-type="string" calcext:value-type="string">
            <text:p>|Géographie|Géographie humaine|</text:p>
          </table:table-cell>
          <table:table-cell/>
          <table:table-cell office:value-type="string" calcext:value-type="string">
            <text:p>https://professeurs.uqam.ca/professeur/baudouin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o Bédard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dard.mario@uqam.ca</text:p>
          </table:table-cell>
          <table:table-cell office:value-type="string" calcext:value-type="string">
            <text:p>(514) 987-3000 poste 3025</text:p>
          </table:table-cell>
          <table:table-cell office:value-type="string" calcext:value-type="string">
            <text:p>|Épistémologie|Géographie culturelle|Géographie régionale|Paysage|Sens du lieu|Sociologie|Territorialité|</text:p>
          </table:table-cell>
          <table:table-cell/>
          <table:table-cell office:value-type="string" calcext:value-type="string">
            <text:p>https://professeurs.uqam.ca/professeur/bedard.mari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Bernard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nard.stephane@uqam.ca</text:p>
          </table:table-cell>
          <table:table-cell office:value-type="string" calcext:value-type="string">
            <text:p>(514) 987-3000 poste 2729</text:p>
          </table:table-cell>
          <table:table-cell table:number-columns-repeated="2"/>
          <table:table-cell office:value-type="string" calcext:value-type="string">
            <text:p>https://professeurs.uqam.ca/professeur/bernard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tienne Boucher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cher.etienne@uqam.ca</text:p>
          </table:table-cell>
          <table:table-cell office:value-type="string" calcext:value-type="string">
            <text:p>(514) 987-3000 poste 3201</text:p>
          </table:table-cell>
          <table:table-cell office:value-type="string" calcext:value-type="string">
            <text:p>|Climatologie et météorologie|Dendrochronologie|Eau et environnement|Géomorphologie fluviale|Paléoclimatologie|Paléohydrologie|Risque Hydrique et Glaciel|Sciences de la terre|</text:p>
          </table:table-cell>
          <table:table-cell/>
          <table:table-cell office:value-type="string" calcext:value-type="string">
            <text:p>https://professeurs.uqam.ca/professeur/boucher.etie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Ursule Boyer-Villemaire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yer-villemaire.ursule@uqam.ca</text:p>
          </table:table-cell>
          <table:table-cell office:value-type="string" calcext:value-type="string">
            <text:p>(514) 987-4131</text:p>
          </table:table-cell>
          <table:table-cell table:number-columns-repeated="2"/>
          <table:table-cell office:value-type="string" calcext:value-type="string">
            <text:p>https://professeurs.uqam.ca/professeur/boyer-villemaire.ursu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C. Doré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re.michel_c@uqam.ca</text:p>
          </table:table-cell>
          <table:table-cell office:value-type="string" calcext:value-type="string">
            <text:p>(514) 987-3000 poste 0286</text:p>
          </table:table-cell>
          <table:table-cell table:number-columns-repeated="2"/>
          <table:table-cell office:value-type="string" calcext:value-type="string">
            <text:p>https://professeurs.uqam.ca/professeur/dore.michel_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Codjia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djia.claude@uqam.ca</text:p>
          </table:table-cell>
          <table:table-cell office:value-type="string" calcext:value-type="string">
            <text:p>(514) 987-3000 poste 0867</text:p>
          </table:table-cell>
          <table:table-cell office:value-type="string" calcext:value-type="string">
            <text:p>|Systèmes d'information géographique|Télédétection|</text:p>
          </table:table-cell>
          <table:table-cell/>
          <table:table-cell office:value-type="string" calcext:value-type="string">
            <text:p>https://professeurs.uqam.ca/professeur/codjia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-André Daigneault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igneault.robert-andre@uqam.ca</text:p>
          </table:table-cell>
          <table:table-cell office:value-type="string" calcext:value-type="string">
            <text:p>(514) 987-3000 poste 8481</text:p>
          </table:table-cell>
          <table:table-cell office:value-type="string" calcext:value-type="string">
            <text:p>|Cartographie des formations superficielles|Géographie humaine|Géomorphologie glaciaire|Paléogéographie quaternaire|Sciences de la terre|</text:p>
          </table:table-cell>
          <table:table-cell/>
          <table:table-cell office:value-type="string" calcext:value-type="string">
            <text:p>https://professeurs.uqam.ca/professeur/daigneault.robert-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C. Doré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re.michel_c@uqam.ca</text:p>
          </table:table-cell>
          <table:table-cell office:value-type="string" calcext:value-type="string">
            <text:p>(514) 987-3000 poste 0286</text:p>
          </table:table-cell>
          <table:table-cell table:number-columns-repeated="2"/>
          <table:table-cell office:value-type="string" calcext:value-type="string">
            <text:p>https://professeurs.uqam.ca/professeur/dore.michel_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élanie Doyon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oyon.melanie@uqam.ca</text:p>
          </table:table-cell>
          <table:table-cell office:value-type="string" calcext:value-type="string">
            <text:p>(514) 987-3000 poste 6261</text:p>
          </table:table-cell>
          <table:table-cell table:number-columns-repeated="2"/>
          <table:table-cell office:value-type="string" calcext:value-type="string">
            <text:p>https://professeurs.uqam.ca/professeur/doyon.mel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Gachon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chon.philippe@uqam.ca</text:p>
          </table:table-cell>
          <table:table-cell office:value-type="string" calcext:value-type="string">
            <text:p>(514) 987-3000 poste 2601</text:p>
          </table:table-cell>
          <table:table-cell office:value-type="string" calcext:value-type="string">
            <text:p>|Changements climatiques|Climatologie|Climat régional|Dynamique de l'atmosphère|Extrêmes climatiques|Météorologie|Modélisation du climat|Risques hydrométéolog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achon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le Garneau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rneau.michelle@uqam.ca</text:p>
          </table:table-cell>
          <table:table-cell office:value-type="string" calcext:value-type="string">
            <text:p>(514) 987-3000 poste 1933</text:p>
          </table:table-cell>
          <table:table-cell office:value-type="string" calcext:value-type="string">
            <text:p>|Dynamique des écosystèmes|Dynamique du carbone|Impact des changements climatiques|Milieux tourbeux|Reconstitution des écosystèmes anciens|</text:p>
          </table:table-cell>
          <table:table-cell/>
          <table:table-cell office:value-type="string" calcext:value-type="string">
            <text:p>https://professeurs.uqam.ca/professeur/garneau.mich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Germain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ermain.daniel@uqam.ca</text:p>
          </table:table-cell>
          <table:table-cell office:value-type="string" calcext:value-type="string">
            <text:p>(514) 987-3000 poste 7096</text:p>
          </table:table-cell>
          <table:table-cell office:value-type="string" calcext:value-type="string">
            <text:p>|Avalanches de neige|Climatologie et météorologie|Géographie humaine|Gestion et prévention des risques|Glissements de terrain|Mouvements gravitaires|Risques naturels|Sciences de la terre|</text:p>
          </table:table-cell>
          <table:table-cell/>
          <table:table-cell office:value-type="string" calcext:value-type="string">
            <text:p>https://professeurs.uqam.ca/professeur/germain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ie Guimond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imond.laurie@uqam.ca</text:p>
          </table:table-cell>
          <table:table-cell office:value-type="string" calcext:value-type="string">
            <text:p>(514) 987-3000 poste 4549</text:p>
          </table:table-cell>
          <table:table-cell table:number-columns-repeated="2"/>
          <table:table-cell office:value-type="string" calcext:value-type="string">
            <text:p>https://professeurs.uqam.ca/professeur/guimond.lau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annick Hémond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emond.yannick@uqam.ca</text:p>
          </table:table-cell>
          <table:table-cell office:value-type="string" calcext:value-type="string">
            <text:p>(514) 987-3000 poste 3900</text:p>
          </table:table-cell>
          <table:table-cell office:value-type="string" calcext:value-type="string">
            <text:p>|Adaptation aux changements climatiques|Continuité d'exploitation|Gestion des risques|Résilience|</text:p>
          </table:table-cell>
          <table:table-cell/>
          <table:table-cell office:value-type="string" calcext:value-type="string">
            <text:p>https://professeurs.uqam.ca/professeur/hemond.yann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ustapha Kebiche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 invit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1495</text:p>
          </table:table-cell>
          <table:table-cell table:number-columns-repeated="2"/>
          <table:table-cell office:value-type="string" calcext:value-type="string">
            <text:p>https://professeurs.uqam.ca/professeur/dwxEUkBpViA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an-Luis Klein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lein.juan-luis@uqam.ca</text:p>
          </table:table-cell>
          <table:table-cell office:value-type="string" calcext:value-type="string">
            <text:p>(514) 987-3000 poste 8909</text:p>
          </table:table-cell>
          <table:table-cell office:value-type="string" calcext:value-type="string">
            <text:p>|Géographie humaine|Sociologie|</text:p>
          </table:table-cell>
          <table:table-cell/>
          <table:table-cell office:value-type="string" calcext:value-type="string">
            <text:p>https://professeurs.uqam.ca/professeur/klein.juan-l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Latendresse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tendresse.anne@uqam.ca</text:p>
          </table:table-cell>
          <table:table-cell office:value-type="string" calcext:value-type="string">
            <text:p>(514) 987-3000 poste 8205</text:p>
          </table:table-cell>
          <table:table-cell office:value-type="string" calcext:value-type="string">
            <text:p>|Communication|Démocratie locale|Démocratie participative|Développement local|Droit|Études urbaines|Géographie humaine|Gouvernance territoriale|Mouvement urbain|Planification et gestion urbaines|Science polit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tendresse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 Lefebvre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febvre.sylvain@uqam.ca</text:p>
          </table:table-cell>
          <table:table-cell office:value-type="string" calcext:value-type="string">
            <text:p>(514) 987-3000 poste 1716</text:p>
          </table:table-cell>
          <table:table-cell office:value-type="string" calcext:value-type="string">
            <text:p>|Aménagement du territoire|Études urbaines|Géographie humaine|Géographie urbaine|Gestion des risques|Grands projets urbains|Planification territoriale|Tourisme|Urbanisme|</text:p>
          </table:table-cell>
          <table:table-cell/>
          <table:table-cell office:value-type="string" calcext:value-type="string">
            <text:p>https://professeurs.uqam.ca/professeur/lefebvre.sylv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Mottet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ttet.eric@uqam.ca</text:p>
          </table:table-cell>
          <table:table-cell office:value-type="string" calcext:value-type="string">
            <text:p>(514) 987-3000 poste 3777</text:p>
          </table:table-cell>
          <table:table-cell office:value-type="string" calcext:value-type="string">
            <text:p>|Asie de l'Est|Asie du Sud-Est|Chine|Didactique|Géographie|Géographie humaine|Géopolitique|Laos|Monde contemporain|Ressources énergétiques|Ressources naturelles|Ressources stratégiques|Sport et politique|Vieillissement et santé|</text:p>
          </table:table-cell>
          <table:table-cell/>
          <table:table-cell office:value-type="string" calcext:value-type="string">
            <text:p>https://professeurs.uqam.ca/professeur/mottet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erge Occhietti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cchietti.serge@uqam.ca</text:p>
          </table:table-cell>
          <table:table-cell office:value-type="string" calcext:value-type="string">
            <text:p>(514) 987-3000 poste 3900</text:p>
          </table:table-cell>
          <table:table-cell table:number-columns-repeated="2"/>
          <table:table-cell office:value-type="string" calcext:value-type="string">
            <text:p>https://professeurs.uqam.ca/professeur/occhietti.serg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impiu Traian Pop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3900</text:p>
          </table:table-cell>
          <table:table-cell table:number-columns-repeated="2"/>
          <table:table-cell office:value-type="string" calcext:value-type="string">
            <text:p>https://professeurs.uqam.ca/professeur/%252fRgx0WBzd0g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ann Roche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che.yann@uqam.ca</text:p>
          </table:table-cell>
          <table:table-cell office:value-type="string" calcext:value-type="string">
            <text:p>(514) 987-3000 poste 1812</text:p>
          </table:table-cell>
          <table:table-cell office:value-type="string" calcext:value-type="string">
            <text:p>|Asie du Sud-Est|Cartographie|Environnement|Géopolitique du sport|Laos|Ressources naturelles|Sociologie|Thailande|Vieillissement et santé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oche.yan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Schroeder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chroeder.jacques@uqam.ca</text:p>
          </table:table-cell>
          <table:table-cell office:value-type="string" calcext:value-type="string">
            <text:p>(514) 987-3000 poste 4596</text:p>
          </table:table-cell>
          <table:table-cell office:value-type="string" calcext:value-type="string">
            <text:p>|Cavernes|Développement local|Géomorphologie|Patrimoine naturel|</text:p>
          </table:table-cell>
          <table:table-cell/>
          <table:table-cell office:value-type="string" calcext:value-type="string">
            <text:p>https://professeurs.uqam.ca/professeur/schroeder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ît St-Onge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-onge.benoit@uqam.ca</text:p>
          </table:table-cell>
          <table:table-cell office:value-type="string" calcext:value-type="string">
            <text:p>(514) 987-3000 poste 0280</text:p>
          </table:table-cell>
          <table:table-cell office:value-type="string" calcext:value-type="string">
            <text:p>|Altimétrie laser (lidar)|Forêt|Géographie|Géomatique|Systèmes d'information géographique|Télédétection|</text:p>
          </table:table-cell>
          <table:table-cell/>
          <table:table-cell office:value-type="string" calcext:value-type="string">
            <text:p>https://professeurs.uqam.ca/professeur/st-onge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Trudelle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udelle.catherine@uqam.ca</text:p>
          </table:table-cell>
          <table:table-cell office:value-type="string" calcext:value-type="string">
            <text:p>(514) 987-3000 poste 5042</text:p>
          </table:table-cell>
          <table:table-cell office:value-type="string" calcext:value-type="string">
            <text:p>|Activité conflictuelle|Conflits urbains|Environnement|Études urbaines|Géographie humaine|Gouvernance locale|Humanisation de la ville|Sociologie|</text:p>
          </table:table-cell>
          <table:table-cell/>
          <table:table-cell office:value-type="string" calcext:value-type="string">
            <text:p>https://professeurs.uqam.ca/professeur/trudelle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a de Lourdes Vazquez Rascon</text:p>
          </table:table-cell>
          <table:table-cell office:value-type="string" calcext:value-type="string">
            <text:p>Département de géograph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3900</text:p>
          </table:table-cell>
          <table:table-cell table:number-columns-repeated="2"/>
          <table:table-cell office:value-type="string" calcext:value-type="string">
            <text:p>https://professeurs.uqam.ca/professeur/And%252frLb8lkg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hilippe Waaub</text:p>
          </table:table-cell>
          <table:table-cell office:value-type="string" calcext:value-type="string">
            <text:p>Faculté des sciences humaines</text:p>
          </table:table-cell>
          <table:table-cell office:value-type="string" calcext:value-type="string">
            <text:p>Vice-doyen à la recherch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aaub.jean-philippe@uqam.ca</text:p>
          </table:table-cell>
          <table:table-cell office:value-type="string" calcext:value-type="string">
            <text:p>(514) 987-3000 poste 2067</text:p>
          </table:table-cell>
          <table:table-cell office:value-type="string" calcext:value-type="string">
            <text:p>|Agendas 21 locaux|Aide à la décision|Changements climatiques|Développement|Environnement|Études d'impacts|Évaluation environnementale|Évaluation stratégique|Modélisation de l'énergie|Modélisation de l'environnement|Participation publique|</text:p>
          </table:table-cell>
          <table:table-cell/>
          <table:table-cell office:value-type="string" calcext:value-type="string">
            <text:p>https://professeurs.uqam.ca/professeur/waaub.jean-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Bouchard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chard.denis@uqam.ca</text:p>
          </table:table-cell>
          <table:table-cell office:value-type="string" calcext:value-type="string">
            <text:p>(514) 987-3000 poste 4227</text:p>
          </table:table-cell>
          <table:table-cell office:value-type="string" calcext:value-type="string">
            <text:p>|Langue des signes|Linguistique|Origine du langage|Sémantique|Syntax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ouchard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 Comeau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meau.philip@uqam.ca</text:p>
          </table:table-cell>
          <table:table-cell office:value-type="string" calcext:value-type="string">
            <text:p>(514) 987-3000 poste 3589</text:p>
          </table:table-cell>
          <table:table-cell office:value-type="string" calcext:value-type="string">
            <text:p>|Changement linguistique|Contact de langues|Français acadien|Linguistique|Morphosyntaxe|Sociolinguistique|Variation linguistique|</text:p>
          </table:table-cell>
          <table:table-cell/>
          <table:table-cell office:value-type="string" calcext:value-type="string">
            <text:p>https://professeurs.uqam.ca/professeur/comeau.philip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hard Compton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mpton.richard@uqam.ca</text:p>
          </table:table-cell>
          <table:table-cell office:value-type="string" calcext:value-type="string">
            <text:p>(514) 987-3000 poste 3192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ompton.rich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Di Sciullo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i_sciullo.anne-marie@uqam.ca</text:p>
          </table:table-cell>
          <table:table-cell office:value-type="string" calcext:value-type="string">
            <text:p>(514) 987-3000 poste 3519</text:p>
          </table:table-cell>
          <table:table-cell office:value-type="string" calcext:value-type="string">
            <text:p>|Base biologique du langage|Base cognitive du langage|Linguistique|Prospection de données|Recherche et extraction d'information|Traitement automatique du langage|</text:p>
          </table:table-cell>
          <table:table-cell/>
          <table:table-cell office:value-type="string" calcext:value-type="string">
            <text:p>https://professeurs.uqam.ca/professeur/di_sciullo.anne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tte Emirkanian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emirkanian.louisette@uqam.ca</text:p>
          </table:table-cell>
          <table:table-cell office:value-type="string" calcext:value-type="string">
            <text:p>(514) 987-3000 poste 1683</text:p>
          </table:table-cell>
          <table:table-cell office:value-type="string" calcext:value-type="string">
            <text:p>|Sémantique lexicale|Syntaxe|Traitement automatique du langage|</text:p>
          </table:table-cell>
          <table:table-cell/>
          <table:table-cell office:value-type="string" calcext:value-type="string">
            <text:p>https://professeurs.uqam.ca/professeur/emirkanian.louise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Foucambert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ucambert.denis@uqam.ca</text:p>
          </table:table-cell>
          <table:table-cell office:value-type="string" calcext:value-type="string">
            <text:p>(514) 987-3000 poste 3670</text:p>
          </table:table-cell>
          <table:table-cell office:value-type="string" calcext:value-type="string">
            <text:p>|Analyses psycholinguistiques|Génétique textuelle|Linguistique|Outils d'enregistrement de l'écriture|Perception et lecture|Processus de lecture|Psycholinguistique|Psychologie du langage|Psychopédagogie|Syntaxe et lectu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oucambert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ire Lefebvre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4227</text:p>
          </table:table-cell>
          <table:table-cell table:number-columns-repeated="2"/>
          <table:table-cell office:value-type="string" calcext:value-type="string">
            <text:p>https://professeurs.uqam.ca/professeur/ZgQ9Jx1YFOc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omas Leu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u.thomas@uqam.ca</text:p>
          </table:table-cell>
          <table:table-cell office:value-type="string" calcext:value-type="string">
            <text:p>(514) 987-3000 poste 6450</text:p>
          </table:table-cell>
          <table:table-cell office:value-type="string" calcext:value-type="string">
            <text:p>|Langues germaniques|Linguistique|Morphosyntaxe|Structure interne des mots fonctionnels|</text:p>
          </table:table-cell>
          <table:table-cell/>
          <table:table-cell office:value-type="string" calcext:value-type="string">
            <text:p>https://professeurs.uqam.ca/professeur/leu.thom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hn S. Lumsden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msden.john@uqam.ca</text:p>
          </table:table-cell>
          <table:table-cell office:value-type="string" calcext:value-type="string">
            <text:p>(514) 987-3000 poste 3270</text:p>
          </table:table-cell>
          <table:table-cell office:value-type="string" calcext:value-type="string">
            <text:p>|Langues en contact|Linguistique|Morphologie cognitive|Sémantique cognitive|</text:p>
          </table:table-cell>
          <table:table-cell/>
          <table:table-cell office:value-type="string" calcext:value-type="string">
            <text:p>https://professeurs.uqam.ca/professeur/lumsden.joh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Ménard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nard.lucie@uqam.ca</text:p>
          </table:table-cell>
          <table:table-cell office:value-type="string" calcext:value-type="string">
            <text:p>(514) 987-3000 poste 3515</text:p>
          </table:table-cell>
          <table:table-cell office:value-type="string" calcext:value-type="string">
            <text:p>|Biologie|Développement de la parole|Linguistique|Orthophonie|Perception de la parole|Phonétique|Production de la parole|Psychologie|Synthèse de la parole|</text:p>
          </table:table-cell>
          <table:table-cell/>
          <table:table-cell office:value-type="string" calcext:value-type="string">
            <text:p>https://professeurs.uqam.ca/professeur/menard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eather Newell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ewell.heather@uqam.ca</text:p>
          </table:table-cell>
          <table:table-cell office:value-type="string" calcext:value-type="string">
            <text:p>(514) 987-3000 poste 7949</text:p>
          </table:table-cell>
          <table:table-cell office:value-type="string" calcext:value-type="string">
            <text:p>|Interface phonologie et morpho-syntaxe|Langue ojibwe|Langues autochtones|Les mots phonologiques|Linguistique|Théorie phonologique|</text:p>
          </table:table-cell>
          <table:table-cell/>
          <table:table-cell office:value-type="string" calcext:value-type="string">
            <text:p>https://professeurs.uqam.ca/professeur/newell.heath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Parisot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risot.anne-marie@uqam.ca</text:p>
          </table:table-cell>
          <table:table-cell office:value-type="string" calcext:value-type="string">
            <text:p>(514) 987-3000 poste 2516</text:p>
          </table:table-cell>
          <table:table-cell office:value-type="string" calcext:value-type="string">
            <text:p>|Bilinguisme|Interprétation|Langue des signes québécoise (LSQ)|Langues signées|Linguistique|Morphosyntaxe|Surdité|</text:p>
          </table:table-cell>
          <table:table-cell/>
          <table:table-cell office:value-type="string" calcext:value-type="string">
            <text:p>https://professeurs.uqam.ca/professeur/parisot.anne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ine Pinsonneault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insonneault.reine@uqam.ca</text:p>
          </table:table-cell>
          <table:table-cell office:value-type="string" calcext:value-type="string">
            <text:p>(514) 987-3000 poste 3876</text:p>
          </table:table-cell>
          <table:table-cell office:value-type="string" calcext:value-type="string">
            <text:p>|Articulation grammaire-écriture|Description grammaticale du français|Didactique|Linguistique|Linguistique de l'enseignement des langues|</text:p>
          </table:table-cell>
          <table:table-cell/>
          <table:table-cell office:value-type="string" calcext:value-type="string">
            <text:p>https://professeurs.uqam.ca/professeur/pinsonneault.re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phie Piron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iron.sophie@uqam.ca</text:p>
          </table:table-cell>
          <table:table-cell office:value-type="string" calcext:value-type="string">
            <text:p>(514) 987-3000 poste 3440</text:p>
          </table:table-cell>
          <table:table-cell office:value-type="string" calcext:value-type="string">
            <text:p>|Grammaire du français|Histoire de la théorie grammaticale|Histoire du français|Langue française|Linguistique|Sémantique cognitive|</text:p>
          </table:table-cell>
          <table:table-cell/>
          <table:table-cell office:value-type="string" calcext:value-type="string">
            <text:p>https://professeurs.uqam.ca/professeur/piron.soph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eslie Redmond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dmond.leslie@uqam.ca</text:p>
          </table:table-cell>
          <table:table-cell office:value-type="string" calcext:value-type="string">
            <text:p>(514) 987-3000 poste 4227</text:p>
          </table:table-cell>
          <table:table-cell table:number-columns-repeated="2"/>
          <table:table-cell office:value-type="string" calcext:value-type="string">
            <text:p>https://professeurs.uqam.ca/professeur/redmond.les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Rinfret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nfret.julie@uqam.ca</text:p>
          </table:table-cell>
          <table:table-cell office:value-type="string" calcext:value-type="string">
            <text:p>(514) 987-3000 poste 4227</text:p>
          </table:table-cell>
          <table:table-cell table:number-columns-repeated="2"/>
          <table:table-cell office:value-type="string" calcext:value-type="string">
            <text:p>https://professeurs.uqam.ca/professeur/rinfret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Rochette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chette.anne@uqam.ca</text:p>
          </table:table-cell>
          <table:table-cell office:value-type="string" calcext:value-type="string">
            <text:p>(514) 987-3000 poste 4959</text:p>
          </table:table-cell>
          <table:table-cell office:value-type="string" calcext:value-type="string">
            <text:p>|Complémentation|Français|Langues romanes|Linguistique|Sémantique|Syntaxe|</text:p>
          </table:table-cell>
          <table:table-cell/>
          <table:table-cell office:value-type="string" calcext:value-type="string">
            <text:p>https://professeurs.uqam.ca/professeur/rochette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phnée Simard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imard.daphnee@uqam.ca</text:p>
          </table:table-cell>
          <table:table-cell office:value-type="string" calcext:value-type="string">
            <text:p>(514) 987-3000 poste 1262</text:p>
          </table:table-cell>
          <table:table-cell office:value-type="string" calcext:value-type="string">
            <text:p>|Acquisition des langues secondes|Linguistique|Psycholinguistique|</text:p>
          </table:table-cell>
          <table:table-cell/>
          <table:table-cell office:value-type="string" calcext:value-type="string">
            <text:p>https://professeurs.uqam.ca/professeur/simard.daphn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lizabeth Allyn Smith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mith.elizabeth_allyn@uqam.ca</text:p>
          </table:table-cell>
          <table:table-cell office:value-type="string" calcext:value-type="string">
            <text:p>(514) 987-3000 poste 5350</text:p>
          </table:table-cell>
          <table:table-cell office:value-type="string" calcext:value-type="string">
            <text:p>|Applications linguistiques à la publicité|Linguistique|Linguistique computationnelle|Linguistique et intelligence artificielle|Linguistique féministe|Linguistique légale|Pragmatique linguistique|Psycholog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smith.elizabeth_ally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mélie Voghel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oghel.amelie@uqam.ca</text:p>
          </table:table-cell>
          <table:table-cell office:value-type="string" calcext:value-type="string">
            <text:p>(514) 987-3000 poste 4227</text:p>
          </table:table-cell>
          <table:table-cell table:number-columns-repeated="2"/>
          <table:table-cell office:value-type="string" calcext:value-type="string">
            <text:p>https://professeurs.uqam.ca/professeur/voghel.ame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régoire Winterstein</text:p>
          </table:table-cell>
          <table:table-cell office:value-type="string" calcext:value-type="string">
            <text:p>Département de linguis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interstein.gregoire@uqam.ca</text:p>
          </table:table-cell>
          <table:table-cell office:value-type="string" calcext:value-type="string">
            <text:p>(514) 987-3000 poste 7032</text:p>
          </table:table-cell>
          <table:table-cell office:value-type="string" calcext:value-type="string">
            <text:p>|Apprentissage automatique|Argumentation|Deep learning|Interface syntaxe-sémantique|Langues asiatiques|Langues chinoises|Linguistique|Linguistique computationnelle|Linguistique et intelligence artificielle|Linguistique expérimentale|Pragmatique linguistique|Psycholinguistique|Rhétorique de l'argumentation|Sémantique|Sémantique lexicale|Traitement automatique du langag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winterstein.gregoi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hrazad Abdallah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bdallah.chahrazad@uqam.ca</text:p>
          </table:table-cell>
          <table:table-cell office:value-type="string" calcext:value-type="string">
            <text:p>(514) 987-3000 poste 5374</text:p>
          </table:table-cell>
          <table:table-cell office:value-type="string" calcext:value-type="string">
            <text:p>|Créativité organisationnelle|Formes temporaires d'organisation|Industries créatives|Management dans les contextes artistiques|Management dans les contextes pluralistes|Management: discours et pratiques|Organisations culturelles|Théories des organisations|</text:p>
          </table:table-cell>
          <table:table-cell/>
          <table:table-cell office:value-type="string" calcext:value-type="string">
            <text:p>https://professeurs.uqam.ca/professeur/abdallah.chahraza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a María Anaya-Arena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aya-arenas.ana_maria@uqam.ca</text:p>
          </table:table-cell>
          <table:table-cell office:value-type="string" calcext:value-type="string">
            <text:p>(514) 987-3000 poste 2418</text:p>
          </table:table-cell>
          <table:table-cell office:value-type="string" calcext:value-type="string">
            <text:p>|Design de réseau|Logistique|Logistique en santé|Logistique humanitaire|Optimisation|Transport|</text:p>
          </table:table-cell>
          <table:table-cell/>
          <table:table-cell office:value-type="string" calcext:value-type="string">
            <text:p>https://professeurs.uqam.ca/professeur/anaya-arenas.ana_mar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que Aubry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ubry.monique@uqam.ca</text:p>
          </table:table-cell>
          <table:table-cell office:value-type="string" calcext:value-type="string">
            <text:p>(514) 987-3000 poste 4658</text:p>
          </table:table-cell>
          <table:table-cell office:value-type="string" calcext:value-type="string">
            <text:p>|Bureau de projet|Gestion de projet|Gouvernance en gestion de projet|Management|Portefeuille de projet|Projets en situations extrêmes|Stratégie et design organisationnel|</text:p>
          </table:table-cell>
          <table:table-cell/>
          <table:table-cell office:value-type="string" calcext:value-type="string">
            <text:p>https://professeurs.uqam.ca/professeur/aubry.m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Audet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udet.francois@uqam.ca</text:p>
          </table:table-cell>
          <table:table-cell office:value-type="string" calcext:value-type="string">
            <text:p>(514) 987-3000 poste 5399</text:p>
          </table:table-cell>
          <table:table-cell office:value-type="string" calcext:value-type="string">
            <text:p>|Aide humanitaire et développement|Crises et interventions humanitaires|Management|Organisations humanitaires|Politique d'aide publique au développemen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udet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ncy Aumai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umais.nancy@uqam.ca</text:p>
          </table:table-cell>
          <table:table-cell office:value-type="string" calcext:value-type="string">
            <text:p>(514) 987-3000 poste 2118</text:p>
          </table:table-cell>
          <table:table-cell office:value-type="string" calcext:value-type="string">
            <text:p>|Construction de l'identité|Genre|Genre comme pratique sociale|Identité|Identité managériale|Théorie critique|Théorie féministe|</text:p>
          </table:table-cell>
          <table:table-cell/>
          <table:table-cell office:value-type="string" calcext:value-type="string">
            <text:p>https://professeurs.uqam.ca/professeur/aumais.nanc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Banik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nik.marc@uqam.ca</text:p>
          </table:table-cell>
          <table:table-cell office:value-type="string" calcext:value-type="string">
            <text:p>(514) 987-3000 poste 1451</text:p>
          </table:table-cell>
          <table:table-cell office:value-type="string" calcext:value-type="string">
            <text:p>|Gestion de projet|Management|Propriété intellectuelle dans les technologies de pointe|Recherche et développement pharmaceutique|Réglementation des médicaments|Réglementation et produits de santé naturels|</text:p>
          </table:table-cell>
          <table:table-cell/>
          <table:table-cell office:value-type="string" calcext:value-type="string">
            <text:p>https://professeurs.uqam.ca/professeur/banik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gis Barondeau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ondeau.regis@uqam.ca</text:p>
          </table:table-cell>
          <table:table-cell office:value-type="string" calcext:value-type="string">
            <text:p>(514) 987-3000 poste 6416</text:p>
          </table:table-cell>
          <table:table-cell office:value-type="string" calcext:value-type="string">
            <text:p>|Alphabétisation numérique|Blockchain|Collaboration électronique|Collaboration en ligne|Veille technologique|</text:p>
          </table:table-cell>
          <table:table-cell/>
          <table:table-cell office:value-type="string" calcext:value-type="string">
            <text:p>https://professeurs.uqam.ca/professeur/barondeau.reg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G Bédard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dard.michel_g@uqam.ca</text:p>
          </table:table-cell>
          <table:table-cell office:value-type="string" calcext:value-type="string">
            <text:p>(514) 987-3000 poste 8388</text:p>
          </table:table-cell>
          <table:table-cell office:value-type="string" calcext:value-type="string">
            <text:p>|Direction des entreprises|Stratégies socio-économiques|</text:p>
          </table:table-cell>
          <table:table-cell/>
          <table:table-cell office:value-type="string" calcext:value-type="string">
            <text:p>https://professeurs.uqam.ca/professeur/bedard.michel_g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celyn Bellemar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lemare.jocelyn@uqam.ca</text:p>
          </table:table-cell>
          <table:table-cell office:value-type="string" calcext:value-type="string">
            <text:p>(514) 987-3000 poste 1022</text:p>
          </table:table-cell>
          <table:table-cell table:number-columns-repeated="2"/>
          <table:table-cell office:value-type="string" calcext:value-type="string">
            <text:p>https://professeurs.uqam.ca/professeur/bellemare.jocely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kander Ben Abdallah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n_abdallah.skander@uqam.ca</text:p>
          </table:table-cell>
          <table:table-cell office:value-type="string" calcext:value-type="string">
            <text:p>(514) 987-3000 poste 4913</text:p>
          </table:table-cell>
          <table:table-cell office:value-type="string" calcext:value-type="string">
            <text:p>|Évaluation de projet et analyse avantage-coût|Financement de projet|Gestion du risque de projet|Management|Optimisation de portefeuille de projets|Options réelles|Partenariat public-privé|</text:p>
          </table:table-cell>
          <table:table-cell/>
          <table:table-cell office:value-type="string" calcext:value-type="string">
            <text:p>https://professeurs.uqam.ca/professeur/ben_abdallah.skand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gal Bendavid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ndavid.ygal@uqam.ca</text:p>
          </table:table-cell>
          <table:table-cell office:value-type="string" calcext:value-type="string">
            <text:p>(514) 987-3000 poste 2429</text:p>
          </table:table-cell>
          <table:table-cell office:value-type="string" calcext:value-type="string">
            <text:p>|Gestion des opérations|Internet des objets|Living labs|Technologies RFID|</text:p>
          </table:table-cell>
          <table:table-cell/>
          <table:table-cell office:value-type="string" calcext:value-type="string">
            <text:p>https://professeurs.uqam.ca/professeur/bendavid.yg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rosper Bernard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nard.prosper@uqam.ca</text:p>
          </table:table-cell>
          <table:table-cell office:value-type="string" calcext:value-type="string">
            <text:p>(514) 987-4250</text:p>
          </table:table-cell>
          <table:table-cell office:value-type="string" calcext:value-type="string">
            <text:p>|Management|</text:p>
          </table:table-cell>
          <table:table-cell/>
          <table:table-cell office:value-type="string" calcext:value-type="string">
            <text:p>https://professeurs.uqam.ca/professeur/bernard.prosp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on Bigra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igras.yvon@uqam.ca</text:p>
          </table:table-cell>
          <table:table-cell office:value-type="string" calcext:value-type="string">
            <text:p>(514) 987-0360</text:p>
          </table:table-cell>
          <table:table-cell office:value-type="string" calcext:value-type="string">
            <text:p>|Évaluation économique|Logistique|Management|Transport de marchandises|</text:p>
          </table:table-cell>
          <table:table-cell/>
          <table:table-cell office:value-type="string" calcext:value-type="string">
            <text:p>https://professeurs.uqam.ca/professeur/bigras.yv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ine Bonneau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nneau.claudine@uqam.ca</text:p>
          </table:table-cell>
          <table:table-cell office:value-type="string" calcext:value-type="string">
            <text:p>(514) 987-3000 poste 5131</text:p>
          </table:table-cell>
          <table:table-cell office:value-type="string" calcext:value-type="string">
            <text:p>|Collaboration électronique|Communication organisationnelle|Management|Nomadisme numérique|Nouvelles pratiques de travail|Usage des technologies collaboratives|Usage professionnel des médias sociaux|</text:p>
          </table:table-cell>
          <table:table-cell/>
          <table:table-cell office:value-type="string" calcext:value-type="string">
            <text:p>https://professeurs.uqam.ca/professeur/bonneau.claud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 Bourdeau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rdeau.simon.2@uqam.ca</text:p>
          </table:table-cell>
          <table:table-cell office:value-type="string" calcext:value-type="string">
            <text:p>(514) 987-3000 poste 5310</text:p>
          </table:table-cell>
          <table:table-cell office:value-type="string" calcext:value-type="string">
            <text:p>|Diversité dans les équipes de projets|Gestion de projets d'innovation|Gestion de projets technologiques|Gestion des équipes de projet|Gouvernance de projets|Impartition|Implantation de systèmes d'information|Innovations pédagogiques|LEGO Serious Play|Risque opérationnel|</text:p>
          </table:table-cell>
          <table:table-cell/>
          <table:table-cell office:value-type="string" calcext:value-type="string">
            <text:p>https://professeurs.uqam.ca/professeur/bourdeau.simon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Marie Bourjolly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rjolly.jean-marie@uqam.ca</text:p>
          </table:table-cell>
          <table:table-cell office:value-type="string" calcext:value-type="string">
            <text:p>(514) 987-3000 poste 7003</text:p>
          </table:table-cell>
          <table:table-cell office:value-type="string" calcext:value-type="string">
            <text:p>|Gestion de la production|Logistique|Management|Recherche opérationnelle|Technologies de la décision|</text:p>
          </table:table-cell>
          <table:table-cell/>
          <table:table-cell office:value-type="string" calcext:value-type="string">
            <text:p>https://professeurs.uqam.ca/professeur/bourjolly.jean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erge Carrier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rier.serge@uqam.ca</text:p>
          </table:table-cell>
          <table:table-cell office:value-type="string" calcext:value-type="string">
            <text:p>(514) 987-0360</text:p>
          </table:table-cell>
          <table:table-cell table:number-columns-repeated="2"/>
          <table:table-cell office:value-type="string" calcext:value-type="string">
            <text:p>https://professeurs.uqam.ca/professeur/carrier.serg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 Cassivi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ssivi.luc@uqam.ca</text:p>
          </table:table-cell>
          <table:table-cell office:value-type="string" calcext:value-type="string">
            <text:p>(514) 987-3000 poste 4084</text:p>
          </table:table-cell>
          <table:table-cell office:value-type="string" calcext:value-type="string">
            <text:p>|Enterprise Resource Planning (ERP)|Gestion de la chaîne d'approvisionnement|Gestion de projets technologiques|Intelligence d'affaires|Management|Outils de collaboration électronique|</text:p>
          </table:table-cell>
          <table:table-cell/>
          <table:table-cell office:value-type="string" calcext:value-type="string">
            <text:p>https://professeurs.uqam.ca/professeur/cassivi.lu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lène Cherkesly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erkesly.marilene@uqam.ca</text:p>
          </table:table-cell>
          <table:table-cell office:value-type="string" calcext:value-type="string">
            <text:p>(514) 987-3000 poste 0892</text:p>
          </table:table-cell>
          <table:table-cell office:value-type="string" calcext:value-type="string">
            <text:p>|Gestion de la chaine logistique|Logistique|Logistique en région éloignée|Logistique humanitaire|Recherche opérationnelle|Transport|</text:p>
          </table:table-cell>
          <table:table-cell/>
          <table:table-cell office:value-type="string" calcext:value-type="string">
            <text:p>https://professeurs.uqam.ca/professeur/cherkesly.mari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Cloutier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loutier.martin@uqam.ca</text:p>
          </table:table-cell>
          <table:table-cell office:value-type="string" calcext:value-type="string">
            <text:p>(514) 987-3000 poste 3732</text:p>
          </table:table-cell>
          <table:table-cell office:value-type="string" calcext:value-type="string">
            <text:p>|Analyse de chaîne de valeur|Design de recherche mixte|Entrepreneuriat|Management|Systèmes d'aide à la décision|Systèmes de mesure de la peformance|</text:p>
          </table:table-cell>
          <table:table-cell/>
          <table:table-cell office:value-type="string" calcext:value-type="string">
            <text:p>https://professeurs.uqam.ca/professeur/cloutier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na Constantinidi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nstantinidis.christina@uqam.ca</text:p>
          </table:table-cell>
          <table:table-cell office:value-type="string" calcext:value-type="string">
            <text:p>(514) 987-3000 poste 8540</text:p>
          </table:table-cell>
          <table:table-cell table:number-columns-repeated="2"/>
          <table:table-cell office:value-type="string" calcext:value-type="string">
            <text:p>https://professeurs.uqam.ca/professeur/constantinidis.christ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io Contardo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ntardo.claudio@uqam.ca</text:p>
          </table:table-cell>
          <table:table-cell office:value-type="string" calcext:value-type="string">
            <text:p>(514) 987-3000 poste 5311</text:p>
          </table:table-cell>
          <table:table-cell office:value-type="string" calcext:value-type="string">
            <text:p>|Forage de données|Logistique|Mathématiques appliquées|Optimisation combinatoire|Programmation mathématique|Recherche opérationnelle|</text:p>
          </table:table-cell>
          <table:table-cell/>
          <table:table-cell office:value-type="string" calcext:value-type="string">
            <text:p>https://professeurs.uqam.ca/professeur/contardo.claudi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Coulomb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ulombe.caroline@uqam.ca</text:p>
          </table:table-cell>
          <table:table-cell office:value-type="string" calcext:value-type="string">
            <text:p>(514) 987-3000 poste 5029</text:p>
          </table:table-cell>
          <table:table-cell office:value-type="string" calcext:value-type="string">
            <text:p>|Comportement organisationnel|Ethique des affaires|Gestion de projet|Intrapreneuriat|Leadership|Management des équipes|</text:p>
          </table:table-cell>
          <table:table-cell/>
          <table:table-cell office:value-type="string" calcext:value-type="string">
            <text:p>https://professeurs.uqam.ca/professeur/coulombe.caro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eodor Gabriel Crainic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rainic.teodor@uqam.ca</text:p>
          </table:table-cell>
          <table:table-cell office:value-type="string" calcext:value-type="string">
            <text:p>(514) 987-3000 poste 4848</text:p>
          </table:table-cell>
          <table:table-cell office:value-type="string" calcext:value-type="string">
            <text:p>|Logistique et réseaux de valeur|Logistique urbaine|Management|Recherche opérationnelle|Systèmes intelligents de transport|Tournées de véhicules|Transport|</text:p>
          </table:table-cell>
          <table:table-cell/>
          <table:table-cell office:value-type="string" calcext:value-type="string">
            <text:p>https://professeurs.uqam.ca/professeur/crainic.teodo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y Cucumel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ucumel.guy@uqam.ca</text:p>
          </table:table-cell>
          <table:table-cell office:value-type="string" calcext:value-type="string">
            <text:p>(514) 987-3000 poste 4701</text:p>
          </table:table-cell>
          <table:table-cell office:value-type="string" calcext:value-type="string">
            <text:p>|Analyse de données|Méthodes quantitatives|Sondage|Statist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ucumel.gu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celyn Desroche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sroches.jocelyn@uqam.ca</text:p>
          </table:table-cell>
          <table:table-cell office:value-type="string" calcext:value-type="string">
            <text:p>(514) 987-3000 poste 8420</text:p>
          </table:table-cell>
          <table:table-cell office:value-type="string" calcext:value-type="string">
            <text:p>|Accessibilité numérique|Approche Agile|Approche Devops|Gestion de projets technologiques|Gouvernance de projets|Villes intelligentes|</text:p>
          </table:table-cell>
          <table:table-cell/>
          <table:table-cell office:value-type="string" calcext:value-type="string">
            <text:p>https://professeurs.uqam.ca/professeur/desroches.jocely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Drouin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rouin.nathalie@uqam.ca</text:p>
          </table:table-cell>
          <table:table-cell office:value-type="string" calcext:value-type="string">
            <text:p>(514) 987-3000 poste 3463</text:p>
          </table:table-cell>
          <table:table-cell office:value-type="string" calcext:value-type="string">
            <text:p>|Capacités organisationnelles|Collaboration|Équipe virtuelle de projet|Gestion de projet|Innovation|Managemen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rouin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ehran Ebrahimi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brahimi.mehran@uqam.ca</text:p>
          </table:table-cell>
          <table:table-cell office:value-type="string" calcext:value-type="string">
            <text:p>(514) 987-3000 poste 3710</text:p>
          </table:table-cell>
          <table:table-cell office:value-type="string" calcext:value-type="string">
            <text:p>|Aéronautique|Crise financière en haute technologie|Gestion des connaissances|Management|Management de la haute technologie|Nouvelles formes d'organisation du travai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ebrahimi.mehr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lie Elia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lia.elie@uqam.ca</text:p>
          </table:table-cell>
          <table:table-cell office:value-type="string" calcext:value-type="string">
            <text:p>(514) 987-3000 poste 1047</text:p>
          </table:table-cell>
          <table:table-cell office:value-type="string" calcext:value-type="string">
            <text:p>|Analyse de données volumineuses|Analytique d'affaires|Big data|Gestion de l'innovation|Informatique de gestion|Intelligence d'affaires|Technologies d'affaires|</text:p>
          </table:table-cell>
          <table:table-cell/>
          <table:table-cell office:value-type="string" calcext:value-type="string">
            <text:p>https://professeurs.uqam.ca/professeur/elia.e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erghei Floricel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loricel.serghei@uqam.ca</text:p>
          </table:table-cell>
          <table:table-cell office:value-type="string" calcext:value-type="string">
            <text:p>(514) 987-3000 poste 2356</text:p>
          </table:table-cell>
          <table:table-cell office:value-type="string" calcext:value-type="string">
            <text:p>|Dynamique de l'économie du savoir|Gestion de la recherche et développement|Gestion de la technologie|Gestion de projets d'innovation|Gestion des entreprises innovantes|Grands projets d'ingénierie et construction|Managemen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loricel.serghe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milie Fortin Lefebvr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rtin-lefebvre.emilie@uqam.ca</text:p>
          </table:table-cell>
          <table:table-cell office:value-type="string" calcext:value-type="string">
            <text:p>(514) 987-3000 poste 1915</text:p>
          </table:table-cell>
          <table:table-cell table:number-columns-repeated="2"/>
          <table:table-cell office:value-type="string" calcext:value-type="string">
            <text:p>https://professeurs.uqam.ca/professeur/fortin-lefebvre.emi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gda Fusaro</text:p>
          </table:table-cell>
          <table:table-cell office:value-type="string" calcext:value-type="string">
            <text:p>Rectorat</text:p>
          </table:table-cell>
          <table:table-cell office:value-type="string" calcext:value-type="string">
            <text:p>Rectric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ctorat@uqam.ca</text:p>
          </table:table-cell>
          <table:table-cell office:value-type="string" calcext:value-type="string">
            <text:p>(514) 987-3080</text:p>
          </table:table-cell>
          <table:table-cell table:number-columns-repeated="2"/>
          <table:table-cell office:value-type="string" calcext:value-type="string">
            <text:p>https://professeurs.uqam.ca/professeur/fusaro.mag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ivier Germain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ermain.olivier@uqam.ca</text:p>
          </table:table-cell>
          <table:table-cell office:value-type="string" calcext:value-type="string">
            <text:p>(514) 987-3000 poste 2614</text:p>
          </table:table-cell>
          <table:table-cell office:value-type="string" calcext:value-type="string">
            <text:p>|Approches critiques de l'entrepreneuriat|Approches processuelles en entrepreneuriat|Entrepreneuriat et société|Management|Presse et journalisme|Théorie des organisation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ermain.oli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 Goyett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yette.sylvain@uqam.ca</text:p>
          </table:table-cell>
          <table:table-cell office:value-type="string" calcext:value-type="string">
            <text:p>(514) 987-3000 poste 1787</text:p>
          </table:table-cell>
          <table:table-cell office:value-type="string" calcext:value-type="string">
            <text:p>|Approvisionnement dans un contexte de projets|Coûts et des revenus de projets|Gestion de portefeuilles de projets|Gestion de projets technologiques|Management|</text:p>
          </table:table-cell>
          <table:table-cell/>
          <table:table-cell office:value-type="string" calcext:value-type="string">
            <text:p>https://professeurs.uqam.ca/professeur/goyette.sylv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Hadaya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daya.pierre@uqam.ca</text:p>
          </table:table-cell>
          <table:table-cell office:value-type="string" calcext:value-type="string">
            <text:p>(514) 987-3000 poste 3850</text:p>
          </table:table-cell>
          <table:table-cell office:value-type="string" calcext:value-type="string">
            <text:p>|Alignement stratégique des TI|Architecture d'entreprise|Collaboration électronique|Commerce électronique|Stratégie|Systèmes d'information interorganisationnels|</text:p>
          </table:table-cell>
          <table:table-cell/>
          <table:table-cell office:value-type="string" calcext:value-type="string">
            <text:p>https://professeurs.uqam.ca/professeur/hadaya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Harvey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rvey.jean@uqam.ca</text:p>
          </table:table-cell>
          <table:table-cell office:value-type="string" calcext:value-type="string">
            <text:p>(514) 987-3000 poste 8396</text:p>
          </table:table-cell>
          <table:table-cell office:value-type="string" calcext:value-type="string">
            <text:p>|Excellence opérationnelle|Gestion des opérations|Management|</text:p>
          </table:table-cell>
          <table:table-cell/>
          <table:table-cell office:value-type="string" calcext:value-type="string">
            <text:p>https://professeurs.uqam.ca/professeur/harvey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ian Hobb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bbs.brian@uqam.ca</text:p>
          </table:table-cell>
          <table:table-cell office:value-type="string" calcext:value-type="string">
            <text:p>(514) 987-3000 poste 3721</text:p>
          </table:table-cell>
          <table:table-cell office:value-type="string" calcext:value-type="string">
            <text:p>|Gestion de projet|Management|Propriété intellectuelle dans les technologies de pointe|Recherche et développement pharmaceutique|Réglementation des médicaments|Réglementation et produits de santé naturels|</text:p>
          </table:table-cell>
          <table:table-cell/>
          <table:table-cell office:value-type="string" calcext:value-type="string">
            <text:p>https://professeurs.uqam.ca/professeur/hobbs.br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William-David Holford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lford.w_david@uqam.ca</text:p>
          </table:table-cell>
          <table:table-cell office:value-type="string" calcext:value-type="string">
            <text:p>(514) 987-3000 poste 6766</text:p>
          </table:table-cell>
          <table:table-cell office:value-type="string" calcext:value-type="string">
            <text:p>|Communautés de pratique|Construction des connaissances|Dynamiques de groupe|Gestion du risque|Management|</text:p>
          </table:table-cell>
          <table:table-cell/>
          <table:table-cell office:value-type="string" calcext:value-type="string">
            <text:p>https://professeurs.uqam.ca/professeur/holford.w_dav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njay Dominik Jena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na.sanjay-dominik@uqam.ca</text:p>
          </table:table-cell>
          <table:table-cell office:value-type="string" calcext:value-type="string">
            <text:p>(514) 987-3000 poste 6707</text:p>
          </table:table-cell>
          <table:table-cell office:value-type="string" calcext:value-type="string">
            <text:p>|Analyse prédictive|Apprentissage automatique|Gestion de projet|Logistique|Optimisation mathématique|Recherche opérationnelle|Transport|</text:p>
          </table:table-cell>
          <table:table-cell/>
          <table:table-cell office:value-type="string" calcext:value-type="string">
            <text:p>https://professeurs.uqam.ca/professeur/jena.sanjay-domini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erstin Kuyken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uyken.kerstin@uqam.ca</text:p>
          </table:table-cell>
          <table:table-cell office:value-type="string" calcext:value-type="string">
            <text:p>(514) 987-3000 poste 1497</text:p>
          </table:table-cell>
          <table:table-cell office:value-type="string" calcext:value-type="string">
            <text:p>|Communautés de pratique|Entrepreneuriat|Générations au travail|Gestion des connaissances|Innov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kuyken.kers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le Laberge</text:p>
          </table:table-cell>
          <table:table-cell office:value-type="string" calcext:value-type="string">
            <text:p>Vice-rectorat à la vie académique</text:p>
          </table:table-cell>
          <table:table-cell office:value-type="string" calcext:value-type="string">
            <text:p>Vice-rectrice à la vie académiq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berge.danielle@uqam.ca</text:p>
          </table:table-cell>
          <table:table-cell office:value-type="string" calcext:value-type="string">
            <text:p>(514) 987-4306</text:p>
          </table:table-cell>
          <table:table-cell office:value-type="string" calcext:value-type="string">
            <text:p>|Gestion des équipes de projet|Gouvernance|Leadership|</text:p>
          </table:table-cell>
          <table:table-cell/>
          <table:table-cell office:value-type="string" calcext:value-type="string">
            <text:p>https://professeurs.uqam.ca/professeur/laberge.dani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alérie Lehmann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hmann.valerie@uqam.ca</text:p>
          </table:table-cell>
          <table:table-cell office:value-type="string" calcext:value-type="string">
            <text:p>(514) 987-3000 poste 0899</text:p>
          </table:table-cell>
          <table:table-cell office:value-type="string" calcext:value-type="string">
            <text:p>|Gestion de projet|Gestion du changement|Innovations pédagogiques en gestion de projet|Management|Management des équipes de projets|Risques humains en mode projet|</text:p>
          </table:table-cell>
          <table:table-cell/>
          <table:table-cell office:value-type="string" calcext:value-type="string">
            <text:p>https://professeurs.uqam.ca/professeur/lehmann.vale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bert Lejeun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jeune.albert@uqam.ca</text:p>
          </table:table-cell>
          <table:table-cell office:value-type="string" calcext:value-type="string">
            <text:p>(514) 987-3000 poste 4844</text:p>
          </table:table-cell>
          <table:table-cell office:value-type="string" calcext:value-type="string">
            <text:p>|Architecture organisationnelle|Building Information Modeling|Cognition|Innovation|Management|Soutenabilité|</text:p>
          </table:table-cell>
          <table:table-cell/>
          <table:table-cell office:value-type="string" calcext:value-type="string">
            <text:p>https://professeurs.uqam.ca/professeur/lejeune.al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Pierre Leroux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roux.marie-pierre@uqam.ca</text:p>
          </table:table-cell>
          <table:table-cell office:value-type="string" calcext:value-type="string">
            <text:p>(514) 987-3000 poste 6693</text:p>
          </table:table-cell>
          <table:table-cell table:number-columns-repeated="2"/>
          <table:table-cell office:value-type="string" calcext:value-type="string">
            <text:p>https://professeurs.uqam.ca/professeur/leroux.marie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bderrahmane Leshob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shob.abderrahmane@uqam.ca</text:p>
          </table:table-cell>
          <table:table-cell office:value-type="string" calcext:value-type="string">
            <text:p>(514) 987-3000 poste 0944</text:p>
          </table:table-cell>
          <table:table-cell office:value-type="string" calcext:value-type="string">
            <text:p>|Architecture d'entreprise|Gestion des processus d'affaires|Management|Modélisation des objectifs d'affaires|Modélisation des processus d'affaires|Systèmes d'information interorganisationnels|</text:p>
          </table:table-cell>
          <table:table-cell/>
          <table:table-cell office:value-type="string" calcext:value-type="string">
            <text:p>https://professeurs.uqam.ca/professeur/leshob.abderrahm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derick-James Macdonald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cdonald.roderick@uqam.ca</text:p>
          </table:table-cell>
          <table:table-cell office:value-type="string" calcext:value-type="string">
            <text:p>(514) 987-3602</text:p>
          </table:table-cell>
          <table:table-cell office:value-type="string" calcext:value-type="string">
            <text:p>|Crise financière|Interface gestion/économie|Stratégie en émergenc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macdonald.roder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ssana Maguiraga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0360</text:p>
          </table:table-cell>
          <table:table-cell table:number-columns-repeated="2"/>
          <table:table-cell office:value-type="string" calcext:value-type="string">
            <text:p>https://professeurs.uqam.ca/professeur/yFSc%252fD%252f7FH0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asmina Maïzi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izi.yasmina@uqam.ca</text:p>
          </table:table-cell>
          <table:table-cell office:value-type="string" calcext:value-type="string">
            <text:p>(514) 987-3000 poste 4752</text:p>
          </table:table-cell>
          <table:table-cell table:number-columns-repeated="2"/>
          <table:table-cell office:value-type="string" calcext:value-type="string">
            <text:p>https://professeurs.uqam.ca/professeur/maizi.yasm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rra Mamoghli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moghli.sarra@uqam.ca</text:p>
          </table:table-cell>
          <table:table-cell office:value-type="string" calcext:value-type="string">
            <text:p>(514) 987-3000 poste 1354</text:p>
          </table:table-cell>
          <table:table-cell table:number-columns-repeated="2"/>
          <table:table-cell office:value-type="string" calcext:value-type="string">
            <text:p>https://professeurs.uqam.ca/professeur/mamoghli.sar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Marchildon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hildon.philippe@uqam.ca</text:p>
          </table:table-cell>
          <table:table-cell office:value-type="string" calcext:value-type="string">
            <text:p>(514) 987-3000 poste 7867</text:p>
          </table:table-cell>
          <table:table-cell office:value-type="string" calcext:value-type="string">
            <text:p>|Adoption des technologies de l'information|Architecture d'entreprise|Co-création de valeur avec les TI|Effet de sentier|</text:p>
          </table:table-cell>
          <table:table-cell/>
          <table:table-cell office:value-type="string" calcext:value-type="string">
            <text:p>https://professeurs.uqam.ca/professeur/marchildon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uzanne Marcott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cotte.suzanne@uqam.ca</text:p>
          </table:table-cell>
          <table:table-cell office:value-type="string" calcext:value-type="string">
            <text:p>(514) 987-3000 poste 3867</text:p>
          </table:table-cell>
          <table:table-cell office:value-type="string" calcext:value-type="string">
            <text:p>|Logistique inverse|Logistique verte|Optimisation de la planification|</text:p>
          </table:table-cell>
          <table:table-cell/>
          <table:table-cell office:value-type="string" calcext:value-type="string">
            <text:p>https://professeurs.uqam.ca/professeur/marcotte.suz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ga Navarro_Flore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varro-flores.olga@uqam.ca</text:p>
          </table:table-cell>
          <table:table-cell office:value-type="string" calcext:value-type="string">
            <text:p>(514) 987-3000 poste 1204</text:p>
          </table:table-cell>
          <table:table-cell table:number-columns-repeated="2"/>
          <table:table-cell office:value-type="string" calcext:value-type="string">
            <text:p>https://professeurs.uqam.ca/professeur/navarro-flores.olg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rge Niosi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iosi.jorge@uqam.ca</text:p>
          </table:table-cell>
          <table:table-cell office:value-type="string" calcext:value-type="string">
            <text:p>(514) 987-3000 poste 4790</text:p>
          </table:table-cell>
          <table:table-cell office:value-type="string" calcext:value-type="string">
            <text:p>|Économie du développement|Économie évolutionniste|Économie institutionnelle|Gestion de la recherche et développement|Management|Systèmes d'innovation|Transfert de technologie|</text:p>
          </table:table-cell>
          <table:table-cell/>
          <table:table-cell office:value-type="string" calcext:value-type="string">
            <text:p>https://professeurs.uqam.ca/professeur/niosi.jorg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Nobert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obert.yves@uqam.ca</text:p>
          </table:table-cell>
          <table:table-cell office:value-type="string" calcext:value-type="string">
            <text:p>(514) 987-3000 poste 4867</text:p>
          </table:table-cell>
          <table:table-cell table:number-columns-repeated="2"/>
          <table:table-cell office:value-type="string" calcext:value-type="string">
            <text:p>https://professeurs.uqam.ca/professeur/nobert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. Javier Ollero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lleros.javier@uqam.ca</text:p>
          </table:table-cell>
          <table:table-cell office:value-type="string" calcext:value-type="string">
            <text:p>(514) 987-3000 poste 6518</text:p>
          </table:table-cell>
          <table:table-cell office:value-type="string" calcext:value-type="string">
            <text:p>|Gestion stratégique de l'innovation|Transformations numériques|</text:p>
          </table:table-cell>
          <table:table-cell/>
          <table:table-cell office:value-type="string" calcext:value-type="string">
            <text:p>https://professeurs.uqam.ca/professeur/olleros.ja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nosch Ortmann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rtmann.janosch@uqam.ca</text:p>
          </table:table-cell>
          <table:table-cell office:value-type="string" calcext:value-type="string">
            <text:p>(514) 987-3000 poste 2131</text:p>
          </table:table-cell>
          <table:table-cell office:value-type="string" calcext:value-type="string">
            <text:p>|Prise de décisions sous incertitude|Probabilités|Recherche opérationnelle|Statistiques|</text:p>
          </table:table-cell>
          <table:table-cell/>
          <table:table-cell office:value-type="string" calcext:value-type="string">
            <text:p>https://professeurs.uqam.ca/professeur/ortmann.janosc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an Petit</text:p>
          </table:table-cell>
          <table:table-cell office:value-type="string" calcext:value-type="string">
            <text:p>Décanat (ESG)</text:p>
          </table:table-cell>
          <table:table-cell office:value-type="string" calcext:value-type="string">
            <text:p>Vice-doyen à l'international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etit.yvan@uqam.ca</text:p>
          </table:table-cell>
          <table:table-cell office:value-type="string" calcext:value-type="string">
            <text:p>(514) 987-3000 poste 1258</text:p>
          </table:table-cell>
          <table:table-cell office:value-type="string" calcext:value-type="string">
            <text:p>|Gestion de l'incertitude|Gestion de projet|Management|Méthodes Agile|Portefeuille de projet|</text:p>
          </table:table-cell>
          <table:table-cell/>
          <table:table-cell office:value-type="string" calcext:value-type="string">
            <text:p>https://professeurs.uqam.ca/professeur/petit.yv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Plaisent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laisent.michel@uqam.ca</text:p>
          </table:table-cell>
          <table:table-cell office:value-type="string" calcext:value-type="string">
            <text:p>(514) 987-3000 poste 4253</text:p>
          </table:table-cell>
          <table:table-cell office:value-type="string" calcext:value-type="string">
            <text:p>|Commerce électronique|Convivialité|E-learning|Ergonomie|Management|Organisations à but non lucratif|Organismes de bienfaisance|</text:p>
          </table:table-cell>
          <table:table-cell/>
          <table:table-cell office:value-type="string" calcext:value-type="string">
            <text:p>https://professeurs.uqam.ca/professeur/plaisent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Douce Primeau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rimeau.marie-douce@uqam.ca</text:p>
          </table:table-cell>
          <table:table-cell office:value-type="string" calcext:value-type="string">
            <text:p>(514) 987-3000 poste 8586</text:p>
          </table:table-cell>
          <table:table-cell table:number-columns-repeated="2"/>
          <table:table-cell office:value-type="string" calcext:value-type="string">
            <text:p>https://professeurs.uqam.ca/professeur/primeau.marie-dou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Walter Rei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i.walter@uqam.ca</text:p>
          </table:table-cell>
          <table:table-cell office:value-type="string" calcext:value-type="string">
            <text:p>(514) 987-3000 poste 3810</text:p>
          </table:table-cell>
          <table:table-cell office:value-type="string" calcext:value-type="string">
            <text:p>|Logistique|Mathématiques appliquées|Problèmes de transport|Programmation stochastique|Recherche opérationnelle|</text:p>
          </table:table-cell>
          <table:table-cell/>
          <table:table-cell office:value-type="string" calcext:value-type="string">
            <text:p>https://professeurs.uqam.ca/professeur/rei.walt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ent Renard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nard.laurent@uqam.ca</text:p>
          </table:table-cell>
          <table:table-cell office:value-type="string" calcext:value-type="string">
            <text:p>(514) 987-3000 poste 2932</text:p>
          </table:table-cell>
          <table:table-cell office:value-type="string" calcext:value-type="string">
            <text:p>|Analyse d'affaires|Capacités organisationnelles reliées au SI|Gestion des systèmes d'information|Management|Science du design|</text:p>
          </table:table-cell>
          <table:table-cell/>
          <table:table-cell office:value-type="string" calcext:value-type="string">
            <text:p>https://professeurs.uqam.ca/professeur/renard.laur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jandro Romero-Torre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mero-torres.alejandro@uqam.ca</text:p>
          </table:table-cell>
          <table:table-cell office:value-type="string" calcext:value-type="string">
            <text:p>(514) 987-3000 poste 2840</text:p>
          </table:table-cell>
          <table:table-cell office:value-type="string" calcext:value-type="string">
            <text:p>|Accessibilité numérique|Approche Agile|Approche Devops|Gestion de projets technologiques|Gouvernance de projets|Villes intelligent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omero-torres.alejandr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Laure Saives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ives.anne-laure@uqam.ca</text:p>
          </table:table-cell>
          <table:table-cell office:value-type="string" calcext:value-type="string">
            <text:p>(514) 987-3000 poste 1901</text:p>
          </table:table-cell>
          <table:table-cell office:value-type="string" calcext:value-type="string">
            <text:p>|Créativité|Créativité organisationnelle|Lieux de la créativité|Management des idées|Modèle d'affaires|Territoire et espace en stratégie|Territorialisation des bio-industries|</text:p>
          </table:table-cell>
          <table:table-cell/>
          <table:table-cell office:value-type="string" calcext:value-type="string">
            <text:p>https://professeurs.uqam.ca/professeur/saives.anne-lau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viane Sergi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ergi.viviane@uqam.ca</text:p>
          </table:table-cell>
          <table:table-cell office:value-type="string" calcext:value-type="string">
            <text:p>(514) 987-3000 poste 5312</text:p>
          </table:table-cell>
          <table:table-cell office:value-type="string" calcext:value-type="string">
            <text:p>|Leadership|Management|Management et théorie des organisations|Nouvelles pratiques collaboratives|Projets et organisations temporaires|</text:p>
          </table:table-cell>
          <table:table-cell/>
          <table:table-cell office:value-type="string" calcext:value-type="string">
            <text:p>https://professeurs.uqam.ca/professeur/sergi.viv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Sicott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icotte.helene@uqam.ca</text:p>
          </table:table-cell>
          <table:table-cell office:value-type="string" calcext:value-type="string">
            <text:p>(514) 987-3000 poste 4572</text:p>
          </table:table-cell>
          <table:table-cell office:value-type="string" calcext:value-type="string">
            <text:p>|Développement de produits et services|Gestion de la recherche et développement|Gestion de projet|Gestion organisationnelle de projet|Innovation|Management|</text:p>
          </table:table-cell>
          <table:table-cell/>
          <table:table-cell office:value-type="string" calcext:value-type="string">
            <text:p>https://professeurs.uqam.ca/professeur/sicotte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Pierre Spooner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pooner.marie-pierre@uqam.ca</text:p>
          </table:table-cell>
          <table:table-cell office:value-type="string" calcext:value-type="string">
            <text:p>(514) 987-3000 poste 2294</text:p>
          </table:table-cell>
          <table:table-cell office:value-type="string" calcext:value-type="string">
            <text:p>|Approches d'amélioration continue|Design de services|Efficience des prestations de services|Excellence opérationnelle|Gestion de la qualité|Lean|Management|Six sigma|</text:p>
          </table:table-cell>
          <table:table-cell/>
          <table:table-cell office:value-type="string" calcext:value-type="string">
            <text:p>https://professeurs.uqam.ca/professeur/spooner.marie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Tomiuk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omiuk.daniel@uqam.ca</text:p>
          </table:table-cell>
          <table:table-cell office:value-type="string" calcext:value-type="string">
            <text:p>(514) 987-3000 poste 4241</text:p>
          </table:table-cell>
          <table:table-cell table:number-columns-repeated="2"/>
          <table:table-cell office:value-type="string" calcext:value-type="string">
            <text:p>https://professeurs.uqam.ca/professeur/tomiuk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hann Vallerand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allerand.johann@uqam.ca</text:p>
          </table:table-cell>
          <table:table-cell office:value-type="string" calcext:value-type="string">
            <text:p>(514) 987-3000 poste 2182</text:p>
          </table:table-cell>
          <table:table-cell table:number-columns-repeated="2"/>
          <table:table-cell office:value-type="string" calcext:value-type="string">
            <text:p>https://professeurs.uqam.ca/professeur/vallerand.johan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Vidot_Deleru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idot-delerue.helene@uqam.ca</text:p>
          </table:table-cell>
          <table:table-cell office:value-type="string" calcext:value-type="string">
            <text:p>(514) 987-3000 poste 1583</text:p>
          </table:table-cell>
          <table:table-cell table:number-columns-repeated="2"/>
          <table:table-cell office:value-type="string" calcext:value-type="string">
            <text:p>https://professeurs.uqam.ca/professeur/vidot-delerue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jlinda Zhegu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zhegu.majlinda@uqam.ca</text:p>
          </table:table-cell>
          <table:table-cell office:value-type="string" calcext:value-type="string">
            <text:p>(514) 987-3000 poste 1086</text:p>
          </table:table-cell>
          <table:table-cell office:value-type="string" calcext:value-type="string">
            <text:p>|Changement technologique|Management|Politiques publiques de l'innovation|Systèmes d'innovation|</text:p>
          </table:table-cell>
          <table:table-cell/>
          <table:table-cell office:value-type="string" calcext:value-type="string">
            <text:p>https://professeurs.uqam.ca/professeur/zhegu.majlin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non Arcand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rcand.manon@uqam.ca</text:p>
          </table:table-cell>
          <table:table-cell office:value-type="string" calcext:value-type="string">
            <text:p>(514) 987-3000 poste 4112</text:p>
          </table:table-cell>
          <table:table-cell office:value-type="string" calcext:value-type="string">
            <text:p>|Comportement du consommateur|Comportement du consommateur en ligne|Genre et comportement du consommateur|Marketing|Marketing en ligne|Recherche commerciale|Vidéo|</text:p>
          </table:table-cell>
          <table:table-cell/>
          <table:table-cell office:value-type="string" calcext:value-type="string">
            <text:p>https://professeurs.uqam.ca/professeur/arcand.man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 Arseneault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rseneault.paul@uqam.ca</text:p>
          </table:table-cell>
          <table:table-cell office:value-type="string" calcext:value-type="string">
            <text:p>(514) 987-3000 poste 2276</text:p>
          </table:table-cell>
          <table:table-cell office:value-type="string" calcext:value-type="string">
            <text:p>|Développement du tourisme|Innovation en culture|Innovation en divertissement|Innovation en tourisme|Marketing|Marketing des destinations touristiques|Marketing des entreprises touristiques|Stratégie en tourisme|Tendances en tourisme|Tourism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rseneault.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Françoise Audrain-Pontevia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udrain_pontevia.anne_francoise@uqam.ca</text:p>
          </table:table-cell>
          <table:table-cell office:value-type="string" calcext:value-type="string">
            <text:p>(514) 987-3000 poste 3572</text:p>
          </table:table-cell>
          <table:table-cell office:value-type="string" calcext:value-type="string">
            <text:p>|Communauté de patients en ligne|E-health|Fidélité online et offline|Satisfaction des consommateurs|Smart-shopping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udrain_pontevia.anne_franco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Zandra Balbinot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albinot.zandra@uqam.ca</text:p>
          </table:table-cell>
          <table:table-cell office:value-type="string" calcext:value-type="string">
            <text:p>(514) 987-3000 poste 1087</text:p>
          </table:table-cell>
          <table:table-cell office:value-type="string" calcext:value-type="string">
            <text:p>|Marketing|Marketing international|Pays émergents|Stratégie d'internationalis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albinot.zand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ato Hübner Barcelos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ubner_barcelos.renato@uqam.ca</text:p>
          </table:table-cell>
          <table:table-cell office:value-type="string" calcext:value-type="string">
            <text:p>(514) 987-3000 poste 4588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hubner_barcelos.renat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smin Bergeron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geron.jasmin@uqam.ca</text:p>
          </table:table-cell>
          <table:table-cell office:value-type="string" calcext:value-type="string">
            <text:p>(514) 987-3000 poste 1445</text:p>
          </table:table-cell>
          <table:table-cell office:value-type="string" calcext:value-type="string">
            <text:p>|Fidélisation du client|Force de vente|Gestion|Hôtellerie|Marketing|Négociation|Recherche commerciale|Services financiers|Tourisme|Victimis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ergeron.jasm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arold Boeck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eck.harold@uqam.ca</text:p>
          </table:table-cell>
          <table:table-cell office:value-type="string" calcext:value-type="string">
            <text:p>(514) 987-3000 poste 2146</text:p>
          </table:table-cell>
          <table:table-cell office:value-type="string" calcext:value-type="string">
            <text:p>|B2B|Diffusion des innovations|Gestion de la chaîne d'approvisionnement|Marketing|Marketing et technologies|Marketing industriel|Marketing inter-entreprises|Technologies RFID|</text:p>
          </table:table-cell>
          <table:table-cell/>
          <table:table-cell office:value-type="string" calcext:value-type="string">
            <text:p>https://professeurs.uqam.ca/professeur/boeck.harol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oufel Daghfous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ghfous.naoufel@uqam.ca</text:p>
          </table:table-cell>
          <table:table-cell office:value-type="string" calcext:value-type="string">
            <text:p>(514) 987-3000 poste 4243</text:p>
          </table:table-cell>
          <table:table-cell table:number-columns-repeated="2"/>
          <table:table-cell office:value-type="string" calcext:value-type="string">
            <text:p>https://professeurs.uqam.ca/professeur/daghfous.naouf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abien Durif</text:p>
          </table:table-cell>
          <table:table-cell office:value-type="string" calcext:value-type="string">
            <text:p>Décanat (ESG)</text:p>
          </table:table-cell>
          <table:table-cell office:value-type="string" calcext:value-type="string">
            <text:p>Vice-doyen à la recherch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rif.fabien@uqam.ca</text:p>
          </table:table-cell>
          <table:table-cell office:value-type="string" calcext:value-type="string">
            <text:p>(514) 987-3000 poste 5892</text:p>
          </table:table-cell>
          <table:table-cell office:value-type="string" calcext:value-type="string">
            <text:p>|Commerce de détail|Commerce intelligent|Consommation responsable|Économie collaborative|Économie de seconde main|Obsolescence des objet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urif.fab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Eve Faust</text:p>
          </table:table-cell>
          <table:table-cell office:value-type="string" calcext:value-type="string">
            <text:p>École supérieure de mode ESG UQAM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aust.marie-eve@uqam.ca</text:p>
          </table:table-cell>
          <table:table-cell office:value-type="string" calcext:value-type="string">
            <text:p>(514) 987-3000 poste 1025</text:p>
          </table:table-cell>
          <table:table-cell office:value-type="string" calcext:value-type="string">
            <text:p>|3D body scanner|Anthropométrie|Commercialisation de la mode|Développement de produits|Gestion de la mode|Luxe|Mode|Sizing and Fi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aust.marie-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Filiatrault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iliatrault.pierre@uqam.ca</text:p>
          </table:table-cell>
          <table:table-cell office:value-type="string" calcext:value-type="string">
            <text:p>(514) 987-4864</text:p>
          </table:table-cell>
          <table:table-cell table:number-columns-repeated="2"/>
          <table:table-cell office:value-type="string" calcext:value-type="string">
            <text:p>https://professeurs.uqam.ca/professeur/filiatrault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oul Graf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raf.raoul@uqam.ca</text:p>
          </table:table-cell>
          <table:table-cell office:value-type="string" calcext:value-type="string">
            <text:p>(514) 987-3000 poste 5027</text:p>
          </table:table-cell>
          <table:table-cell office:value-type="string" calcext:value-type="string">
            <text:p>|Comportement du consommateur|Ethique et marketing|Marketing|Marketing des services|Marketing relationnel|</text:p>
          </table:table-cell>
          <table:table-cell/>
          <table:table-cell office:value-type="string" calcext:value-type="string">
            <text:p>https://professeurs.uqam.ca/professeur/graf.rao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mélie Guèvremont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evremont.amelie@uqam.ca</text:p>
          </table:table-cell>
          <table:table-cell office:value-type="string" calcext:value-type="string">
            <text:p>(514) 987-3000 poste 1715</text:p>
          </table:table-cell>
          <table:table-cell table:number-columns-repeated="2"/>
          <table:table-cell office:value-type="string" calcext:value-type="string">
            <text:p>https://professeurs.uqam.ca/professeur/guevremont.ame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hlem Hajjem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jjem.ahlem@uqam.ca</text:p>
          </table:table-cell>
          <table:table-cell office:value-type="string" calcext:value-type="string">
            <text:p>(514) 987-3000 poste 5010</text:p>
          </table:table-cell>
          <table:table-cell office:value-type="string" calcext:value-type="string">
            <text:p>|Data mining|Intelligence marketing|Méthodes quantitatives en gestion|Modèles d'arbres et de forêts aléatoires|Multilevel modeling|</text:p>
          </table:table-cell>
          <table:table-cell/>
          <table:table-cell office:value-type="string" calcext:value-type="string">
            <text:p>https://professeurs.uqam.ca/professeur/hajjem.ahle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ng Jiang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iang.ling@uqam.ca</text:p>
          </table:table-cell>
          <table:table-cell office:value-type="string" calcext:value-type="string">
            <text:p>(514) 987-3000 poste 2049</text:p>
          </table:table-cell>
          <table:table-cell table:number-columns-repeated="2"/>
          <table:table-cell office:value-type="string" calcext:value-type="string">
            <text:p>https://professeurs.uqam.ca/professeur/jiang.ling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tte Julien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lien_mariette@yahoo.ca</text:p>
          </table:table-cell>
          <table:table-cell office:value-type="string" calcext:value-type="string">
            <text:p>(514) 987-3000 poste 3469</text:p>
          </table:table-cell>
          <table:table-cell table:number-columns-repeated="2"/>
          <table:table-cell office:value-type="string" calcext:value-type="string">
            <text:p>https://professeurs.uqam.ca/professeur/4p5Zlc2bdrg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Lacroix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croix.caroline@uqam.ca</text:p>
          </table:table-cell>
          <table:table-cell office:value-type="string" calcext:value-type="string">
            <text:p>(514) 987-3000 poste 8904</text:p>
          </table:table-cell>
          <table:table-cell office:value-type="string" calcext:value-type="string">
            <text:p>|Communication marketing|Événements et commandites|Générativité du consommateur|Image de marque|Marketing|Marketing expérientiel|Partenariats stratég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croix.caro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G. Langlois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nglois.michel@uqam.ca</text:p>
          </table:table-cell>
          <table:table-cell office:value-type="string" calcext:value-type="string">
            <text:p>(514) 987-3000 poste 3862</text:p>
          </table:table-cell>
          <table:table-cell office:value-type="string" calcext:value-type="string">
            <text:p>|Expériences touristiques|Gestion de la première ligne de vente et service|Gestion de l'expérience de service|Gestion des services publiques|Gestion totale de la marque|Hôtellerie|Restauration|</text:p>
          </table:table-cell>
          <table:table-cell/>
          <table:table-cell office:value-type="string" calcext:value-type="string">
            <text:p>https://professeurs.uqam.ca/professeur/langlois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Marticotte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cotte.francois@uqam.ca</text:p>
          </table:table-cell>
          <table:table-cell office:value-type="string" calcext:value-type="string">
            <text:p>(514) 987-3000 poste 3029</text:p>
          </table:table-cell>
          <table:table-cell office:value-type="string" calcext:value-type="string">
            <text:p>|Commercialisation de la mode|Comportement du consommateur|Gestion de la marque|Marketing|Stratégie de marketing|</text:p>
          </table:table-cell>
          <table:table-cell/>
          <table:table-cell office:value-type="string" calcext:value-type="string">
            <text:p>https://professeurs.uqam.ca/professeur/marticotte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Massiéra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ssiera.philippe@uqam.ca</text:p>
          </table:table-cell>
          <table:table-cell office:value-type="string" calcext:value-type="string">
            <text:p>(514) 987-3000 poste 1031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assiera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ndrine Promtep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romtep.sandrine@uqam.ca</text:p>
          </table:table-cell>
          <table:table-cell office:value-type="string" calcext:value-type="string">
            <text:p>(514) 987-3000 poste 1032</text:p>
          </table:table-cell>
          <table:table-cell office:value-type="string" calcext:value-type="string">
            <text:p>|Commerce électronique|Comportement du consommateur|Comportement du consommateur numérique|Ergonomie des interfaces|Expérience utilisateur|Marketing|Marketing électronique|Médias sociaux|Présence numér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romtep.sand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va Rajaobelina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jaobelina.lova@uqam.ca</text:p>
          </table:table-cell>
          <table:table-cell office:value-type="string" calcext:value-type="string">
            <text:p>(514) 987-3000 poste 5268</text:p>
          </table:table-cell>
          <table:table-cell office:value-type="string" calcext:value-type="string">
            <text:p>|Comportement du consommateur|Comportement du consommateur en ligne|Consommation responsable|Gestion de l'expérience client|Marketing|Marketing des services|Marketing relationnel|</text:p>
          </table:table-cell>
          <table:table-cell/>
          <table:table-cell office:value-type="string" calcext:value-type="string">
            <text:p>https://professeurs.uqam.ca/professeur/rajaobelina.lov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ne Ricard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card.line@uqam.ca</text:p>
          </table:table-cell>
          <table:table-cell office:value-type="string" calcext:value-type="string">
            <text:p>(514) 987-3000 poste 6809</text:p>
          </table:table-cell>
          <table:table-cell office:value-type="string" calcext:value-type="string">
            <text:p>|Marketing|Marketing des services bancaires|Marketing des services touristiques|Marketing relationnel|Méthodologie|Tourisme écoresponsable|</text:p>
          </table:table-cell>
          <table:table-cell/>
          <table:table-cell office:value-type="string" calcext:value-type="string">
            <text:p>https://professeurs.uqam.ca/professeur/ricard.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Richelieu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ichelieu.andre@uqam.ca</text:p>
          </table:table-cell>
          <table:table-cell office:value-type="string" calcext:value-type="string">
            <text:p>(514) 987-3000 poste 2027</text:p>
          </table:table-cell>
          <table:table-cell office:value-type="string" calcext:value-type="string">
            <text:p>|Enjeux éthiques et sociétaux du sport|Gestion de la marque|Internationalisation des marques|Marketing|Marketing et gestion du sport|Marketing internationa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ichelieu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lisabeth Robinot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binot.elisabeth@uqam.ca</text:p>
          </table:table-cell>
          <table:table-cell office:value-type="string" calcext:value-type="string">
            <text:p>(514) 987-3000 poste 2158</text:p>
          </table:table-cell>
          <table:table-cell office:value-type="string" calcext:value-type="string">
            <text:p>|Comportement du consommateur|Consommation socialement responsable|Marketing|Marketing vert|Performance marketing|</text:p>
          </table:table-cell>
          <table:table-cell/>
          <table:table-cell office:value-type="string" calcext:value-type="string">
            <text:p>https://professeurs.uqam.ca/professeur/robinot.elisabet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ne Rodier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dier.francine@uqam.ca</text:p>
          </table:table-cell>
          <table:table-cell office:value-type="string" calcext:value-type="string">
            <text:p>(514) 987-3000 poste 5212</text:p>
          </table:table-cell>
          <table:table-cell office:value-type="string" calcext:value-type="string">
            <text:p>|Consommation responsable|Gestion de la distribution|Gestion de la marque|Gestion des commerces de détail|Marketing|Marketing agroalimentaire|Stratégie de marketing|</text:p>
          </table:table-cell>
          <table:table-cell/>
          <table:table-cell office:value-type="string" calcext:value-type="string">
            <text:p>https://professeurs.uqam.ca/professeur/rodier.franc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ik St-Onge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-onge.anik@uqam.ca</text:p>
          </table:table-cell>
          <table:table-cell office:value-type="string" calcext:value-type="string">
            <text:p>(514) 987-3000 poste 1344</text:p>
          </table:table-cell>
          <table:table-cell office:value-type="string" calcext:value-type="string">
            <text:p>|Big data|Data mining|Données massives|Évolution de l'industrie des médias|Évolution des nouveaux médias|Forage de données|Marketing|Nouveaux médias dans le marketing|Stratégies de présence virtuelle|Stratégies d'intégration multicanaux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st-onge.ani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y Toffoli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offoli.roy@uqam.ca</text:p>
          </table:table-cell>
          <table:table-cell office:value-type="string" calcext:value-type="string">
            <text:p>(514) 987-3000 poste 4248</text:p>
          </table:table-cell>
          <table:table-cell office:value-type="string" calcext:value-type="string">
            <text:p>|Comportement du consommateur|Culture et perception de l'image de marque|Culture et perception du consommateur|Entreprenariat technologique|Marketing|Marketing interculturel|Marketing international|Publicité interculturelle|Transfert de technologie|</text:p>
          </table:table-cell>
          <table:table-cell/>
          <table:table-cell office:value-type="string" calcext:value-type="string">
            <text:p>https://professeurs.uqam.ca/professeur/toffoli.ro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-Antoine Vachon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achon.marc-antoine@uqam.ca</text:p>
          </table:table-cell>
          <table:table-cell office:value-type="string" calcext:value-type="string">
            <text:p>(514) 987-3000 poste 4378</text:p>
          </table:table-cell>
          <table:table-cell office:value-type="string" calcext:value-type="string">
            <text:p>|Collaboration interorganisationnelle|Données de consommation|Données de ventes|Image de marque|Indicateurs de performance|Indices de satisfaction|Marketing des destinations touristiques|Marketing des services touristiques|Métriques web|Notoriété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vachon.marc-anto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aldo Zuccaro</text:p>
          </table:table-cell>
          <table:table-cell office:value-type="string" calcext:value-type="string">
            <text:p>Département de marketing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zuccaro.cataldo@uqam.ca</text:p>
          </table:table-cell>
          <table:table-cell office:value-type="string" calcext:value-type="string">
            <text:p>(514) 987-3000 poste 4432</text:p>
          </table:table-cell>
          <table:table-cell table:number-columns-repeated="2"/>
          <table:table-cell office:value-type="string" calcext:value-type="string">
            <text:p>https://professeurs.uqam.ca/professeur/zuccaro.catald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Adès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des.michel@uqam.ca</text:p>
          </table:table-cell>
          <table:table-cell office:value-type="string" calcext:value-type="string">
            <text:p>(514) 987-3000 poste 1708</text:p>
          </table:table-cell>
          <table:table-cell office:value-type="string" calcext:value-type="string">
            <text:p>|Calcul stochastique|Contrôle stochastique|Copules|Équations différentielles|Équations stochastiques|Inférence statistique|Processus stochastiques|Sommes aléatoires|Stochastique|</text:p>
          </table:table-cell>
          <table:table-cell/>
          <table:table-cell office:value-type="string" calcext:value-type="string">
            <text:p>https://professeurs.uqam.ca/professeur/ades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estislav Apostolov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postolov.vestislav@uqam.ca</text:p>
          </table:table-cell>
          <table:table-cell office:value-type="string" calcext:value-type="string">
            <text:p>(514) 987-3000 poste 8567</text:p>
          </table:table-cell>
          <table:table-cell office:value-type="string" calcext:value-type="string">
            <text:p>|Géométrie complexe|Géométrie différentielle|Mathématiques|Vie artificielle|</text:p>
          </table:table-cell>
          <table:table-cell/>
          <table:table-cell office:value-type="string" calcext:value-type="string">
            <text:p>https://professeurs.uqam.ca/professeur/apostolov.vestislav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 Atherto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therton.juli@uqam.ca</text:p>
          </table:table-cell>
          <table:table-cell office:value-type="string" calcext:value-type="string">
            <text:p>(514) 987-3000 poste 7760</text:p>
          </table:table-cell>
          <table:table-cell office:value-type="string" calcext:value-type="string">
            <text:p>|Analyse de survie|Mathématiques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atherton.jul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ru Badescu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6</text:p>
          </table:table-cell>
          <table:table-cell table:number-columns-repeated="2"/>
          <table:table-cell office:value-type="string" calcext:value-type="string">
            <text:p>https://professeurs.uqam.ca/professeur/ohht0eVZfc4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Bédard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dard.robert@uqam.ca</text:p>
          </table:table-cell>
          <table:table-cell office:value-type="string" calcext:value-type="string">
            <text:p>(514) 987-3000 poste 3478</text:p>
          </table:table-cell>
          <table:table-cell office:value-type="string" calcext:value-type="string">
            <text:p>|Mathématiques|Théorie de Lie|Théorie des groupes|</text:p>
          </table:table-cell>
          <table:table-cell/>
          <table:table-cell office:value-type="string" calcext:value-type="string">
            <text:p>https://professeurs.uqam.ca/professeur/bedard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 Bélai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air.luc@uqam.ca</text:p>
          </table:table-cell>
          <table:table-cell office:value-type="string" calcext:value-type="string">
            <text:p>(514) 987-4186</text:p>
          </table:table-cell>
          <table:table-cell office:value-type="string" calcext:value-type="string">
            <text:p>|Logique mathématique|Mathématiques|Théorie des modèles|</text:p>
          </table:table-cell>
          <table:table-cell/>
          <table:table-cell office:value-type="string" calcext:value-type="string">
            <text:p>https://professeurs.uqam.ca/professeur/belair.lu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Bergero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geron.francois@uqam.ca</text:p>
          </table:table-cell>
          <table:table-cell office:value-type="string" calcext:value-type="string">
            <text:p>(514) 987-3000 poste 3958</text:p>
          </table:table-cell>
          <table:table-cell office:value-type="string" calcext:value-type="string">
            <text:p>|Algèbre|Combinatoire|Combinatoire algébrique|Combinatoire énumérative|Mathématiques|Théorie des fonctions symétriques|Théorie des group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ergeron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hilippe Bouche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cher.jean-philippe@uqam.ca</text:p>
          </table:table-cell>
          <table:table-cell office:value-type="string" calcext:value-type="string">
            <text:p>(514) 987-3000 poste 2078</text:p>
          </table:table-cell>
          <table:table-cell office:value-type="string" calcext:value-type="string">
            <text:p>|Actuariat|Analyse statistique des réserves|Données de comptage|Mathématiques|Statistiques|Tarification en assurance|</text:p>
          </table:table-cell>
          <table:table-cell/>
          <table:table-cell office:value-type="string" calcext:value-type="string">
            <text:p>https://professeurs.uqam.ca/professeur/boucher.jean-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 Boudreault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dreault.mathieu@uqam.ca</text:p>
          </table:table-cell>
          <table:table-cell office:value-type="string" calcext:value-type="string">
            <text:p>(514) 987-3000 poste 8560</text:p>
          </table:table-cell>
          <table:table-cell office:value-type="string" calcext:value-type="string">
            <text:p>|Actuariat|Catastrophes naturelles|Extrêmes climatiques|Fonds distincts|Gestion des risques financiers|Mathématiques financières|Risque de crédit|Risques hydrométéologiques|</text:p>
          </table:table-cell>
          <table:table-cell/>
          <table:table-cell office:value-type="string" calcext:value-type="string">
            <text:p>https://professeurs.uqam.ca/professeur/boudreault.mathie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n P. Boye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yer.steven@uqam.ca</text:p>
          </table:table-cell>
          <table:table-cell office:value-type="string" calcext:value-type="string">
            <text:p>(514) 987-3000 poste 3240</text:p>
          </table:table-cell>
          <table:table-cell office:value-type="string" calcext:value-type="string">
            <text:p>|Mathématiques|Topologie des variétés|</text:p>
          </table:table-cell>
          <table:table-cell/>
          <table:table-cell office:value-type="string" calcext:value-type="string">
            <text:p>https://professeurs.uqam.ca/professeur/boyer.stev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Charbonneau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bonneau.louis@uqam.ca</text:p>
          </table:table-cell>
          <table:table-cell office:value-type="string" calcext:value-type="string">
            <text:p>(514) 987-4186</text:p>
          </table:table-cell>
          <table:table-cell office:value-type="string" calcext:value-type="string">
            <text:p>|Algèbre à la Renaissance|Histoire de l'algèbre|Histoire des instruments scientifiques|Histoire des mathématiques|</text:p>
          </table:table-cell>
          <table:table-cell/>
          <table:table-cell office:value-type="string" calcext:value-type="string">
            <text:p>https://professeurs.uqam.ca/professeur/charbonneau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rthur Charpentie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pentier.arthur@uqam.ca</text:p>
          </table:table-cell>
          <table:table-cell office:value-type="string" calcext:value-type="string">
            <text:p>(514) 987-3000 poste 8234</text:p>
          </table:table-cell>
          <table:table-cell office:value-type="string" calcext:value-type="string">
            <text:p>|Actuariat|Algorithmes|Analyse statistique|Apprentissage machine|Économétrie|Extrêmes climatiques|Gestion des risques|Inégalités sociales|Inférence causale|Modèles statistiques|Modélisation|Statist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harpentier.arthu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Coeurjolly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eurjolly.jean-francois@uqam.ca</text:p>
          </table:table-cell>
          <table:table-cell office:value-type="string" calcext:value-type="string">
            <text:p>(514) 987-3000 poste 5620</text:p>
          </table:table-cell>
          <table:table-cell office:value-type="string" calcext:value-type="string">
            <text:p>|Champs aléatoires|Mathématiques|Processus fractionnaires|Processus ponctuels spatiaux|Statistique directionnelle|Statistique spatiale|</text:p>
          </table:table-cell>
          <table:table-cell/>
          <table:table-cell office:value-type="string" calcext:value-type="string">
            <text:p>https://professeurs.uqam.ca/professeur/coeurjolly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ivier Colli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llin.olivier@uqam.ca</text:p>
          </table:table-cell>
          <table:table-cell office:value-type="string" calcext:value-type="string">
            <text:p>(514) 987-3000 poste 3398</text:p>
          </table:table-cell>
          <table:table-cell office:value-type="string" calcext:value-type="string">
            <text:p>|Géométrie et topologie|Mathématiques|Théorie de jauge|Théorie des noeuds|Topologie de contact|</text:p>
          </table:table-cell>
          <table:table-cell/>
          <table:table-cell office:value-type="string" calcext:value-type="string">
            <text:p>https://professeurs.uqam.ca/professeur/collin.oli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Cy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yr.stephane@uqam.ca</text:p>
          </table:table-cell>
          <table:table-cell office:value-type="string" calcext:value-type="string">
            <text:p>(514) 987-3000 poste 4475</text:p>
          </table:table-cell>
          <table:table-cell office:value-type="string" calcext:value-type="string">
            <text:p>|Développement de programme|Didactique|Enseignement au secondaire|Enseignement de la preuve|Enseignement des statistiques|Évaluation des compétences|Mathématiques|Raisonnement déductif|</text:p>
          </table:table-cell>
          <table:table-cell/>
          <table:table-cell office:value-type="string" calcext:value-type="string">
            <text:p>https://professeurs.uqam.ca/professeur/cyr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dine Descamps-Bednarz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camps-bednarz.nadine@uqam.ca</text:p>
          </table:table-cell>
          <table:table-cell office:value-type="string" calcext:value-type="string">
            <text:p>(514) 987-3000 poste 3012</text:p>
          </table:table-cell>
          <table:table-cell office:value-type="string" calcext:value-type="string">
            <text:p>|Apprentissage de l'algèbre|Didactique des mathématiques|Éducation|Enseignement des mathématiques|Résolution de problèmes|</text:p>
          </table:table-cell>
          <table:table-cell/>
          <table:table-cell office:value-type="string" calcext:value-type="string">
            <text:p>https://professeurs.uqam.ca/professeur/descamps-bednarz.nad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Hélène Descary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cary.marie-helene@uqam.ca</text:p>
          </table:table-cell>
          <table:table-cell office:value-type="string" calcext:value-type="string">
            <text:p>(514) 987-3000 poste 7770</text:p>
          </table:table-cell>
          <table:table-cell table:number-columns-repeated="2"/>
          <table:table-cell office:value-type="string" calcext:value-type="string">
            <text:p>https://professeurs.uqam.ca/professeur/descary.marie-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Desgagné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sgagne.alain@uqam.ca</text:p>
          </table:table-cell>
          <table:table-cell office:value-type="string" calcext:value-type="string">
            <text:p>(514) 987-3000 poste 0301</text:p>
          </table:table-cell>
          <table:table-cell office:value-type="string" calcext:value-type="string">
            <text:p>|Actuariat|Statistique|</text:p>
          </table:table-cell>
          <table:table-cell/>
          <table:table-cell office:value-type="string" calcext:value-type="string">
            <text:p>https://professeurs.uqam.ca/professeur/desgagne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thieu Dufou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four.matthieu@uqam.ca</text:p>
          </table:table-cell>
          <table:table-cell office:value-type="string" calcext:value-type="string">
            <text:p>(514) 987-3000 poste 3210</text:p>
          </table:table-cell>
          <table:table-cell table:number-columns-repeated="2"/>
          <table:table-cell office:value-type="string" calcext:value-type="string">
            <text:p>https://professeurs.uqam.ca/professeur/dufour.matthie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é Ferland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rland.rene@uqam.ca</text:p>
          </table:table-cell>
          <table:table-cell office:value-type="string" calcext:value-type="string">
            <text:p>(514) 987-3000 poste 4624</text:p>
          </table:table-cell>
          <table:table-cell office:value-type="string" calcext:value-type="string">
            <text:p>|Mathématiques financières|Probabilités|Processus aléatoires interactifs|Théorèmes limites|</text:p>
          </table:table-cell>
          <table:table-cell/>
          <table:table-cell office:value-type="string" calcext:value-type="string">
            <text:p>https://professeurs.uqam.ca/professeur/ferland.r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rana Froda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roda.sorana@uqam.ca</text:p>
          </table:table-cell>
          <table:table-cell office:value-type="string" calcext:value-type="string">
            <text:p>(514) 987-3000 poste 3220</text:p>
          </table:table-cell>
          <table:table-cell office:value-type="string" calcext:value-type="string">
            <text:p>|Applications en médecine et biologie|Inférence non paramétrique|Mathématiques|Modélisation stochastique|Statistique mathématique|Statistiques|Stochastique|</text:p>
          </table:table-cell>
          <table:table-cell/>
          <table:table-cell office:value-type="string" calcext:value-type="string">
            <text:p>https://professeurs.uqam.ca/professeur/froda.sora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fim Galperi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lperin.efim@uqam.ca</text:p>
          </table:table-cell>
          <table:table-cell office:value-type="string" calcext:value-type="string">
            <text:p>(514) 987-4186</text:p>
          </table:table-cell>
          <table:table-cell office:value-type="string" calcext:value-type="string">
            <text:p>|Mathématiques appliquées|Mathématiques économiques|Mathématiques financières|Optimisation|Optimisation multicritère|Stabilité et stabilisation de systèmes|Théorie de la relativité|</text:p>
          </table:table-cell>
          <table:table-cell/>
          <table:table-cell office:value-type="string" calcext:value-type="string">
            <text:p>https://professeurs.uqam.ca/professeur/galperin.efi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éne Guéri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erin.helene@uqam.ca</text:p>
          </table:table-cell>
          <table:table-cell office:value-type="string" calcext:value-type="string">
            <text:p>(514) 987-3000 poste 1989</text:p>
          </table:table-cell>
          <table:table-cell office:value-type="string" calcext:value-type="string">
            <text:p>|Mathématiques|Modèle de Markov|Processus de Lévy|Processus déterministes|Processus stochastiques|Théorie de la fluctuation|Théorie de la ruine|</text:p>
          </table:table-cell>
          <table:table-cell/>
          <table:table-cell office:value-type="string" calcext:value-type="string">
            <text:p>https://professeurs.uqam.ca/professeur/guerin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id Guillemette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illemette.david@uqam.ca</text:p>
          </table:table-cell>
          <table:table-cell office:value-type="string" calcext:value-type="string">
            <text:p>(514) 987-3000 poste 6935</text:p>
          </table:table-cell>
          <table:table-cell table:number-columns-repeated="2"/>
          <table:table-cell office:value-type="string" calcext:value-type="string">
            <text:p>https://professeurs.uqam.ca/professeur/guillemette.dav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 Guillotte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illotte.simon@uqam.ca</text:p>
          </table:table-cell>
          <table:table-cell office:value-type="string" calcext:value-type="string">
            <text:p>(514) 987-3000 poste 3405</text:p>
          </table:table-cell>
          <table:table-cell table:number-columns-repeated="2"/>
          <table:table-cell office:value-type="string" calcext:value-type="string">
            <text:p>https://professeurs.uqam.ca/professeur/guillotte.sim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ernando Hitt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itt.fernando@uqam.ca</text:p>
          </table:table-cell>
          <table:table-cell office:value-type="string" calcext:value-type="string">
            <text:p>(514) 987-3000 poste 1428</text:p>
          </table:table-cell>
          <table:table-cell table:number-columns-repeated="2"/>
          <table:table-cell office:value-type="string" calcext:value-type="string">
            <text:p>https://professeurs.uqam.ca/professeur/hitt.fernand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ophe Hohlweg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hlweg.christophe@uqam.ca</text:p>
          </table:table-cell>
          <table:table-cell office:value-type="string" calcext:value-type="string">
            <text:p>(514) 987-3000 poste 2566</text:p>
          </table:table-cell>
          <table:table-cell office:value-type="string" calcext:value-type="string">
            <text:p>|Algèbre|Combinatoire algébrique|Combinatoire des groupes|Groupes de Coxeter|Groupes de symétries|Mathématiques|Théorie des groupes|</text:p>
          </table:table-cell>
          <table:table-cell/>
          <table:table-cell office:value-type="string" calcext:value-type="string">
            <text:p>https://professeurs.uqam.ca/professeur/hohlweg.christoph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ris Jeannotte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eannotte.doris@uqam.ca</text:p>
          </table:table-cell>
          <table:table-cell office:value-type="string" calcext:value-type="string">
            <text:p>(514) 987-3000 poste 5265</text:p>
          </table:table-cell>
          <table:table-cell office:value-type="string" calcext:value-type="string">
            <text:p>|Algèbre au primaire|Didactique des mathématiques|Éducation|Enseignement des mathématiques|Manipulation en mathématiques|Mathématiques|Raisonnement mathématique|Recherche collaborative|Recherche théorique|</text:p>
          </table:table-cell>
          <table:table-cell/>
          <table:table-cell office:value-type="string" calcext:value-type="string">
            <text:p>https://professeurs.uqam.ca/professeur/jeannotte.dor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Jonnaert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onnaert.philippe@uqam.ca</text:p>
          </table:table-cell>
          <table:table-cell office:value-type="string" calcext:value-type="string">
            <text:p>(514) 987-4186</text:p>
          </table:table-cell>
          <table:table-cell table:number-columns-repeated="2"/>
          <table:table-cell office:value-type="string" calcext:value-type="string">
            <text:p>https://professeurs.uqam.ca/professeur/jonnaert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Joyal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oyal.andre@uqam.ca</text:p>
          </table:table-cell>
          <table:table-cell office:value-type="string" calcext:value-type="string">
            <text:p>(514) 987-3000 poste 7793</text:p>
          </table:table-cell>
          <table:table-cell office:value-type="string" calcext:value-type="string">
            <text:p>|Algèbre|Combinatoire|Géométrie|Logique|Mathématiques|Théorie des catégories|</text:p>
          </table:table-cell>
          <table:table-cell/>
          <table:table-cell office:value-type="string" calcext:value-type="string">
            <text:p>https://professeurs.uqam.ca/professeur/joyal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nzoor Ahmad Kha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hmad.manzoor@uqam.ca</text:p>
          </table:table-cell>
          <table:table-cell office:value-type="string" calcext:value-type="string">
            <text:p>(514) 987-4186</text:p>
          </table:table-cell>
          <table:table-cell office:value-type="string" calcext:value-type="string">
            <text:p>|Analyse multivariée|Inférence séquentielle|Sondage|Statistique|</text:p>
          </table:table-cell>
          <table:table-cell/>
          <table:table-cell office:value-type="string" calcext:value-type="string">
            <text:p>https://professeurs.uqam.ca/professeur/ahmad.manzoo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tfi Khribi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hribi.lotfi@uqam.ca</text:p>
          </table:table-cell>
          <table:table-cell office:value-type="string" calcext:value-type="string">
            <text:p>(514) 987-3000 poste 1708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khribi.lotf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yn Kieran-Sauvé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ieran-sauve.carolyn@uqam.ca</text:p>
          </table:table-cell>
          <table:table-cell office:value-type="string" calcext:value-type="string">
            <text:p>(514) 987-3000 poste 7793</text:p>
          </table:table-cell>
          <table:table-cell table:number-columns-repeated="2"/>
          <table:table-cell office:value-type="string" calcext:value-type="string">
            <text:p>https://professeurs.uqam.ca/professeur/kieran-sauve.caroly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bert Labelle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belle.gilbert@uqam.ca</text:p>
          </table:table-cell>
          <table:table-cell office:value-type="string" calcext:value-type="string">
            <text:p>(514) 987-3000 poste 6168</text:p>
          </table:table-cell>
          <table:table-cell office:value-type="string" calcext:value-type="string">
            <text:p>|Combinatoire énumérative|Mathématiques|</text:p>
          </table:table-cell>
          <table:table-cell/>
          <table:table-cell office:value-type="string" calcext:value-type="string">
            <text:p>https://professeurs.uqam.ca/professeur/labelle.gil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Lajoie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joie.caroline@uqam.ca</text:p>
          </table:table-cell>
          <table:table-cell office:value-type="string" calcext:value-type="string">
            <text:p>(514) 987-3000 poste 7632</text:p>
          </table:table-cell>
          <table:table-cell office:value-type="string" calcext:value-type="string">
            <text:p>|Didactique des mathématiques|Éducation|Enseignement des mathématiques|Résolution de problèmes|</text:p>
          </table:table-cell>
          <table:table-cell/>
          <table:table-cell office:value-type="string" calcext:value-type="string">
            <text:p>https://professeurs.uqam.ca/professeur/lajoie.caro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abrice Larribe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rribe.fabrice@uqam.ca</text:p>
          </table:table-cell>
          <table:table-cell office:value-type="string" calcext:value-type="string">
            <text:p>(514) 987-3000 poste 3229</text:p>
          </table:table-cell>
          <table:table-cell office:value-type="string" calcext:value-type="string">
            <text:p>|Biostatistique|Mathématiques|Modélisation des processus|Processus stochastiques|Statistique génétique|Statistiques|Stochastique|</text:p>
          </table:table-cell>
          <table:table-cell/>
          <table:table-cell office:value-type="string" calcext:value-type="string">
            <text:p>https://professeurs.uqam.ca/professeur/larribe.fabri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Latou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tour.alain@uqam.ca</text:p>
          </table:table-cell>
          <table:table-cell office:value-type="string" calcext:value-type="string">
            <text:p>(514) 987-4186</text:p>
          </table:table-cell>
          <table:table-cell table:number-columns-repeated="2"/>
          <table:table-cell office:value-type="string" calcext:value-type="string">
            <text:p>https://professeurs.uqam.ca/professeur/latour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Lefebvre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febvre.gen@uqam.ca</text:p>
          </table:table-cell>
          <table:table-cell office:value-type="string" calcext:value-type="string">
            <text:p>(514) 987-3000 poste 6166</text:p>
          </table:table-cell>
          <table:table-cell office:value-type="string" calcext:value-type="string">
            <text:p>|Biostatistique|Inférence causale|Mathématiques|Statistique bayésienne|Statistique computationnelle|Statistiques|</text:p>
          </table:table-cell>
          <table:table-cell/>
          <table:table-cell office:value-type="string" calcext:value-type="string">
            <text:p>https://professeurs.uqam.ca/professeur/lefebvre.g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n Lu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.steven@uqam.ca</text:p>
          </table:table-cell>
          <table:table-cell office:value-type="string" calcext:value-type="string">
            <text:p>(514) 987-3000 poste 1801</text:p>
          </table:table-cell>
          <table:table-cell office:value-type="string" calcext:value-type="string">
            <text:p>|Géométrie algébrique complexe|Géométrie différentielle|Géométrie hyperbolique|Mathématiques|Théorie de Hodge et généralisations|</text:p>
          </table:table-cell>
          <table:table-cell/>
          <table:table-cell office:value-type="string" calcext:value-type="string">
            <text:p>https://professeurs.uqam.ca/professeur/lu.stev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enda Macgibbo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cgibbon.brenda@uqam.ca</text:p>
          </table:table-cell>
          <table:table-cell office:value-type="string" calcext:value-type="string">
            <text:p>(514) 987-3000 poste 3216</text:p>
          </table:table-cell>
          <table:table-cell table:number-columns-repeated="2"/>
          <table:table-cell office:value-type="string" calcext:value-type="string">
            <text:p>https://professeurs.uqam.ca/professeur/macgibbon.bren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Mackay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ckay.anne@uqam.ca</text:p>
          </table:table-cell>
          <table:table-cell office:value-type="string" calcext:value-type="string">
            <text:p>(514) 987-3000 poste 6417</text:p>
          </table:table-cell>
          <table:table-cell table:number-columns-repeated="2"/>
          <table:table-cell office:value-type="string" calcext:value-type="string">
            <text:p>https://professeurs.uqam.ca/professeur/mackay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Maheux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heux.jean-francois@uqam.ca</text:p>
          </table:table-cell>
          <table:table-cell office:value-type="string" calcext:value-type="string">
            <text:p>(514) 987-3000 poste 3967</text:p>
          </table:table-cell>
          <table:table-cell office:value-type="string" calcext:value-type="string">
            <text:p>|Didactique des mathématiques|Éducation|Enseignement des mathématiques|Épistémologie|Éthique|Formation|Formation continue|Mathématiques|Recherche participative|</text:p>
          </table:table-cell>
          <table:table-cell/>
          <table:table-cell office:value-type="string" calcext:value-type="string">
            <text:p>https://professeurs.uqam.ca/professeur/maheux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Michaud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ichaud.frederic@uqam.ca</text:p>
          </table:table-cell>
          <table:table-cell office:value-type="string" calcext:value-type="string">
            <text:p>(514) 987-3000 poste 2867</text:p>
          </table:table-cell>
          <table:table-cell table:number-columns-repeated="2"/>
          <table:table-cell office:value-type="string" calcext:value-type="string">
            <text:p>https://professeurs.uqam.ca/professeur/michaud.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rim Oualkacha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ualkacha.karim@uqam.ca</text:p>
          </table:table-cell>
          <table:table-cell office:value-type="string" calcext:value-type="string">
            <text:p>(514) 987-3000 poste 5226</text:p>
          </table:table-cell>
          <table:table-cell table:number-columns-repeated="2"/>
          <table:table-cell office:value-type="string" calcext:value-type="string">
            <text:p>https://professeurs.uqam.ca/professeur/oualkacha.kari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Pichet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chet.claude@uqam.ca</text:p>
          </table:table-cell>
          <table:table-cell office:value-type="string" calcext:value-type="string">
            <text:p>(514) 987-3000 poste 3245</text:p>
          </table:table-cell>
          <table:table-cell office:value-type="string" calcext:value-type="string">
            <text:p>|Assurance collective|Mathématiques|Programme de Langlands|Tables de mortalité|</text:p>
          </table:table-cell>
          <table:table-cell/>
          <table:table-cell office:value-type="string" calcext:value-type="string">
            <text:p>https://professeurs.uqam.ca/professeur/pichet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 Pigeo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geon.mathieu.2@uqam.ca</text:p>
          </table:table-cell>
          <table:table-cell office:value-type="string" calcext:value-type="string">
            <text:p>(514) 987-3000 poste 2807</text:p>
          </table:table-cell>
          <table:table-cell table:number-columns-repeated="2"/>
          <table:table-cell office:value-type="string" calcext:value-type="string">
            <text:p>https://professeurs.uqam.ca/professeur/pigeon.mathieu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érôme Proulx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roulx.jerome@uqam.ca</text:p>
          </table:table-cell>
          <table:table-cell office:value-type="string" calcext:value-type="string">
            <text:p>(514) 987-3000 poste 3218</text:p>
          </table:table-cell>
          <table:table-cell office:value-type="string" calcext:value-type="string">
            <text:p>|Calcul mental|Didactique des mathématiques|Éducation comparée|Enseignement des mathématiques|Formation des enseignants|Mathématiques|</text:p>
          </table:table-cell>
          <table:table-cell/>
          <table:table-cell office:value-type="string" calcext:value-type="string">
            <text:p>https://professeurs.uqam.ca/professeur/proulx.jerom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Renaud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naud.jf@uqam.ca</text:p>
          </table:table-cell>
          <table:table-cell office:value-type="string" calcext:value-type="string">
            <text:p>(514) 987-3000 poste 7675</text:p>
          </table:table-cell>
          <table:table-cell office:value-type="string" calcext:value-type="string">
            <text:p>|Mathématiques actuarielles|Mathématiques appliquées|Mathématiques financières|Probabilités appliquées|Processus stochastiques|Théorie de la ruine|</text:p>
          </table:table-cell>
          <table:table-cell/>
          <table:table-cell office:value-type="string" calcext:value-type="string">
            <text:p>https://professeurs.uqam.ca/professeur/renaud.jf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ophe Reutenaue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utenauer.christophe@uqam.ca</text:p>
          </table:table-cell>
          <table:table-cell office:value-type="string" calcext:value-type="string">
            <text:p>(514) 987-3000 poste 3228</text:p>
          </table:table-cell>
          <table:table-cell office:value-type="string" calcext:value-type="string">
            <text:p>|Algèbre|Combinatoire|Informatique théorique|Mathématiques|</text:p>
          </table:table-cell>
          <table:table-cell/>
          <table:table-cell office:value-type="string" calcext:value-type="string">
            <text:p>https://professeurs.uqam.ca/professeur/reutenauer.christoph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Rochon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chon.frederic@uqam.ca</text:p>
          </table:table-cell>
          <table:table-cell office:value-type="string" calcext:value-type="string">
            <text:p>(514) 987-3000 poste 5126</text:p>
          </table:table-cell>
          <table:table-cell table:number-columns-repeated="2"/>
          <table:table-cell office:value-type="string" calcext:value-type="string">
            <text:p>https://professeurs.uqam.ca/professeur/rochon.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reille Saboya Mandico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boya.mireille@uqam.ca</text:p>
          </table:table-cell>
          <table:table-cell office:value-type="string" calcext:value-type="string">
            <text:p>(514) 987-3000 poste 2374</text:p>
          </table:table-cell>
          <table:table-cell table:number-columns-repeated="2"/>
          <table:table-cell office:value-type="string" calcext:value-type="string">
            <text:p>https://professeurs.uqam.ca/professeur/saboya.mirei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is Saldanha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ldanha.luis@uqam.ca</text:p>
          </table:table-cell>
          <table:table-cell office:value-type="string" calcext:value-type="string">
            <text:p>(514) 987-3000 poste 1319</text:p>
          </table:table-cell>
          <table:table-cell table:number-columns-repeated="2"/>
          <table:table-cell office:value-type="string" calcext:value-type="string">
            <text:p>https://professeurs.uqam.ca/professeur/saldanha.l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o Saliola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liola.franco@uqam.ca</text:p>
          </table:table-cell>
          <table:table-cell office:value-type="string" calcext:value-type="string">
            <text:p>(514) 987-3000 poste 7791</text:p>
          </table:table-cell>
          <table:table-cell table:number-columns-repeated="2"/>
          <table:table-cell office:value-type="string" calcext:value-type="string">
            <text:p>https://professeurs.uqam.ca/professeur/saliola.franc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rence Simard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imard.clarence@uqam.ca</text:p>
          </table:table-cell>
          <table:table-cell office:value-type="string" calcext:value-type="string">
            <text:p>(514) 987-3000 poste 5287</text:p>
          </table:table-cell>
          <table:table-cell office:value-type="string" calcext:value-type="string">
            <text:p>|Calcul stochastique|Copules|Mathématiques|Modélisation de carnet d'ordres|Modélisation financière|Stochastique|Stratégies de couvertures|</text:p>
          </table:table-cell>
          <table:table-cell/>
          <table:table-cell office:value-type="string" calcext:value-type="string">
            <text:p>https://professeurs.uqam.ca/professeur/simard.clare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Tanguay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anguay.denis@uqam.ca</text:p>
          </table:table-cell>
          <table:table-cell office:value-type="string" calcext:value-type="string">
            <text:p>(514) 987-3000 poste 2612</text:p>
          </table:table-cell>
          <table:table-cell office:value-type="string" calcext:value-type="string">
            <text:p>|Apprentissage de la preuve|Didactique de la géométrie|Didactique des mathématiques|Éducation|Formation des maîtres|Mathématiques|Transitions inter-ordres|</text:p>
          </table:table-cell>
          <table:table-cell/>
          <table:table-cell office:value-type="string" calcext:value-type="string">
            <text:p>https://professeurs.uqam.ca/professeur/tanguay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ugh R. Thomas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homas.hugh_r@uqam.ca</text:p>
          </table:table-cell>
          <table:table-cell office:value-type="string" calcext:value-type="string">
            <text:p>(514) 987-3000 poste 0830</text:p>
          </table:table-cell>
          <table:table-cell office:value-type="string" calcext:value-type="string">
            <text:p>|Algèbre|Combinatoire algébrique|Mathématiques discrèt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thomas.hugh_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e Turcotte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urcotte.carole@uqam.ca</text:p>
          </table:table-cell>
          <table:table-cell office:value-type="string" calcext:value-type="string">
            <text:p>(514) 987-3000 poste 8593</text:p>
          </table:table-cell>
          <table:table-cell office:value-type="string" calcext:value-type="string">
            <text:p>|Actuariat|Actuariat institutionnel|Mathématiques|Statistique|</text:p>
          </table:table-cell>
          <table:table-cell/>
          <table:table-cell office:value-type="string" calcext:value-type="string">
            <text:p>https://professeurs.uqam.ca/professeur/turcotte.car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abienne Venant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enant.fabienne@uqam.ca</text:p>
          </table:table-cell>
          <table:table-cell office:value-type="string" calcext:value-type="string">
            <text:p>(514) 987-3000 poste 8462</text:p>
          </table:table-cell>
          <table:table-cell office:value-type="string" calcext:value-type="string">
            <text:p>|Didactique|Didactique des mathématiques|Enseignement des mathématiques|Mathématiques et langages|Programmation|Robotique pédagogique|Techonolgies dans l'enseignemen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venant.fabie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Watier</text:p>
          </table:table-cell>
          <table:table-cell office:value-type="string" calcext:value-type="string">
            <text:p>Département de mathém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atier.francois@uqam.ca</text:p>
          </table:table-cell>
          <table:table-cell office:value-type="string" calcext:value-type="string">
            <text:p>(514) 987-3000 poste 2111</text:p>
          </table:table-cell>
          <table:table-cell office:value-type="string" calcext:value-type="string">
            <text:p>|Contrôle stochastique|Équations différentielles|Équations stochastiques|Mathématiques|Mathématiques financières|Probabilités|Processus stochastiques|Statistiques|Stochastique|</text:p>
          </table:table-cell>
          <table:table-cell/>
          <table:table-cell office:value-type="string" calcext:value-type="string">
            <text:p>https://professeurs.uqam.ca/professeur/watier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Aubin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ubin.stephane@uqam.ca</text:p>
          </table:table-cell>
          <table:table-cell office:value-type="string" calcext:value-type="string">
            <text:p>(514) 987-3000 poste 3946</text:p>
          </table:table-cell>
          <table:table-cell table:number-columns-repeated="2"/>
          <table:table-cell office:value-type="string" calcext:value-type="string">
            <text:p>https://professeurs.uqam.ca/professeur/aubin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udrey-Kristel Barbeau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arbeau.audrey_kristel@uqam.ca</text:p>
          </table:table-cell>
          <table:table-cell office:value-type="string" calcext:value-type="string">
            <text:p>(514) 987-3000 poste 3394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arbeau.audrey_krist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yse Blondin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londin.denyse@uqam.ca</text:p>
          </table:table-cell>
          <table:table-cell office:value-type="string" calcext:value-type="string">
            <text:p>(514) 987-3000 poste 3940</text:p>
          </table:table-cell>
          <table:table-cell office:value-type="string" calcext:value-type="string">
            <text:p>|Formation pratique en musique|Identité professionnelle en musique|Motivation scolaire|Pédagogie musicale|</text:p>
          </table:table-cell>
          <table:table-cell/>
          <table:table-cell office:value-type="string" calcext:value-type="string">
            <text:p>https://professeurs.uqam.ca/professeur/blondin.deny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ncent Bouchard-Valentine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chard-valentine.vincent@uqam.ca</text:p>
          </table:table-cell>
          <table:table-cell office:value-type="string" calcext:value-type="string">
            <text:p>(514) 987-3000 poste 1229</text:p>
          </table:table-cell>
          <table:table-cell office:value-type="string" calcext:value-type="string">
            <text:p>|Didactique|Éducation à l'environnement|Éducation musicale au Québec|Fondements de l'éducation musicale|Musique|Pédagogie de la création sonore|Technopédagogie de la musique|</text:p>
          </table:table-cell>
          <table:table-cell/>
          <table:table-cell office:value-type="string" calcext:value-type="string">
            <text:p>https://professeurs.uqam.ca/professeur/bouchard-valentine.vinc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ndria Bouliane P.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4174</text:p>
          </table:table-cell>
          <table:table-cell table:number-columns-repeated="2"/>
          <table:table-cell office:value-type="string" calcext:value-type="string">
            <text:p>https://professeurs.uqam.ca/professeur/8pdqJK6q7d0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bbie Carroll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rroll.debbie@uqam.ca</text:p>
          </table:table-cell>
          <table:table-cell office:value-type="string" calcext:value-type="string">
            <text:p>(514) 987-3000 poste 4746</text:p>
          </table:table-cell>
          <table:table-cell office:value-type="string" calcext:value-type="string">
            <text:p>Arts|créativité et santé|Cognition musicale|Musicothérapie|Musique|Musique et développement du langage</text:p>
          </table:table-cell>
          <table:table-cell/>
          <table:table-cell office:value-type="string" calcext:value-type="string">
            <text:p>https://professeurs.uqam.ca/professeur/carroll.debb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ierry Champs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mps.thierry@uqam.ca</text:p>
          </table:table-cell>
          <table:table-cell office:value-type="string" calcext:value-type="string">
            <text:p>(514) 987-3000 poste 4469</text:p>
          </table:table-cell>
          <table:table-cell office:value-type="string" calcext:value-type="string">
            <text:p>|Interprétation musicale|Musique|Musique d'ensembles|Santé des artistes|Santé des musiciens|Stress de performance|Trompett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hamps.thierr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Dauphin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uphin.claude@uqam.ca</text:p>
          </table:table-cell>
          <table:table-cell office:value-type="string" calcext:value-type="string">
            <text:p>(514) 987-4174</text:p>
          </table:table-cell>
          <table:table-cell office:value-type="string" calcext:value-type="string">
            <text:p>|Arts|Esthétique|Musicologie antillaise|Musique|Musique du XVIIIe siècle|Pédagogie musicale|</text:p>
          </table:table-cell>
          <table:table-cell/>
          <table:table-cell office:value-type="string" calcext:value-type="string">
            <text:p>https://professeurs.uqam.ca/professeur/dauphin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Genest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enest.sylvie@uqam.ca</text:p>
          </table:table-cell>
          <table:table-cell office:value-type="string" calcext:value-type="string">
            <text:p>(514) 987-3000 poste 3938</text:p>
          </table:table-cell>
          <table:table-cell office:value-type="string" calcext:value-type="string">
            <text:p>|Chanson|Chanson populaire|Musique|Théories du langage musical|Violence psycholog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enest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Héroux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roux.isabelle@uqam.ca</text:p>
          </table:table-cell>
          <table:table-cell office:value-type="string" calcext:value-type="string">
            <text:p>(514) 987-3000 poste 3350</text:p>
          </table:table-cell>
          <table:table-cell office:value-type="string" calcext:value-type="string">
            <text:p>|Développement de matériel éducatif|Didactique de la musique|Guitare classique|Instruments de musique|Interprétation musicale|Musique|Pédagogie musicale|Processus de cré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heroux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onnie Isenberg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isenberg-grzeda.connie@uqam.ca</text:p>
          </table:table-cell>
          <table:table-cell office:value-type="string" calcext:value-type="string">
            <text:p>(514) 987-3000 poste 8533</text:p>
          </table:table-cell>
          <table:table-cell office:value-type="string" calcext:value-type="string">
            <text:p>|Musicothérapie|Musique|</text:p>
          </table:table-cell>
          <table:table-cell/>
          <table:table-cell office:value-type="string" calcext:value-type="string">
            <text:p>https://professeurs.uqam.ca/professeur/isenberg-grzeda.co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 Lavoie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voie.mathieu@uqam.ca</text:p>
          </table:table-cell>
          <table:table-cell office:value-type="string" calcext:value-type="string">
            <text:p>(514) 987-3000 poste 7883</text:p>
          </table:table-cell>
          <table:table-cell office:value-type="string" calcext:value-type="string">
            <text:p>|Cinéma|Composition|Design sonore|Jeux vidéo|Mus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voie.mathie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que Primeau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rimeau.dominique@uqam.ca</text:p>
          </table:table-cell>
          <table:table-cell office:value-type="string" calcext:value-type="string">
            <text:p>(514) 987-3000 poste 2484</text:p>
          </table:table-cell>
          <table:table-cell office:value-type="string" calcext:value-type="string">
            <text:p>|Chant populaire|Jazz vocal|Santé vocale|Technique vocal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rimeau.domi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e Simard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imard.france@uqam.ca</text:p>
          </table:table-cell>
          <table:table-cell office:value-type="string" calcext:value-type="string">
            <text:p>(514) 987-4174</text:p>
          </table:table-cell>
          <table:table-cell table:number-columns-repeated="2"/>
          <table:table-cell office:value-type="string" calcext:value-type="string">
            <text:p>https://professeurs.uqam.ca/professeur/simard.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ck Trottier</text:p>
          </table:table-cell>
          <table:table-cell office:value-type="string" calcext:value-type="string">
            <text:p>Département de mu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rottier.danick@uqam.ca</text:p>
          </table:table-cell>
          <table:table-cell office:value-type="string" calcext:value-type="string">
            <text:p>(514) 987-3000 poste 2468</text:p>
          </table:table-cell>
          <table:table-cell office:value-type="string" calcext:value-type="string">
            <text:p>|Histoire de la musique|Musique|Musiques populaires des XXe et XXIe|Musiques savantes des XXe et XXIe|Sociomusicolog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trottier.dan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Villeneuve</text:p>
          </table:table-cell>
          <table:table-cell office:value-type="string" calcext:value-type="string">
            <text:p>Faculté des arts</text:p>
          </table:table-cell>
          <table:table-cell office:value-type="string" calcext:value-type="string">
            <text:p>Professeur - Vice-doyen aux études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lleneuve.andre@uqam.ca</text:p>
          </table:table-cell>
          <table:table-cell office:value-type="string" calcext:value-type="string">
            <text:p>(514) 987-3000 poste 2064</text:p>
          </table:table-cell>
          <table:table-cell office:value-type="string" calcext:value-type="string">
            <text:p>Composition|École de Vienne|Harmonie tonale|Musique des XVIIIe| XIXe et XXe siècles|Musiques actuelles|Tonalité élargie</text:p>
          </table:table-cell>
          <table:table-cell/>
          <table:table-cell office:value-type="string" calcext:value-type="string">
            <text:p>https://professeurs.uqam.ca/professeur/villeneuve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iane Boulad-Ayoub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lad-ayoub.josiane@uqam.ca</text:p>
          </table:table-cell>
          <table:table-cell office:value-type="string" calcext:value-type="string">
            <text:p>(514) 987-3000 poste 3252</text:p>
          </table:table-cell>
          <table:table-cell office:value-type="string" calcext:value-type="string">
            <text:p>|Abbé Grégoire|Descartes|d'Holbach|Diderot|État de droit|Idéologies|Instruction publique|Philosophie|Philosophie du droit|Philosophie du XVIIe siècle|Philosophie du XVIIIe siècle|Philosophie politique|Révolution française|Rousseau|</text:p>
          </table:table-cell>
          <table:table-cell/>
          <table:table-cell office:value-type="string" calcext:value-type="string">
            <text:p>https://professeurs.uqam.ca/professeur/boulad-ayoub.jos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mandine Catala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tala.amandine@uqam.ca</text:p>
          </table:table-cell>
          <table:table-cell office:value-type="string" calcext:value-type="string">
            <text:p>(514) 987-3000 poste 4461</text:p>
          </table:table-cell>
          <table:table-cell office:value-type="string" calcext:value-type="string">
            <text:p>|Éthique|Histoire de la philosophie morale|Histoire de la philosophie politique|Philosophie|Philosophie féministe|Philosophie politique|Philosophie sociale|Science politique|</text:p>
          </table:table-cell>
          <table:table-cell/>
          <table:table-cell office:value-type="string" calcext:value-type="string">
            <text:p>https://professeurs.uqam.ca/professeur/catala.amand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celyne Couture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uture.jocelyne@uqam.ca</text:p>
          </table:table-cell>
          <table:table-cell office:value-type="string" calcext:value-type="string">
            <text:p>(514) 987-4431</text:p>
          </table:table-cell>
          <table:table-cell table:number-columns-repeated="2"/>
          <table:table-cell office:value-type="string" calcext:value-type="string">
            <text:p>https://professeurs.uqam.ca/professeur/couture.jocely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Djaballah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jaballah.marc@uqam.ca</text:p>
          </table:table-cell>
          <table:table-cell office:value-type="string" calcext:value-type="string">
            <text:p>(514) 987-3000 poste 4910</text:p>
          </table:table-cell>
          <table:table-cell table:number-columns-repeated="2"/>
          <table:table-cell office:value-type="string" calcext:value-type="string">
            <text:p>https://professeurs.uqam.ca/professeur/djaballah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 Faucher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aucher.luc@uqam.ca</text:p>
          </table:table-cell>
          <table:table-cell office:value-type="string" calcext:value-type="string">
            <text:p>(514) 987-3000 poste 0322</text:p>
          </table:table-cell>
          <table:table-cell office:value-type="string" calcext:value-type="string">
            <text:p>|Philosophie|Philosophie de la psychiatrie|Philosophie des neurosciences|Philosophie des races|Philosophie des sciences|Philosophie des sciences cognitives|Philosophie du cinéma/esthétique|</text:p>
          </table:table-cell>
          <table:table-cell/>
          <table:table-cell office:value-type="string" calcext:value-type="string">
            <text:p>https://professeurs.uqam.ca/professeur/faucher.lu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Fisette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isette.denis@uqam.ca</text:p>
          </table:table-cell>
          <table:table-cell office:value-type="string" calcext:value-type="string">
            <text:p>(514) 987-3000 poste 8418</text:p>
          </table:table-cell>
          <table:table-cell office:value-type="string" calcext:value-type="string">
            <text:p>|Brentano et ses successeurs|Histoire de la philosophie austro-allemande|Husserl|Ontologies|Phénoménologie|Philosophie|Philosophie de l'esprit|</text:p>
          </table:table-cell>
          <table:table-cell/>
          <table:table-cell office:value-type="string" calcext:value-type="string">
            <text:p>https://professeurs.uqam.ca/professeur/fisette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a Gili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ili.luca@uqam.ca</text:p>
          </table:table-cell>
          <table:table-cell office:value-type="string" calcext:value-type="string">
            <text:p>(514) 987-3000 poste 2216</text:p>
          </table:table-cell>
          <table:table-cell table:number-columns-repeated="2"/>
          <table:table-cell office:value-type="string" calcext:value-type="string">
            <text:p>https://professeurs.uqam.ca/professeur/gili.luc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ncent Philippe Guillin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illin.vincent_philippe@uqam.ca</text:p>
          </table:table-cell>
          <table:table-cell office:value-type="string" calcext:value-type="string">
            <text:p>(514) 987-3000 poste 5393</text:p>
          </table:table-cell>
          <table:table-cell office:value-type="string" calcext:value-type="string">
            <text:p>|Auguste Comte|Histoire de la philosophie|Histoire des sciences humaines|John Stuart Mill|Philosophie|Philosophie des sciences humaines|Philosophie du XIXe siècle|</text:p>
          </table:table-cell>
          <table:table-cell/>
          <table:table-cell office:value-type="string" calcext:value-type="string">
            <text:p>https://professeurs.uqam.ca/professeur/guillin.vincent_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orges Leroux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roux.georges@uqam.ca</text:p>
          </table:table-cell>
          <table:table-cell office:value-type="string" calcext:value-type="string">
            <text:p>(514) 987-3000 poste 4411</text:p>
          </table:table-cell>
          <table:table-cell office:value-type="string" calcext:value-type="string">
            <text:p>|Antiquité classique et tardive|Histoire des religions|Philosophie et patristique grecque|Platonisme et néoplatonisme (Plotin)|Sécularisation|</text:p>
          </table:table-cell>
          <table:table-cell/>
          <table:table-cell office:value-type="string" calcext:value-type="string">
            <text:p>https://professeurs.uqam.ca/professeur/leroux.georg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que Leydet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ydet.dominique@uqam.ca</text:p>
          </table:table-cell>
          <table:table-cell office:value-type="string" calcext:value-type="string">
            <text:p>(514) 987-3000 poste 8951</text:p>
          </table:table-cell>
          <table:table-cell office:value-type="string" calcext:value-type="string">
            <text:p>|Philosophie|Philosophie du droit|Philosophie politique|Science politique|Théorie de la démocratie|</text:p>
          </table:table-cell>
          <table:table-cell/>
          <table:table-cell office:value-type="string" calcext:value-type="string">
            <text:p>https://professeurs.uqam.ca/professeur/leydet.domi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ophe Malaterre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laterre.christophe@uqam.ca</text:p>
          </table:table-cell>
          <table:table-cell office:value-type="string" calcext:value-type="string">
            <text:p>(514) 987-3000 poste 4403</text:p>
          </table:table-cell>
          <table:table-cell office:value-type="string" calcext:value-type="string">
            <text:p>|Épistémologie|Épistémologie des origines de la vie|Forage de texte|Humanités numériques|Philosophie|Philosophie de la biologie|Philosophie de l'environnement|Philosophie de l'intelligence artificielle|Philosophie des sciences|Théorie de la connaissance|</text:p>
          </table:table-cell>
          <table:table-cell/>
          <table:table-cell office:value-type="string" calcext:value-type="string">
            <text:p>https://professeurs.uqam.ca/professeur/malaterre.christoph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 Marion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ion.mathieu@uqam.ca</text:p>
          </table:table-cell>
          <table:table-cell office:value-type="string" calcext:value-type="string">
            <text:p>(514) 987-3000 poste 4999</text:p>
          </table:table-cell>
          <table:table-cell office:value-type="string" calcext:value-type="string">
            <text:p>|Philosophie|</text:p>
          </table:table-cell>
          <table:table-cell/>
          <table:table-cell office:value-type="string" calcext:value-type="string">
            <text:p>https://professeurs.uqam.ca/professeur/marion.mathie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Guy Meunier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unier.jean-guy@uqam.ca</text:p>
          </table:table-cell>
          <table:table-cell office:value-type="string" calcext:value-type="string">
            <text:p>(514) 987-4431</text:p>
          </table:table-cell>
          <table:table-cell office:value-type="string" calcext:value-type="string">
            <text:p>|Analyse de texte par ordinateur|Catégorisation|Intelligence artificielle|Philosophie|Philosophie de l'esprit|Philosophie du langage|</text:p>
          </table:table-cell>
          <table:table-cell/>
          <table:table-cell office:value-type="string" calcext:value-type="string">
            <text:p>https://professeurs.uqam.ca/professeur/meunier.jean-gu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Panaccio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naccio.claude@uqam.ca</text:p>
          </table:table-cell>
          <table:table-cell office:value-type="string" calcext:value-type="string">
            <text:p>(514) 987-4431</text:p>
          </table:table-cell>
          <table:table-cell office:value-type="string" calcext:value-type="string">
            <text:p>|Philosophie|Philosophie de l'esprit|Philosophie du langage|Philosophie médiévale|Théorie de la connaissance|</text:p>
          </table:table-cell>
          <table:table-cell/>
          <table:table-cell office:value-type="string" calcext:value-type="string">
            <text:p>https://professeurs.uqam.ca/professeur/panaccio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rio Perinetti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erinetti.dario@uqam.ca</text:p>
          </table:table-cell>
          <table:table-cell office:value-type="string" calcext:value-type="string">
            <text:p>(514) 987-3000 poste 3018</text:p>
          </table:table-cell>
          <table:table-cell office:value-type="string" calcext:value-type="string">
            <text:p>|Hegel|Histoire de l'éthique|Histoire des théories de la connaissance|Hume|Kant|Philosophie|Philosophie allemande|Philosophie de l'histoire|Philosophie moderne|</text:p>
          </table:table-cell>
          <table:table-cell/>
          <table:table-cell office:value-type="string" calcext:value-type="string">
            <text:p>https://professeurs.uqam.ca/professeur/perinetti.dari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Poirier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oirier.pierre@uqam.ca</text:p>
          </table:table-cell>
          <table:table-cell office:value-type="string" calcext:value-type="string">
            <text:p>(514) 987-3000 poste 2087</text:p>
          </table:table-cell>
          <table:table-cell office:value-type="string" calcext:value-type="string">
            <text:p>|Cognition|Neurophilosophie|Neurosciences|Philosophie|Philosophie de l'esprit|Philosophie des sciences|Psychologie|Sciences cognitives|</text:p>
          </table:table-cell>
          <table:table-cell/>
          <table:table-cell office:value-type="string" calcext:value-type="string">
            <text:p>https://professeurs.uqam.ca/professeur/poirier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erge Robert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bert.serge@uqam.ca</text:p>
          </table:table-cell>
          <table:table-cell office:value-type="string" calcext:value-type="string">
            <text:p>(514) 987-3000 poste 4413</text:p>
          </table:table-cell>
          <table:table-cell office:value-type="string" calcext:value-type="string">
            <text:p>|Épistémologie|Logique formelle|Philosophie|Philosophie de l'esprit|Philosophie de l'intelligence artificielle|Philosophie des sciences|Philosophie des sciences cognitives|</text:p>
          </table:table-cell>
          <table:table-cell/>
          <table:table-cell office:value-type="string" calcext:value-type="string">
            <text:p>https://professeurs.uqam.ca/professeur/robert.serg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uro Rossi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ssi.mauro@uqam.ca</text:p>
          </table:table-cell>
          <table:table-cell office:value-type="string" calcext:value-type="string">
            <text:p>(514) 987-3000 poste 7807</text:p>
          </table:table-cell>
          <table:table-cell office:value-type="string" calcext:value-type="string">
            <text:p>|Éthique|Éthique normative|Philosophie|Philosophie de l'économie|Psychologie normative|</text:p>
          </table:table-cell>
          <table:table-cell/>
          <table:table-cell office:value-type="string" calcext:value-type="string">
            <text:p>https://professeurs.uqam.ca/professeur/rossi.maur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ndrine Roux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ux.sandrine@uqam.ca</text:p>
          </table:table-cell>
          <table:table-cell office:value-type="string" calcext:value-type="string">
            <text:p>(514) 987-3000 poste 7947</text:p>
          </table:table-cell>
          <table:table-cell table:number-columns-repeated="2"/>
          <table:table-cell office:value-type="string" calcext:value-type="string">
            <text:p>https://professeurs.uqam.ca/professeur/roux.sand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Saint-Germain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int-germain.christian@uqam.ca</text:p>
          </table:table-cell>
          <table:table-cell office:value-type="string" calcext:value-type="string">
            <text:p>(514) 987-3000 poste 4665</text:p>
          </table:table-cell>
          <table:table-cell office:value-type="string" calcext:value-type="string">
            <text:p>|Antidépresseurs|Droit criminel|Éthique appliquée|Littérature|Philosophie|Pornographie|Terrorisme|Troubles mentaux|</text:p>
          </table:table-cell>
          <table:table-cell/>
          <table:table-cell office:value-type="string" calcext:value-type="string">
            <text:p>https://professeurs.uqam.ca/professeur/saint-germain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Voizard</text:p>
          </table:table-cell>
          <table:table-cell office:value-type="string" calcext:value-type="string">
            <text:p>Département de philosoph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oizard.alain@uqam.ca</text:p>
          </table:table-cell>
          <table:table-cell office:value-type="string" calcext:value-type="string">
            <text:p>(514) 987-3000 poste 8942</text:p>
          </table:table-cell>
          <table:table-cell office:value-type="string" calcext:value-type="string">
            <text:p>|Épistémologie|Philosophie|Philosophie analytique|Philosophie du langage|</text:p>
          </table:table-cell>
          <table:table-cell/>
          <table:table-cell office:value-type="string" calcext:value-type="string">
            <text:p>https://professeurs.uqam.ca/professeur/voizard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dia Abouzei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nuQv2X20wt4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Achim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chim.andre@uqam.ca</text:p>
          </table:table-cell>
          <table:table-cell office:value-type="string" calcext:value-type="string">
            <text:p>(514) 987-3000 poste 8435</text:p>
          </table:table-cell>
          <table:table-cell office:value-type="string" calcext:value-type="string">
            <text:p>|Attention|Conscience|EEG|Électroencéphalographie|Entraînement cognitif|Neurofeedback|Neurophysiologie|Neurosciences|Perception|Perception subliminale|Psychologie|</text:p>
          </table:table-cell>
          <table:table-cell/>
          <table:table-cell office:value-type="string" calcext:value-type="string">
            <text:p>https://professeurs.uqam.ca/professeur/achim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Amio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miot.catherine@uqam.ca</text:p>
          </table:table-cell>
          <table:table-cell office:value-type="string" calcext:value-type="string">
            <text:p>(514) 987-3000 poste 5006</text:p>
          </table:table-cell>
          <table:table-cell office:value-type="string" calcext:value-type="string">
            <text:p>|Identité|Motivation|Psychologie|Psychologie sociale|Relations humains-animaux|Relations intergroupes|Soi et identité|</text:p>
          </table:table-cell>
          <table:table-cell/>
          <table:table-cell office:value-type="string" calcext:value-type="string">
            <text:p>https://professeurs.uqam.ca/professeur/amiot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 L. Bac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con.simon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bacon.sim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écile Bard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2055</text:p>
          </table:table-cell>
          <table:table-cell table:number-columns-repeated="2"/>
          <table:table-cell office:value-type="string" calcext:value-type="string">
            <text:p>https://professeurs.uqam.ca/professeur/sdg8Afxj%252fro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-André Bédar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dard.marc-andre@uqam.ca</text:p>
          </table:table-cell>
          <table:table-cell office:value-type="string" calcext:value-type="string">
            <text:p>(514) 987-3000 poste 0220</text:p>
          </table:table-cell>
          <table:table-cell office:value-type="string" calcext:value-type="string">
            <text:p>|Alzheimer|Imagerie cérébrale|Industrie pharmaceutique|Maladie de Parkinson|Maladies neurodégénératives|Neurochimie|Pharmacologie cognitive|Psychologie|Psychologie industrielle|</text:p>
          </table:table-cell>
          <table:table-cell/>
          <table:table-cell office:value-type="string" calcext:value-type="string">
            <text:p>https://professeurs.uqam.ca/professeur/bedard.marc-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Bélang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anger.claude@uqam.ca</text:p>
          </table:table-cell>
          <table:table-cell office:value-type="string" calcext:value-type="string">
            <text:p>(514) 987-3000 poste 1777</text:p>
          </table:table-cell>
          <table:table-cell office:value-type="string" calcext:value-type="string">
            <text:p>|Psychologie|Relations de couple|Sexologie|</text:p>
          </table:table-cell>
          <table:table-cell/>
          <table:table-cell office:value-type="string" calcext:value-type="string">
            <text:p>https://professeurs.uqam.ca/professeur/belanger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Bher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herer.louis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Activité physique et cerveau|Déclin cognitif|Neuropsychologie|Psychologie|Stimulation cognitive|Vieillissement|Vieillissement cérébral|</text:p>
          </table:table-cell>
          <table:table-cell/>
          <table:table-cell office:value-type="string" calcext:value-type="string">
            <text:p>https://professeurs.uqam.ca/professeur/bherer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Bigra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igras.marc@uqam.ca</text:p>
          </table:table-cell>
          <table:table-cell office:value-type="string" calcext:value-type="string">
            <text:p>(514) 987-3000 poste 2915</text:p>
          </table:table-cell>
          <table:table-cell office:value-type="string" calcext:value-type="string">
            <text:p>|Développement de la compétence sociale|Développement de l'agression|Enseignement primaire|Réussite éducative|Rôle du père|Santé publique|Socialisation de l'enfant|Violence chez les jeunes|</text:p>
          </table:table-cell>
          <table:table-cell/>
          <table:table-cell office:value-type="string" calcext:value-type="string">
            <text:p>https://professeurs.uqam.ca/professeur/bigras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R. Blai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lais.marc_r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Psychologie|Psychologie sociale|Psychosociologie|</text:p>
          </table:table-cell>
          <table:table-cell/>
          <table:table-cell office:value-type="string" calcext:value-type="string">
            <text:p>https://professeurs.uqam.ca/professeur/blais.marc_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érèse Bouffar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ffard.therese@uqam.ca</text:p>
          </table:table-cell>
          <table:table-cell office:value-type="string" calcext:value-type="string">
            <text:p>(514) 987-3000 poste 3976</text:p>
          </table:table-cell>
          <table:table-cell office:value-type="string" calcext:value-type="string">
            <text:p>|Buts d'apprentissage|Illusion d'incompétence|Motivation|Perception de compétences|Rôle des enseignants|Rôle des parents|Transition primaire/secondaire|</text:p>
          </table:table-cell>
          <table:table-cell/>
          <table:table-cell office:value-type="string" calcext:value-type="string">
            <text:p>https://professeurs.uqam.ca/professeur/bouffard.there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alérie Bourgeois-Guér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rgeois-guerin.valerie@uqam.ca</text:p>
          </table:table-cell>
          <table:table-cell office:value-type="string" calcext:value-type="string">
            <text:p>(514) 987-3000 poste 5298</text:p>
          </table:table-cell>
          <table:table-cell office:value-type="string" calcext:value-type="string">
            <text:p>|Aide médicale à mourir|Deuil|Fin de vie|Souffrance|Vieillissement|</text:p>
          </table:table-cell>
          <table:table-cell/>
          <table:table-cell office:value-type="string" calcext:value-type="string">
            <text:p>https://professeurs.uqam.ca/professeur/bourgeois-guerin.vale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hard Bourhi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rhis.richard@uqam.ca</text:p>
          </table:table-cell>
          <table:table-cell office:value-type="string" calcext:value-type="string">
            <text:p>(514) 987-3000 poste 4852</text:p>
          </table:table-cell>
          <table:table-cell office:value-type="string" calcext:value-type="string">
            <text:p>|Acculturation|Aménagement linguistique|Communication interculturelle|Discrimination|Immigration et psychologie|Relations ethniques|Relations inter-groupes|</text:p>
          </table:table-cell>
          <table:table-cell/>
          <table:table-cell office:value-type="string" calcext:value-type="string">
            <text:p>https://professeurs.uqam.ca/professeur/bourhis.rich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Brau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aun.claude@uqam.ca</text:p>
          </table:table-cell>
          <table:table-cell office:value-type="string" calcext:value-type="string">
            <text:p>(514) 987-3000 poste 4814</text:p>
          </table:table-cell>
          <table:table-cell office:value-type="string" calcext:value-type="string">
            <text:p>|Cerveau|Dynamiques interhémisphérique|Électrophysiologie|Neuropsychologie|Neurosciences|Physiologie|Psychologie|</text:p>
          </table:table-cell>
          <table:table-cell/>
          <table:table-cell office:value-type="string" calcext:value-type="string">
            <text:p>https://professeurs.uqam.ca/professeur/braun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a Rosemarie Brendge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endgen.mara@uqam.ca</text:p>
          </table:table-cell>
          <table:table-cell office:value-type="string" calcext:value-type="string">
            <text:p>(514) 987-3000 poste 7602</text:p>
          </table:table-cell>
          <table:table-cell office:value-type="string" calcext:value-type="string">
            <text:p>|Aggressivité chez les jeunes|Anxiété|Anxiété chez les jeunes|Dépression chez les jeunes|Génétique du comportement|Intimidation à l'école|Santé mentale|Troubles anxieux|</text:p>
          </table:table-cell>
          <table:table-cell/>
          <table:table-cell office:value-type="string" calcext:value-type="string">
            <text:p>https://professeurs.uqam.ca/professeur/brendgen.ma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scale Brill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illon.pascale@uqam.ca</text:p>
          </table:table-cell>
          <table:table-cell office:value-type="string" calcext:value-type="string">
            <text:p>(514) 987-3000 poste 2313</text:p>
          </table:table-cell>
          <table:table-cell office:value-type="string" calcext:value-type="string">
            <text:p>|Deuil traumatique|Fatigue de compassion|Stress post-traumatique|Troubles anxieux|</text:p>
          </table:table-cell>
          <table:table-cell/>
          <table:table-cell office:value-type="string" calcext:value-type="string">
            <text:p>https://professeurs.uqam.ca/professeur/brillon.pasca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Brune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unet.louis@uqam.ca</text:p>
          </table:table-cell>
          <table:table-cell office:value-type="string" calcext:value-type="string">
            <text:p>(514) 987-3000 poste 1754</text:p>
          </table:table-cell>
          <table:table-cell office:value-type="string" calcext:value-type="string">
            <text:p>|Apprentissage procédural|Cognition|Déontologie en psychologie|Éthique en psychologie|Expertise psycholégale|Impacts psychologiques de la violence|Impacts psychologiques du terrorisme|Psychanalyse|Ville de l'avenir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runet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esette Bruns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unson.liesette@uqam.ca</text:p>
          </table:table-cell>
          <table:table-cell office:value-type="string" calcext:value-type="string">
            <text:p>(514) 987-3000 poste 2293</text:p>
          </table:table-cell>
          <table:table-cell office:value-type="string" calcext:value-type="string">
            <text:p>|Didactique|Éducation|Psychoéducation|</text:p>
          </table:table-cell>
          <table:table-cell/>
          <table:table-cell office:value-type="string" calcext:value-type="string">
            <text:p>https://professeurs.uqam.ca/professeur/brunson.liese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Bureau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ureau.jean-francois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bureau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rudence Caldairou-Bessett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MBE5p96Ca1s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Carri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FXV9mkeFNZ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Chagn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gnon.francois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Pharmacologie|Psychiatrie|Service social et travail social|</text:p>
          </table:table-cell>
          <table:table-cell/>
          <table:table-cell office:value-type="string" calcext:value-type="string">
            <text:p>https://professeurs.uqam.ca/professeur/chagnon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enri Cohe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hen.henri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Développement cognitif|Neurolinguistique|Troubles de la parole|Troubles du mouvement|Troubles neurologiques|</text:p>
          </table:table-cell>
          <table:table-cell/>
          <table:table-cell office:value-type="string" calcext:value-type="string">
            <text:p>https://professeurs.uqam.ca/professeur/cohen.henr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Cossett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ssette.louise@uqam.ca</text:p>
          </table:table-cell>
          <table:table-cell office:value-type="string" calcext:value-type="string">
            <text:p>(514) 987-3000 poste 7069</text:p>
          </table:table-cell>
          <table:table-cell office:value-type="string" calcext:value-type="string">
            <text:p>|Émotions|Femmes|Genre|Psychologie du développement|</text:p>
          </table:table-cell>
          <table:table-cell/>
          <table:table-cell office:value-type="string" calcext:value-type="string">
            <text:p>https://professeurs.uqam.ca/professeur/cossette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 Coulomb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A3xiHxhQx%252f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a Aparecida Crepaldi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E%252b011OPvBR4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Crock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xUms7K6vKjQ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Crok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aabWwIWep1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 Cy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yr.chantal@uqam.ca</text:p>
          </table:table-cell>
          <table:table-cell office:value-type="string" calcext:value-type="string">
            <text:p>(514) 987-3000 poste 3265</text:p>
          </table:table-cell>
          <table:table-cell office:value-type="string" calcext:value-type="string">
            <text:p>|Adoption internationale|Attachement de l'enfant et de l'adulte|Développement de l'enfant|Intervention en recherche clinique|Maltraitance|</text:p>
          </table:table-cell>
          <table:table-cell/>
          <table:table-cell office:value-type="string" calcext:value-type="string">
            <text:p>https://professeurs.uqam.ca/professeur/cyr.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ao Da Silva Guerreiro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_silva.joao@uqam.ca</text:p>
          </table:table-cell>
          <table:table-cell office:value-type="string" calcext:value-type="string">
            <text:p>(514) 987-3000 poste 8412</text:p>
          </table:table-cell>
          <table:table-cell office:value-type="string" calcext:value-type="string">
            <text:p>|Comportement antisocial|Criminologie|Évaluation du risque de violence|Infanticide|Psychanalyse|Psychologie légale|Psychopathie|Troubles de la personnalité|Violence|</text:p>
          </table:table-cell>
          <table:table-cell/>
          <table:table-cell office:value-type="string" calcext:value-type="string">
            <text:p>https://professeurs.uqam.ca/professeur/da_silva.joa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Dandeneau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deneau.stephane@uqam.ca</text:p>
          </table:table-cell>
          <table:table-cell office:value-type="string" calcext:value-type="string">
            <text:p>(514) 987-3000 poste 5631</text:p>
          </table:table-cell>
          <table:table-cell office:value-type="string" calcext:value-type="string">
            <text:p>|Cognitions implicites|Estime de soi|Processus attentionnels|Résilience sociale|Stress social|</text:p>
          </table:table-cell>
          <table:table-cell/>
          <table:table-cell office:value-type="string" calcext:value-type="string">
            <text:p>https://professeurs.uqam.ca/professeur/dandeneau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ianca D’Antono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ntono.bianca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dantono.bianc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Laure Daxhele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gQPaGuDrXk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De Beaumon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r1LfCOEDJgs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ëlle Delisl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lisle.gaelle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delisle.ga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na Doucera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oucerain.marina@uqam.ca</text:p>
          </table:table-cell>
          <table:table-cell office:value-type="string" calcext:value-type="string">
            <text:p>(514) 987-3000 poste 3475</text:p>
          </table:table-cell>
          <table:table-cell table:number-columns-repeated="2"/>
          <table:table-cell office:value-type="string" calcext:value-type="string">
            <text:p>https://professeurs.uqam.ca/professeur/doucerain.mar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-Simon Drou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rouin.marc_simon@uqam.ca</text:p>
          </table:table-cell>
          <table:table-cell office:value-type="string" calcext:value-type="string">
            <text:p>(514) 987-3000 poste 7006</text:p>
          </table:table-cell>
          <table:table-cell office:value-type="string" calcext:value-type="string">
            <text:p>|Dépression|Efficacité de la psychothérapie|Gestalt thérapie|Intégration des modèles de psychothérapie|Jugement clinique|Psychodynamique|Psychodynamique humaniste|Psychologie humaniste|Psychopathologie|Santé mentale|Troubles de la personnalité|</text:p>
          </table:table-cell>
          <table:table-cell/>
          <table:table-cell office:value-type="string" calcext:value-type="string">
            <text:p>https://professeurs.uqam.ca/professeur/drouin.marc_sim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. Éric Dubé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be.j_eric@uqam.ca</text:p>
          </table:table-cell>
          <table:table-cell office:value-type="string" calcext:value-type="string">
            <text:p>(514) 987-3000 poste 3085</text:p>
          </table:table-cell>
          <table:table-cell office:value-type="string" calcext:value-type="string">
            <text:p>|Évaluation thérapeutique collaborative de l'enfant|Phénomènes paraverbaux|Processus thérapeutiques|Psychothérapie de l'enfant|Psychothérapie par le jeu|Psychothérapie psychanalytique|Santé mentale|Troubles de la personnalité|</text:p>
          </table:table-cell>
          <table:table-cell/>
          <table:table-cell office:value-type="string" calcext:value-type="string">
            <text:p>https://professeurs.uqam.ca/professeur/dube.j_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rine Dubois-Comtoi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lxtnbCDmgdE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gali Dufou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four.magali@uqam.ca</text:p>
          </table:table-cell>
          <table:table-cell office:value-type="string" calcext:value-type="string">
            <text:p>(514) 987-3000 poste 4553</text:p>
          </table:table-cell>
          <table:table-cell office:value-type="string" calcext:value-type="string">
            <text:p>|Cyberdépendance|Dépendance|Jeux d'argent|Jeux de hasard|Psychologie|Utilisation problématique d'Internet|</text:p>
          </table:table-cell>
          <table:table-cell/>
          <table:table-cell office:value-type="string" calcext:value-type="string">
            <text:p>https://professeurs.uqam.ca/professeur/dufour.magal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Duma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mas.claude@uqam.ca</text:p>
          </table:table-cell>
          <table:table-cell office:value-type="string" calcext:value-type="string">
            <text:p>(514) 987-3000 poste 4097</text:p>
          </table:table-cell>
          <table:table-cell office:value-type="string" calcext:value-type="string">
            <text:p>|Psychologie comparée|Psychologie du développement|</text:p>
          </table:table-cell>
          <table:table-cell/>
          <table:table-cell office:value-type="string" calcext:value-type="string">
            <text:p>https://professeurs.uqam.ca/professeur/dumas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Dupui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puis.gilles@uqam.ca</text:p>
          </table:table-cell>
          <table:table-cell office:value-type="string" calcext:value-type="string">
            <text:p>(514) 987-3000 poste 7794</text:p>
          </table:table-cell>
          <table:table-cell office:value-type="string" calcext:value-type="string">
            <text:p>|Analyse du comportement|Psychologie|Yoga et méditation|</text:p>
          </table:table-cell>
          <table:table-cell/>
          <table:table-cell office:value-type="string" calcext:value-type="string">
            <text:p>https://professeurs.uqam.ca/professeur/dupuis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hassan El-Baalbaki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l-baalbaki.ghassan@uqam.ca</text:p>
          </table:table-cell>
          <table:table-cell office:value-type="string" calcext:value-type="string">
            <text:p>(514) 987-3000 poste 2038</text:p>
          </table:table-cell>
          <table:table-cell office:value-type="string" calcext:value-type="string">
            <text:p>|Anxiété|Cancer et psychologie|Hypnose clinique|Psychologie|Relations conjugales|Relations de couple|Sclérose systémique et psychologie|Traits de personnalité|Trauma|Troubles anxieux|Troubles de la personnalité|Troubles de l'humeur|</text:p>
          </table:table-cell>
          <table:table-cell/>
          <table:table-cell office:value-type="string" calcext:value-type="string">
            <text:p>https://professeurs.uqam.ca/professeur/el-baalbaki.ghass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Ferne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1%252fi6vfJ39g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Forge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rget.jacques@uqam.ca</text:p>
          </table:table-cell>
          <table:table-cell office:value-type="string" calcext:value-type="string">
            <text:p>(514) 987-3000 poste 7776</text:p>
          </table:table-cell>
          <table:table-cell office:value-type="string" calcext:value-type="string">
            <text:p>|Analyse appliquée du comportement|Asperger|Autisme|Enseignement de précision|Psychologie|Trouble des conduites alimentaires|Trouble envahissant du développement|Troubles du spectre de l'autisme (TSA)|</text:p>
          </table:table-cell>
          <table:table-cell/>
          <table:table-cell office:value-type="string" calcext:value-type="string">
            <text:p>https://professeurs.uqam.ca/professeur/forget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ophe Fort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1%252blsyzMHkKA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Gagn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gnon.jean-francois.2@uqam.ca</text:p>
          </table:table-cell>
          <table:table-cell office:value-type="string" calcext:value-type="string">
            <text:p>(514) 987-3000 poste 2498</text:p>
          </table:table-cell>
          <table:table-cell office:value-type="string" calcext:value-type="string">
            <text:p>|Démence|EEG|Électroencéphalographie|Imagerie cérébrale|Maladie de Parkinson|Neuropsychologie|Neurosciences|Polysomnographie|Psychiatrie|Sommeil|Vietnam|</text:p>
          </table:table-cell>
          <table:table-cell/>
          <table:table-cell office:value-type="string" calcext:value-type="string">
            <text:p>https://professeurs.uqam.ca/professeur/gagnon.jean-francois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ubert Gasc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bBtrc2ZdigE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 Geoffri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Qsi3gU3BP9Q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-Joël Gervai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ZBGmUTz3SMA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phie Gilber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ilbert.sophie@uqam.ca</text:p>
          </table:table-cell>
          <table:table-cell office:value-type="string" calcext:value-type="string">
            <text:p>(514) 987-3000 poste 4441</text:p>
          </table:table-cell>
          <table:table-cell office:value-type="string" calcext:value-type="string">
            <text:p>|Désaffiliation|Jeunes adultes|Marginalité|Psychanalyse|</text:p>
          </table:table-cell>
          <table:table-cell/>
          <table:table-cell office:value-type="string" calcext:value-type="string">
            <text:p>https://professeurs.uqam.ca/professeur/gilbert.soph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ger Godbou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ntCk%252bGF9KPY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orgette Goupil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oupil.georgette@uqam.ca</text:p>
          </table:table-cell>
          <table:table-cell office:value-type="string" calcext:value-type="string">
            <text:p>(514) 987-3000 poste 3591</text:p>
          </table:table-cell>
          <table:table-cell office:value-type="string" calcext:value-type="string">
            <text:p>|Éducation|Intégration en situation de handicap|Psychologie|Transitions|</text:p>
          </table:table-cell>
          <table:table-cell/>
          <table:table-cell office:value-type="string" calcext:value-type="string">
            <text:p>https://professeurs.uqam.ca/professeur/goupil.george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ébastien Greni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renier.sebastien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grenier.sebast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Claude Guay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ay.marie-claude@uqam.ca</text:p>
          </table:table-cell>
          <table:table-cell office:value-type="string" calcext:value-type="string">
            <text:p>(514) 987-3000 poste 4471</text:p>
          </table:table-cell>
          <table:table-cell office:value-type="string" calcext:value-type="string">
            <text:p>|Éducation|Psychoéducation|Psychologie|</text:p>
          </table:table-cell>
          <table:table-cell/>
          <table:table-cell office:value-type="string" calcext:value-type="string">
            <text:p>https://professeurs.uqam.ca/professeur/guay.marie-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Guay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ay.stephane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guay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an Harna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rnad@uqam.ca</text:p>
          </table:table-cell>
          <table:table-cell office:value-type="string" calcext:value-type="string">
            <text:p>(514) 987-0027</text:p>
          </table:table-cell>
          <table:table-cell office:value-type="string" calcext:value-type="string">
            <text:p>|Apprentissage|Catégorisation|Conscience|Édition électronique|Évolution|Langage|Perception catégorielle|Philosophie|Réseaux de neurones|Scientométr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harna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hayda Hassa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ssan.ghayda@uqam.ca</text:p>
          </table:table-cell>
          <table:table-cell office:value-type="string" calcext:value-type="string">
            <text:p>(514) 987-3000 poste 4946</text:p>
          </table:table-cell>
          <table:table-cell office:value-type="string" calcext:value-type="string">
            <text:p>|Culture et santé mentale|Évaluation des interventions|Interventions et réalités interculturelles|Psychiatrie|Psychiatrie transculturelle|Psychologie clinique culturelle|Violence familiale|</text:p>
          </table:table-cell>
          <table:table-cell/>
          <table:table-cell office:value-type="string" calcext:value-type="string">
            <text:p>https://professeurs.uqam.ca/professeur/hassan.ghay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Haza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zan.marie@uqam.ca</text:p>
          </table:table-cell>
          <table:table-cell office:value-type="string" calcext:value-type="string">
            <text:p>(514) 987-3000 poste 7864</text:p>
          </table:table-cell>
          <table:table-cell office:value-type="string" calcext:value-type="string">
            <text:p>|Accommodements raisonnables et psychanalyse|Grossesse|Infertilité|Psychanalyse|Psychanalyse du masculin et du féminin|Psychanalyse et transmission|Relations de couple|</text:p>
          </table:table-cell>
          <table:table-cell/>
          <table:table-cell office:value-type="string" calcext:value-type="string">
            <text:p>https://professeurs.uqam.ca/professeur/hazan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Herba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rba.catherine@uqam.ca</text:p>
          </table:table-cell>
          <table:table-cell office:value-type="string" calcext:value-type="string">
            <text:p>(514) 987-3000 poste 2645</text:p>
          </table:table-cell>
          <table:table-cell office:value-type="string" calcext:value-type="string">
            <text:p>|Dépression maternelle|Développement du cerveau de l'enfant|Développement émotionnel des enfants|Influence des facteurs très tôt dans la vie|Reconnaissance de l'expression faciale|Santé mentale|Santé mentale de la mère|Services de garde|</text:p>
          </table:table-cell>
          <table:table-cell/>
          <table:table-cell office:value-type="string" calcext:value-type="string">
            <text:p>https://professeurs.uqam.ca/professeur/herba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Ursula Hes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ss.ursula@uqam.ca</text:p>
          </table:table-cell>
          <table:table-cell office:value-type="string" calcext:value-type="string">
            <text:p>(514) 987-3000 poste 4834</text:p>
          </table:table-cell>
          <table:table-cell office:value-type="string" calcext:value-type="string">
            <text:p>|Communication non verbale|Émotions|Émotions au travail|Expressions faciales|Psychophysiologie|</text:p>
          </table:table-cell>
          <table:table-cell/>
          <table:table-cell office:value-type="string" calcext:value-type="string">
            <text:p>https://professeurs.uqam.ca/professeur/hess.ursu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nie Houl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ule.janie@uqam.ca</text:p>
          </table:table-cell>
          <table:table-cell office:value-type="string" calcext:value-type="string">
            <text:p>(514) 987-3000 poste 4751</text:p>
          </table:table-cell>
          <table:table-cell office:value-type="string" calcext:value-type="string">
            <text:p>|Autogestion des maladies chroniques|Dépression|Différences de genre en santé|Prévention du suicide|Promotion de la santé|</text:p>
          </table:table-cell>
          <table:table-cell/>
          <table:table-cell office:value-type="string" calcext:value-type="string">
            <text:p>https://professeurs.uqam.ca/professeur/houle.j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Houlfor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ulfort.nathalie@uqam.ca</text:p>
          </table:table-cell>
          <table:table-cell office:value-type="string" calcext:value-type="string">
            <text:p>(514) 987-3000 poste 1592</text:p>
          </table:table-cell>
          <table:table-cell office:value-type="string" calcext:value-type="string">
            <text:p>|Autodétermination|Motivation|Motivation au travail|Passion au travail|Santé psychologique au travail|Transfert de connaissances|</text:p>
          </table:table-cell>
          <table:table-cell/>
          <table:table-cell office:value-type="string" calcext:value-type="string">
            <text:p>https://professeurs.uqam.ca/professeur/houlfort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ven Jouber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S1WrRrnyBH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le Julie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lien.danielle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Psychologie du développement|</text:p>
          </table:table-cell>
          <table:table-cell/>
          <table:table-cell office:value-type="string" calcext:value-type="string">
            <text:p>https://professeurs.uqam.ca/professeur/julien.dani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Jutra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tras.sylvie@uqam.ca</text:p>
          </table:table-cell>
          <table:table-cell office:value-type="string" calcext:value-type="string">
            <text:p>(514) 987-3000 poste 8921</text:p>
          </table:table-cell>
          <table:table-cell office:value-type="string" calcext:value-type="string">
            <text:p>|Bien-être et santé|Cancer et psychologie|Famille|Incapacités physiques et psychologie|Psychologie de l'environnement|Psychologie et cancer|Pychologie positive|Rédaction scientifique|Surdité et psychologie|</text:p>
          </table:table-cell>
          <table:table-cell/>
          <table:table-cell office:value-type="string" calcext:value-type="string">
            <text:p>https://professeurs.uqam.ca/professeur/jutras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 Khaya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hayat.paul@uqam.ca</text:p>
          </table:table-cell>
          <table:table-cell office:value-type="string" calcext:value-type="string">
            <text:p>(514) 987-3000 poste 4184</text:p>
          </table:table-cell>
          <table:table-cell table:number-columns-repeated="2"/>
          <table:table-cell office:value-type="string" calcext:value-type="string">
            <text:p>https://professeurs.uqam.ca/professeur/khayat.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rène Krymko_Blet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rymko-bleton.irene@uqam.ca</text:p>
          </table:table-cell>
          <table:table-cell office:value-type="string" calcext:value-type="string">
            <text:p>(514) 987-3000 poste 4806</text:p>
          </table:table-cell>
          <table:table-cell office:value-type="string" calcext:value-type="string">
            <text:p>|Construction psychique de l'enfant|Dessin d'enfant|Développement de l'enfant|Développement du nourrisson|Enfance|Méthodes de recherche en psychanalyse|Périnatalité|Psychanalyse|</text:p>
          </table:table-cell>
          <table:table-cell/>
          <table:table-cell office:value-type="string" calcext:value-type="string">
            <text:p>https://professeurs.uqam.ca/professeur/krymko-bleton.ir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al Labell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belle.real@uqam.ca</text:p>
          </table:table-cell>
          <table:table-cell office:value-type="string" calcext:value-type="string">
            <text:p>(514) 987-3000 poste 7661</text:p>
          </table:table-cell>
          <table:table-cell office:value-type="string" calcext:value-type="string">
            <text:p>|Dépression|Psychologie clinique|Psychométrie|Psychothérapie|Suicide|</text:p>
          </table:table-cell>
          <table:table-cell/>
          <table:table-cell office:value-type="string" calcext:value-type="string">
            <text:p>https://professeurs.uqam.ca/professeur/labelle.re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e Landry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ndry.france@uqam.ca</text:p>
          </table:table-cell>
          <table:table-cell office:value-type="string" calcext:value-type="string">
            <text:p>(514) 987-3000 poste 1414</text:p>
          </table:table-cell>
          <table:table-cell office:value-type="string" calcext:value-type="string">
            <text:p>|Bien-être psychologique des étudiants|Défis des étudiants aux cycles supérieurs|Intégration des étudiants à l'université|Psychologie|Situation de handicap aux études|Trouble du déficit de l'attention (TDAH)|</text:p>
          </table:table-cell>
          <table:table-cell/>
          <table:table-cell office:value-type="string" calcext:value-type="string">
            <text:p>https://professeurs.uqam.ca/professeur/landry.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im Lavoi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voie.kim@uqam.ca</text:p>
          </table:table-cell>
          <table:table-cell office:value-type="string" calcext:value-type="string">
            <text:p>(514) 987-3000 poste 3835</text:p>
          </table:table-cell>
          <table:table-cell office:value-type="string" calcext:value-type="string">
            <text:p>|Anxiété|Communication motivationnelle|Dépression|Intervention comportementale|Maladies cardiovasculaires|Maladies respiratoires|Médecine comportementale|Obésité|Physiothérapie|Psychiatrie|Psychologie de la santé|Stress|Troubles anxieux|Troubles du spectre de l'autisme (TSA)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voie.ki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.B Leclerc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clerc.julie@uqam.ca</text:p>
          </table:table-cell>
          <table:table-cell office:value-type="string" calcext:value-type="string">
            <text:p>(514) 987-3000 poste 5267</text:p>
          </table:table-cell>
          <table:table-cell office:value-type="string" calcext:value-type="string">
            <text:p>|Anxiété|Autisme|Estime de soi|Psychiatrie|Santé mentale des enfants|Santé mentale des jeunes|Syndrome de Tourette|Thérapie cognitive-comportementale|Trouble du déficit de l'attention (TDAH)|Troubles anxieux|Troubles de l'apprentissage|Troubles de l'attention|Troubles du comportement|</text:p>
          </table:table-cell>
          <table:table-cell/>
          <table:table-cell office:value-type="string" calcext:value-type="string">
            <text:p>https://professeurs.uqam.ca/professeur/leclerc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Lepag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tGEGtX0QKyI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riane Leroux-Boudreaul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vGWy6X39MDE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éronique Lussi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ussier.veronique@uqam.ca</text:p>
          </table:table-cell>
          <table:table-cell office:value-type="string" calcext:value-type="string">
            <text:p>(514) 987-3000 poste 1349</text:p>
          </table:table-cell>
          <table:table-cell table:number-columns-repeated="2"/>
          <table:table-cell office:value-type="string" calcext:value-type="string">
            <text:p>https://professeurs.uqam.ca/professeur/lussier.ver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ne Maltai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LUADlleXNg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Marchan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hand.andre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Anxiété|Comorbidité des troubles mentaux|Coûts des thérapies|Évaluation de la qualité de vie|Évaluation des effets thérapeutiques|Psychiatrie|Qualité de vie suite à une thérapie|Troubles anxieux|Troubles mentaux|</text:p>
          </table:table-cell>
          <table:table-cell/>
          <table:table-cell office:value-type="string" calcext:value-type="string">
            <text:p>https://professeurs.uqam.ca/professeur/marchand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ane Marcott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cotte.diane@uqam.ca</text:p>
          </table:table-cell>
          <table:table-cell office:value-type="string" calcext:value-type="string">
            <text:p>(514) 987-3000 poste 2619</text:p>
          </table:table-cell>
          <table:table-cell office:value-type="string" calcext:value-type="string">
            <text:p>|Anxiété|Anxiété chez les jeunes|Décrochage scolaire|Dépression|Dépression chez les jeunes|Santé mentale|Santé mentale à l'école|Transitions scolaires|</text:p>
          </table:table-cell>
          <table:table-cell/>
          <table:table-cell office:value-type="string" calcext:value-type="string">
            <text:p>https://professeurs.uqam.ca/professeur/marcotte.d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France Mar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in.marie-france@uqam.ca</text:p>
          </table:table-cell>
          <table:table-cell office:value-type="string" calcext:value-type="string">
            <text:p>(514) 987-3000 poste 4489</text:p>
          </table:table-cell>
          <table:table-cell office:value-type="string" calcext:value-type="string">
            <text:p>|Conditionnement|Extinction de la peur|Hormones de stress|Peur|Psychologie|Stress|Stress post-traumatique|Transmission de la peur|Troubles anxieux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arin.marie-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enry Markovit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kovits.henry@uqam.ca</text:p>
          </table:table-cell>
          <table:table-cell office:value-type="string" calcext:value-type="string">
            <text:p>(514) 987-3000 poste 4842</text:p>
          </table:table-cell>
          <table:table-cell office:value-type="string" calcext:value-type="string">
            <text:p>|Développement cognitif|Psychologie du développement|Raisonnement social|</text:p>
          </table:table-cell>
          <table:table-cell/>
          <table:table-cell office:value-type="string" calcext:value-type="string">
            <text:p>https://professeurs.uqam.ca/professeur/markovits.henr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nne Martins Borge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%252foNo%252bkbllD0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Ménar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nard.julie@uqam.ca</text:p>
          </table:table-cell>
          <table:table-cell office:value-type="string" calcext:value-type="string">
            <text:p>(514) 987-3000 poste 2437</text:p>
          </table:table-cell>
          <table:table-cell office:value-type="string" calcext:value-type="string">
            <text:p>|Conciliation travail-vie privée|Interface travail et autre sphères de vie|Pleine conscience|Rétablissement face au stress|Santé psychologique au travai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enard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yvonne Merri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rri.maryvonne@uqam.ca</text:p>
          </table:table-cell>
          <table:table-cell office:value-type="string" calcext:value-type="string">
            <text:p>(514) 987-3000 poste 2220</text:p>
          </table:table-cell>
          <table:table-cell office:value-type="string" calcext:value-type="string">
            <text:p>|Développement à l'école|Développement au travail|Développement instrumental|Identité au travail|Instruments et genèse instrumentale|Psychologie de l'éducation|Réussite scolaire|</text:p>
          </table:table-cell>
          <table:table-cell/>
          <table:table-cell office:value-type="string" calcext:value-type="string">
            <text:p>https://professeurs.uqam.ca/professeur/merri.maryvo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phie Meuni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unier.sophie@uqam.ca</text:p>
          </table:table-cell>
          <table:table-cell office:value-type="string" calcext:value-type="string">
            <text:p>(514) 987-3000 poste 7923</text:p>
          </table:table-cell>
          <table:table-cell office:value-type="string" calcext:value-type="string">
            <text:p>|Intégration des populations vulnérables|Intégration en milieu de travail|Psychologie positive|Santé des travailleurs masculins|Santé mentale au travail|Santé physique au travail|</text:p>
          </table:table-cell>
          <table:table-cell/>
          <table:table-cell office:value-type="string" calcext:value-type="string">
            <text:p>https://professeurs.uqam.ca/professeur/meunier.soph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regory Mino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GCn%252bxgvG5m0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ian L. Mishara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ishara.brian@uqam.ca</text:p>
          </table:table-cell>
          <table:table-cell office:value-type="string" calcext:value-type="string">
            <text:p>(514) 987-4832</text:p>
          </table:table-cell>
          <table:table-cell office:value-type="string" calcext:value-type="string">
            <text:p>|Euthanasie et éthique|Évaluation de programme|Prévention du suicide|Promotion de la santé mentale des enfants|Suicide|</text:p>
          </table:table-cell>
          <table:table-cell/>
          <table:table-cell office:value-type="string" calcext:value-type="string">
            <text:p>https://professeurs.uqam.ca/professeur/mishara.br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ébastien Monett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nette.sebastien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Fonctions exécutives|Maltraitance|Psychométrie|Rorschach Performance Assessment System (R-PAS)|Santé mentale des enfants|Trouble de désinhibition du contact social (TDCS)|Trouble du déficit de l'attention (TDAH)|Trouble réactionnel de l'attachement (TRA)|Troubles de l'attachement|</text:p>
          </table:table-cell>
          <table:table-cell/>
          <table:table-cell office:value-type="string" calcext:value-type="string">
            <text:p>https://professeurs.uqam.ca/professeur/monette.sebast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Montreuil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4nB60%252fys5QY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ane Mor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rin.diane@uqam.ca</text:p>
          </table:table-cell>
          <table:table-cell office:value-type="string" calcext:value-type="string">
            <text:p>(514) 987-3000 poste 4924</text:p>
          </table:table-cell>
          <table:table-cell office:value-type="string" calcext:value-type="string">
            <text:p>|Comportements adaptatifs|Déficience intellectuelle|Troubles de comportement|Troubles de santé mentale|</text:p>
          </table:table-cell>
          <table:table-cell/>
          <table:table-cell office:value-type="string" calcext:value-type="string">
            <text:p>https://professeurs.uqam.ca/professeur/morin.d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ent Mottr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DJc4lUhLxgQ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régory Moullec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acCk0ki05Bo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 Nér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aWhT7c5SbgI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Ngamini Ngui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gui.andre_ngamini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ngui.andre_ngamin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phaële Noël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oel.raphaele@uqam.ca</text:p>
          </table:table-cell>
          <table:table-cell office:value-type="string" calcext:value-type="string">
            <text:p>(514) 987-3000 poste 2190</text:p>
          </table:table-cell>
          <table:table-cell table:number-columns-repeated="2"/>
          <table:table-cell office:value-type="string" calcext:value-type="string">
            <text:p>https://professeurs.uqam.ca/professeur/noel.rapha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ieron O’Conno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connor.kieron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oconnor.kier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ison Paradi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radis.alison@uqam.ca</text:p>
          </table:table-cell>
          <table:table-cell office:value-type="string" calcext:value-type="string">
            <text:p>(514) 987-3000 poste 3956</text:p>
          </table:table-cell>
          <table:table-cell office:value-type="string" calcext:value-type="string">
            <text:p>|Approche systémique|Maltraitance|Psychologie|Relations de couple|Violence dans les relations amoureuses|</text:p>
          </table:table-cell>
          <table:table-cell/>
          <table:table-cell office:value-type="string" calcext:value-type="string">
            <text:p>https://professeurs.uqam.ca/professeur/paradis.alis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éronique Paren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11vraKzJwIU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therine Pascuzzo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scuzzo.katherine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pascuzzo.k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Perreaul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mMs5WHoTZgY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k Philipp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hilippe.frederick@uqam.ca</text:p>
          </table:table-cell>
          <table:table-cell office:value-type="string" calcext:value-type="string">
            <text:p>(514) 987-3000 poste 5098</text:p>
          </table:table-cell>
          <table:table-cell office:value-type="string" calcext:value-type="string">
            <text:p>|Mesures psychophysiologiques|Motivation|Processus inconscients|Relation de couple et sexualité|Relations de couple|Souvenirs épisod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hilippe.freder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Plant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lante.p@uqam.ca</text:p>
          </table:table-cell>
          <table:table-cell office:value-type="string" calcext:value-type="string">
            <text:p>(514) 987-3000 poste 5066</text:p>
          </table:table-cell>
          <table:table-cell office:value-type="string" calcext:value-type="string">
            <text:p>|Art-thérapie|Créativité|Phénoménologie et art|Psychothérapie par l'art|</text:p>
          </table:table-cell>
          <table:table-cell/>
          <table:table-cell office:value-type="string" calcext:value-type="string">
            <text:p>https://professeurs.uqam.ca/professeur/plante.p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Poiri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irier.nathalie@uqam.ca</text:p>
          </table:table-cell>
          <table:table-cell office:value-type="string" calcext:value-type="string">
            <text:p>(514) 987-3000 poste 4359</text:p>
          </table:table-cell>
          <table:table-cell office:value-type="string" calcext:value-type="string">
            <text:p>|Asperger|Autisme|Intervention comportementale|Milieu familial|Milieu scolaire|Syndrome d'Asperger|</text:p>
          </table:table-cell>
          <table:table-cell/>
          <table:table-cell office:value-type="string" calcext:value-type="string">
            <text:p>https://professeurs.uqam.ca/professeur/poirier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Julie Potv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tvin.marie_julie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potvin.marie_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Poul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oulin.francois@uqam.ca</text:p>
          </table:table-cell>
          <table:table-cell office:value-type="string" calcext:value-type="string">
            <text:p>(514) 987-3000 poste 7766</text:p>
          </table:table-cell>
          <table:table-cell office:value-type="string" calcext:value-type="string">
            <text:p>|Adolescence|Alcool à l'adolescence|Développement positif|Drogues à l'adolescence|Enfance|Inadaptation psychosociale|Relations entre pairs à l'enfance|Relations interpersonnelles des adolescents|</text:p>
          </table:table-cell>
          <table:table-cell/>
          <table:table-cell office:value-type="string" calcext:value-type="string">
            <text:p>https://professeurs.uqam.ca/professeur/poulin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Poulio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uliot.louise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pouliot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Proulx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roulx.robert@uqam.ca</text:p>
          </table:table-cell>
          <table:table-cell office:value-type="string" calcext:value-type="string">
            <text:p>(514) 987-3000 poste 5675</text:p>
          </table:table-cell>
          <table:table-cell table:number-columns-repeated="2"/>
          <table:table-cell office:value-type="string" calcext:value-type="string">
            <text:p>https://professeurs.uqam.ca/professeur/proulx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Quinti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dnMduC9OuWs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 Rei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3798</text:p>
          </table:table-cell>
          <table:table-cell table:number-columns-repeated="2"/>
          <table:table-cell office:value-type="string" calcext:value-type="string">
            <text:p>https://professeurs.uqam.ca/professeur/LpKb%252fTVoP4g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Rich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icher.francois@uqam.ca</text:p>
          </table:table-cell>
          <table:table-cell office:value-type="string" calcext:value-type="string">
            <text:p>(514) 987-3000 poste 8911</text:p>
          </table:table-cell>
          <table:table-cell office:value-type="string" calcext:value-type="string">
            <text:p>|Attention|Cognition|Conscience|Émotions|Maladies neurodégénératives|Mémoire|Neuropsychologie|Neurosciences|Psychiatrie|Syndrome de Tourette|Synesthésie|Trouble du déficit de l'attention (TDAH)|Troubles de l'attention|Troubles neurodéveloppementaux|Vietnam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icher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élina Rivar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vard.melina@uqam.ca</text:p>
          </table:table-cell>
          <table:table-cell office:value-type="string" calcext:value-type="string">
            <text:p>(514) 987-3000 poste 5235</text:p>
          </table:table-cell>
          <table:table-cell office:value-type="string" calcext:value-type="string">
            <text:p>|Analyse du comportement|Autisme|Évaluation de programme|Petite enfance|Psychologie|Retards de développement|Troubles du spectre de l'autisme (TSA)|</text:p>
          </table:table-cell>
          <table:table-cell/>
          <table:table-cell office:value-type="string" calcext:value-type="string">
            <text:p>https://professeurs.uqam.ca/professeur/rivard.mel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squale Roberg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berge.pasquale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roberge.pasqua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Robitaill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bitaille.annie.2@uqam.ca</text:p>
          </table:table-cell>
          <table:table-cell office:value-type="string" calcext:value-type="string">
            <text:p>(514) 987-3000 poste 1054</text:p>
          </table:table-cell>
          <table:table-cell table:number-columns-repeated="2"/>
          <table:table-cell office:value-type="string" calcext:value-type="string">
            <text:p>https://professeurs.uqam.ca/professeur/robitaille.annie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edro Rosa-Neto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sa-neto.pedro@uqam.ca</text:p>
          </table:table-cell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rosa-neto.pedr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Rouleau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uleau.isabelle@uqam.ca</text:p>
          </table:table-cell>
          <table:table-cell office:value-type="string" calcext:value-type="string">
            <text:p>(514) 987-3000 poste 8915</text:p>
          </table:table-cell>
          <table:table-cell office:value-type="string" calcext:value-type="string">
            <text:p>|Démence|Épilepsie|Maladies neurologiques|Mémoire|Neuropsychologie|Neurosciences|Sclérose en plaque|Traumatisme cranio-cérébral|Vidéo|</text:p>
          </table:table-cell>
          <table:table-cell/>
          <table:table-cell office:value-type="string" calcext:value-type="string">
            <text:p>https://professeurs.uqam.ca/professeur/rouleau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omas Saïa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ias.thomas@uqam.ca</text:p>
          </table:table-cell>
          <table:table-cell office:value-type="string" calcext:value-type="string">
            <text:p>(514) 987-3000 poste 0918</text:p>
          </table:table-cell>
          <table:table-cell table:number-columns-repeated="2"/>
          <table:table-cell office:value-type="string" calcext:value-type="string">
            <text:p>https://professeurs.uqam.ca/professeur/saias.thom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e Saint-Amou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int-amour.dave@uqam.ca</text:p>
          </table:table-cell>
          <table:table-cell office:value-type="string" calcext:value-type="string">
            <text:p>(514) 987-3000 poste 7698</text:p>
          </table:table-cell>
          <table:table-cell office:value-type="string" calcext:value-type="string">
            <text:p>|Cognition|Électrophysiologie|Neuropsychologie|Perception|Santé environnementale|</text:p>
          </table:table-cell>
          <table:table-cell/>
          <table:table-cell office:value-type="string" calcext:value-type="string">
            <text:p>https://professeurs.uqam.ca/professeur/saint-amour.da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spar Philipp Schattke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chattke.kaspar_philipp@uqam.ca</text:p>
          </table:table-cell>
          <table:table-cell office:value-type="string" calcext:value-type="string">
            <text:p>(514) 987-3000 poste 5387</text:p>
          </table:table-cell>
          <table:table-cell office:value-type="string" calcext:value-type="string">
            <text:p>|Écoblanchiment (Greenwashing)|Expérience du flow|Leadership|Motifs implicites et explicites|Motivation|Motivation intrinsèque|</text:p>
          </table:table-cell>
          <table:table-cell/>
          <table:table-cell office:value-type="string" calcext:value-type="string">
            <text:p>https://professeurs.uqam.ca/professeur/schattke.kaspar_philipp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eter B. Scherzer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cherzer.peter_b@uqam.ca</text:p>
          </table:table-cell>
          <table:table-cell office:value-type="string" calcext:value-type="string">
            <text:p>(514) 987-3000 poste 4843</text:p>
          </table:table-cell>
          <table:table-cell office:value-type="string" calcext:value-type="string">
            <text:p>|Neuropsychologie|Psychologie|</text:p>
          </table:table-cell>
          <table:table-cell/>
          <table:table-cell office:value-type="string" calcext:value-type="string">
            <text:p>https://professeurs.uqam.ca/professeur/scherzer.peter_b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llen Sheiner_Mos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heiner-moss.ellen@uqam.ca</text:p>
          </table:table-cell>
          <table:table-cell office:value-type="string" calcext:value-type="string">
            <text:p>(514) 987-3000 poste 8525</text:p>
          </table:table-cell>
          <table:table-cell office:value-type="string" calcext:value-type="string">
            <text:p>|Attachement|Développement|Préscolaire|Relation parent-enfant|Troubles de comportement|</text:p>
          </table:table-cell>
          <table:table-cell/>
          <table:table-cell office:value-type="string" calcext:value-type="string">
            <text:p>https://professeurs.uqam.ca/professeur/sheiner-moss.ell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ushen Shi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hi.rushen@uqam.ca</text:p>
          </table:table-cell>
          <table:table-cell office:value-type="string" calcext:value-type="string">
            <text:p>(514) 987-3000 poste 7604</text:p>
          </table:table-cell>
          <table:table-cell office:value-type="string" calcext:value-type="string">
            <text:p>|Cognition|Développement|Psycholinguistique|Psychologie|</text:p>
          </table:table-cell>
          <table:table-cell/>
          <table:table-cell office:value-type="string" calcext:value-type="string">
            <text:p>https://professeurs.uqam.ca/professeur/shi.rush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Soulière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ulieres.isabelle@uqam.ca</text:p>
          </table:table-cell>
          <table:table-cell office:value-type="string" calcext:value-type="string">
            <text:p>(514) 987-3000 poste 5229</text:p>
          </table:table-cell>
          <table:table-cell office:value-type="string" calcext:value-type="string">
            <text:p>|Apprentissage|Autisme|Neuropsychologie|Raisonnement|Santé mentale|Troubles neurodéveloppementaux|</text:p>
          </table:table-cell>
          <table:table-cell/>
          <table:table-cell office:value-type="string" calcext:value-type="string">
            <text:p>https://professeurs.uqam.ca/professeur/soulieres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Thériaul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heriault.christian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Catégorisation|Mathématiques|Mémoire|Perception visuelle|Réseaux de neurones|</text:p>
          </table:table-cell>
          <table:table-cell/>
          <table:table-cell office:value-type="string" calcext:value-type="string">
            <text:p>https://professeurs.uqam.ca/professeur/theriault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Thibouto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hiboutot.christian@uqam.ca</text:p>
          </table:table-cell>
          <table:table-cell office:value-type="string" calcext:value-type="string">
            <text:p>(514) 987-3000 poste 2291</text:p>
          </table:table-cell>
          <table:table-cell table:number-columns-repeated="2"/>
          <table:table-cell office:value-type="string" calcext:value-type="string">
            <text:p>https://professeurs.uqam.ca/professeur/thiboutot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Tousignan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ousignant.michel@uqam.ca</text:p>
          </table:table-cell>
          <table:table-cell office:value-type="string" calcext:value-type="string">
            <text:p>(514) 987-4184</text:p>
          </table:table-cell>
          <table:table-cell office:value-type="string" calcext:value-type="string">
            <text:p>|Autochtones|Contagion suicide|Épidémiologie psychiatrique|Événements de vie|Suicide|</text:p>
          </table:table-cell>
          <table:table-cell/>
          <table:table-cell office:value-type="string" calcext:value-type="string">
            <text:p>https://professeurs.uqam.ca/professeur/tousignant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Trudel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rudel.gilles@uqam.ca</text:p>
          </table:table-cell>
          <table:table-cell office:value-type="string" calcext:value-type="string">
            <text:p>(514) 987-3000 poste 4847</text:p>
          </table:table-cell>
          <table:table-cell office:value-type="string" calcext:value-type="string">
            <text:p>|Comportement|Psychologie|</text:p>
          </table:table-cell>
          <table:table-cell/>
          <table:table-cell office:value-type="string" calcext:value-type="string">
            <text:p>https://professeurs.uqam.ca/professeur/trudel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borah Ummel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84</text:p>
          </table:table-cell>
          <table:table-cell table:number-columns-repeated="2"/>
          <table:table-cell office:value-type="string" calcext:value-type="string">
            <text:p>https://professeurs.uqam.ca/professeur/RTuEQPxG7T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élanie Vachon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achon.melanie@uqam.ca</text:p>
          </table:table-cell>
          <table:table-cell office:value-type="string" calcext:value-type="string">
            <text:p>(514) 987-3000 poste 2490</text:p>
          </table:table-cell>
          <table:table-cell office:value-type="string" calcext:value-type="string">
            <text:p>|Deuil|Sens et souffrance|Soins palliatifs|Trauma|</text:p>
          </table:table-cell>
          <table:table-cell/>
          <table:table-cell office:value-type="string" calcext:value-type="string">
            <text:p>https://professeurs.uqam.ca/professeur/vachon.mel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J. Vallerand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allerand.robert_j@uqam.ca</text:p>
          </table:table-cell>
          <table:table-cell office:value-type="string" calcext:value-type="string">
            <text:p>(514) 987-4836</text:p>
          </table:table-cell>
          <table:table-cell office:value-type="string" calcext:value-type="string">
            <text:p>|Motivation|Psychologie de la passion|Psychologie du sport|Psychologie sociale|</text:p>
          </table:table-cell>
          <table:table-cell/>
          <table:table-cell office:value-type="string" calcext:value-type="string">
            <text:p>https://professeurs.uqam.ca/professeur/vallerand.robert_j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Hélène Véronneau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eronneau.marie-helene@uqam.ca</text:p>
          </table:table-cell>
          <table:table-cell office:value-type="string" calcext:value-type="string">
            <text:p>(514) 987-3000 poste 3907</text:p>
          </table:table-cell>
          <table:table-cell office:value-type="string" calcext:value-type="string">
            <text:p>|Adolescence|Compétence émotionnelle|Décrochage scolaire|Formation professionnelle|Jeunes adultes|Motivation et réussite scolaire|Persévérance et réussite aux études|Relation élèves-enseignants|Relations avec les pairs|Réussite éducative|Réussite scolaire|Rôle des parents|Santé mentale à l'école|Usage de substanc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veronneau.marie-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lorence Vinit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init.florence@uqam.ca</text:p>
          </table:table-cell>
          <table:table-cell office:value-type="string" calcext:value-type="string">
            <text:p>(514) 987-3000 poste 2461</text:p>
          </table:table-cell>
          <table:table-cell office:value-type="string" calcext:value-type="string">
            <text:p>|Corporéité des femmes|Herméneutique|Menstruations et psychologie|Périnatalité et psychologie|Phénoménologie du corps|Psychologie humaniste|</text:p>
          </table:table-cell>
          <table:table-cell/>
          <table:table-cell office:value-type="string" calcext:value-type="string">
            <text:p>https://professeurs.uqam.ca/professeur/vinit.flore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n Bauer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uer.julien@uqam.ca</text:p>
          </table:table-cell>
          <table:table-cell office:value-type="string" calcext:value-type="string">
            <text:p>(514) 987-3000 poste 4514</text:p>
          </table:table-cell>
          <table:table-cell office:value-type="string" calcext:value-type="string">
            <text:p>|État et minorités|Politique au Canada|Politique israélienne|Proche-Orient|Religion et politique|Remise en cause de l'État|Science politique|Société israélienne|Systèmes politiques|</text:p>
          </table:table-cell>
          <table:table-cell/>
          <table:table-cell office:value-type="string" calcext:value-type="string">
            <text:p>https://professeurs.uqam.ca/professeur/bauer.jul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Beaud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aud.jean-pierre@uqam.ca</text:p>
          </table:table-cell>
          <table:table-cell office:value-type="string" calcext:value-type="string">
            <text:p>(514) 987-3000 poste 3033</text:p>
          </table:table-cell>
          <table:table-cell office:value-type="string" calcext:value-type="string">
            <text:p>|Histoire de la statistique|Partis politiques|Politique française|Politique statistique|Théorie politique|</text:p>
          </table:table-cell>
          <table:table-cell/>
          <table:table-cell office:value-type="string" calcext:value-type="string">
            <text:p>https://professeurs.uqam.ca/professeur/beaud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lle Beaudry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audry.lucille@uqam.ca</text:p>
          </table:table-cell>
          <table:table-cell office:value-type="string" calcext:value-type="string">
            <text:p>(514) 987-4141</text:p>
          </table:table-cell>
          <table:table-cell office:value-type="string" calcext:value-type="string">
            <text:p>|Science politique|</text:p>
          </table:table-cell>
          <table:table-cell/>
          <table:table-cell office:value-type="string" calcext:value-type="string">
            <text:p>https://professeurs.uqam.ca/professeur/beaudry.luci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ude Benoit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noit.maude@uqam.ca</text:p>
          </table:table-cell>
          <table:table-cell office:value-type="string" calcext:value-type="string">
            <text:p>(514) 987-3000 poste 1264</text:p>
          </table:table-cell>
          <table:table-cell table:number-columns-repeated="2"/>
          <table:table-cell office:value-type="string" calcext:value-type="string">
            <text:p>https://professeurs.uqam.ca/professeur/benoit.m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Bernard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nard.andre@uqam.ca</text:p>
          </table:table-cell>
          <table:table-cell office:value-type="string" calcext:value-type="string">
            <text:p>(514) 987-3000 poste 4141</text:p>
          </table:table-cell>
          <table:table-cell table:number-columns-repeated="2"/>
          <table:table-cell office:value-type="string" calcext:value-type="string">
            <text:p>https://professeurs.uqam.ca/professeur/bernard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onnie Campbell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mpbell.bonnie@uqam.ca</text:p>
          </table:table-cell>
          <table:table-cell office:value-type="string" calcext:value-type="string">
            <text:p>(514) 987-3000 poste 4574</text:p>
          </table:table-cell>
          <table:table-cell office:value-type="string" calcext:value-type="string">
            <text:p>|Capacity building en Afrique|Droit|Économie d'aide au développement|État et gouvernance|Gouvernance en Afrique|Industries extractives|Politique d'aide au développement|Politique étrangère canadienne|Politique guinéenne|Politique ivoirienne|</text:p>
          </table:table-cell>
          <table:table-cell/>
          <table:table-cell office:value-type="string" calcext:value-type="string">
            <text:p>https://professeurs.uqam.ca/professeur/campbell.bo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Chevrier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evrier.marc@uqam.ca</text:p>
          </table:table-cell>
          <table:table-cell office:value-type="string" calcext:value-type="string">
            <text:p>(514) 987-3000 poste 1396</text:p>
          </table:table-cell>
          <table:table-cell table:number-columns-repeated="2"/>
          <table:table-cell office:value-type="string" calcext:value-type="string">
            <text:p>https://professeurs.uqam.ca/professeur/chevrier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e Clavier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lavier.carole@uqam.ca</text:p>
          </table:table-cell>
          <table:table-cell office:value-type="string" calcext:value-type="string">
            <text:p>(514) 987-3000 poste 5249</text:p>
          </table:table-cell>
          <table:table-cell office:value-type="string" calcext:value-type="string">
            <text:p>|Politiques de transport actif|Politiques favorables à la santé|Politiques locales|Politiques publiques|Science politique|</text:p>
          </table:table-cell>
          <table:table-cell/>
          <table:table-cell office:value-type="string" calcext:value-type="string">
            <text:p>https://professeurs.uqam.ca/professeur/clavier.car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Corten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rten.andre@uqam.ca</text:p>
          </table:table-cell>
          <table:table-cell office:value-type="string" calcext:value-type="string">
            <text:p>(514) 987-4141</text:p>
          </table:table-cell>
          <table:table-cell office:value-type="string" calcext:value-type="string">
            <text:p>|Amérique latine|Analyse du discours|Analyse du discours politique|Communication|Imaginaires politiques|Religion et politique|Science politique|</text:p>
          </table:table-cell>
          <table:table-cell/>
          <table:table-cell office:value-type="string" calcext:value-type="string">
            <text:p>https://professeurs.uqam.ca/professeur/corten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Couture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uture.yves@uqam.ca</text:p>
          </table:table-cell>
          <table:table-cell office:value-type="string" calcext:value-type="string">
            <text:p>(514) 987-3000 poste 8764</text:p>
          </table:table-cell>
          <table:table-cell office:value-type="string" calcext:value-type="string">
            <text:p>|Analyse politique|Pensée politique|Science politique|Sociologie politique|</text:p>
          </table:table-cell>
          <table:table-cell/>
          <table:table-cell office:value-type="string" calcext:value-type="string">
            <text:p>https://professeurs.uqam.ca/professeur/couture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D’Aoust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oust.anne-marie@uqam.ca</text:p>
          </table:table-cell>
          <table:table-cell office:value-type="string" calcext:value-type="string">
            <text:p>(514) 987-3000 poste 5237</text:p>
          </table:table-cell>
          <table:table-cell office:value-type="string" calcext:value-type="string">
            <text:p>Droit|Émotions|gouvernementalité et sécurité|Études critiques de sécurité|Migration de mariage|Science politique|Sociologie|Sociologie des relations internationales|Théories des relations internationales</text:p>
          </table:table-cell>
          <table:table-cell/>
          <table:table-cell office:value-type="string" calcext:value-type="string">
            <text:p>https://professeurs.uqam.ca/professeur/daoust.anne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rles-Philippe David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vid.charles-philippe@uqam.ca</text:p>
          </table:table-cell>
          <table:table-cell office:value-type="string" calcext:value-type="string">
            <text:p>(514) 987-3000 poste 2300</text:p>
          </table:table-cell>
          <table:table-cell office:value-type="string" calcext:value-type="string">
            <text:p>|Conflits armés|Études stratégiques|Missions de paix|Politique étrangère des États-Unis|Science politique|Sécurité|</text:p>
          </table:table-cell>
          <table:table-cell/>
          <table:table-cell office:value-type="string" calcext:value-type="string">
            <text:p>https://professeurs.uqam.ca/professeur/david.charles-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Deblock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block.christian@uqam.ca</text:p>
          </table:table-cell>
          <table:table-cell office:value-type="string" calcext:value-type="string">
            <text:p>(514) 987-3000 poste 4597</text:p>
          </table:table-cell>
          <table:table-cell office:value-type="string" calcext:value-type="string">
            <text:p>|Économie|Économie politique|Institutions économiques internationales|Intégration économique régionale|Politique commerciale des États-Unis|Relations économiques internationales|Science politique|</text:p>
          </table:table-cell>
          <table:table-cell/>
          <table:table-cell office:value-type="string" calcext:value-type="string">
            <text:p>https://professeurs.uqam.ca/professeur/deblock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Donneur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nneur.andre@uqam.ca</text:p>
          </table:table-cell>
          <table:table-cell office:value-type="string" calcext:value-type="string">
            <text:p>(514) 987-4141</text:p>
          </table:table-cell>
          <table:table-cell table:number-columns-repeated="2"/>
          <table:table-cell office:value-type="string" calcext:value-type="string">
            <text:p>https://professeurs.uqam.ca/professeur/donneur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s Dupuis-Déri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puis-deri.francis@uqam.ca</text:p>
          </table:table-cell>
          <table:table-cell office:value-type="string" calcext:value-type="string">
            <text:p>(514) 987-3000 poste 5678</text:p>
          </table:table-cell>
          <table:table-cell office:value-type="string" calcext:value-type="string">
            <text:p>|Science politique|Sociologie|</text:p>
          </table:table-cell>
          <table:table-cell/>
          <table:table-cell office:value-type="string" calcext:value-type="string">
            <text:p>https://professeurs.uqam.ca/professeur/dupuis-deri.franc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an Durazo-Herrmann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razo.julian@uqam.ca</text:p>
          </table:table-cell>
          <table:table-cell office:value-type="string" calcext:value-type="string">
            <text:p>(514) 987-3000 poste 1432</text:p>
          </table:table-cell>
          <table:table-cell office:value-type="string" calcext:value-type="string">
            <text:p>|Fédéralisme et politique subnationale|Médias et politique|Néopatrimonialisme et clientélisme|Politique en Amérique latine|Science politique|</text:p>
          </table:table-cell>
          <table:table-cell/>
          <table:table-cell office:value-type="string" calcext:value-type="string">
            <text:p>https://professeurs.uqam.ca/professeur/durazo.jul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-G. Gagnon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gnon.alain@uqam.ca</text:p>
          </table:table-cell>
          <table:table-cell office:value-type="string" calcext:value-type="string">
            <text:p>(514) 987-3000 poste 4544</text:p>
          </table:table-cell>
          <table:table-cell office:value-type="string" calcext:value-type="string">
            <text:p>|Fédéralisme|Nationalisme|Partis politiques|Politique au Canada|Politique au Québec|Science politique|Sociologie des intellectuel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agnon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k Gagnon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gnon.frederick@uqam.ca</text:p>
          </table:table-cell>
          <table:table-cell office:value-type="string" calcext:value-type="string">
            <text:p>(514) 987-3000 poste 6603</text:p>
          </table:table-cell>
          <table:table-cell office:value-type="string" calcext:value-type="string">
            <text:p>|Congrès des États-Unis|Culture populaire américaine|Élections américaines|Guerres culturelles américaines|Institutions politiques américaines|Science politique|Société américaine|Sociolog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agnon.freder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Gingras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ingras.anne-marie@uqam.ca</text:p>
          </table:table-cell>
          <table:table-cell office:value-type="string" calcext:value-type="string">
            <text:p>(514) 987-3000 poste 5875</text:p>
          </table:table-cell>
          <table:table-cell table:number-columns-repeated="2"/>
          <table:table-cell office:value-type="string" calcext:value-type="string">
            <text:p>https://professeurs.uqam.ca/professeur/gingras.anne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ania Gosselin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osselin.tania@uqam.ca</text:p>
          </table:table-cell>
          <table:table-cell office:value-type="string" calcext:value-type="string">
            <text:p>(514) 987-3000 poste 3838</text:p>
          </table:table-cell>
          <table:table-cell table:number-columns-repeated="2"/>
          <table:table-cell office:value-type="string" calcext:value-type="string">
            <text:p>https://professeurs.uqam.ca/professeur/gosselin.tan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Gusse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sse.isabelle@uqam.ca</text:p>
          </table:table-cell>
          <table:table-cell office:value-type="string" calcext:value-type="string">
            <text:p>(514) 987-3000 poste 2097</text:p>
          </table:table-cell>
          <table:table-cell office:value-type="string" calcext:value-type="string">
            <text:p>|Argumentation politique|Communication gouvernementale|Communication politique|Science politique|</text:p>
          </table:table-cell>
          <table:table-cell/>
          <table:table-cell office:value-type="string" calcext:value-type="string">
            <text:p>https://professeurs.uqam.ca/professeur/gusse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lison Harell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rell.allison@uqam.ca</text:p>
          </table:table-cell>
          <table:table-cell office:value-type="string" calcext:value-type="string">
            <text:p>(514) 987-3000 poste 5676</text:p>
          </table:table-cell>
          <table:table-cell office:value-type="string" calcext:value-type="string">
            <text:p>|Élection et comportement politique|État-providence|Études féministes|Femmes et politique|Jeunes et politique|Politiques publiques|Psychologie politique|Science politique|Socialisation politique|</text:p>
          </table:table-cell>
          <table:table-cell/>
          <table:table-cell office:value-type="string" calcext:value-type="string">
            <text:p>https://professeurs.uqam.ca/professeur/harell.allis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Holly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lly.daniel@uqam.ca</text:p>
          </table:table-cell>
          <table:table-cell office:value-type="string" calcext:value-type="string">
            <text:p>(514) 987-3000 poste 8573</text:p>
          </table:table-cell>
          <table:table-cell office:value-type="string" calcext:value-type="string">
            <text:p>|Organisations internationales|Organisations internationales et régionales|Relations internationales|Science politique|</text:p>
          </table:table-cell>
          <table:table-cell/>
          <table:table-cell office:value-type="string" calcext:value-type="string">
            <text:p>https://professeurs.uqam.ca/professeur/holly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as Houde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ude.nicolas@uqam.ca</text:p>
          </table:table-cell>
          <table:table-cell office:value-type="string" calcext:value-type="string">
            <text:p>(514) 987-3000 poste 4699</text:p>
          </table:table-cell>
          <table:table-cell office:value-type="string" calcext:value-type="string">
            <text:p>|Atikamekw|Autochtones et politique canadienne|Gestion des ressources naturelles|Gestion du territoire|Gouvernances autochtones|Politique au Canada|Politiques publiques|Savoirs écologiques traditionnels|Science politique|</text:p>
          </table:table-cell>
          <table:table-cell/>
          <table:table-cell office:value-type="string" calcext:value-type="string">
            <text:p>https://professeurs.uqam.ca/professeur/houde.nicol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ya Jegen</text:p>
          </table:table-cell>
          <table:table-cell office:value-type="string" calcext:value-type="string">
            <text:p>Faculté de science politique et de droit</text:p>
          </table:table-cell>
          <table:table-cell office:value-type="string" calcext:value-type="string">
            <text:p>Vice-doyenne à la recherch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egen.maya@uqam.ca</text:p>
          </table:table-cell>
          <table:table-cell office:value-type="string" calcext:value-type="string">
            <text:p>(514) 987-3000 poste 4045</text:p>
          </table:table-cell>
          <table:table-cell office:value-type="string" calcext:value-type="string">
            <text:p>|Politique de l'énergie|Politique de l'environnement|Politiques publiques|Science politique|</text:p>
          </table:table-cell>
          <table:table-cell/>
          <table:table-cell office:value-type="string" calcext:value-type="string">
            <text:p>https://professeurs.uqam.ca/professeur/jegen.may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Xavier Lafrance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france.xavier@uqam.ca</text:p>
          </table:table-cell>
          <table:table-cell office:value-type="string" calcext:value-type="string">
            <text:p>(514) 987-3000 poste 6917</text:p>
          </table:table-cell>
          <table:table-cell table:number-columns-repeated="2"/>
          <table:table-cell office:value-type="string" calcext:value-type="string">
            <text:p>https://professeurs.uqam.ca/professeur/lafrance.xa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main Lecler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cler.romain@uqam.ca</text:p>
          </table:table-cell>
          <table:table-cell office:value-type="string" calcext:value-type="string">
            <text:p>(514) 987-3000 poste 4737</text:p>
          </table:table-cell>
          <table:table-cell table:number-columns-repeated="2"/>
          <table:table-cell office:value-type="string" calcext:value-type="string">
            <text:p>https://professeurs.uqam.ca/professeur/lecler.rom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Lévesque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vesque.jacques@uqam.ca</text:p>
          </table:table-cell>
          <table:table-cell office:value-type="string" calcext:value-type="string">
            <text:p>(514) 987-3000 poste 4570</text:p>
          </table:table-cell>
          <table:table-cell office:value-type="string" calcext:value-type="string">
            <text:p>|Anciennes républiques soviétiques|Chine|Europe de l'Est|Politique extérieure|Russie|Science politique|Systèmes politiques|</text:p>
          </table:table-cell>
          <table:table-cell/>
          <table:table-cell office:value-type="string" calcext:value-type="string">
            <text:p>https://professeurs.uqam.ca/professeur/levesque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ing-Sheng Lin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in.ting-sheng@uqam.ca</text:p>
          </table:table-cell>
          <table:table-cell office:value-type="string" calcext:value-type="string">
            <text:p>(514) 987-3000 poste 2296</text:p>
          </table:table-cell>
          <table:table-cell table:number-columns-repeated="2"/>
          <table:table-cell office:value-type="string" calcext:value-type="string">
            <text:p>https://professeurs.uqam.ca/professeur/lin.ting-sheng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er Macleod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cleod.alex@uqam.ca</text:p>
          </table:table-cell>
          <table:table-cell office:value-type="string" calcext:value-type="string">
            <text:p>(514) 987-3000 poste 4663</text:p>
          </table:table-cell>
          <table:table-cell office:value-type="string" calcext:value-type="string">
            <text:p>|Espagne|Europe|France|Grande-Bretagne|Politique étrangère|Politique extérieure|Politique intérieure|Science politique|Sécurité|</text:p>
          </table:table-cell>
          <table:table-cell/>
          <table:table-cell office:value-type="string" calcext:value-type="string">
            <text:p>https://professeurs.uqam.ca/professeur/macleod.alex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siaka Mandé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nde.issiaka@uqam.ca</text:p>
          </table:table-cell>
          <table:table-cell office:value-type="string" calcext:value-type="string">
            <text:p>(514) 987-3000 poste 2921</text:p>
          </table:table-cell>
          <table:table-cell table:number-columns-repeated="2"/>
          <table:table-cell office:value-type="string" calcext:value-type="string">
            <text:p>https://professeurs.uqam.ca/professeur/mande.issiak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k-David Mandel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ndel.mark-david@uqam.ca</text:p>
          </table:table-cell>
          <table:table-cell office:value-type="string" calcext:value-type="string">
            <text:p>(514) 987-3000 poste 4165</text:p>
          </table:table-cell>
          <table:table-cell office:value-type="string" calcext:value-type="string">
            <text:p>|Mouvement ouvrier|Mouvement socialiste|Théorie marxiste|URSS et ex-URSS|</text:p>
          </table:table-cell>
          <table:table-cell/>
          <table:table-cell office:value-type="string" calcext:value-type="string">
            <text:p>https://professeurs.uqam.ca/professeur/mandel.mark-dav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stin Massie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ssie.justin@uqam.ca</text:p>
          </table:table-cell>
          <table:table-cell office:value-type="string" calcext:value-type="string">
            <text:p>(514) 987-3000 poste 5282</text:p>
          </table:table-cell>
          <table:table-cell office:value-type="string" calcext:value-type="string">
            <text:p>|Conflits armés|Politique de défense|Politique étrangère|Science politique|Sécurité interational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assie.jus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ora Nagels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gels.nora@uqam.ca</text:p>
          </table:table-cell>
          <table:table-cell office:value-type="string" calcext:value-type="string">
            <text:p>(514) 987-3000 poste 3273</text:p>
          </table:table-cell>
          <table:table-cell office:value-type="string" calcext:value-type="string">
            <text:p>Développement|Développement| coopération internationale|Genre|Pauvreté|Politique en Amérique latine|Science politique|Sociologie politique</text:p>
          </table:table-cell>
          <table:table-cell/>
          <table:table-cell office:value-type="string" calcext:value-type="string">
            <text:p>https://professeurs.uqam.ca/professeur/nagels.no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wrence Olivier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livier.lawrence@uqam.ca</text:p>
          </table:table-cell>
          <table:table-cell office:value-type="string" calcext:value-type="string">
            <text:p>(514) 987-3000 poste 4532</text:p>
          </table:table-cell>
          <table:table-cell office:value-type="string" calcext:value-type="string">
            <text:p>|Épistémologie de la science politique|Pensée politique|Science politique|</text:p>
          </table:table-cell>
          <table:table-cell/>
          <table:table-cell office:value-type="string" calcext:value-type="string">
            <text:p>https://professeurs.uqam.ca/professeur/olivier.lawre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 O’Meara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meara.dan@uqam.ca</text:p>
          </table:table-cell>
          <table:table-cell office:value-type="string" calcext:value-type="string">
            <text:p>(514) 987-3000 poste 7991</text:p>
          </table:table-cell>
          <table:table-cell table:number-columns-repeated="2"/>
          <table:table-cell office:value-type="string" calcext:value-type="string">
            <text:p>https://professeurs.uqam.ca/professeur/omeara.d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Pagé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ge.genevieve@uqam.ca</text:p>
          </table:table-cell>
          <table:table-cell office:value-type="string" calcext:value-type="string">
            <text:p>(514) 987-3000 poste 5250</text:p>
          </table:table-cell>
          <table:table-cell office:value-type="string" calcext:value-type="string">
            <text:p>|Co-construction des savoirs|Mouvements féministes|Mouvements sociaux|Pédagogie|Recherche partenariale|Théorie féministe|Théorie politique|</text:p>
          </table:table-cell>
          <table:table-cell/>
          <table:table-cell office:value-type="string" calcext:value-type="string">
            <text:p>https://professeurs.uqam.ca/professeur/page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Patsias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tsias.caroline@uqam.ca</text:p>
          </table:table-cell>
          <table:table-cell office:value-type="string" calcext:value-type="string">
            <text:p>(514) 987-3000 poste 2754</text:p>
          </table:table-cell>
          <table:table-cell office:value-type="string" calcext:value-type="string">
            <text:p>|Innovation sociale|Organisations de la société civile|Participation citoyenne|Politiques municipales|Politisation|Science politique|Transformations de l'Éta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atsias.caro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ardo Penafiel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enafiel.ricardo@uqam.ca</text:p>
          </table:table-cell>
          <table:table-cell office:value-type="string" calcext:value-type="string">
            <text:p>(514) 987-4141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enafiel.ricard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Marc Piotte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otte.jean-marc@uqam.ca</text:p>
          </table:table-cell>
          <table:table-cell office:value-type="string" calcext:value-type="string">
            <text:p>(514) 987-4141</text:p>
          </table:table-cell>
          <table:table-cell office:value-type="string" calcext:value-type="string">
            <text:p>|Éthique et politique|Idéologies|Politique au Québec|Syndicalisme|</text:p>
          </table:table-cell>
          <table:table-cell/>
          <table:table-cell office:value-type="string" calcext:value-type="string">
            <text:p>https://professeurs.uqam.ca/professeur/piotte.jean-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Guy Prévost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revost.jean-guy@uqam.ca</text:p>
          </table:table-cell>
          <table:table-cell office:value-type="string" calcext:value-type="string">
            <text:p>(514) 987-3000 poste 4580</text:p>
          </table:table-cell>
          <table:table-cell office:value-type="string" calcext:value-type="string">
            <text:p>|Histoire des idées politiques|Science politique|Socio-politique des statistiques|</text:p>
          </table:table-cell>
          <table:table-cell/>
          <table:table-cell office:value-type="string" calcext:value-type="string">
            <text:p>https://professeurs.uqam.ca/professeur/prevost.jean-gu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èle Rioux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oux.michele@uqam.ca</text:p>
          </table:table-cell>
          <table:table-cell office:value-type="string" calcext:value-type="string">
            <text:p>(514) 987-3000 poste 0327</text:p>
          </table:table-cell>
          <table:table-cell office:value-type="string" calcext:value-type="string">
            <text:p>|Accords commerciaux|Concurrence|Entreprises multinationales|Gouvernance globale|Intégration économique|Investissement|Organisations internationales|Régionalisme|Relations transatlantiques|Science politique|</text:p>
          </table:table-cell>
          <table:table-cell/>
          <table:table-cell office:value-type="string" calcext:value-type="string">
            <text:p>https://professeurs.uqam.ca/professeur/rioux.mich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ncent Romani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mani.vincent@uqam.ca</text:p>
          </table:table-cell>
          <table:table-cell office:value-type="string" calcext:value-type="string">
            <text:p>(514) 987-3000 poste 7948</text:p>
          </table:table-cell>
          <table:table-cell office:value-type="string" calcext:value-type="string">
            <text:p>|Enseignement supérieur et politique|Politique dans le monde arabe|Politique palestinienne|Science politique|Société palestinienne|Sociologie politique des sciences sociales|Violence et politique|</text:p>
          </table:table-cell>
          <table:table-cell/>
          <table:table-cell office:value-type="string" calcext:value-type="string">
            <text:p>https://professeurs.uqam.ca/professeur/romani.vinc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ve Seguin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eguin.eve@uqam.ca</text:p>
          </table:table-cell>
          <table:table-cell office:value-type="string" calcext:value-type="string">
            <text:p>(514) 987-3000 poste 2269</text:p>
          </table:table-cell>
          <table:table-cell office:value-type="string" calcext:value-type="string">
            <text:p>|Controverses scientifiques|Pensée politique|Science politique|Théories de l'État|Théories politiques des sciences|</text:p>
          </table:table-cell>
          <table:table-cell/>
          <table:table-cell office:value-type="string" calcext:value-type="string">
            <text:p>https://professeurs.uqam.ca/professeur/seguin.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le Simard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imard.carolle@uqam.ca</text:p>
          </table:table-cell>
          <table:table-cell office:value-type="string" calcext:value-type="string">
            <text:p>(514) 987-3000 poste 4587</text:p>
          </table:table-cell>
          <table:table-cell office:value-type="string" calcext:value-type="string">
            <text:p>|Gouvernance publique|Immigration|Organisations internationales|Politique au Canada|Politique au Québec|Programme d'accès à l'égalité|Représentation politique des communautés|Science politique|</text:p>
          </table:table-cell>
          <table:table-cell/>
          <table:table-cell office:value-type="string" calcext:value-type="string">
            <text:p>https://professeurs.uqam.ca/professeur/simard.caro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ncy Thede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hede.nancy@uqam.ca</text:p>
          </table:table-cell>
          <table:table-cell office:value-type="string" calcext:value-type="string">
            <text:p>(514) 987-4141</text:p>
          </table:table-cell>
          <table:table-cell table:number-columns-repeated="2"/>
          <table:table-cell office:value-type="string" calcext:value-type="string">
            <text:p>https://professeurs.uqam.ca/professeur/thede.nanc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P. Tremblay</text:p>
          </table:table-cell>
          <table:table-cell office:value-type="string" calcext:value-type="string">
            <text:p>Département de science poli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remblay.pierre_p@uqam.ca</text:p>
          </table:table-cell>
          <table:table-cell office:value-type="string" calcext:value-type="string">
            <text:p>(514) 987-4141</text:p>
          </table:table-cell>
          <table:table-cell table:number-columns-repeated="2"/>
          <table:table-cell office:value-type="string" calcext:value-type="string">
            <text:p>https://professeurs.uqam.ca/professeur/tremblay.pierre_p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a Abbondanza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bbondanza.mona@uqam.ca</text:p>
          </table:table-cell>
          <table:table-cell office:value-type="string" calcext:value-type="string">
            <text:p>(514) 987-3000 poste 4497</text:p>
          </table:table-cell>
          <table:table-cell office:value-type="string" calcext:value-type="string">
            <text:p>Identité areligieuse|Identité religieuse|Religion et psychologie|Religion| spiritualité| santé et bien-être</text:p>
          </table:table-cell>
          <table:table-cell/>
          <table:table-cell office:value-type="string" calcext:value-type="string">
            <text:p>https://professeurs.uqam.ca/professeur/abbondanza.mo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 Boisvert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isvert.mathieu@uqam.ca</text:p>
          </table:table-cell>
          <table:table-cell office:value-type="string" calcext:value-type="string">
            <text:p>(514) 987-3000 poste 6909</text:p>
          </table:table-cell>
          <table:table-cell office:value-type="string" calcext:value-type="string">
            <text:p>|Bouddhisme|Ethnicité|Groupe ethnique|Hindouisme|Minorité|Pèlerinage|Religion et politique|Religions de l'Asie du Sud|Sciences des religions|Sikhisme|Transgenres|</text:p>
          </table:table-cell>
          <table:table-cell/>
          <table:table-cell office:value-type="string" calcext:value-type="string">
            <text:p>https://professeurs.uqam.ca/professeur/boisvert.mathie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ncy Bouchard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chard.nancy@uqam.ca</text:p>
          </table:table-cell>
          <table:table-cell office:value-type="string" calcext:value-type="string">
            <text:p>(514) 987-3000 poste 7682</text:p>
          </table:table-cell>
          <table:table-cell office:value-type="string" calcext:value-type="string">
            <text:p>|Éducation au vivre-ensemble|Éducation éthique|Éthique en éducation|Francophon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ouchard.nanc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èle Bourque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rque.daniele@uqam.ca</text:p>
          </table:table-cell>
          <table:table-cell office:value-type="string" calcext:value-type="string">
            <text:p>(514) 987-4497</text:p>
          </table:table-cell>
          <table:table-cell table:number-columns-repeated="2"/>
          <table:table-cell office:value-type="string" calcext:value-type="string">
            <text:p>https://professeurs.uqam.ca/professeur/bourque.dani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Colpron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lpron.anne-marie@uqam.ca</text:p>
          </table:table-cell>
          <table:table-cell office:value-type="string" calcext:value-type="string">
            <text:p>(514) 987-4497</text:p>
          </table:table-cell>
          <table:table-cell table:number-columns-repeated="2"/>
          <table:table-cell office:value-type="string" calcext:value-type="string">
            <text:p>https://professeurs.uqam.ca/professeur/colpron.anne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Dejean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jean.frederic@uqam.ca</text:p>
          </table:table-cell>
          <table:table-cell office:value-type="string" calcext:value-type="string">
            <text:p>(514) 987-3000 poste 1398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ejean.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Foisy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isy.catherine@uqam.ca</text:p>
          </table:table-cell>
          <table:table-cell office:value-type="string" calcext:value-type="string">
            <text:p>(514) 987-3000 poste 7738</text:p>
          </table:table-cell>
          <table:table-cell office:value-type="string" calcext:value-type="string">
            <text:p>|Christianisme|Dialogue interreligieux|Histoire orale|Histoire socio-religieuse québécoise|Missions chrétiennes|Sciences des religions|</text:p>
          </table:table-cell>
          <table:table-cell/>
          <table:table-cell office:value-type="string" calcext:value-type="string">
            <text:p>https://professeurs.uqam.ca/professeur/foisy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ga Hazan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zan.olga@uqam.ca</text:p>
          </table:table-cell>
          <table:table-cell office:value-type="string" calcext:value-type="string">
            <text:p>(514) 987-4497</text:p>
          </table:table-cell>
          <table:table-cell office:value-type="string" calcext:value-type="string">
            <text:p>|Art chrétien|Art judaïque|Art musulman|Art religieux|Figuration|Histoire de l'art|Histoire de l'art en Italie|Historiographie|Historiographie de l'histoire de l'art|Mythe du progrès artistique|</text:p>
          </table:table-cell>
          <table:table-cell/>
          <table:table-cell office:value-type="string" calcext:value-type="string">
            <text:p>https://professeurs.uqam.ca/professeur/hazan.olg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ent Jérôme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rome.laurent@uqam.ca</text:p>
          </table:table-cell>
          <table:table-cell office:value-type="string" calcext:value-type="string">
            <text:p>(514) 987-3000 poste 2070</text:p>
          </table:table-cell>
          <table:table-cell table:number-columns-repeated="2"/>
          <table:table-cell office:value-type="string" calcext:value-type="string">
            <text:p>https://professeurs.uqam.ca/professeur/jerome.laur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Jacques Lavoie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voie.jean-jacques@uqam.ca</text:p>
          </table:table-cell>
          <table:table-cell office:value-type="string" calcext:value-type="string">
            <text:p>(514) 987-3000 poste 4700</text:p>
          </table:table-cell>
          <table:table-cell office:value-type="string" calcext:value-type="string">
            <text:p>|Bible|Christianisme|Exégèse des textes anciens|Herméneutique|Judaïsme|Religion et mort|</text:p>
          </table:table-cell>
          <table:table-cell/>
          <table:table-cell office:value-type="string" calcext:value-type="string">
            <text:p>https://professeurs.uqam.ca/professeur/lavoie.jean-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iara Letizia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tizia.chiara@uqam.ca</text:p>
          </table:table-cell>
          <table:table-cell office:value-type="string" calcext:value-type="string">
            <text:p>(514) 987-3000 poste 5367</text:p>
          </table:table-cell>
          <table:table-cell office:value-type="string" calcext:value-type="string">
            <text:p>|Anthropologie des religions|Droit au Népal|Laïcité|Lieux saints partagés|Pèlerinage|Pluralisme religieux|Politique au Népal|Religion au Népal|Religions de l'Asie|Sacrifice|Sciences des religions|Sécularisme|</text:p>
          </table:table-cell>
          <table:table-cell/>
          <table:table-cell office:value-type="string" calcext:value-type="string">
            <text:p>https://professeurs.uqam.ca/professeur/letizia.chia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xanne Marcotte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cotte.roxanne@uqam.ca</text:p>
          </table:table-cell>
          <table:table-cell office:value-type="string" calcext:value-type="string">
            <text:p>(514) 987-3000 poste 8441</text:p>
          </table:table-cell>
          <table:table-cell office:value-type="string" calcext:value-type="string">
            <text:p>|Études féministes|Études islamiques|Femmes et islam|Islam|Philosophie arabe|Philosophie islamique|Philosophie persane|Religion et nouveaux médias|Sciences des religions|</text:p>
          </table:table-cell>
          <table:table-cell/>
          <table:table-cell office:value-type="string" calcext:value-type="string">
            <text:p>https://professeurs.uqam.ca/professeur/marcotte.rox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René Milot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ilot.jean-rene@uqam.ca</text:p>
          </table:table-cell>
          <table:table-cell office:value-type="string" calcext:value-type="string">
            <text:p>(514) 987-3000 poste 0251</text:p>
          </table:table-cell>
          <table:table-cell office:value-type="string" calcext:value-type="string">
            <text:p>|Droit et religion|Droit islamique|Droits de la personne|Histoire de l'Islam|Institutions islamiques|Islam|Mystique|Pensée islamique|Questions actuelles sur l'Islam|</text:p>
          </table:table-cell>
          <table:table-cell/>
          <table:table-cell office:value-type="string" calcext:value-type="string">
            <text:p>https://professeurs.uqam.ca/professeur/milot.jean-r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ve Paquette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quette.eve@uqam.ca</text:p>
          </table:table-cell>
          <table:table-cell office:value-type="string" calcext:value-type="string">
            <text:p>(514) 987-3000 poste 8480</text:p>
          </table:table-cell>
          <table:table-cell office:value-type="string" calcext:value-type="string">
            <text:p>|Discours et imaginaire populaire|Mythologies contemporaines|Religion et sciences|Sciences des religions|</text:p>
          </table:table-cell>
          <table:table-cell/>
          <table:table-cell office:value-type="string" calcext:value-type="string">
            <text:p>https://professeurs.uqam.ca/professeur/paquette.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Pierre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erre.jacques@uqam.ca</text:p>
          </table:table-cell>
          <table:table-cell office:value-type="string" calcext:value-type="string">
            <text:p>(514) 987-3000 poste 4457</text:p>
          </table:table-cell>
          <table:table-cell office:value-type="string" calcext:value-type="string">
            <text:p>|Épistémologie des sciences humaines|Mysticisme|Mystique|Sémiotique|Théorie de la religion|</text:p>
          </table:table-cell>
          <table:table-cell/>
          <table:table-cell office:value-type="string" calcext:value-type="string">
            <text:p>https://professeurs.uqam.ca/professeur/pierre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Rousseau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usseau.louis@uqam.ca</text:p>
          </table:table-cell>
          <table:table-cell office:value-type="string" calcext:value-type="string">
            <text:p>(514) 987-3000 poste 1838</text:p>
          </table:table-cell>
          <table:table-cell office:value-type="string" calcext:value-type="string">
            <text:p>|Accommodements raisonnables|Christianisme|Histoire du christianisme|Histoire religieuse du Québec|Laïcité|Religions au Québec|Science politique|Traditions religieuses autochtones|</text:p>
          </table:table-cell>
          <table:table-cell/>
          <table:table-cell office:value-type="string" calcext:value-type="string">
            <text:p>https://professeurs.uqam.ca/professeur/rousseau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Andrée Roy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y.marie-andree@uqam.ca</text:p>
          </table:table-cell>
          <table:table-cell office:value-type="string" calcext:value-type="string">
            <text:p>(514) 987-3000 poste 7860</text:p>
          </table:table-cell>
          <table:table-cell office:value-type="string" calcext:value-type="string">
            <text:p>|Analyse féministe des religions|Christianisme|Conservatismes religieux|Diversité culturelle|Diversité religieuse|Église catholique|Études féministes|Exploitation sexuelle|Femmes et religions|Pape|Relations hommes-femmes|Traite des femmes|</text:p>
          </table:table-cell>
          <table:table-cell/>
          <table:table-cell office:value-type="string" calcext:value-type="string">
            <text:p>https://professeurs.uqam.ca/professeur/roy.marie-andr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ie Tremblay</text:p>
          </table:table-cell>
          <table:table-cell office:value-type="string" calcext:value-type="string">
            <text:p>Département de sciences des religion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emblay.stephanie.2@uqam.ca</text:p>
          </table:table-cell>
          <table:table-cell office:value-type="string" calcext:value-type="string">
            <text:p>(514) 987-3000 poste 4348</text:p>
          </table:table-cell>
          <table:table-cell office:value-type="string" calcext:value-type="string">
            <text:p>|Fondamentalismes|Formation à la culture religieuse|Laïcité|Sociologie cognitive|Sociologie des religion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tremblay.stephanie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c Beaulieu_Prévost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aulieu-prevost.dominic@uqam.ca</text:p>
          </table:table-cell>
          <table:table-cell office:value-type="string" calcext:value-type="string">
            <text:p>(514) 987-3000 poste 4211</text:p>
          </table:table-cell>
          <table:table-cell office:value-type="string" calcext:value-type="string">
            <text:p>|Appartenance sociale|Bien-être psychologique|Communautés sexuelles|Détresse psychologique|Discrimination|Diversité sexuelle|Efficacité thérapeutique|Épidémiologie sociale|Événements traumatiques|Homophobie|Identité sociale|Inégalités sociales et de santé|Intimité numérique|Mémoire autobiographique|Mesures psychosociales|Méthodes quantitatives|Orientation sexuelle|Psychologie|Rassemblements festifs de masse|Résilience|Santé publique|Sexologie|Sexualité|Sous-cultures alternatives|Stress post-traumatique|Victimisation|</text:p>
          </table:table-cell>
          <table:table-cell/>
          <table:table-cell office:value-type="string" calcext:value-type="string">
            <text:p>https://professeurs.uqam.ca/professeur/beaulieu-prevost.domin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non Bergeron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geron.manon@uqam.ca</text:p>
          </table:table-cell>
          <table:table-cell office:value-type="string" calcext:value-type="string">
            <text:p>(514) 987-3000 poste 5361</text:p>
          </table:table-cell>
          <table:table-cell office:value-type="string" calcext:value-type="string">
            <text:p>|Éducation à la sexualité|Évaluation des programmes|Formation des intervenants-es|Prévention de la violence|Sexologie|Transfert des apprentissages|Violence sexuelle|</text:p>
          </table:table-cell>
          <table:table-cell/>
          <table:table-cell office:value-type="string" calcext:value-type="string">
            <text:p>https://professeurs.uqam.ca/professeur/bergeron.man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Blais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lais.martin@uqam.ca</text:p>
          </table:table-cell>
          <table:table-cell office:value-type="string" calcext:value-type="string">
            <text:p>(514) 987-3000 poste 4031</text:p>
          </table:table-cell>
          <table:table-cell office:value-type="string" calcext:value-type="string">
            <text:p>|Conjugalité au sein de groupes marginaux|Diversité conjugale|Diversité sexuelle|Jeunes de la rue|Minorités sexuelles|Santé sexuelle|Sexologie|Sexualité|Sexualité au sein de groupes marginaux|Sociologie|Sociologie de l'intimité amoureuse|VIH|</text:p>
          </table:table-cell>
          <table:table-cell/>
          <table:table-cell office:value-type="string" calcext:value-type="string">
            <text:p>https://professeurs.uqam.ca/professeur/blais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Aude Boislard-Pépin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islard-pepin.marie-aude@uqam.ca</text:p>
          </table:table-cell>
          <table:table-cell office:value-type="string" calcext:value-type="string">
            <text:p>(514) 987-3000 poste 4505</text:p>
          </table:table-cell>
          <table:table-cell office:value-type="string" calcext:value-type="string">
            <text:p>|Approches de réduction des méfaits|Comportements sexuels|Désynchronisation sexuelle|Développement psychosexuel|Diversité sexuelle|Études longitudinales|Précocité sexuelle|Prise de risque|Recherche de sensations fortes|Stratégies comportementales de protection|Tardivité sexuelle|Virginité à l'âge adulte|</text:p>
          </table:table-cell>
          <table:table-cell/>
          <table:table-cell office:value-type="string" calcext:value-type="string">
            <text:p>https://professeurs.uqam.ca/professeur/boislard-pepin.marie-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phie Boucher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cher.sophie@uqam.ca</text:p>
          </table:table-cell>
          <table:table-cell office:value-type="string" calcext:value-type="string">
            <text:p>(514) 987-3000 poste 2610</text:p>
          </table:table-cell>
          <table:table-cell office:value-type="string" calcext:value-type="string">
            <text:p>|Personnalité|Psychologie|Relations de couple|Santé mentale|Sexologie|Sexualité|Violence entre partenaires intimes|</text:p>
          </table:table-cell>
          <table:table-cell/>
          <table:table-cell office:value-type="string" calcext:value-type="string">
            <text:p>https://professeurs.uqam.ca/professeur/boucher.soph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ne Chamberland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mberland.line@uqam.ca</text:p>
          </table:table-cell>
          <table:table-cell office:value-type="string" calcext:value-type="string">
            <text:p>(514) 987-3000 poste 8596</text:p>
          </table:table-cell>
          <table:table-cell office:value-type="string" calcext:value-type="string">
            <text:p>|Diversité sexuelle|Études féministes|Homoparentalité|Homophobie|Homophobie en milieu de travail|Homophobie en milieu scolaire|Lesbophobie|Minorités sexuelles|Minorités sexuelles et santé|Sexologie|Transphobie|</text:p>
          </table:table-cell>
          <table:table-cell/>
          <table:table-cell office:value-type="string" calcext:value-type="string">
            <text:p>https://professeurs.uqam.ca/professeur/chamberland.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 Corneau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rneau.simon@uqam.ca</text:p>
          </table:table-cell>
          <table:table-cell office:value-type="string" calcext:value-type="string">
            <text:p>(514) 987-3000 poste 3753</text:p>
          </table:table-cell>
          <table:table-cell office:value-type="string" calcext:value-type="string">
            <text:p>|Approches critiques en sciences sociales|Contrôle social|Pornographie|Pornographie gaie|Racisme sexuel|Régulation sociale de la sexualité|Sciences sociales|Sexologie|Sexualité|</text:p>
          </table:table-cell>
          <table:table-cell/>
          <table:table-cell office:value-type="string" calcext:value-type="string">
            <text:p>https://professeurs.uqam.ca/professeur/corneau.sim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-Benoit Côté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te.philippe-benoit@uqam.ca</text:p>
          </table:table-cell>
          <table:table-cell office:value-type="string" calcext:value-type="string">
            <text:p>(514) 987-3000 poste 5294</text:p>
          </table:table-cell>
          <table:table-cell office:value-type="string" calcext:value-type="string">
            <text:p>|Éducation en santé sexuelle|Méthodologie qualitative|Prévention en santé sexuelle|Promotion de la santé sexuelle|Santé sexuelle|Santé sexuelle des itinérants|Santé sexuelle des jeunes de la rue|Sexologie|</text:p>
          </table:table-cell>
          <table:table-cell/>
          <table:table-cell office:value-type="string" calcext:value-type="string">
            <text:p>https://professeurs.uqam.ca/professeur/cote.philippe-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que Courtois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urtois.frederique@uqam.ca</text:p>
          </table:table-cell>
          <table:table-cell office:value-type="string" calcext:value-type="string">
            <text:p>(514) 987-3000 poste 7713</text:p>
          </table:table-cell>
          <table:table-cell office:value-type="string" calcext:value-type="string">
            <text:p>|Chirurgies transsexuelles|Évaluation de la sensibilité périnéale|Incontinence et sexualité|Sexologie|Sexualité|Sexualité et lésion médullaire|Sexualité et pathologies neurologiques|</text:p>
          </table:table-cell>
          <table:table-cell/>
          <table:table-cell office:value-type="string" calcext:value-type="string">
            <text:p>https://professeurs.uqam.ca/professeur/courtois.freder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Dupras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0924</text:p>
          </table:table-cell>
          <table:table-cell table:number-columns-repeated="2"/>
          <table:table-cell office:value-type="string" calcext:value-type="string">
            <text:p>https://professeurs.uqam.ca/professeur/Wec%252bQwp1VL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ne Duquet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quet.francine@uqam.ca</text:p>
          </table:table-cell>
          <table:table-cell office:value-type="string" calcext:value-type="string">
            <text:p>(514) 987-3000 poste 4465</text:p>
          </table:table-cell>
          <table:table-cell office:value-type="string" calcext:value-type="string">
            <text:p>|Éducation à la sexualité|Hypersexualisation des jeunes|Relations amoureuses|Relations amoureuses des jeunes|Relations sexuelles chez les jeunes|Représentation de la performance dans les relations|Sexologie|Sexualisation précoce|Sexualité|</text:p>
          </table:table-cell>
          <table:table-cell/>
          <table:table-cell office:value-type="string" calcext:value-type="string">
            <text:p>https://professeurs.uqam.ca/professeur/duquet.franc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ylène Fernet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rnet.mylene@uqam.ca</text:p>
          </table:table-cell>
          <table:table-cell office:value-type="string" calcext:value-type="string">
            <text:p>(514) 987-3000 poste 2201</text:p>
          </table:table-cell>
          <table:table-cell office:value-type="string" calcext:value-type="string">
            <text:p>|Évaluation des troubles sexuels|Méthodologie qualitative|Prévention en santé sexuelle|Promotion de la santé sexuelle|Psychoéducation|Sexologie|Sida|Traitement des troubles sexuels|Travail social|VIH|Ville de l'avenir|</text:p>
          </table:table-cell>
          <table:table-cell/>
          <table:table-cell office:value-type="string" calcext:value-type="string">
            <text:p>https://professeurs.uqam.ca/professeur/fernet.my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acha Godbout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odbout.natacha@uqam.ca</text:p>
          </table:table-cell>
          <table:table-cell office:value-type="string" calcext:value-type="string">
            <text:p>(514) 987-3000 poste 6590</text:p>
          </table:table-cell>
          <table:table-cell office:value-type="string" calcext:value-type="string">
            <text:p>|Attachement|Pleine conscience|Présence attentive (mindfulness)|Psychologie|Relations de couple|Santé sexo-relationnelle|Sexologie|Trauma|Traumas complexes|Traumas interpersonnels|Violence conjugale|Violence entre partenaires intimes|</text:p>
          </table:table-cell>
          <table:table-cell/>
          <table:table-cell office:value-type="string" calcext:value-type="string">
            <text:p>https://professeurs.uqam.ca/professeur/godbout.natach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Goulet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ulet.m@uqam.ca</text:p>
          </table:table-cell>
          <table:table-cell office:value-type="string" calcext:value-type="string">
            <text:p>(514) 987-3000 poste 0924</text:p>
          </table:table-cell>
          <table:table-cell table:number-columns-repeated="2"/>
          <table:table-cell office:value-type="string" calcext:value-type="string">
            <text:p>https://professeurs.uqam.ca/professeur/goulet.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e Hébert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bert.m@uqam.ca</text:p>
          </table:table-cell>
          <table:table-cell office:value-type="string" calcext:value-type="string">
            <text:p>(514) 987-3000 poste 5697</text:p>
          </table:table-cell>
          <table:table-cell office:value-type="string" calcext:value-type="string">
            <text:p>|Adolescence|Enfants victimes d'agression sexuelle|Jeunes adultes|Psychologie|Résilience|Santé mentale|Sexologie|Violence entre partenaires intimes|</text:p>
          </table:table-cell>
          <table:table-cell/>
          <table:table-cell office:value-type="string" calcext:value-type="string">
            <text:p>https://professeurs.uqam.ca/professeur/hebert.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id Lafortune-Sgambato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fortune-sgambato.david@uqam.ca</text:p>
          </table:table-cell>
          <table:table-cell office:value-type="string" calcext:value-type="string">
            <text:p>(514) 987-3000 poste 7637</text:p>
          </table:table-cell>
          <table:table-cell office:value-type="string" calcext:value-type="string">
            <text:p>|Diversité sexuelle|Psychothérapie|Réalité virtuelle|Santé sexo-relationnelle|Substances psychoactives|Thérapie cognitive-comportementale|Traitement des troubles sexuels|Traumas complexes|</text:p>
          </table:table-cell>
          <table:table-cell/>
          <table:table-cell office:value-type="string" calcext:value-type="string">
            <text:p>https://professeurs.uqam.ca/professeur/lafortune-sgambato.dav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Lavigne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vigne.julie@uqam.ca</text:p>
          </table:table-cell>
          <table:table-cell office:value-type="string" calcext:value-type="string">
            <text:p>(514) 987-3000 poste 8206</text:p>
          </table:table-cell>
          <table:table-cell office:value-type="string" calcext:value-type="string">
            <text:p>|Art contemporain|Études féministes|Pornographie|Représentation de la sexualité|Sexologie|Théorie queer|Théories féministes|</text:p>
          </table:table-cell>
          <table:table-cell/>
          <table:table-cell office:value-type="string" calcext:value-type="string">
            <text:p>https://professeurs.uqam.ca/professeur/lavigne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Léobon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obon.alain@uqam.ca</text:p>
          </table:table-cell>
          <table:table-cell office:value-type="string" calcext:value-type="string">
            <text:p>(514) 987-3000 poste 0924</text:p>
          </table:table-cell>
          <table:table-cell table:number-columns-repeated="2"/>
          <table:table-cell office:value-type="string" calcext:value-type="string">
            <text:p>https://professeurs.uqam.ca/professeur/leobon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Lévesque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vesque.sylvie@uqam.ca</text:p>
          </table:table-cell>
          <table:table-cell office:value-type="string" calcext:value-type="string">
            <text:p>(514) 987-3000 poste 5816</text:p>
          </table:table-cell>
          <table:table-cell office:value-type="string" calcext:value-type="string">
            <text:p>|Grossesse|Maternité|Maternité en contexte de vulnérabilité|Parentalité|Prévention en santé sexuelle|Promotion de la santé sexuelle|Sexologie|Violence entre partenaires intimes|</text:p>
          </table:table-cell>
          <table:table-cell/>
          <table:table-cell office:value-type="string" calcext:value-type="string">
            <text:p>https://professeurs.uqam.ca/professeur/levesque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eph Josy Lévy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vy.joseph_josy@uqam.ca</text:p>
          </table:table-cell>
          <table:table-cell office:value-type="string" calcext:value-type="string">
            <text:p>(514) 987-3000 poste 0924</text:p>
          </table:table-cell>
          <table:table-cell table:number-columns-repeated="2"/>
          <table:table-cell office:value-type="string" calcext:value-type="string">
            <text:p>https://professeurs.uqam.ca/professeur/levy.joseph_jos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e Medico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dico.denise@uqam.ca</text:p>
          </table:table-cell>
          <table:table-cell office:value-type="string" calcext:value-type="string">
            <text:p>(514) 987-3000 poste 2219</text:p>
          </table:table-cell>
          <table:table-cell office:value-type="string" calcext:value-type="string">
            <text:p>|Corporeité|Diversité de genre|Érotisme|Phénoménologie|Processus réflexifs|Psychologie|Psychothérapies affirmatives|Sexologie|Sexualité|Subjectivité sexuelle|</text:p>
          </table:table-cell>
          <table:table-cell/>
          <table:table-cell office:value-type="string" calcext:value-type="string">
            <text:p>https://professeurs.uqam.ca/professeur/medico.den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anne Otis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otis.joanne@uqam.ca</text:p>
          </table:table-cell>
          <table:table-cell office:value-type="string" calcext:value-type="string">
            <text:p>(514) 987-3000 poste 7874</text:p>
          </table:table-cell>
          <table:table-cell office:value-type="string" calcext:value-type="string">
            <text:p>|Adolescence|Éducation à la santé|Éducation à la sexualité|Éducation sexuelle préventive|Homosexualité|Personnes vivant avec le VIH|Promotion de la santé sexuelle|Sexologie|Sida|VIH|</text:p>
          </table:table-cell>
          <table:table-cell/>
          <table:table-cell office:value-type="string" calcext:value-type="string">
            <text:p>https://professeurs.uqam.ca/professeur/otis.jo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ison Paradis</text:p>
          </table:table-cell>
          <table:table-cell office:value-type="string" calcext:value-type="string">
            <text:p>Département de psych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radis.alison@uqam.ca</text:p>
          </table:table-cell>
          <table:table-cell office:value-type="string" calcext:value-type="string">
            <text:p>(514) 987-3000 poste 3956</text:p>
          </table:table-cell>
          <table:table-cell office:value-type="string" calcext:value-type="string">
            <text:p>|Approche systémique|Maltraitance|Psychologie|Relations de couple|Violence dans les relations amoureuses|</text:p>
          </table:table-cell>
          <table:table-cell/>
          <table:table-cell office:value-type="string" calcext:value-type="string">
            <text:p>https://professeurs.uqam.ca/professeur/paradis.alis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 Philibert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hilibert.mathieu@uqam.ca</text:p>
          </table:table-cell>
          <table:table-cell office:value-type="string" calcext:value-type="string">
            <text:p>(514) 987-3000 poste 5379</text:p>
          </table:table-cell>
          <table:table-cell office:value-type="string" calcext:value-type="string">
            <text:p>|Épidémiologie sociale|Inégalités sociales et de santé|Santé des populations|</text:p>
          </table:table-cell>
          <table:table-cell/>
          <table:table-cell office:value-type="string" calcext:value-type="string">
            <text:p>https://professeurs.uqam.ca/professeur/philibert.mathie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 Robillard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billard.chantal@uqam.ca</text:p>
          </table:table-cell>
          <table:table-cell office:value-type="string" calcext:value-type="string">
            <text:p>(514) 987-0924</text:p>
          </table:table-cell>
          <table:table-cell table:number-columns-repeated="2"/>
          <table:table-cell office:value-type="string" calcext:value-type="string">
            <text:p>https://professeurs.uqam.ca/professeur/robillard.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que Tardif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ardif.monique@uqam.ca</text:p>
          </table:table-cell>
          <table:table-cell office:value-type="string" calcext:value-type="string">
            <text:p>(514) 987-3000 poste 2894</text:p>
          </table:table-cell>
          <table:table-cell office:value-type="string" calcext:value-type="string">
            <text:p>|Abus sexuels|Abus sexuels et familles|Abus sexuels et mineurs|Abus sexuels par des femmes|Délinquance sexuelle|Pédophilie|Sexologie|</text:p>
          </table:table-cell>
          <table:table-cell/>
          <table:table-cell office:value-type="string" calcext:value-type="string">
            <text:p>https://professeurs.uqam.ca/professeur/tardif.m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celyne Thériault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heriault.jocelyne@uqam.ca</text:p>
          </table:table-cell>
          <table:table-cell office:value-type="string" calcext:value-type="string">
            <text:p>(514) 987-3000 poste 7796</text:p>
          </table:table-cell>
          <table:table-cell table:number-columns-repeated="2"/>
          <table:table-cell office:value-type="string" calcext:value-type="string">
            <text:p>https://professeurs.uqam.ca/professeur/theriault.jocely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Wallach</text:p>
          </table:table-cell>
          <table:table-cell office:value-type="string" calcext:value-type="string">
            <text:p>Département de sex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wallach.isabelle@uqam.ca</text:p>
          </table:table-cell>
          <table:table-cell office:value-type="string" calcext:value-type="string">
            <text:p>(514) 987-3000 poste 1645</text:p>
          </table:table-cell>
          <table:table-cell office:value-type="string" calcext:value-type="string">
            <text:p>|Anthropologie|Populations minoritaires|Sexologie|Sexualité|Vietnam|VIH|</text:p>
          </table:table-cell>
          <table:table-cell/>
          <table:table-cell office:value-type="string" calcext:value-type="string">
            <text:p>https://professeurs.uqam.ca/professeur/wallach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lisabeth Abergel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bergel.elisabeth@uqam.ca</text:p>
          </table:table-cell>
          <table:table-cell office:value-type="string" calcext:value-type="string">
            <text:p>(514) 987-3000 poste 4470</text:p>
          </table:table-cell>
          <table:table-cell table:number-columns-repeated="2"/>
          <table:table-cell office:value-type="string" calcext:value-type="string">
            <text:p>https://professeurs.uqam.ca/professeur/abergel.elisabet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ssého Adjiwanou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djiwanou.visseho@uqam.ca</text:p>
          </table:table-cell>
          <table:table-cell office:value-type="string" calcext:value-type="string">
            <text:p>(514) 987-3000 poste 0900</text:p>
          </table:table-cell>
          <table:table-cell office:value-type="string" calcext:value-type="string">
            <text:p>|Afrique sub-saharienne|Démographie sociale|Familles|Modèles statistiques|Populations immigrantes|Santé publique|Sciences sociales computationnelles|</text:p>
          </table:table-cell>
          <table:table-cell/>
          <table:table-cell office:value-type="string" calcext:value-type="string">
            <text:p>https://professeurs.uqam.ca/professeur/adjiwanou.visseh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os Ancelovici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ncelovici.marcos@uqam.ca</text:p>
          </table:table-cell>
          <table:table-cell office:value-type="string" calcext:value-type="string">
            <text:p>(514) 987-3000 poste 5060</text:p>
          </table:table-cell>
          <table:table-cell office:value-type="string" calcext:value-type="string">
            <text:p>|Contestation|Espagne|États-Unis|France|Institutions|Mouvements sociaux|Organisations|Pierre Bourdieu|Québec|Sociologie|</text:p>
          </table:table-cell>
          <table:table-cell/>
          <table:table-cell office:value-type="string" calcext:value-type="string">
            <text:p>https://professeurs.uqam.ca/professeur/ancelovici.marco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chad Antonius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ntonius.rachad@uqam.ca</text:p>
          </table:table-cell>
          <table:table-cell office:value-type="string" calcext:value-type="string">
            <text:p>(514) 987-3000 poste 2238</text:p>
          </table:table-cell>
          <table:table-cell office:value-type="string" calcext:value-type="string">
            <text:p>|Citoyenneté|Communautés arabes au Québec|Conflits au Proche-Orient|Immigration|Intégration|Racisme|Sociologie|Sociologie de l'Islam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ntonius.racha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ctor Armony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rmony.victor@uqam.ca</text:p>
          </table:table-cell>
          <table:table-cell office:value-type="string" calcext:value-type="string">
            <text:p>(514) 987-3000 poste 4985</text:p>
          </table:table-cell>
          <table:table-cell office:value-type="string" calcext:value-type="string">
            <text:p>|Amérique latine|Argentine|Citoyenneté et intégration au Québec|Communication|Démocratie et mouvements sociaux|Discours politique|Latino-américains au Canada|Sociologie|</text:p>
          </table:table-cell>
          <table:table-cell/>
          <table:table-cell office:value-type="string" calcext:value-type="string">
            <text:p>https://professeurs.uqam.ca/professeur/armony.victo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nik Bastien-Charlebois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astien-charlebois.janik@uqam.ca</text:p>
          </table:table-cell>
          <table:table-cell office:value-type="string" calcext:value-type="string">
            <text:p>(514) 987-3000 poste 0898</text:p>
          </table:table-cell>
          <table:table-cell office:value-type="string" calcext:value-type="string">
            <text:p>|Démocratie culturelle|Diversité sexuelle|Études féministes|Mouvements sociaux|Service social et travail social|Sexologie|Sociologie|</text:p>
          </table:table-cell>
          <table:table-cell/>
          <table:table-cell office:value-type="string" calcext:value-type="string">
            <text:p>https://professeurs.uqam.ca/professeur/bastien-charlebois.jani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Beauchemin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auchemin.jacques@uqam.ca</text:p>
          </table:table-cell>
          <table:table-cell office:value-type="string" calcext:value-type="string">
            <text:p>(514) 987-3000 poste 8784</text:p>
          </table:table-cell>
          <table:table-cell office:value-type="string" calcext:value-type="string">
            <text:p>|Éthique|Informatique|Néolibéralisme|Québec|Sociologie|Sociologie politique|</text:p>
          </table:table-cell>
          <table:table-cell/>
          <table:table-cell office:value-type="string" calcext:value-type="string">
            <text:p>https://professeurs.uqam.ca/professeur/beauchemin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Bourque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rque.gilles@uqam.ca</text:p>
          </table:table-cell>
          <table:table-cell office:value-type="string" calcext:value-type="string">
            <text:p>(514) 987-4143</text:p>
          </table:table-cell>
          <table:table-cell office:value-type="string" calcext:value-type="string">
            <text:p>|Analyse du discours politique|Sociologie historique du Québec|Sociologie politique|Transformations des formes de l'État|</text:p>
          </table:table-cell>
          <table:table-cell/>
          <table:table-cell office:value-type="string" calcext:value-type="string">
            <text:p>https://professeurs.uqam.ca/professeur/bourque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rval Brunelle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unelle.dorval@uqam.ca</text:p>
          </table:table-cell>
          <table:table-cell office:value-type="string" calcext:value-type="string">
            <text:p>(514) 987-3000 poste 4373</text:p>
          </table:table-cell>
          <table:table-cell office:value-type="string" calcext:value-type="string">
            <text:p>|Économie politique|Mondialisation|Mouvements sociaux|Société civile|Sociologie de l'international|</text:p>
          </table:table-cell>
          <table:table-cell/>
          <table:table-cell office:value-type="string" calcext:value-type="string">
            <text:p>https://professeurs.uqam.ca/professeur/brunelle.dorv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eila Celis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elis.leila@uqam.ca</text:p>
          </table:table-cell>
          <table:table-cell office:value-type="string" calcext:value-type="string">
            <text:p>(514) 987-3000 poste 5278</text:p>
          </table:table-cell>
          <table:table-cell office:value-type="string" calcext:value-type="string">
            <text:p>|Droits humains|Inégalités et classes sociales|Mouvements autochtones|Mouvements féministes|Mouvements sociaux|Mouvements sociaux afro-descendants|Mouvements sociaux paysans|Science politique|Sociologie|Théorie féministe|Violence politique|</text:p>
          </table:table-cell>
          <table:table-cell/>
          <table:table-cell office:value-type="string" calcext:value-type="string">
            <text:p>https://professeurs.uqam.ca/professeur/celis.lei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Côté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te.jean-francois@uqam.ca</text:p>
          </table:table-cell>
          <table:table-cell office:value-type="string" calcext:value-type="string">
            <text:p>(514) 987-3000 poste 8782</text:p>
          </table:table-cell>
          <table:table-cell office:value-type="string" calcext:value-type="string">
            <text:p>|Amériques|Épistémologie|Études trans-américaines|Littérature|Postmodernité|Sociologie|Sociologie de la culture|Théories de la communication|Théorie sociologique|Transformations sociales|</text:p>
          </table:table-cell>
          <table:table-cell/>
          <table:table-cell office:value-type="string" calcext:value-type="string">
            <text:p>https://professeurs.uqam.ca/professeur/cote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Courcy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urcy.isabelle@uqam.ca</text:p>
          </table:table-cell>
          <table:table-cell office:value-type="string" calcext:value-type="string">
            <text:p>(514) 987-4143</text:p>
          </table:table-cell>
          <table:table-cell table:number-columns-repeated="2"/>
          <table:table-cell office:value-type="string" calcext:value-type="string">
            <text:p>https://professeurs.uqam.ca/professeur/courcy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it Coutu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utu.benoit@uqam.ca</text:p>
          </table:table-cell>
          <table:table-cell office:value-type="string" calcext:value-type="string">
            <text:p>(514) 987-4143</text:p>
          </table:table-cell>
          <table:table-cell table:number-columns-repeated="2"/>
          <table:table-cell office:value-type="string" calcext:value-type="string">
            <text:p>https://professeurs.uqam.ca/professeur/coutu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Des Rivières-Pigeon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rivieres.catherine@uqam.ca</text:p>
          </table:table-cell>
          <table:table-cell office:value-type="string" calcext:value-type="string">
            <text:p>(514) 987-3000 poste 2534</text:p>
          </table:table-cell>
          <table:table-cell office:value-type="string" calcext:value-type="string">
            <text:p>|Études féministes|Psychologie|Sociologie|Travail social|</text:p>
          </table:table-cell>
          <table:table-cell/>
          <table:table-cell office:value-type="string" calcext:value-type="string">
            <text:p>https://professeurs.uqam.ca/professeur/desrivieres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ne Descarries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carries.francine@uqam.ca</text:p>
          </table:table-cell>
          <table:table-cell office:value-type="string" calcext:value-type="string">
            <text:p>(514) 987-3000 poste 3522</text:p>
          </table:table-cell>
          <table:table-cell office:value-type="string" calcext:value-type="string">
            <text:p>|Antiféminisme|Droit|Études féministes|Famille et travail|Maternité et travail|Mouvement des femmes|Représentations sociales|Sociologie|Théories féministes|</text:p>
          </table:table-cell>
          <table:table-cell/>
          <table:table-cell office:value-type="string" calcext:value-type="string">
            <text:p>https://professeurs.uqam.ca/professeur/descarries.franc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Doray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ray.pierre@uqam.ca</text:p>
          </table:table-cell>
          <table:table-cell office:value-type="string" calcext:value-type="string">
            <text:p>(514) 987-3000 poste 3382</text:p>
          </table:table-cell>
          <table:table-cell office:value-type="string" calcext:value-type="string">
            <text:p>|Accès à l'enseignement postsecondaire|Développement de la main-d'oeuvre|Éducation des adultes|Formation professionnelle|Parcours étudiants|Persévérance au postsecondaire|Relations acteurs économiques et éducatifs|Sociologie|Sociologie de l'éducation|</text:p>
          </table:table-cell>
          <table:table-cell/>
          <table:table-cell office:value-type="string" calcext:value-type="string">
            <text:p>https://professeurs.uqam.ca/professeur/doray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es Duchastel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43</text:p>
          </table:table-cell>
          <table:table-cell table:number-columns-repeated="2"/>
          <table:table-cell office:value-type="string" calcext:value-type="string">
            <text:p>https://professeurs.uqam.ca/professeur/uaLZ5O5L30s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k Guillaume Dufour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four.frederick_guillaume@uqam.ca</text:p>
          </table:table-cell>
          <table:table-cell office:value-type="string" calcext:value-type="string">
            <text:p>(514) 987-3000 poste 7015</text:p>
          </table:table-cell>
          <table:table-cell office:value-type="string" calcext:value-type="string">
            <text:p>|Méthodes comparatives|Science politique|Sociologie|Sociologie de la globalisation|Sociologie historique|Sociologie politique|Théorie politique|Théories sociales|Transformations sociales|</text:p>
          </table:table-cell>
          <table:table-cell/>
          <table:table-cell office:value-type="string" calcext:value-type="string">
            <text:p>https://professeurs.uqam.ca/professeur/dufour.frederick_guillaum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 Eid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id.paul@uqam.ca</text:p>
          </table:table-cell>
          <table:table-cell office:value-type="string" calcext:value-type="string">
            <text:p>(514) 987-3000 poste 8381</text:p>
          </table:table-cell>
          <table:table-cell office:value-type="string" calcext:value-type="string">
            <text:p>Construction identitaire|Gestion du pluralisme culturel|Gestion du pluralisme religieux|Insertion socioprofessionnelle des immigrant(e)s|Intégration|Jeunes issus de l'immigration|Racisme| discriminations et profilage|Service social et travail social|</text:p>
          </table:table-cell>
          <table:table-cell/>
          <table:table-cell office:value-type="string" calcext:value-type="string">
            <text:p>https://professeurs.uqam.ca/professeur/eid.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Filion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ilion.jean-francois@uqam.ca</text:p>
          </table:table-cell>
          <table:table-cell office:value-type="string" calcext:value-type="string">
            <text:p>(514) 987-3000 poste 4369</text:p>
          </table:table-cell>
          <table:table-cell table:number-columns-repeated="2"/>
          <table:table-cell office:value-type="string" calcext:value-type="string">
            <text:p>https://professeurs.uqam.ca/professeur/filion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Marc Fontan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ntan.jean-marc@uqam.ca</text:p>
          </table:table-cell>
          <table:table-cell office:value-type="string" calcext:value-type="string">
            <text:p>(514) 987-3000 poste 0240</text:p>
          </table:table-cell>
          <table:table-cell office:value-type="string" calcext:value-type="string">
            <text:p>|Économie sociale|Exclusion sociale|Innovation sociale|Mécénat|Pauvreté|Philanthropie|Philosophie cognitive|Recherche-action|Sociologie|Sociologie économ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ontan.jean-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lsa Galerand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lerand.elsa@uqam.ca</text:p>
          </table:table-cell>
          <table:table-cell office:value-type="string" calcext:value-type="string">
            <text:p>(514) 987-3000 poste 4566</text:p>
          </table:table-cell>
          <table:table-cell office:value-type="string" calcext:value-type="string">
            <text:p>|Division sexuelle du travail|Droit|Études féministes|Féminismes et mondialisation|Militantisme|Mouvements sociaux|Pratiques revendicatives|Rapports sociaux de sexe|Sociologie|Théories et débats féministes|</text:p>
          </table:table-cell>
          <table:table-cell/>
          <table:table-cell office:value-type="string" calcext:value-type="string">
            <text:p>https://professeurs.uqam.ca/professeur/galerand.els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phie Hamisultane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misultane.sophie@uqam.ca</text:p>
          </table:table-cell>
          <table:table-cell office:value-type="string" calcext:value-type="string">
            <text:p>(514) 987-4143</text:p>
          </table:table-cell>
          <table:table-cell table:number-columns-repeated="2"/>
          <table:table-cell office:value-type="string" calcext:value-type="string">
            <text:p>https://professeurs.uqam.ca/professeur/hamisultane.soph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eila Inksetter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inksetter.leila@uqam.ca</text:p>
          </table:table-cell>
          <table:table-cell office:value-type="string" calcext:value-type="string">
            <text:p>(514) 987-3000 poste 4875</text:p>
          </table:table-cell>
          <table:table-cell table:number-columns-repeated="2"/>
          <table:table-cell office:value-type="string" calcext:value-type="string">
            <text:p>https://professeurs.uqam.ca/professeur/inksetter.lei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Jacob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acob.louis@uqam.ca</text:p>
          </table:table-cell>
          <table:table-cell office:value-type="string" calcext:value-type="string">
            <text:p>(514) 987-3000 poste 2454</text:p>
          </table:table-cell>
          <table:table-cell office:value-type="string" calcext:value-type="string">
            <text:p>|Action culturelle|Cultures urbaines|Épistémologie des sciences humaines|Science politique|Sociologie|Sociologie de la culture|Sociologie de l'art|Théorie sociologique|</text:p>
          </table:table-cell>
          <table:table-cell/>
          <table:table-cell office:value-type="string" calcext:value-type="string">
            <text:p>https://professeurs.uqam.ca/professeur/jacob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ine Labelle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belle.m@uqam.ca</text:p>
          </table:table-cell>
          <table:table-cell office:value-type="string" calcext:value-type="string">
            <text:p>(514) 987-3000 poste 3203</text:p>
          </table:table-cell>
          <table:table-cell office:value-type="string" calcext:value-type="string">
            <text:p>Discrimination|Études féministes|Immigration| diversité| citoyenneté|Interculturalisme|Multiculturalisme|Nationalisme|Politiques de gestion de la diversité|Politiques d'immigration|Racisme|Sociologie|Transnationalisme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belle.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celyne Lamoureux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43</text:p>
          </table:table-cell>
          <table:table-cell table:number-columns-repeated="2"/>
          <table:table-cell office:value-type="string" calcext:value-type="string">
            <text:p>https://professeurs.uqam.ca/professeur/y0899D3qzx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Marc Larouche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rouche.jean-marc@uqam.ca</text:p>
          </table:table-cell>
          <table:table-cell office:value-type="string" calcext:value-type="string">
            <text:p>(514) 987-3000 poste 3837</text:p>
          </table:table-cell>
          <table:table-cell office:value-type="string" calcext:value-type="string">
            <text:p>Durkheim|Éthique de la recherche|Habermas|Philosophie sociale et politique|Religion| éthique et société|Sociologie|Sociologie de l'éthique|Weber</text:p>
          </table:table-cell>
          <table:table-cell/>
          <table:table-cell office:value-type="string" calcext:value-type="string">
            <text:p>https://professeurs.uqam.ca/professeur/larouche.jean-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Lasvergnas-Grémy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svergnas.isabelle@uqam.ca</text:p>
          </table:table-cell>
          <table:table-cell office:value-type="string" calcext:value-type="string">
            <text:p>(514) 987-3000 poste 4143</text:p>
          </table:table-cell>
          <table:table-cell office:value-type="string" calcext:value-type="string">
            <text:p>|Épistémologie|Inconscient|Philosophie|Processus inconscients|Processus sociaux|Psychanalyse|Psychologie|Sociologie|</text:p>
          </table:table-cell>
          <table:table-cell/>
          <table:table-cell office:value-type="string" calcext:value-type="string">
            <text:p>https://professeurs.uqam.ca/professeur/lasvergnas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Nathalie LeBlanc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blanc.marie-nathalie@uqam.ca</text:p>
          </table:table-cell>
          <table:table-cell office:value-type="string" calcext:value-type="string">
            <text:p>(514) 987-3000 poste 3384</text:p>
          </table:table-cell>
          <table:table-cell office:value-type="string" calcext:value-type="string">
            <text:p>|Afrique|Aide humanitaire et développement|Anthropologie|Culture populaire|Hip-hop|Islam|Jeunes|Mondialisation culturelle|Pentecôtisme|Religion|Sociolog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eblanc.marie-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ît Lévesque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vesque.benoit@uqam.ca</text:p>
          </table:table-cell>
          <table:table-cell office:value-type="string" calcext:value-type="string">
            <text:p>(514) 987-3000 poste 4397</text:p>
          </table:table-cell>
          <table:table-cell office:value-type="string" calcext:value-type="string">
            <text:p>|Développement local et régional|Économie sociale|Géographie humaine|Gouvernance|Innovations et transformations sociales|Sociologie|</text:p>
          </table:table-cell>
          <table:table-cell/>
          <table:table-cell office:value-type="string" calcext:value-type="string">
            <text:p>https://professeurs.uqam.ca/professeur/levesque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yriame Martineau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tineau.myriame@uqam.ca</text:p>
          </table:table-cell>
          <table:table-cell office:value-type="string" calcext:value-type="string">
            <text:p>(514) 987-3000 poste 3789</text:p>
          </table:table-cell>
          <table:table-cell office:value-type="string" calcext:value-type="string">
            <text:p>Analyse critique de discours|Création et pratiques artistiques|Culture|Oralité| imaginaire et conte|Politiques culturelles|Rapports sociaux de sexe|Rapports sociaux ethniques|Sociologie|Sociologie de l'art|Sociologie du cinéma</text:p>
          </table:table-cell>
          <table:table-cell/>
          <table:table-cell office:value-type="string" calcext:value-type="string">
            <text:p>https://professeurs.uqam.ca/professeur/martineau.myriam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ine Milot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ilot.micheline@uqam.ca</text:p>
          </table:table-cell>
          <table:table-cell office:value-type="string" calcext:value-type="string">
            <text:p>(514) 987-3000 poste 4541</text:p>
          </table:table-cell>
          <table:table-cell office:value-type="string" calcext:value-type="string">
            <text:p>|Inclusion sociale|Laïcité|Pluralisme religieux|Relations entre État et religions|Religion et éducation|</text:p>
          </table:table-cell>
          <table:table-cell/>
          <table:table-cell office:value-type="string" calcext:value-type="string">
            <text:p>https://professeurs.uqam.ca/professeur/milot.miche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elo Otero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tero.marcelo@uqam.ca</text:p>
          </table:table-cell>
          <table:table-cell office:value-type="string" calcext:value-type="string">
            <text:p>(514) 987-3000 poste 1752</text:p>
          </table:table-cell>
          <table:table-cell office:value-type="string" calcext:value-type="string">
            <text:p>|Analyse de pratiques psychiatriques|Analyse de pratiques psychologiques|Déviance|Marginalité|Normativité sociale|Problèmes sociaux|Régulation sociale|Sociologie|Sociologie de la santé mentale|Sociologie de l'individu|</text:p>
          </table:table-cell>
          <table:table-cell/>
          <table:table-cell office:value-type="string" calcext:value-type="string">
            <text:p>https://professeurs.uqam.ca/professeur/otero.marcel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illaume Ouellet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uellet.guillaume@uqam.ca</text:p>
          </table:table-cell>
          <table:table-cell office:value-type="string" calcext:value-type="string">
            <text:p>(514) 987-3000 poste 4143</text:p>
          </table:table-cell>
          <table:table-cell table:number-columns-repeated="2"/>
          <table:table-cell office:value-type="string" calcext:value-type="string">
            <text:p>https://professeurs.uqam.ca/professeur/ouellet.guillaum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Parent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rent.frederic@uqam.ca</text:p>
          </table:table-cell>
          <table:table-cell office:value-type="string" calcext:value-type="string">
            <text:p>(514) 987-3000 poste 0845</text:p>
          </table:table-cell>
          <table:table-cell table:number-columns-repeated="2"/>
          <table:table-cell office:value-type="string" calcext:value-type="string">
            <text:p>https://professeurs.uqam.ca/professeur/parent.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iara Piazzesi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iazzesi.chiara@uqam.ca</text:p>
          </table:table-cell>
          <table:table-cell office:value-type="string" calcext:value-type="string">
            <text:p>(514) 987-3000 poste 5825</text:p>
          </table:table-cell>
          <table:table-cell office:value-type="string" calcext:value-type="string">
            <text:p>|Histoire de la pensée sociale|Philosophie sociale|Sociologie|Sociologie de l'intimité amoureuse|Sociologie des émotions|Sociologie des réseaux sociaux|Sociologie du numérique|Théorie sociolog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iazzesi.chia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Pineault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neault.eric@uqam.ca</text:p>
          </table:table-cell>
          <table:table-cell office:value-type="string" calcext:value-type="string">
            <text:p>(514) 987-3000 poste 3433</text:p>
          </table:table-cell>
          <table:table-cell office:value-type="string" calcext:value-type="string">
            <text:p>|Classe sociale|Crise financière américaine|Finance mondiale|Partenariat public-privé|Science politique|Sociologie|</text:p>
          </table:table-cell>
          <table:table-cell/>
          <table:table-cell office:value-type="string" calcext:value-type="string">
            <text:p>https://professeurs.uqam.ca/professeur/pineault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Pizarro-Noël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zarro-noel.francois@uqam.ca</text:p>
          </table:table-cell>
          <table:table-cell office:value-type="string" calcext:value-type="string">
            <text:p>(514) 987-3000 poste 6902</text:p>
          </table:table-cell>
          <table:table-cell office:value-type="string" calcext:value-type="string">
            <text:p>|Études durkheimiennes|Pensée sociologique classique|Sociologie|Usages des théories sociologiques|</text:p>
          </table:table-cell>
          <table:table-cell/>
          <table:table-cell office:value-type="string" calcext:value-type="string">
            <text:p>https://professeurs.uqam.ca/professeur/pizarro-noel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Quéniart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queniart.anne@uqam.ca</text:p>
          </table:table-cell>
          <table:table-cell office:value-type="string" calcext:value-type="string">
            <text:p>(514) 987-3000 poste 4394</text:p>
          </table:table-cell>
          <table:table-cell office:value-type="string" calcext:value-type="string">
            <text:p>|Engagement social et politique|Études féministes|Genre et vieillissement|Gériatrie-gérontologie|Méthodologie qualitative|Sociologie|Transmission intergénérationnelle|</text:p>
          </table:table-cell>
          <table:table-cell/>
          <table:table-cell office:value-type="string" calcext:value-type="string">
            <text:p>https://professeurs.uqam.ca/professeur/queniart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lias Rizkallah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izkallah.elias@uqam.ca</text:p>
          </table:table-cell>
          <table:table-cell office:value-type="string" calcext:value-type="string">
            <text:p>(514) 987-3000 poste 5266</text:p>
          </table:table-cell>
          <table:table-cell office:value-type="string" calcext:value-type="string">
            <text:p>|Analyse de discours|Gouvernance des coopératives financières|Méthodes de recherche en sciences sociales|Représentations culturelles|Représentations sociales|</text:p>
          </table:table-cell>
          <table:table-cell/>
          <table:table-cell office:value-type="string" calcext:value-type="string">
            <text:p>https://professeurs.uqam.ca/professeur/rizkallah.eli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gine Robin Maire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bin-maire.regine@uqam.ca</text:p>
          </table:table-cell>
          <table:table-cell office:value-type="string" calcext:value-type="string">
            <text:p>(514) 987-4143</text:p>
          </table:table-cell>
          <table:table-cell table:number-columns-repeated="2"/>
          <table:table-cell office:value-type="string" calcext:value-type="string">
            <text:p>https://professeurs.uqam.ca/professeur/robin-maire.reg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hirley Roy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y.shirley@uqam.ca</text:p>
          </table:table-cell>
          <table:table-cell office:value-type="string" calcext:value-type="string">
            <text:p>(514) 987-3000 poste 3532</text:p>
          </table:table-cell>
          <table:table-cell office:value-type="string" calcext:value-type="string">
            <text:p>|Anthropologie|Dépendance au jeu|Exclusion sociale|Itinérance|Logement|Santé mentale|Sociologie|Toxicomanie|</text:p>
          </table:table-cell>
          <table:table-cell/>
          <table:table-cell office:value-type="string" calcext:value-type="string">
            <text:p>https://professeurs.uqam.ca/professeur/roy.shirle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d Ahmed Soussi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oussi.sid@uqam.ca</text:p>
          </table:table-cell>
          <table:table-cell office:value-type="string" calcext:value-type="string">
            <text:p>(514) 987-3000 poste 8419</text:p>
          </table:table-cell>
          <table:table-cell office:value-type="string" calcext:value-type="string">
            <text:p>|Discrimination au travail|Diversité culturelle|Dynamique local/global|Identités au travail|Internationalisme syndical|Mondialisation|Mutations du travail|Sociologie|Syndicalisme|</text:p>
          </table:table-cell>
          <table:table-cell/>
          <table:table-cell office:value-type="string" calcext:value-type="string">
            <text:p>https://professeurs.uqam.ca/professeur/soussi.s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éline St-Pierre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-pierre.celine@uqam.ca</text:p>
          </table:table-cell>
          <table:table-cell office:value-type="string" calcext:value-type="string">
            <text:p>(514) 987-3000 poste 4143</text:p>
          </table:table-cell>
          <table:table-cell table:number-columns-repeated="2"/>
          <table:table-cell office:value-type="string" calcext:value-type="string">
            <text:p>https://professeurs.uqam.ca/professeur/st-pierre.ce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eph Yvon Thériault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heriault.joseph_yvon@uqam.ca</text:p>
          </table:table-cell>
          <table:table-cell office:value-type="string" calcext:value-type="string">
            <text:p>(514) 987-3000 poste 3917</text:p>
          </table:table-cell>
          <table:table-cell office:value-type="string" calcext:value-type="string">
            <text:p>|Acadie|Citoyenneté|Démocratie|Mondialisation|Québec|Science politique|Sociologie|</text:p>
          </table:table-cell>
          <table:table-cell/>
          <table:table-cell office:value-type="string" calcext:value-type="string">
            <text:p>https://professeurs.uqam.ca/professeur/theriault.joseph_yv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gali Uhl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uhl.magali@uqam.ca</text:p>
          </table:table-cell>
          <table:table-cell office:value-type="string" calcext:value-type="string">
            <text:p>(514) 987-3000 poste 1601</text:p>
          </table:table-cell>
          <table:table-cell office:value-type="string" calcext:value-type="string">
            <text:p>|Corps et subjectivité|Études animales|Études visuelles|Expériences de l'urbain|Mort et rites aujourd'hui|Phénomènes culturels émergents|Sociologie des oeuvres d'art|</text:p>
          </table:table-cell>
          <table:table-cell/>
          <table:table-cell office:value-type="string" calcext:value-type="string">
            <text:p>https://professeurs.uqam.ca/professeur/uhl.magal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Vandelac</text:p>
          </table:table-cell>
          <table:table-cell office:value-type="string" calcext:value-type="string">
            <text:p>Département de sociologi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andelac.louise@uqam.ca</text:p>
          </table:table-cell>
          <table:table-cell office:value-type="string" calcext:value-type="string">
            <text:p>(514) 987-3000 poste 4307</text:p>
          </table:table-cell>
          <table:table-cell office:value-type="string" calcext:value-type="string">
            <text:p>|Approche écosanté|Eau et environnement|Eau et santé|Écologie politique|Environnement|Évaluation scientifique et sociale|Glyphosate|Nanotechnologies|NBIC|Pesticides|Politique agroalimentaire|Politiques publiques|Santé environnementale|Sociolog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vandelac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Archambault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rchambault.denis@uqam.ca</text:p>
          </table:table-cell>
          <table:table-cell office:value-type="string" calcext:value-type="string">
            <text:p>(514) 987-3000 poste 4622</text:p>
          </table:table-cell>
          <table:table-cell office:value-type="string" calcext:value-type="string">
            <text:p>|Biologie cellulaire|Biologie moléculaire|Cancer|Immunologie|Infections aiguës et persistantes|Nutraceutique|Oncologie|Pharmacologie|Santé|Sciences biologiques|Vaccins anti-infectieux|Virologie|Virus animaux transmissibles aux humains|Zoonoses|</text:p>
          </table:table-cell>
          <table:table-cell/>
          <table:table-cell office:value-type="string" calcext:value-type="string">
            <text:p>https://professeurs.uqam.ca/professeur/archambault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ana Alison Averill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verill.diana_alison@uqam.ca</text:p>
          </table:table-cell>
          <table:table-cell office:value-type="string" calcext:value-type="string">
            <text:p>(514) 987-3000 poste 4811</text:p>
          </table:table-cell>
          <table:table-cell office:value-type="string" calcext:value-type="string">
            <text:p>|Antioxydants|Apoptose|Autophagie|Biochimie|Biologie cellulaire|Cancer|Cryopréservation|Hyperthermie|Protéines|Protéines antigel|Santé|Sciences biologiques|Signalisation cellulaire|Stress oxydatif|Toxicologie|Toxicologie cellulaire|</text:p>
          </table:table-cell>
          <table:table-cell/>
          <table:table-cell office:value-type="string" calcext:value-type="string">
            <text:p>https://professeurs.uqam.ca/professeur/averill.diana_alis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it Barbeau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beau.benoit@uqam.ca</text:p>
          </table:table-cell>
          <table:table-cell office:value-type="string" calcext:value-type="string">
            <text:p>(514) 987-3000 poste 4576</text:p>
          </table:table-cell>
          <table:table-cell office:value-type="string" calcext:value-type="string">
            <text:p>|Biologie cellulaire|Biologie moléculaire|Oncologie|Placenta|Rétrovirus|Rétrovirus endogènes humains|Santé|Sciences biologiques|VIH|Virologie|</text:p>
          </table:table-cell>
          <table:table-cell/>
          <table:table-cell office:value-type="string" calcext:value-type="string">
            <text:p>https://professeurs.uqam.ca/professeur/barbeau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éatrix Beisner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isner.beatrix@uqam.ca</text:p>
          </table:table-cell>
          <table:table-cell office:value-type="string" calcext:value-type="string">
            <text:p>(514) 987-3000 poste 8400</text:p>
          </table:table-cell>
          <table:table-cell office:value-type="string" calcext:value-type="string">
            <text:p>|Biodiversité|Eau et environnement|Écologie|Écologie aquatique|Écologie des communautés|Écologie des populations|Limnologie|Océanographie|Sciences biologiques|</text:p>
          </table:table-cell>
          <table:table-cell/>
          <table:table-cell office:value-type="string" calcext:value-type="string">
            <text:p>https://professeurs.uqam.ca/professeur/beisner.beatrix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as Bélanger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5DewTPPsBdk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ire Bénard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nard.claire@uqam.ca</text:p>
          </table:table-cell>
          <table:table-cell office:value-type="string" calcext:value-type="string">
            <text:p>(514) 987-3000 poste 6192</text:p>
          </table:table-cell>
          <table:table-cell table:number-columns-repeated="2"/>
          <table:table-cell office:value-type="string" calcext:value-type="string">
            <text:p>https://professeurs.uqam.ca/professeur/benard.clai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Bergeron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geron.yves@uqam.ca</text:p>
          </table:table-cell>
          <table:table-cell office:value-type="string" calcext:value-type="string">
            <text:p>(514) 987-3000 poste 4872</text:p>
          </table:table-cell>
          <table:table-cell office:value-type="string" calcext:value-type="string">
            <text:p>|Aménagement forestier|Biologie|Dendrochronologie|Dynamique forestière|Écologie|Écologie des feux|Écologie forestière|Foresterie|Foresterie durable|Forêt boréale|Forêt mixte|Forêt résineuse|Paléoécologie|Sciences biologiques|Sciences de la terre|</text:p>
          </table:table-cell>
          <table:table-cell/>
          <table:table-cell office:value-type="string" calcext:value-type="string">
            <text:p>https://professeurs.uqam.ca/professeur/bergeron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id Bird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ird.david@uqam.ca</text:p>
          </table:table-cell>
          <table:table-cell office:value-type="string" calcext:value-type="string">
            <text:p>(514) 987-3000 poste 7859</text:p>
          </table:table-cell>
          <table:table-cell office:value-type="string" calcext:value-type="string">
            <text:p>|Antarctique|Arctique|Biologie|Cyanobactéries|Eau et environnement|Écologie|Écologie des eaux|Effet de serre|Environnement|Gaz à effet de serre|Sciences biologiques|</text:p>
          </table:table-cell>
          <table:table-cell/>
          <table:table-cell office:value-type="string" calcext:value-type="string">
            <text:p>https://professeurs.uqam.ca/professeur/bird.dav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que Boily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ily.monique@uqam.ca</text:p>
          </table:table-cell>
          <table:table-cell office:value-type="string" calcext:value-type="string">
            <text:p>(514) 987-3000 poste 5605</text:p>
          </table:table-cell>
          <table:table-cell office:value-type="string" calcext:value-type="string">
            <text:p>|Abeilles|Amphibiens|Biologie cellulaire|Biomarqueurs de pesticides|Insectes|Oiseaux|Pesticides|Sciences biologiques|Toxicologie|Toxicologie de l'environnement|</text:p>
          </table:table-cell>
          <table:table-cell/>
          <table:table-cell office:value-type="string" calcext:value-type="string">
            <text:p>https://professeurs.uqam.ca/professeur/boily.m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an Boucher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cher.yan@uqam.ca</text:p>
          </table:table-cell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boucher.y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Brissett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issette.louise@uqam.ca</text:p>
          </table:table-cell>
          <table:table-cell office:value-type="string" calcext:value-type="string">
            <text:p>(514) 987-3000 poste 6592</text:p>
          </table:table-cell>
          <table:table-cell office:value-type="string" calcext:value-type="string">
            <text:p>|Biochimie|Biologie cellulaire|Biologie moléculaire|Cholestérol sanguin|Lipoprotéines|Maladies cardiovasculaires|Métabolisme des lipoprotéines|Protéines|Sciences biologiques|</text:p>
          </table:table-cell>
          <table:table-cell/>
          <table:table-cell office:value-type="string" calcext:value-type="string">
            <text:p>https://professeurs.uqam.ca/professeur/brissette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deleine Chagnon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gnon.madeleine@uqam.ca</text:p>
          </table:table-cell>
          <table:table-cell office:value-type="string" calcext:value-type="string">
            <text:p>(514) 987-4118</text:p>
          </table:table-cell>
          <table:table-cell table:number-columns-repeated="2"/>
          <table:table-cell office:value-type="string" calcext:value-type="string">
            <text:p>https://professeurs.uqam.ca/professeur/chagnon.madele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érald Chouinard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18</text:p>
          </table:table-cell>
          <table:table-cell table:number-columns-repeated="2"/>
          <table:table-cell office:value-type="string" calcext:value-type="string">
            <text:p>https://professeurs.uqam.ca/professeur/ioAUAgHPin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Danyluk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yluk.jean@uqam.ca</text:p>
          </table:table-cell>
          <table:table-cell office:value-type="string" calcext:value-type="string">
            <text:p>(514) 987-3000 poste 2450</text:p>
          </table:table-cell>
          <table:table-cell office:value-type="string" calcext:value-type="string">
            <text:p>|Céréales|Facteurs de transcription|Génétique|Génétique moléculaire|Stress abiotiques|</text:p>
          </table:table-cell>
          <table:table-cell/>
          <table:table-cell office:value-type="string" calcext:value-type="string">
            <text:p>https://professeurs.uqam.ca/professeur/danyluk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De Grandpré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oGfa1q4HvL0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 Del Giorgio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l_giorgio.paul@uqam.ca</text:p>
          </table:table-cell>
          <table:table-cell office:value-type="string" calcext:value-type="string">
            <text:p>(514) 987-3000 poste 2072</text:p>
          </table:table-cell>
          <table:table-cell office:value-type="string" calcext:value-type="string">
            <text:p>|Biochimie|Cycle du carbone|Eau et environnement|Écologie aquatique|Écologie moléculaire aquatique|Limnologie|Métabolisme planctonique|Plancton|Sciences biologiques|</text:p>
          </table:table-cell>
          <table:table-cell/>
          <table:table-cell office:value-type="string" calcext:value-type="string">
            <text:p>https://professeurs.uqam.ca/professeur/del_giorgio.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ison Derry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rry.alison@uqam.ca</text:p>
          </table:table-cell>
          <table:table-cell office:value-type="string" calcext:value-type="string">
            <text:p>(514) 987-3000 poste 3496</text:p>
          </table:table-cell>
          <table:table-cell office:value-type="string" calcext:value-type="string">
            <text:p>|Biologie|Eau et environnement|Écologie|Écologie aquatique|Écologie des communautés|Écologie des populations|Écosystèmes|Évolution écologique|Interactions écologiques|Métacommunautés|Sciences biologiques|</text:p>
          </table:table-cell>
          <table:table-cell/>
          <table:table-cell office:value-type="string" calcext:value-type="string">
            <text:p>https://professeurs.uqam.ca/professeur/derry.alis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Desrochers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rochers.annie@uqam.ca</text:p>
          </table:table-cell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desrochers.a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Dragon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ragon.francois@uqam.ca</text:p>
          </table:table-cell>
          <table:table-cell office:value-type="string" calcext:value-type="string">
            <text:p>(514) 987-3000 poste 2063</text:p>
          </table:table-cell>
          <table:table-cell office:value-type="string" calcext:value-type="string">
            <text:p>|Biologie|Biologie cellulaire|Biologie moléculaire|Génétique moléculaire|Nucléole|Ribonucléoprotéines|Ribosome|Sciences biologiques|</text:p>
          </table:table-cell>
          <table:table-cell/>
          <table:table-cell office:value-type="string" calcext:value-type="string">
            <text:p>https://professeurs.uqam.ca/professeur/dragon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Drapeau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rapeau.pierre@uqam.ca</text:p>
          </table:table-cell>
          <table:table-cell office:value-type="string" calcext:value-type="string">
            <text:p>(514) 987-3000 poste 1950</text:p>
          </table:table-cell>
          <table:table-cell office:value-type="string" calcext:value-type="string">
            <text:p>|Écosystèmes forestiers|Faune|Foresterie|Sciences biologiques|</text:p>
          </table:table-cell>
          <table:table-cell/>
          <table:table-cell office:value-type="string" calcext:value-type="string">
            <text:p>https://professeurs.uqam.ca/professeur/drapeau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lise Filotas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2q5czWmc%252fOo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Gauthier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a0siepfgnPA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Girardin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wxpnfLFpkx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Giroux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iroux.jean-francois@uqam.ca</text:p>
          </table:table-cell>
          <table:table-cell office:value-type="string" calcext:value-type="string">
            <text:p>(514) 987-3000 poste 3353</text:p>
          </table:table-cell>
          <table:table-cell office:value-type="string" calcext:value-type="string">
            <text:p>|Aménagement de la faune|Bernaches du Canada|Écologie|Eiders à duvet|Faune|Gestion Intégrée|Goéland à bec cerclé|Marais|Migration|Oies des neiges|Population d'oiseaux|Sciences biologiques|</text:p>
          </table:table-cell>
          <table:table-cell/>
          <table:table-cell office:value-type="string" calcext:value-type="string">
            <text:p>https://professeurs.uqam.ca/professeur/giroux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ra Tanya Handa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nda.ira_tanya@uqam.ca</text:p>
          </table:table-cell>
          <table:table-cell office:value-type="string" calcext:value-type="string">
            <text:p>(514) 987-3000 poste 1644</text:p>
          </table:table-cell>
          <table:table-cell table:number-columns-repeated="2"/>
          <table:table-cell office:value-type="string" calcext:value-type="string">
            <text:p>https://professeurs.uqam.ca/professeur/handa.ira_tany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o Houd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ude.mario@uqam.ca</text:p>
          </table:table-cell>
          <table:table-cell office:value-type="string" calcext:value-type="string">
            <text:p>(514) 987-3000 poste 3964</text:p>
          </table:table-cell>
          <table:table-cell office:value-type="string" calcext:value-type="string">
            <text:p>|Biochimie|Biologie|Biologie moléculaire|Génomique|Sciences biologiques|Vie artificielle|</text:p>
          </table:table-cell>
          <table:table-cell/>
          <table:table-cell office:value-type="string" calcext:value-type="string">
            <text:p>https://professeurs.uqam.ca/professeur/houde.mari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Houl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FvJtRGTLaZo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hammad-Ali Jenabian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nabian.mohammad-ali@uqam.ca</text:p>
          </table:table-cell>
          <table:table-cell office:value-type="string" calcext:value-type="string">
            <text:p>(514) 987-3000 poste 6794</text:p>
          </table:table-cell>
          <table:table-cell office:value-type="string" calcext:value-type="string">
            <text:p>|Biologie cellulaire|Immunologie|Immunoregulation|Inflammation|Santé|Sciences biologiques|Sida|VIH|Virologie|</text:p>
          </table:table-cell>
          <table:table-cell/>
          <table:table-cell office:value-type="string" calcext:value-type="string">
            <text:p>https://professeurs.uqam.ca/professeur/jenabian.mohammad-al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Jumari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marie.catherine@uqam.ca</text:p>
          </table:table-cell>
          <table:table-cell office:value-type="string" calcext:value-type="string">
            <text:p>(514) 987-3000 poste 7680</text:p>
          </table:table-cell>
          <table:table-cell office:value-type="string" calcext:value-type="string">
            <text:p>|Biologie cellulaire|Cytotoxicité des métaux|Santé environnementale|Sciences biologiques|Signalisation cellulaire|Stress oxydatif|Transport membranaire|</text:p>
          </table:table-cell>
          <table:table-cell/>
          <table:table-cell office:value-type="string" calcext:value-type="string">
            <text:p>https://professeurs.uqam.ca/professeur/jumarie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Juneau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uneau.philippe@uqam.ca</text:p>
          </table:table-cell>
          <table:table-cell office:value-type="string" calcext:value-type="string">
            <text:p>(514) 987-3000 poste 3988</text:p>
          </table:table-cell>
          <table:table-cell office:value-type="string" calcext:value-type="string">
            <text:p>|Algues|Biologie|Cyanobactéries|Eau et environnement|Environnement|Photosynthèse|Physiologie végétales|Pollution aquatique|Sciences biologiques|</text:p>
          </table:table-cell>
          <table:table-cell/>
          <table:table-cell office:value-type="string" calcext:value-type="string">
            <text:p>https://professeurs.uqam.ca/professeur/juneau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int Kelly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elly.clint@uqam.ca</text:p>
          </table:table-cell>
          <table:table-cell office:value-type="string" calcext:value-type="string">
            <text:p>(514) 987-3000 poste 0374</text:p>
          </table:table-cell>
          <table:table-cell office:value-type="string" calcext:value-type="string">
            <text:p>|Compétition spermatique|Évolution du système d'accouplement|Immunologie|Sciences biologiques|Sélection sexuelle|Stratégies de reproduction|</text:p>
          </table:table-cell>
          <table:table-cell/>
          <table:table-cell office:value-type="string" calcext:value-type="string">
            <text:p>https://professeurs.uqam.ca/professeur/kelly.cli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n Kembel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embel.steven_w@uqam.ca</text:p>
          </table:table-cell>
          <table:table-cell office:value-type="string" calcext:value-type="string">
            <text:p>(514) 987-3000 poste 5855</text:p>
          </table:table-cell>
          <table:table-cell office:value-type="string" calcext:value-type="string">
            <text:p>|Biologie|Biologie moléculaire|Foresterie|Microbiologie|Sciences biologiques|</text:p>
          </table:table-cell>
          <table:table-cell/>
          <table:table-cell office:value-type="string" calcext:value-type="string">
            <text:p>https://professeurs.uqam.ca/professeur/kembel.steven_w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Kneeshaw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neeshaw.daniel@uqam.ca</text:p>
          </table:table-cell>
          <table:table-cell office:value-type="string" calcext:value-type="string">
            <text:p>(514) 987-3000 poste 4480</text:p>
          </table:table-cell>
          <table:table-cell office:value-type="string" calcext:value-type="string">
            <text:p>|Aménagement forestier|Biologie|Changements climatiques et forêt|Dynamique des forêts|Écosystèmes|Effets des changements climatiques|Épidémies d'insectes|Foresterie|Foresterie durable|Génie forestier|Mortalité des arbres|Sciences biologiques|Sciences de la terre|</text:p>
          </table:table-cell>
          <table:table-cell/>
          <table:table-cell office:value-type="string" calcext:value-type="string">
            <text:p>https://professeurs.uqam.ca/professeur/kneeshaw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ïd Kourrich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ourrich.said@uqam.ca</text:p>
          </table:table-cell>
          <table:table-cell office:value-type="string" calcext:value-type="string">
            <text:p>(514) 987-3000 poste 6402</text:p>
          </table:table-cell>
          <table:table-cell table:number-columns-repeated="2"/>
          <table:table-cell office:value-type="string" calcext:value-type="string">
            <text:p>https://professeurs.uqam.ca/professeur/kourrich.sa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Lafond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fond.julie@uqam.ca</text:p>
          </table:table-cell>
          <table:table-cell office:value-type="string" calcext:value-type="string">
            <text:p>(514) 987-3000 poste 7857</text:p>
          </table:table-cell>
          <table:table-cell office:value-type="string" calcext:value-type="string">
            <text:p>|Biologie moléculaire|Diabète|Métabolisme lipidique|Obésité|Placenta|Prééclampsie|Relation mère-ftus|Santé|Sciences biologiques|</text:p>
          </table:table-cell>
          <table:table-cell/>
          <table:table-cell office:value-type="string" calcext:value-type="string">
            <text:p>https://professeurs.uqam.ca/professeur/lafond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M.T. Lamontagn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montagne.lucie@uqam.ca</text:p>
          </table:table-cell>
          <table:table-cell office:value-type="string" calcext:value-type="string">
            <text:p>(514) 987-3000 poste 3184</text:p>
          </table:table-cell>
          <table:table-cell office:value-type="string" calcext:value-type="string">
            <text:p>|Autoimmunité|Circovirus|Coronavirus|Cytokines|Immunodéficience|Immunologie|Immunostimulation|Lactobacilles|Lymphocythes|Macrophages|Mercure|Probiotique|Sciences biologiques|Virologie|</text:p>
          </table:table-cell>
          <table:table-cell/>
          <table:table-cell office:value-type="string" calcext:value-type="string">
            <text:p>https://professeurs.uqam.ca/professeur/lamontagne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uno Larrivé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18</text:p>
          </table:table-cell>
          <table:table-cell table:number-columns-repeated="2"/>
          <table:table-cell office:value-type="string" calcext:value-type="string">
            <text:p>https://professeurs.uqam.ca/professeur/0oqSaDPcqNs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ssandre Lazar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zar.cassandre@uqam.ca</text:p>
          </table:table-cell>
          <table:table-cell office:value-type="string" calcext:value-type="string">
            <text:p>(514) 987-3000 poste 3963</text:p>
          </table:table-cell>
          <table:table-cell office:value-type="string" calcext:value-type="string">
            <text:p>|Écologie microbienne|Interactions microbiome/habitat|Subsurface aquifère|Subsurface terrestre|Systèmes aquat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zar.cass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Lucas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cas.eric@uqam.ca</text:p>
          </table:table-cell>
          <table:table-cell office:value-type="string" calcext:value-type="string">
            <text:p>(514) 987-3000 poste 3367</text:p>
          </table:table-cell>
          <table:table-cell office:value-type="string" calcext:value-type="string">
            <text:p>|Coccinelle|Comportement animal|Écologie|Entomologie|Environnement|Insectes|Interaction|Lutte biologique|Phytoprotection|Prédation|Sciences biologiques|</text:p>
          </table:table-cell>
          <table:table-cell/>
          <table:table-cell office:value-type="string" calcext:value-type="string">
            <text:p>https://professeurs.uqam.ca/professeur/lucas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Mauffett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uffette.yves@uqam.ca</text:p>
          </table:table-cell>
          <table:table-cell office:value-type="string" calcext:value-type="string">
            <text:p>(514) 987-3000 poste 7615</text:p>
          </table:table-cell>
          <table:table-cell office:value-type="string" calcext:value-type="string">
            <text:p>|Apprentissage par problèmes|Faune|Flore|Insectes|Interactions plantes-insectes|Pédagogie en milieu universitaire|</text:p>
          </table:table-cell>
          <table:table-cell/>
          <table:table-cell office:value-type="string" calcext:value-type="string">
            <text:p>https://professeurs.uqam.ca/professeur/mauffette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nna Mergler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rgler.donna@uqam.ca</text:p>
          </table:table-cell>
          <table:table-cell office:value-type="string" calcext:value-type="string">
            <text:p>(514) 987-3000 poste 3355</text:p>
          </table:table-cell>
          <table:table-cell office:value-type="string" calcext:value-type="string">
            <text:p>|Approche écosystémique de la santé|Femmes et environnement|Manganèse|Mercure|Neurotoxicologie|Neurotoxicologie humaine|Pesticides|Santé|Sciences biologiques|</text:p>
          </table:table-cell>
          <table:table-cell/>
          <table:table-cell office:value-type="string" calcext:value-type="string">
            <text:p>https://professeurs.uqam.ca/professeur/mergler.don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Messier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ssier.christian@uqam.ca</text:p>
          </table:table-cell>
          <table:table-cell office:value-type="string" calcext:value-type="string">
            <text:p>(514) 987-3000 poste 4009</text:p>
          </table:table-cell>
          <table:table-cell office:value-type="string" calcext:value-type="string">
            <text:p>|Agronomie|Biologie|Dynamique forestière|Foresterie|Foresterie durable|Foresterie et sciences du bois|Ligniculture|Marketing|Modèles de simulation|Sciences biologiques|Sciences de la terre|</text:p>
          </table:table-cell>
          <table:table-cell/>
          <table:table-cell office:value-type="string" calcext:value-type="string">
            <text:p>https://professeurs.uqam.ca/professeur/messier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ren Messing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ssing.karen@uqam.ca</text:p>
          </table:table-cell>
          <table:table-cell office:value-type="string" calcext:value-type="string">
            <text:p>(514) 987-3000 poste 3334</text:p>
          </table:table-cell>
          <table:table-cell office:value-type="string" calcext:value-type="string">
            <text:p>|Ergonomie|Santé au travail|Travail des femmes|</text:p>
          </table:table-cell>
          <table:table-cell/>
          <table:table-cell office:value-type="string" calcext:value-type="string">
            <text:p>https://professeurs.uqam.ca/professeur/messing.kar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-Olivier Montiglio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ntiglio.pierre-olivier@uqam.ca</text:p>
          </table:table-cell>
          <table:table-cell office:value-type="string" calcext:value-type="string">
            <text:p>(514) 987-3000 poste 1667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ontiglio.pierre-oli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Mounier</text:p>
          </table:table-cell>
          <table:table-cell office:value-type="string" calcext:value-type="string">
            <text:p>Bureau de la vice-rectrice à la Recherche et à la création</text:p>
          </table:table-cell>
          <table:table-cell office:value-type="string" calcext:value-type="string">
            <text:p>Vice-rectrice à la recherche création et diffusion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unier.catherine@uqam.ca</text:p>
          </table:table-cell>
          <table:table-cell office:value-type="string" calcext:value-type="string">
            <text:p>(514) 987-3092</text:p>
          </table:table-cell>
          <table:table-cell office:value-type="string" calcext:value-type="string">
            <text:p>|Biologie moléculaire|Diabète|Lipogenèse|Métabolisme des lipides|Métabolisme des lipoprotéines|Obésité|Santé métabolique|</text:p>
          </table:table-cell>
          <table:table-cell/>
          <table:table-cell office:value-type="string" calcext:value-type="string">
            <text:p>https://professeurs.uqam.ca/professeur/mounier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Ouellet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uellet.francois@uqam.ca</text:p>
          </table:table-cell>
          <table:table-cell office:value-type="string" calcext:value-type="string">
            <text:p>(514) 987-3000 poste 8402</text:p>
          </table:table-cell>
          <table:table-cell office:value-type="string" calcext:value-type="string">
            <text:p>|Biologie végétale|Cryopréservation|Expression génique|Régulation hormonale|Stress environnementaux|</text:p>
          </table:table-cell>
          <table:table-cell/>
          <table:table-cell office:value-type="string" calcext:value-type="string">
            <text:p>https://professeurs.uqam.ca/professeur/ouellet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Paquett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quette.alain@uqam.ca</text:p>
          </table:table-cell>
          <table:table-cell office:value-type="string" calcext:value-type="string">
            <text:p>(514) 987-3000 poste 1277</text:p>
          </table:table-cell>
          <table:table-cell office:value-type="string" calcext:value-type="string">
            <text:p>|Biodiversité|Biologie|Écologie|Écologie forestière|Écologie urbaine|Écosystèmes|Foresterie|Sciences biologiques|</text:p>
          </table:table-cell>
          <table:table-cell/>
          <table:table-cell office:value-type="string" calcext:value-type="string">
            <text:p>https://professeurs.uqam.ca/professeur/paquette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ghui Peng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eng.changhui@uqam.ca</text:p>
          </table:table-cell>
          <table:table-cell office:value-type="string" calcext:value-type="string">
            <text:p>(514) 987-3000 poste 1056</text:p>
          </table:table-cell>
          <table:table-cell table:number-columns-repeated="2"/>
          <table:table-cell office:value-type="string" calcext:value-type="string">
            <text:p>https://professeurs.uqam.ca/professeur/peng.changhu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as Pilon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lon.nicolas@uqam.ca</text:p>
          </table:table-cell>
          <table:table-cell office:value-type="string" calcext:value-type="string">
            <text:p>(514) 987-3000 poste 3342</text:p>
          </table:table-cell>
          <table:table-cell office:value-type="string" calcext:value-type="string">
            <text:p>|Développement de l'enfant|Génétique|Génétique moléculaire|Maladies génétiques|Maladies génétiques rares|Malformations congénitales|Neurobiologie|Neurobiologie développementale|Santé|Santé des enfants|Sciences biologiques|</text:p>
          </table:table-cell>
          <table:table-cell/>
          <table:table-cell office:value-type="string" calcext:value-type="string">
            <text:p>https://professeurs.uqam.ca/professeur/pilon.nicol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lores Planas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lanas.dolores@uqam.ca</text:p>
          </table:table-cell>
          <table:table-cell office:value-type="string" calcext:value-type="string">
            <text:p>(514) 987-3000 poste 6187</text:p>
          </table:table-cell>
          <table:table-cell office:value-type="string" calcext:value-type="string">
            <text:p>|Algues|Cyanobactéries|Écologie|Écologie aquatique|Eutrophisation|Production des lacs|Sciences biologiques|</text:p>
          </table:table-cell>
          <table:table-cell/>
          <table:table-cell office:value-type="string" calcext:value-type="string">
            <text:p>https://professeurs.uqam.ca/professeur/planas.dolor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Prairi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rairie.yves@uqam.ca</text:p>
          </table:table-cell>
          <table:table-cell office:value-type="string" calcext:value-type="string">
            <text:p>(514) 987-3000 poste 4870</text:p>
          </table:table-cell>
          <table:table-cell office:value-type="string" calcext:value-type="string">
            <text:p>|Biogéochimie du carbone|Biologie|Cycle du carbone|Eau et environnement|Eaux stagnantes|Écologie|Écologie aquatique|Effet de serre|Eutrophisation|Gaz à effet de serre|Limnologie|Sciences biologiques|</text:p>
          </table:table-cell>
          <table:table-cell/>
          <table:table-cell office:value-type="string" calcext:value-type="string">
            <text:p>https://professeurs.uqam.ca/professeur/prairie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Rassart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ssart.eric@uqam.ca</text:p>
          </table:table-cell>
          <table:table-cell office:value-type="string" calcext:value-type="string">
            <text:p>(514) 987-3000 poste 3953</text:p>
          </table:table-cell>
          <table:table-cell office:value-type="string" calcext:value-type="string">
            <text:p>|Apolipoprotéine|Cancer|Génétique|Génétique moléculaire|Leucémie|Maladies neurodégénératives|Oncogène|Oncologie|Rétrovirus|Santé|Sciences médicales|Virologie|</text:p>
          </table:table-cell>
          <table:table-cell/>
          <table:table-cell office:value-type="string" calcext:value-type="string">
            <text:p>https://professeurs.uqam.ca/professeur/rassart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Réale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ale.denis@uqam.ca</text:p>
          </table:table-cell>
          <table:table-cell office:value-type="string" calcext:value-type="string">
            <text:p>(514) 987-3000 poste 2265</text:p>
          </table:table-cell>
          <table:table-cell office:value-type="string" calcext:value-type="string">
            <text:p>|Comportement|Évolution contemporaine|Génétique|Génétique écologique|Héritabilité|Personnalité|</text:p>
          </table:table-cell>
          <table:table-cell/>
          <table:table-cell office:value-type="string" calcext:value-type="string">
            <text:p>https://professeurs.uqam.ca/professeur/reale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ikel Rosabal Rodriguez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sabal.maikel@uqam.ca</text:p>
          </table:table-cell>
          <table:table-cell office:value-type="string" calcext:value-type="string">
            <text:p>(514) 987-3000 poste 3924</text:p>
          </table:table-cell>
          <table:table-cell office:value-type="string" calcext:value-type="string">
            <text:p>|Biomarqueurs de toxicité|Biomarqueurs d'expositions|Écotoxicologie|Interactions protéines-métaux|Mécanismes d'action des éléments traces|Métallomique environnementale|Sciences biologiques|Toxicolog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osabal.maik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athey Sarhan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rhan.fathey@uqam.ca</text:p>
          </table:table-cell>
          <table:table-cell office:value-type="string" calcext:value-type="string">
            <text:p>(514) 987-3000 poste 3363</text:p>
          </table:table-cell>
          <table:table-cell office:value-type="string" calcext:value-type="string">
            <text:p>|Biochimie|Biologie moléculaire|Biologie végétale|Floraison|Génétique|Génétique moléculaire|Sciences biologiques|Stress abiotiques|Tolérance au gel|</text:p>
          </table:table-cell>
          <table:table-cell/>
          <table:table-cell office:value-type="string" calcext:value-type="string">
            <text:p>https://professeurs.uqam.ca/professeur/sarhan.fathe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land Savard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vard.roland@uqam.ca</text:p>
          </table:table-cell>
          <table:table-cell office:value-type="string" calcext:value-type="string">
            <text:p>(514) 987-3000 poste 7996</text:p>
          </table:table-cell>
          <table:table-cell office:value-type="string" calcext:value-type="string">
            <text:p>|Cancer|Exercice et cancer|Lipides|Maternité|Nutrition|Nutrition et cancer|Santé|Sciences biologiques|Tissu adipeux|</text:p>
          </table:table-cell>
          <table:table-cell/>
          <table:table-cell office:value-type="string" calcext:value-type="string">
            <text:p>https://professeurs.uqam.ca/professeur/savard.rolan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atiana Scorza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corza.tatiana@uqam.ca</text:p>
          </table:table-cell>
          <table:table-cell office:value-type="string" calcext:value-type="string">
            <text:p>(514) 987-3000 poste 1918</text:p>
          </table:table-cell>
          <table:table-cell office:value-type="string" calcext:value-type="string">
            <text:p>|Anémie|Biologie cellulaire|Hématologie|Immunologie|Parasitologie|Santé|Sciences biologiques|Sciences médicales|Virologie|</text:p>
          </table:table-cell>
          <table:table-cell/>
          <table:table-cell office:value-type="string" calcext:value-type="string">
            <text:p>https://professeurs.uqam.ca/professeur/scorza.tatia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Wanda Smoragiewicz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moragiewicz.wanda@uqam.ca</text:p>
          </table:table-cell>
          <table:table-cell office:value-type="string" calcext:value-type="string">
            <text:p>(514) 987-3000 poste 3922</text:p>
          </table:table-cell>
          <table:table-cell office:value-type="string" calcext:value-type="string">
            <text:p>|Biomasse|Biotechnologie|Dépollution|Environnement agroalimentaire|Qualité de l'air intérieur|Sciences biologiques|</text:p>
          </table:table-cell>
          <table:table-cell/>
          <table:table-cell office:value-type="string" calcext:value-type="string">
            <text:p>https://professeurs.uqam.ca/professeur/smoragiewicz.wan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sa Venier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4321</text:p>
          </table:table-cell>
          <table:table-cell table:number-columns-repeated="2"/>
          <table:table-cell office:value-type="string" calcext:value-type="string">
            <text:p>https://professeurs.uqam.ca/professeur/otpaSQINMz8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nathan Verreault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erreault.jonathan@uqam.ca</text:p>
          </table:table-cell>
          <table:table-cell office:value-type="string" calcext:value-type="string">
            <text:p>(514) 987-3000 poste 1070</text:p>
          </table:table-cell>
          <table:table-cell office:value-type="string" calcext:value-type="string">
            <text:p>|Arctique|Biologie|Biologie moléculaire|Eau et environnement|Écotoxicologie|Faune|Mammifères marins|Oiseaux|Poissons|Polluants|Polluants organiques|Sciences biologiques|</text:p>
          </table:table-cell>
          <table:table-cell/>
          <table:table-cell office:value-type="string" calcext:value-type="string">
            <text:p>https://professeurs.uqam.ca/professeur/verreault.jonath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William Vickery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ckery.william@uqam.ca</text:p>
          </table:table-cell>
          <table:table-cell office:value-type="string" calcext:value-type="string">
            <text:p>(514) 987-3000 poste 4462</text:p>
          </table:table-cell>
          <table:table-cell office:value-type="string" calcext:value-type="string">
            <text:p>|Comportement animal|Développement de tests statistiques|Écologie|Écologie des communautés de mammifères|Environnement|Évolution du cannibalisme|Faune|Mammifères|Modélisation écologique|Modélisation évolutive|Sciences biologiques|</text:p>
          </table:table-cell>
          <table:table-cell/>
          <table:table-cell office:value-type="string" calcext:value-type="string">
            <text:p>https://professeurs.uqam.ca/professeur/vickery.willia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imothy Work</text:p>
          </table:table-cell>
          <table:table-cell office:value-type="string" calcext:value-type="string">
            <text:p>Département des sciences biolog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ork.timothy@uqam.ca</text:p>
          </table:table-cell>
          <table:table-cell office:value-type="string" calcext:value-type="string">
            <text:p>(514) 987-3000 poste 2448</text:p>
          </table:table-cell>
          <table:table-cell table:number-columns-repeated="2"/>
          <table:table-cell office:value-type="string" calcext:value-type="string">
            <text:p>https://professeurs.uqam.ca/professeur/work.timoth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igitte Alepi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 invit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lepin.brigitte@uqam.ca</text:p>
          </table:table-cell>
          <table:table-cell office:value-type="string" calcext:value-type="string">
            <text:p>(514) 987-3000 poste 1818</text:p>
          </table:table-cell>
          <table:table-cell office:value-type="string" calcext:value-type="string">
            <text:p>|Finance publique|Planification fiscale|Politiques fiscales|</text:p>
          </table:table-cell>
          <table:table-cell/>
          <table:table-cell office:value-type="string" calcext:value-type="string">
            <text:p>https://professeurs.uqam.ca/professeur/alepin.brigi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Alle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llen.marie@uqam.ca</text:p>
          </table:table-cell>
          <table:table-cell office:value-type="string" calcext:value-type="string">
            <text:p>(514) 987-3000 poste 3728</text:p>
          </table:table-cell>
          <table:table-cell table:number-columns-repeated="2"/>
          <table:table-cell office:value-type="string" calcext:value-type="string">
            <text:p>https://professeurs.uqam.ca/professeur/allen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ina Arroyo Pardo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rroyo_pardo.paulina@uqam.ca</text:p>
          </table:table-cell>
          <table:table-cell office:value-type="string" calcext:value-type="string">
            <text:p>(514) 987-3000 poste 5544</text:p>
          </table:table-cell>
          <table:table-cell office:value-type="string" calcext:value-type="string">
            <text:p>|Comptabilité de management|Comptabilité environnementale|Développement durable|Gestion de crise|Théories des organisations|</text:p>
          </table:table-cell>
          <table:table-cell/>
          <table:table-cell office:value-type="string" calcext:value-type="string">
            <text:p>https://professeurs.uqam.ca/professeur/arroyo_pardo.paul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sa Baillargeo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aillargeon.lisa@uqam.ca</text:p>
          </table:table-cell>
          <table:table-cell office:value-type="string" calcext:value-type="string">
            <text:p>(514) 987-4124</text:p>
          </table:table-cell>
          <table:table-cell office:value-type="string" calcext:value-type="string">
            <text:p>|Gouvernance|Histoire de la comptabilité|Histoire des affaires|</text:p>
          </table:table-cell>
          <table:table-cell/>
          <table:table-cell office:value-type="string" calcext:value-type="string">
            <text:p>https://professeurs.uqam.ca/professeur/baillargeon.lis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rlotte Beauchamp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auchamp.charlotte@uqam.ca</text:p>
          </table:table-cell>
          <table:table-cell office:value-type="string" calcext:value-type="string">
            <text:p>(514) 987-3000 poste 1077</text:p>
          </table:table-cell>
          <table:table-cell table:number-columns-repeated="2"/>
          <table:table-cell office:value-type="string" calcext:value-type="string">
            <text:p>https://professeurs.uqam.ca/professeur/beauchamp.charlo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jean Belzile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zile.rejean@uqam.ca</text:p>
          </table:table-cell>
          <table:table-cell office:value-type="string" calcext:value-type="string">
            <text:p>(514) 987-3000 poste 7732</text:p>
          </table:table-cell>
          <table:table-cell office:value-type="string" calcext:value-type="string">
            <text:p>|Comptabilité|Économie|Entreprises|Finance|Gestion financière|Taux de change|</text:p>
          </table:table-cell>
          <table:table-cell/>
          <table:table-cell office:value-type="string" calcext:value-type="string">
            <text:p>https://professeurs.uqam.ca/professeur/belzile.re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érôme Bouchard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chard.jerome.2@uqam.ca</text:p>
          </table:table-cell>
          <table:table-cell office:value-type="string" calcext:value-type="string">
            <text:p>(514) 987-3000 poste 6442</text:p>
          </table:table-cell>
          <table:table-cell office:value-type="string" calcext:value-type="string">
            <text:p>|Audit|Certification financière|Comptabilité financière|Gouvernance|Mécanismes d'alerte éthique|</text:p>
          </table:table-cell>
          <table:table-cell/>
          <table:table-cell office:value-type="string" calcext:value-type="string">
            <text:p>https://professeurs.uqam.ca/professeur/bouchard.jerome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étan Breto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eton.gaetan@uqam.ca</text:p>
          </table:table-cell>
          <table:table-cell office:value-type="string" calcext:value-type="string">
            <text:p>(514) 987-3000 poste 8557</text:p>
          </table:table-cell>
          <table:table-cell office:value-type="string" calcext:value-type="string">
            <text:p>|Communication comptable|Comptabilité|Comptabilité financière|Gestion de l'eau|Privatisations|Sociologie de la comptabilité|</text:p>
          </table:table-cell>
          <table:table-cell/>
          <table:table-cell office:value-type="string" calcext:value-type="string">
            <text:p>https://professeurs.uqam.ca/professeur/breton.gaet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stine Brossard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ossard.justine.2@uqam.ca</text:p>
          </table:table-cell>
          <table:table-cell office:value-type="string" calcext:value-type="string">
            <text:p>(514) 987-3000 poste 2463</text:p>
          </table:table-cell>
          <table:table-cell table:number-columns-repeated="2"/>
          <table:table-cell office:value-type="string" calcext:value-type="string">
            <text:p>https://professeurs.uqam.ca/professeur/brossard.justine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tonello Callimaci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llimaci.antonello@uqam.ca</text:p>
          </table:table-cell>
          <table:table-cell office:value-type="string" calcext:value-type="string">
            <text:p>(514) 987-3000 poste 8938</text:p>
          </table:table-cell>
          <table:table-cell office:value-type="string" calcext:value-type="string">
            <text:p>|Mesures de performance|Normes comptables|Structure de propriété|</text:p>
          </table:table-cell>
          <table:table-cell/>
          <table:table-cell office:value-type="string" calcext:value-type="string">
            <text:p>https://professeurs.uqam.ca/professeur/callimaci.antonell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Andrée Caro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ron.marie-andree@uqam.ca</text:p>
          </table:table-cell>
          <table:table-cell office:value-type="string" calcext:value-type="string">
            <text:p>(514) 987-3000 poste 2093</text:p>
          </table:table-cell>
          <table:table-cell office:value-type="string" calcext:value-type="string">
            <text:p>|Administration des affaires|Comptabilité|Comptabilité environnementale|Contrôle de gestion|Entreprise et développement durable|Responsabilité sociale|Sociologie des professions|</text:p>
          </table:table-cell>
          <table:table-cell/>
          <table:table-cell office:value-type="string" calcext:value-type="string">
            <text:p>https://professeurs.uqam.ca/professeur/caron.marie-andr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Chabot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bot.marc@uqam.ca</text:p>
          </table:table-cell>
          <table:table-cell office:value-type="string" calcext:value-type="string">
            <text:p>(514) 987-3000 poste 4892</text:p>
          </table:table-cell>
          <table:table-cell office:value-type="string" calcext:value-type="string">
            <text:p>|Faillites|Gouvernance|Normes comptables internationales|Redressement d'entreprises|Régimes de retrait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chabot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di Chlala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lala.nadi@uqam.ca</text:p>
          </table:table-cell>
          <table:table-cell office:value-type="string" calcext:value-type="string">
            <text:p>(514) 987-3000 poste 4426</text:p>
          </table:table-cell>
          <table:table-cell office:value-type="string" calcext:value-type="string">
            <text:p>|Analyse financière|Détection de fraudes comptables|IFRS|Normes comptables|Publication de l'information financière|</text:p>
          </table:table-cell>
          <table:table-cell/>
          <table:table-cell office:value-type="string" calcext:value-type="string">
            <text:p>https://professeurs.uqam.ca/professeur/chlala.nad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Clapin_Pépi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lapin-pepin.daniel@uqam.ca</text:p>
          </table:table-cell>
          <table:table-cell office:value-type="string" calcext:value-type="string">
            <text:p>(514) 987-3000 poste 4212</text:p>
          </table:table-cell>
          <table:table-cell office:value-type="string" calcext:value-type="string">
            <text:p>|Comptabilité environnementale|Écologie humaine|Écologie politique|Écologie spirituelle|Éthique environnementale|Management environnemental|</text:p>
          </table:table-cell>
          <table:table-cell/>
          <table:table-cell office:value-type="string" calcext:value-type="string">
            <text:p>https://professeurs.uqam.ca/professeur/clapin-pepin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Cormier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rmier.denis@uqam.ca</text:p>
          </table:table-cell>
          <table:table-cell office:value-type="string" calcext:value-type="string">
            <text:p>(514) 987-3000 poste 8358</text:p>
          </table:table-cell>
          <table:table-cell office:value-type="string" calcext:value-type="string">
            <text:p>|Analyse des états financiers|Communication environnementale|Comptabilité|Économie de l'information|Éthique|Fraude dans les états financiers|Gestion des résultats|Gouvernance|IFRS|Non-GAAP|</text:p>
          </table:table-cell>
          <table:table-cell/>
          <table:table-cell office:value-type="string" calcext:value-type="string">
            <text:p>https://professeurs.uqam.ca/professeur/cormier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c Cyr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yr.dominic@uqam.ca</text:p>
          </table:table-cell>
          <table:table-cell office:value-type="string" calcext:value-type="string">
            <text:p>(514) 987-3000 poste 3476</text:p>
          </table:table-cell>
          <table:table-cell table:number-columns-repeated="2"/>
          <table:table-cell office:value-type="string" calcext:value-type="string">
            <text:p>https://professeurs.uqam.ca/professeur/cyr.domin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non Deslandes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landes.manon@uqam.ca</text:p>
          </table:table-cell>
          <table:table-cell office:value-type="string" calcext:value-type="string">
            <text:p>(514) 987-3000 poste 4420</text:p>
          </table:table-cell>
          <table:table-cell office:value-type="string" calcext:value-type="string">
            <text:p>|Comptabilité financière|Économie|Fiscalité canadienne|Fiscalité corporative|</text:p>
          </table:table-cell>
          <table:table-cell/>
          <table:table-cell office:value-type="string" calcext:value-type="string">
            <text:p>https://professeurs.uqam.ca/professeur/deslandes.man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idatou Dicko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icko.saidatou@uqam.ca</text:p>
          </table:table-cell>
          <table:table-cell office:value-type="string" calcext:value-type="string">
            <text:p>(514) 987-3000 poste 3848</text:p>
          </table:table-cell>
          <table:table-cell office:value-type="string" calcext:value-type="string">
            <text:p>|Activités politiques corporatives|Lobbying des entrepris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icko.saidato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éa Dugal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gal.lea@uqam.ca</text:p>
          </table:table-cell>
          <table:table-cell office:value-type="string" calcext:value-type="string">
            <text:p>(514) 987-3000 poste 3055</text:p>
          </table:table-cell>
          <table:table-cell table:number-columns-repeated="2"/>
          <table:table-cell office:value-type="string" calcext:value-type="string">
            <text:p>https://professeurs.uqam.ca/professeur/dugal.le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hard Fontaine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ntaine.richard@uqam.ca</text:p>
          </table:table-cell>
          <table:table-cell office:value-type="string" calcext:value-type="string">
            <text:p>(514) 987-3000 poste 2480</text:p>
          </table:table-cell>
          <table:table-cell office:value-type="string" calcext:value-type="string">
            <text:p>|Audit|Compétences en comptabilité|Comptabilité|Educational methods|Relation auditeur-client|Service Marketing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ontaine.rich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Forti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rtin.anne@uqam.ca</text:p>
          </table:table-cell>
          <table:table-cell office:value-type="string" calcext:value-type="string">
            <text:p>(514) 987-3000 poste 3987</text:p>
          </table:table-cell>
          <table:table-cell office:value-type="string" calcext:value-type="string">
            <text:p>|Comptabilité financière|Développement des compétences|Éducation|Gouvernance|Information financière et prise de décision|Persévérance et réussite aux études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fortin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elissa Forti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rtin.melissa@uqam.ca</text:p>
          </table:table-cell>
          <table:table-cell office:value-type="string" calcext:value-type="string">
            <text:p>(514) 987-3000 poste 2598</text:p>
          </table:table-cell>
          <table:table-cell table:number-columns-repeated="2"/>
          <table:table-cell office:value-type="string" calcext:value-type="string">
            <text:p>https://professeurs.uqam.ca/professeur/fortin.meliss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le Gagnon-Voltaire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gnon-valotaire.danielle@uqam.ca</text:p>
          </table:table-cell>
          <table:table-cell office:value-type="string" calcext:value-type="string">
            <text:p>(514) 987-3000 poste 4222</text:p>
          </table:table-cell>
          <table:table-cell office:value-type="string" calcext:value-type="string">
            <text:p>|Actifs intangibles|Comptabilité de couverture|IFRS|Instruments financiers|Instruments financiers dérivés|Publication de l'information financière|</text:p>
          </table:table-cell>
          <table:table-cell/>
          <table:table-cell office:value-type="string" calcext:value-type="string">
            <text:p>https://professeurs.uqam.ca/professeur/gagnon-valotaire.dani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Gendro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endron.denis@uqam.ca</text:p>
          </table:table-cell>
          <table:table-cell office:value-type="string" calcext:value-type="string">
            <text:p>(514) 987-3000 poste 2057</text:p>
          </table:table-cell>
          <table:table-cell office:value-type="string" calcext:value-type="string">
            <text:p>|Certification financière|Contrôle interne|Stratégie de communic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endron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Gosseli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4997</text:p>
          </table:table-cell>
          <table:table-cell table:number-columns-repeated="2"/>
          <table:table-cell office:value-type="string" calcext:value-type="string">
            <text:p>https://professeurs.uqam.ca/professeur/jytiGtF3cL4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Hasbani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sbani.marc@uqam.ca</text:p>
          </table:table-cell>
          <table:table-cell office:value-type="string" calcext:value-type="string">
            <text:p>(514) 987-3000 poste 7696</text:p>
          </table:table-cell>
          <table:table-cell table:number-columns-repeated="2"/>
          <table:table-cell office:value-type="string" calcext:value-type="string">
            <text:p>https://professeurs.uqam.ca/professeur/hasbani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Héroux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roux.sylvie@uqam.ca</text:p>
          </table:table-cell>
          <table:table-cell office:value-type="string" calcext:value-type="string">
            <text:p>(514) 987-3000 poste 0274</text:p>
          </table:table-cell>
          <table:table-cell office:value-type="string" calcext:value-type="string">
            <text:p>|Audit|Cybersécurité|Éthique|Gouvernance d'entreprise|Gouvernance des technologies de l'information|</text:p>
          </table:table-cell>
          <table:table-cell/>
          <table:table-cell office:value-type="string" calcext:value-type="string">
            <text:p>https://professeurs.uqam.ca/professeur/heroux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 Houle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ule.sylvain@uqam.ca</text:p>
          </table:table-cell>
          <table:table-cell office:value-type="string" calcext:value-type="string">
            <text:p>(514) 987-3000 poste 4775</text:p>
          </table:table-cell>
          <table:table-cell table:number-columns-repeated="2"/>
          <table:table-cell office:value-type="string" calcext:value-type="string">
            <text:p>https://professeurs.uqam.ca/professeur/houle.sylv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mia Jolin-Dahel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olin-dahel.samia@uqam.ca</text:p>
          </table:table-cell>
          <table:table-cell office:value-type="string" calcext:value-type="string">
            <text:p>(514) 987-3000 poste 4327</text:p>
          </table:table-cell>
          <table:table-cell table:number-columns-repeated="2"/>
          <table:table-cell office:value-type="string" calcext:value-type="string">
            <text:p>https://professeurs.uqam.ca/professeur/jolin-dahel.sam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anen Khemakhem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hemakhem.hanen@uqam.ca</text:p>
          </table:table-cell>
          <table:table-cell office:value-type="string" calcext:value-type="string">
            <text:p>(514) 987-3000 poste 5058</text:p>
          </table:table-cell>
          <table:table-cell office:value-type="string" calcext:value-type="string">
            <text:p>|Comité d'audit|Comptabilité|Conseils d'administration|Gouvernance|Normes comptables|Normes comptables internationales|Performance organisationnelle|Responsabilité sociale|</text:p>
          </table:table-cell>
          <table:table-cell/>
          <table:table-cell office:value-type="string" calcext:value-type="string">
            <text:p>https://professeurs.uqam.ca/professeur/khemakhem.han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e Lanoue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noue.nicole@uqam.ca</text:p>
          </table:table-cell>
          <table:table-cell office:value-type="string" calcext:value-type="string">
            <text:p>(514) 987-3000 poste 8557</text:p>
          </table:table-cell>
          <table:table-cell table:number-columns-repeated="2"/>
          <table:table-cell office:value-type="string" calcext:value-type="string">
            <text:p>https://professeurs.uqam.ca/professeur/lanoue.nic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aul Lauly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uly.jean-paul@uqam.ca</text:p>
          </table:table-cell>
          <table:table-cell office:value-type="string" calcext:value-type="string">
            <text:p>(514) 987-3000 poste 3408</text:p>
          </table:table-cell>
          <table:table-cell table:number-columns-repeated="2"/>
          <table:table-cell office:value-type="string" calcext:value-type="string">
            <text:p>https://professeurs.uqam.ca/professeur/lauly.jean-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éo-Paul Lauzon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uzon.leo-paul@uqam.ca</text:p>
          </table:table-cell>
          <table:table-cell office:value-type="string" calcext:value-type="string">
            <text:p>(514) 987-3000 poste 3954</text:p>
          </table:table-cell>
          <table:table-cell office:value-type="string" calcext:value-type="string">
            <text:p>|Comptabilité|Économie|Fusions et acquisitions|Impartition|Politiques fiscales|Privatisations|Regroupements d'entreprises|Sociétés d'État|Sous-traitance|Théorie comptable|</text:p>
          </table:table-cell>
          <table:table-cell/>
          <table:table-cell office:value-type="string" calcext:value-type="string">
            <text:p>https://professeurs.uqam.ca/professeur/lauzon.leo-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Josée Ledoux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doux.marie_josee@uqam.ca</text:p>
          </table:table-cell>
          <table:table-cell office:value-type="string" calcext:value-type="string">
            <text:p>(514) 987-3000 poste 0287</text:p>
          </table:table-cell>
          <table:table-cell office:value-type="string" calcext:value-type="string">
            <text:p>|Comptabilité|</text:p>
          </table:table-cell>
          <table:table-cell/>
          <table:table-cell office:value-type="string" calcext:value-type="string">
            <text:p>https://professeurs.uqam.ca/professeur/ledoux.marie_jos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s Montreuil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ntreuil.francis@uqam.ca</text:p>
          </table:table-cell>
          <table:table-cell office:value-type="string" calcext:value-type="string">
            <text:p>(514) 987-3000 poste 4865</text:p>
          </table:table-cell>
          <table:table-cell table:number-columns-repeated="2"/>
          <table:table-cell office:value-type="string" calcext:value-type="string">
            <text:p>https://professeurs.uqam.ca/professeur/montreuil.franc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hmed Naciri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aciri.ahmed@uqam.ca</text:p>
          </table:table-cell>
          <table:table-cell office:value-type="string" calcext:value-type="string">
            <text:p>(514) 987-3000 poste 7765</text:p>
          </table:table-cell>
          <table:table-cell office:value-type="string" calcext:value-type="string">
            <text:p>|Gouvernance|Information financière|Restructuration|</text:p>
          </table:table-cell>
          <table:table-cell/>
          <table:table-cell office:value-type="string" calcext:value-type="string">
            <text:p>https://professeurs.uqam.ca/professeur/naciri.ahme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chel Papirakis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pirakis.rachel@uqam.ca</text:p>
          </table:table-cell>
          <table:table-cell office:value-type="string" calcext:value-type="string">
            <text:p>(514) 987-3000 poste 2495</text:p>
          </table:table-cell>
          <table:table-cell office:value-type="string" calcext:value-type="string">
            <text:p>|Audit|Éthique et fraude|Indépendance de l'auditeur|</text:p>
          </table:table-cell>
          <table:table-cell/>
          <table:table-cell office:value-type="string" calcext:value-type="string">
            <text:p>https://professeurs.uqam.ca/professeur/papirakis.ra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mélia Radu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du.camelia@uqam.ca</text:p>
          </table:table-cell>
          <table:table-cell office:value-type="string" calcext:value-type="string">
            <text:p>(514) 987-3000 poste 5539</text:p>
          </table:table-cell>
          <table:table-cell office:value-type="string" calcext:value-type="string">
            <text:p>|Communication de l'information financière|Communication organisationnelle|Innovation environnementale|Responsabilité sociale des entreprises|</text:p>
          </table:table-cell>
          <table:table-cell/>
          <table:table-cell office:value-type="string" calcext:value-type="string">
            <text:p>https://professeurs.uqam.ca/professeur/radu.camel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aouzi Rassi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ssi.faouzi@uqam.ca</text:p>
          </table:table-cell>
          <table:table-cell office:value-type="string" calcext:value-type="string">
            <text:p>(514) 987-3000 poste 3746</text:p>
          </table:table-cell>
          <table:table-cell table:number-columns-repeated="2"/>
          <table:table-cell office:value-type="string" calcext:value-type="string">
            <text:p>https://professeurs.uqam.ca/professeur/rassi.faouz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ine Renault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nault.micheline@uqam.ca</text:p>
          </table:table-cell>
          <table:table-cell office:value-type="string" calcext:value-type="string">
            <text:p>(514) 987-3000 poste 6508</text:p>
          </table:table-cell>
          <table:table-cell office:value-type="string" calcext:value-type="string">
            <text:p>|Démarrage et croissance des PME|Évaluation des actifs intangibles|Évaluation du risque|Financement des entreprises|Publication de l'information financière|</text:p>
          </table:table-cell>
          <table:table-cell/>
          <table:table-cell office:value-type="string" calcext:value-type="string">
            <text:p>https://professeurs.uqam.ca/professeur/renault.miche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Robillard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billard.robert@uqam.ca</text:p>
          </table:table-cell>
          <table:table-cell office:value-type="string" calcext:value-type="string">
            <text:p>(514) 987-3000 poste 2134</text:p>
          </table:table-cell>
          <table:table-cell office:value-type="string" calcext:value-type="string">
            <text:p>|Science politiqu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robillard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Sarremejeanne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rremejeanne.jacques@uqam.ca</text:p>
          </table:table-cell>
          <table:table-cell office:value-type="string" calcext:value-type="string">
            <text:p>(514) 987-3000 poste 6564</text:p>
          </table:table-cell>
          <table:table-cell office:value-type="string" calcext:value-type="string">
            <text:p>|Comptabilité|</text:p>
          </table:table-cell>
          <table:table-cell/>
          <table:table-cell office:value-type="string" calcext:value-type="string">
            <text:p>https://professeurs.uqam.ca/professeur/sarremejeanne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Sayumwe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yumwe.michel@uqam.ca</text:p>
          </table:table-cell>
          <table:table-cell office:value-type="string" calcext:value-type="string">
            <text:p>(514) 987-3000 poste 6801</text:p>
          </table:table-cell>
          <table:table-cell office:value-type="string" calcext:value-type="string">
            <text:p>|Comptabilité|Comptabilité financière|Gouvernance|Normes comptables|</text:p>
          </table:table-cell>
          <table:table-cell/>
          <table:table-cell office:value-type="string" calcext:value-type="string">
            <text:p>https://professeurs.uqam.ca/professeur/sayumwe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dia Smaili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maili.nadia@uqam.ca</text:p>
          </table:table-cell>
          <table:table-cell office:value-type="string" calcext:value-type="string">
            <text:p>(514) 987-3000 poste 4857</text:p>
          </table:table-cell>
          <table:table-cell office:value-type="string" calcext:value-type="string">
            <text:p>|Comptabilité|Dénonciation|Éthique|Finance corporative|Fraude corporative|Gouvernance|Juricomptabilité|Whistleblowing|</text:p>
          </table:table-cell>
          <table:table-cell/>
          <table:table-cell office:value-type="string" calcext:value-type="string">
            <text:p>https://professeurs.uqam.ca/professeur/smaili.nad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dalina Solcanu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lcanu.madalina@uqam.ca</text:p>
          </table:table-cell>
          <table:table-cell office:value-type="string" calcext:value-type="string">
            <text:p>(514) 987-3000 poste 5891</text:p>
          </table:table-cell>
          <table:table-cell office:value-type="string" calcext:value-type="string">
            <text:p>|Audit|Développement durable|IFRS|</text:p>
          </table:table-cell>
          <table:table-cell/>
          <table:table-cell office:value-type="string" calcext:value-type="string">
            <text:p>https://professeurs.uqam.ca/professeur/solcanu.madal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Talbot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albot.caroline@uqam.ca</text:p>
          </table:table-cell>
          <table:table-cell office:value-type="string" calcext:value-type="string">
            <text:p>(514) 987-3000 poste 4038</text:p>
          </table:table-cell>
          <table:table-cell table:number-columns-repeated="2"/>
          <table:table-cell office:value-type="string" calcext:value-type="string">
            <text:p>https://professeurs.uqam.ca/professeur/talbot.caro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Tremblay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remblay.jean-francois.2@uqam.ca</text:p>
          </table:table-cell>
          <table:table-cell office:value-type="string" calcext:value-type="string">
            <text:p>(514) 987-3000 poste 5123</text:p>
          </table:table-cell>
          <table:table-cell table:number-columns-repeated="2"/>
          <table:table-cell office:value-type="string" calcext:value-type="string">
            <text:p>https://professeurs.uqam.ca/professeur/tremblay.jean-francois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 Viger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iger.chantal@uqam.ca</text:p>
          </table:table-cell>
          <table:table-cell office:value-type="string" calcext:value-type="string">
            <text:p>(514) 987-3000 poste 6986</text:p>
          </table:table-cell>
          <table:table-cell office:value-type="string" calcext:value-type="string">
            <text:p>|Comptabilité|Continuité d'exploitation|Information financière et prise de décision|Options d'achat d'actions|</text:p>
          </table:table-cell>
          <table:table-cell/>
          <table:table-cell office:value-type="string" calcext:value-type="string">
            <text:p>https://professeurs.uqam.ca/professeur/viger.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y Villeneuve</text:p>
          </table:table-cell>
          <table:table-cell office:value-type="string" calcext:value-type="string">
            <text:p>Département des sciences comptabl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lleneuve.guy@uqam.ca</text:p>
          </table:table-cell>
          <table:table-cell office:value-type="string" calcext:value-type="string">
            <text:p>(514) 987-3000 poste 4459</text:p>
          </table:table-cell>
          <table:table-cell office:value-type="string" calcext:value-type="string">
            <text:p>|Analyse financière|Contrôle interne|Mesures de performance|Systèmes d'information|Tableaux de bord|</text:p>
          </table:table-cell>
          <table:table-cell/>
          <table:table-cell office:value-type="string" calcext:value-type="string">
            <text:p>https://professeurs.uqam.ca/professeur/villeneuve.gu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ylène Aubertin-Leheudre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ubertin-leheudre.mylene@uqam.ca</text:p>
          </table:table-cell>
          <table:table-cell office:value-type="string" calcext:value-type="string">
            <text:p>(514) 987-3000 poste 5018</text:p>
          </table:table-cell>
          <table:table-cell office:value-type="string" calcext:value-type="string">
            <text:p>|Capacité physique|Composition corporelle|Éducation physique|Exercice physique|Fonction musculaire|Force musculaire|Masse musculaire|Milieu de vie|Mobilité physique|Nutrition|Obésité|Post-hospitalisation|Post-urgence|Résidences pour aînés|Trajectoire de vie|Vieillissemen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ubertin-leheudre.my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ent Ballaz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llaz.laurent@uqam.ca</text:p>
          </table:table-cell>
          <table:table-cell office:value-type="string" calcext:value-type="string">
            <text:p>(514) 987-3000 poste 5264</text:p>
          </table:table-cell>
          <table:table-cell table:number-columns-repeated="2"/>
          <table:table-cell office:value-type="string" calcext:value-type="string">
            <text:p>https://professeurs.uqam.ca/professeur/ballaz.laur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Bélanger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anger.m@uqam.ca</text:p>
          </table:table-cell>
          <table:table-cell office:value-type="string" calcext:value-type="string">
            <text:p>(514) 987-3000 poste 6862</text:p>
          </table:table-cell>
          <table:table-cell office:value-type="string" calcext:value-type="string">
            <text:p>|Biomécanique|Kinanthropologie|Lésions musculaires|Motricité|Neurophysiologie|Santé|</text:p>
          </table:table-cell>
          <table:table-cell/>
          <table:table-cell office:value-type="string" calcext:value-type="string">
            <text:p>https://professeurs.uqam.ca/professeur/belanger.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quito Bernard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nard.paquito@uqam.ca</text:p>
          </table:table-cell>
          <table:table-cell office:value-type="string" calcext:value-type="string">
            <text:p>(514) 987-3000 poste 3606</text:p>
          </table:table-cell>
          <table:table-cell table:number-columns-repeated="2"/>
          <table:table-cell office:value-type="string" calcext:value-type="string">
            <text:p>https://professeurs.uqam.ca/professeur/bernard.paquit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ève Blanchet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lanchet.marieve@uqam.ca</text:p>
          </table:table-cell>
          <table:table-cell office:value-type="string" calcext:value-type="string">
            <text:p>(514) 987-3000 poste 3742</text:p>
          </table:table-cell>
          <table:table-cell table:number-columns-repeated="2"/>
          <table:table-cell office:value-type="string" calcext:value-type="string">
            <text:p>https://professeurs.uqam.ca/professeur/blanchet.mar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Cadoret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doret.genevieve@uqam.ca</text:p>
          </table:table-cell>
          <table:table-cell office:value-type="string" calcext:value-type="string">
            <text:p>(514) 987-3000 poste 2244</text:p>
          </table:table-cell>
          <table:table-cell office:value-type="string" calcext:value-type="string">
            <text:p>|Développement cognitif de l'enfant|Développement moteur de l'enfant|Éducation physique|Mémoire|Neurologie|Neurosciences|Psychoéducation|</text:p>
          </table:table-cell>
          <table:table-cell/>
          <table:table-cell office:value-type="string" calcext:value-type="string">
            <text:p>https://professeurs.uqam.ca/professeur/cadoret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Chaubet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ubet.philippe@uqam.ca</text:p>
          </table:table-cell>
          <table:table-cell office:value-type="string" calcext:value-type="string">
            <text:p>(514) 987-3000 poste 5380</text:p>
          </table:table-cell>
          <table:table-cell office:value-type="string" calcext:value-type="string">
            <text:p>|Développement des compétences|Éducation physique|Organisations apprenantes|Pédagogie en milieu universitaire|Pratique réflexive|</text:p>
          </table:table-cell>
          <table:table-cell/>
          <table:table-cell office:value-type="string" calcext:value-type="string">
            <text:p>https://professeurs.uqam.ca/professeur/chaubet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élix Chénier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enier.felix@uqam.ca</text:p>
          </table:table-cell>
          <table:table-cell office:value-type="string" calcext:value-type="string">
            <text:p>(514) 987-3000 poste 5553</text:p>
          </table:table-cell>
          <table:table-cell office:value-type="string" calcext:value-type="string">
            <text:p>|Analyse biomécanique|Biofeedback|Biomécanique|Entraînement à la propulsion|Nouvelles technologies en biomécanique|Sport adapté|</text:p>
          </table:table-cell>
          <table:table-cell/>
          <table:table-cell office:value-type="string" calcext:value-type="string">
            <text:p>https://professeurs.uqam.ca/professeur/chenier.felix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e Chevalier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evalier.nicole@uqam.ca</text:p>
          </table:table-cell>
          <table:table-cell office:value-type="string" calcext:value-type="string">
            <text:p>(514) 987-4156</text:p>
          </table:table-cell>
          <table:table-cell office:value-type="string" calcext:value-type="string">
            <text:p>|Hyperactivité|Motricité de l'enfant|Trouble du déficit de l'attention (TDAH)|Troubles de l'attention|</text:p>
          </table:table-cell>
          <table:table-cell/>
          <table:table-cell office:value-type="string" calcext:value-type="string">
            <text:p>https://professeurs.uqam.ca/professeur/chevalier.nic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Steve Comtois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mtois.alain-steve@uqam.ca</text:p>
          </table:table-cell>
          <table:table-cell office:value-type="string" calcext:value-type="string">
            <text:p>(514) 987-3000 poste 1506</text:p>
          </table:table-cell>
          <table:table-cell office:value-type="string" calcext:value-type="string">
            <text:p>|Ergonomie|Évaluation des athlètes|Exercice physique|Kinésiologie|Lésions musculaires|Maladies respiratoires|Physiologie de l'exercice|Physiologie du travail|Psychologie|</text:p>
          </table:table-cell>
          <table:table-cell/>
          <table:table-cell office:value-type="string" calcext:value-type="string">
            <text:p>https://professeurs.uqam.ca/professeur/comtois.alain-st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wiyou Danialou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anialou.gawiyou@uqam.ca</text:p>
          </table:table-cell>
          <table:table-cell office:value-type="string" calcext:value-type="string">
            <text:p>(514) 987-4156</text:p>
          </table:table-cell>
          <table:table-cell table:number-columns-repeated="2"/>
          <table:table-cell office:value-type="string" calcext:value-type="string">
            <text:p>https://professeurs.uqam.ca/professeur/danialou.gawiyo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milia Daraktchieva_Kalinova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alinova.emilia@uqam.ca</text:p>
          </table:table-cell>
          <table:table-cell office:value-type="string" calcext:value-type="string">
            <text:p>(514) 987-3000 poste 4727</text:p>
          </table:table-cell>
          <table:table-cell table:number-columns-repeated="2"/>
          <table:table-cell office:value-type="string" calcext:value-type="string">
            <text:p>https://professeurs.uqam.ca/professeur/kalinova.emil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ys Denis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nis.denys@uqam.ca</text:p>
          </table:table-cell>
          <table:table-cell office:value-type="string" calcext:value-type="string">
            <text:p>(514) 987-4156</text:p>
          </table:table-cell>
          <table:table-cell table:number-columns-repeated="2"/>
          <table:table-cell office:value-type="string" calcext:value-type="string">
            <text:p>https://professeurs.uqam.ca/professeur/denis.deny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jean Dubuc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buc.rejean@uqam.ca</text:p>
          </table:table-cell>
          <table:table-cell office:value-type="string" calcext:value-type="string">
            <text:p>(514) 987-3000 poste 3715</text:p>
          </table:table-cell>
          <table:table-cell office:value-type="string" calcext:value-type="string">
            <text:p>|Contrôle nerveux de la locomotion|Intégration sensorimotrice|Mécanismes cellulaires|Neurosciences|Système nerveux|</text:p>
          </table:table-cell>
          <table:table-cell/>
          <table:table-cell office:value-type="string" calcext:value-type="string">
            <text:p>https://professeurs.uqam.ca/professeur/dubuc.re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Duval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val.christian@uqam.ca</text:p>
          </table:table-cell>
          <table:table-cell office:value-type="string" calcext:value-type="string">
            <text:p>(514) 987-3000 poste 4440</text:p>
          </table:table-cell>
          <table:table-cell office:value-type="string" calcext:value-type="string">
            <text:p>|Activité physique|Applications mobiles|Course à pied|Maladies neurodégénératives|Mouvement|Parkinson|Tremblement|</text:p>
          </table:table-cell>
          <table:table-cell/>
          <table:table-cell office:value-type="string" calcext:value-type="string">
            <text:p>https://professeurs.uqam.ca/professeur/duval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ctor Frak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ak.victor@uqam.ca</text:p>
          </table:table-cell>
          <table:table-cell office:value-type="string" calcext:value-type="string">
            <text:p>(514) 987-3000 poste 4407</text:p>
          </table:table-cell>
          <table:table-cell office:value-type="string" calcext:value-type="string">
            <text:p>|Fonctions sensorimotrices et déplacements|Langage et motricité|Organisation du mouvement|Préhension|Stratégies de rééducation|</text:p>
          </table:table-cell>
          <table:table-cell/>
          <table:table-cell office:value-type="string" calcext:value-type="string">
            <text:p>https://professeurs.uqam.ca/professeur/frak.victo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egwen Gadais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dais.tegwen@uqam.ca</text:p>
          </table:table-cell>
          <table:table-cell office:value-type="string" calcext:value-type="string">
            <text:p>(514) 987-3000 poste 3704</text:p>
          </table:table-cell>
          <table:table-cell office:value-type="string" calcext:value-type="string">
            <text:p>|Activité physique|Approche complexe du développement|Approche holistique du développement|Développement humain|Éducation à la santé|Éducation physique|Plein air|Sport|</text:p>
          </table:table-cell>
          <table:table-cell/>
          <table:table-cell office:value-type="string" calcext:value-type="string">
            <text:p>https://professeurs.uqam.ca/professeur/gadais.tegw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Gouspillou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uspillou.gilles@uqam.ca</text:p>
          </table:table-cell>
          <table:table-cell office:value-type="string" calcext:value-type="string">
            <text:p>(514) 987-3000 poste 5322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ouspillou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hanne Grenier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renier.johanne@uqam.ca</text:p>
          </table:table-cell>
          <table:table-cell office:value-type="string" calcext:value-type="string">
            <text:p>(514) 987-3000 poste 2065</text:p>
          </table:table-cell>
          <table:table-cell office:value-type="string" calcext:value-type="string">
            <text:p>|Enseignants en éducation physique|Évaluation en éducation physique|Formation des enseignants|Insertion professionnelle|Perception d'élèves|</text:p>
          </table:table-cell>
          <table:table-cell/>
          <table:table-cell office:value-type="string" calcext:value-type="string">
            <text:p>https://professeurs.uqam.ca/professeur/grenier.joh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tony Karelis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arelis.antony@uqam.ca</text:p>
          </table:table-cell>
          <table:table-cell office:value-type="string" calcext:value-type="string">
            <text:p>(514) 987-3000 poste 5082</text:p>
          </table:table-cell>
          <table:table-cell office:value-type="string" calcext:value-type="string">
            <text:p>|Entraînement physique|Exercice physique|Métabolisme et nutrition|Obésité|Physiologie de l'exercice|Psychiatrie|Psychologie|Résistance à l'insuline et diabète|</text:p>
          </table:table-cell>
          <table:table-cell/>
          <table:table-cell office:value-type="string" calcext:value-type="string">
            <text:p>https://professeurs.uqam.ca/professeur/karelis.anton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lise Ledoux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doux.elise@uqam.ca</text:p>
          </table:table-cell>
          <table:table-cell office:value-type="string" calcext:value-type="string">
            <text:p>(514) 987-3000 poste 5563</text:p>
          </table:table-cell>
          <table:table-cell office:value-type="string" calcext:value-type="string">
            <text:p>|Amélioration des situations de travail|Ergonomie|Ergonomie au travail|Intégration sécuritaire au métier|Jeunes travailleurs et SST|Kinésiologie|Santé au travail|Sécurité au travai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edoux.el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Lemay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may.martin@uqam.ca</text:p>
          </table:table-cell>
          <table:table-cell office:value-type="string" calcext:value-type="string">
            <text:p>(514) 987-3000 poste 3730</text:p>
          </table:table-cell>
          <table:table-cell office:value-type="string" calcext:value-type="string">
            <text:p>|Apprentissage moteur|Équilibre|Ergothérapie|Kinésiologie|Neurosciences|Paralysie cérébrale|Réadaptation|Santé|</text:p>
          </table:table-cell>
          <table:table-cell/>
          <table:table-cell office:value-type="string" calcext:value-type="string">
            <text:p>https://professeurs.uqam.ca/professeur/lemay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Marchand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hand.denis@uqam.ca</text:p>
          </table:table-cell>
          <table:table-cell office:value-type="string" calcext:value-type="string">
            <text:p>(514) 987-3000 poste 0217</text:p>
          </table:table-cell>
          <table:table-cell office:value-type="string" calcext:value-type="string">
            <text:p>|Apprentissage moteur|Biomécanique|Ergonomie|Ergothérapie|</text:p>
          </table:table-cell>
          <table:table-cell/>
          <table:table-cell office:value-type="string" calcext:value-type="string">
            <text:p>https://professeurs.uqam.ca/professeur/marchand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uliana Nastasia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stasia-gaspard.iuliana@uqam.ca</text:p>
          </table:table-cell>
          <table:table-cell office:value-type="string" calcext:value-type="string">
            <text:p>(514) 987-4156</text:p>
          </table:table-cell>
          <table:table-cell table:number-columns-repeated="2"/>
          <table:table-cell office:value-type="string" calcext:value-type="string">
            <text:p>https://professeurs.uqam.ca/professeur/nastasia-gaspard.iulia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elsey Needham-Dancause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eedham-dancause.kelsey@uqam.ca</text:p>
          </table:table-cell>
          <table:table-cell office:value-type="string" calcext:value-type="string">
            <text:p>(514) 987-3000 poste 5263</text:p>
          </table:table-cell>
          <table:table-cell office:value-type="string" calcext:value-type="string">
            <text:p>|Disparités en santé|Grossesse|Grossesse et stress|Obésité|Origines développementales des maladies|Santé mondiale|Santé publique|Stress|</text:p>
          </table:table-cell>
          <table:table-cell/>
          <table:table-cell office:value-type="string" calcext:value-type="string">
            <text:p>https://professeurs.uqam.ca/professeur/needham-dancause.kelse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Noirez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56</text:p>
          </table:table-cell>
          <table:table-cell table:number-columns-repeated="2"/>
          <table:table-cell office:value-type="string" calcext:value-type="string">
            <text:p>https://professeurs.uqam.ca/professeur/V%252bXk3n4SROc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Sercia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rcia.pierre@uqam.ca</text:p>
          </table:table-cell>
          <table:table-cell office:value-type="string" calcext:value-type="string">
            <text:p>(514) 987-3000 poste 2668</text:p>
          </table:table-cell>
          <table:table-cell table:number-columns-repeated="2"/>
          <table:table-cell office:value-type="string" calcext:value-type="string">
            <text:p>https://professeurs.uqam.ca/professeur/sercia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id St-Pierre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-pierre.david_h@uqam.ca</text:p>
          </table:table-cell>
          <table:table-cell office:value-type="string" calcext:value-type="string">
            <text:p>(514) 987-3000 poste 5150</text:p>
          </table:table-cell>
          <table:table-cell table:number-columns-repeated="2"/>
          <table:table-cell office:value-type="string" calcext:value-type="string">
            <text:p>https://professeurs.uqam.ca/professeur/st-pierre.david_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ia Verret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erret.claudia@uqam.ca</text:p>
          </table:table-cell>
          <table:table-cell office:value-type="string" calcext:value-type="string">
            <text:p>(514) 987-3000 poste 7033</text:p>
          </table:table-cell>
          <table:table-cell office:value-type="string" calcext:value-type="string">
            <text:p>|Éducation physique|EHDAA|Élèves à risque|Inclusion scolaire|Pratiques enseignantes|Psychopédagogie|Trouble du déficit de l'attention (TDAH)|</text:p>
          </table:table-cell>
          <table:table-cell/>
          <table:table-cell office:value-type="string" calcext:value-type="string">
            <text:p>https://professeurs.uqam.ca/professeur/verret.claud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e Vézina</text:p>
          </table:table-cell>
          <table:table-cell office:value-type="string" calcext:value-type="string">
            <text:p>Département des sciences de l'activité phys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ezina.nicole@uqam.ca</text:p>
          </table:table-cell>
          <table:table-cell office:value-type="string" calcext:value-type="string">
            <text:p>(514) 987-3000 poste 7800</text:p>
          </table:table-cell>
          <table:table-cell office:value-type="string" calcext:value-type="string">
            <text:p>|Ergonomie|Formation en entreprise|Interventions en milieu de travail|Organisation du travail|Polyvalence au travail|Rotation au travail|Troubles musculo-squelettiques|</text:p>
          </table:table-cell>
          <table:table-cell/>
          <table:table-cell office:value-type="string" calcext:value-type="string">
            <text:p>https://professeurs.uqam.ca/professeur/vezina.nic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lorent Barbecot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becot.florent@uqam.ca</text:p>
          </table:table-cell>
          <table:table-cell office:value-type="string" calcext:value-type="string">
            <text:p>(514) 987-3000 poste 7786</text:p>
          </table:table-cell>
          <table:table-cell office:value-type="string" calcext:value-type="string">
            <text:p>|Age de l'eau|Eau et environnement|Géochimie|Géochimie environnementale|Hydrogéologie|Impacts anthropiques|Ressources en eau|Sciences de la ter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arbecot.flor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Blanchet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lanchet.jean-pierre@uqam.ca</text:p>
          </table:table-cell>
          <table:table-cell office:value-type="string" calcext:value-type="string">
            <text:p>(514) 987-3000 poste 3316</text:p>
          </table:table-cell>
          <table:table-cell office:value-type="string" calcext:value-type="string">
            <text:p>|Arctique|Climat arctique|Climatologie|Effet de serre|Énergie|Météorologie|Modélisation du climat|Physique|Rayonnement infrarouge|Rayonnement solaire|Sciences de la terre|Sciences de l'atmosphère|</text:p>
          </table:table-cell>
          <table:table-cell/>
          <table:table-cell office:value-type="string" calcext:value-type="string">
            <text:p>https://professeurs.uqam.ca/professeur/blanchet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bert Brunet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94</text:p>
          </table:table-cell>
          <table:table-cell table:number-columns-repeated="2"/>
          <table:table-cell office:value-type="string" calcext:value-type="string">
            <text:p>https://professeurs.uqam.ca/professeur/4E5TBHACpt0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Côté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te.jean@uqam.ca</text:p>
          </table:table-cell>
          <table:table-cell office:value-type="string" calcext:value-type="string">
            <text:p>(514) 987-3000 poste 2351</text:p>
          </table:table-cell>
          <table:table-cell table:number-columns-repeated="2"/>
          <table:table-cell office:value-type="string" calcext:value-type="string">
            <text:p>https://professeurs.uqam.ca/professeur/cote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Couture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uture.gilles@uqam.ca</text:p>
          </table:table-cell>
          <table:table-cell office:value-type="string" calcext:value-type="string">
            <text:p>(514) 987-3000 poste 8905</text:p>
          </table:table-cell>
          <table:table-cell table:number-columns-repeated="2"/>
          <table:table-cell office:value-type="string" calcext:value-type="string">
            <text:p>https://professeurs.uqam.ca/professeur/couture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iona Ann Darbyshire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rbyshire.fiona_ann@uqam.ca</text:p>
          </table:table-cell>
          <table:table-cell office:value-type="string" calcext:value-type="string">
            <text:p>(514) 987-3000 poste 5054</text:p>
          </table:table-cell>
          <table:table-cell office:value-type="string" calcext:value-type="string">
            <text:p>|Bouclier canadien|Croûte terrestre|Évolution terrestre|Manteau terrestre|Réseaux sismiques|Sciences de la terre|Sismologie|</text:p>
          </table:table-cell>
          <table:table-cell/>
          <table:table-cell office:value-type="string" calcext:value-type="string">
            <text:p>https://professeurs.uqam.ca/professeur/darbyshire.fiona_an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De Souza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_souza.stephane@uqam.ca</text:p>
          </table:table-cell>
          <table:table-cell office:value-type="string" calcext:value-type="string">
            <text:p>(514) 987-3000 poste 8920</text:p>
          </table:table-cell>
          <table:table-cell table:number-columns-repeated="2"/>
          <table:table-cell office:value-type="string" calcext:value-type="string">
            <text:p>https://professeurs.uqam.ca/professeur/de_souza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de Vernal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vernal.anne@uqam.ca</text:p>
          </table:table-cell>
          <table:table-cell office:value-type="string" calcext:value-type="string">
            <text:p>(514) 987-3000 poste 8599</text:p>
          </table:table-cell>
          <table:table-cell office:value-type="string" calcext:value-type="string">
            <text:p>|Climatologie|Eau et environnement|Environnement|Géologie|Micropaléontologie|Océanographie|Paléoclimatologie|Paléoécologie|Paléoenvironnements|Paléontologie|Paléo-océanographie|Palynologie|Pliocène|Quaternaire|Sciences de la terre|</text:p>
          </table:table-cell>
          <table:table-cell/>
          <table:table-cell office:value-type="string" calcext:value-type="string">
            <text:p>https://professeurs.uqam.ca/professeur/devernal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ssandro Marco Forte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rte.alessandro@uqam.ca</text:p>
          </table:table-cell>
          <table:table-cell office:value-type="string" calcext:value-type="string">
            <text:p>(514) 987-3000 poste 4600</text:p>
          </table:table-cell>
          <table:table-cell table:number-columns-repeated="2"/>
          <table:table-cell office:value-type="string" calcext:value-type="string">
            <text:p>https://professeurs.uqam.ca/professeur/forte.alessandr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Gauthier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uthier.michel@uqam.ca</text:p>
          </table:table-cell>
          <table:table-cell office:value-type="string" calcext:value-type="string">
            <text:p>(514) 987-3000 poste 4560</text:p>
          </table:table-cell>
          <table:table-cell office:value-type="string" calcext:value-type="string">
            <text:p>|Géologie|Ressources minérales|Sciences de la terre|</text:p>
          </table:table-cell>
          <table:table-cell/>
          <table:table-cell office:value-type="string" calcext:value-type="string">
            <text:p>https://professeurs.uqam.ca/professeur/gauthier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Gauthier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uthier.pierre@uqam.ca</text:p>
          </table:table-cell>
          <table:table-cell office:value-type="string" calcext:value-type="string">
            <text:p>(514) 987-3000 poste 3304</text:p>
          </table:table-cell>
          <table:table-cell office:value-type="string" calcext:value-type="string">
            <text:p>|Assimilation de données|Climatologie|Météorologie|Méthodes variationnelles|Prévision environnementale|Sciences de la terre|Sciences de l'atmosphère|Télédétection|</text:p>
          </table:table-cell>
          <table:table-cell/>
          <table:table-cell office:value-type="string" calcext:value-type="string">
            <text:p>https://professeurs.uqam.ca/professeur/gauthier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ormand Goulet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ulet.normand@uqam.ca</text:p>
          </table:table-cell>
          <table:table-cell office:value-type="string" calcext:value-type="string">
            <text:p>(514) 987-4194</text:p>
          </table:table-cell>
          <table:table-cell office:value-type="string" calcext:value-type="string">
            <text:p>|Croûte terrestre|Génie géologique|Génie minier|Géologie|Géologie structurale|Précambrien|Sciences de la terre|Tectonique|</text:p>
          </table:table-cell>
          <table:table-cell/>
          <table:table-cell office:value-type="string" calcext:value-type="string">
            <text:p>https://professeurs.uqam.ca/professeur/goulet.norman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erif Hamzaoui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mzaoui.cherif@uqam.ca</text:p>
          </table:table-cell>
          <table:table-cell office:value-type="string" calcext:value-type="string">
            <text:p>(514) 987-3000 poste 6837</text:p>
          </table:table-cell>
          <table:table-cell office:value-type="string" calcext:value-type="string">
            <text:p>|Physique|Sciences de la terre|</text:p>
          </table:table-cell>
          <table:table-cell/>
          <table:table-cell office:value-type="string" calcext:value-type="string">
            <text:p>https://professeurs.uqam.ca/professeur/hamzaoui.cherif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Hélie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elie.jean-francois@uqam.ca</text:p>
          </table:table-cell>
          <table:table-cell office:value-type="string" calcext:value-type="string">
            <text:p>(514) 987-3000 poste 2413</text:p>
          </table:table-cell>
          <table:table-cell office:value-type="string" calcext:value-type="string">
            <text:p>|Cycle du carbone|Eau et environnement|Géochimie|Géochimie isotopique|Grands Fleuves|Hydrologie|Isotopes|Isotopes stables|Sciences de la terre|</text:p>
          </table:table-cell>
          <table:table-cell/>
          <table:table-cell office:value-type="string" calcext:value-type="string">
            <text:p>https://professeurs.uqam.ca/professeur/helie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Hillaire Marcel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illaire-marcel.claude@uqam.ca</text:p>
          </table:table-cell>
          <table:table-cell office:value-type="string" calcext:value-type="string">
            <text:p>(514) 987-3000 poste 3376</text:p>
          </table:table-cell>
          <table:table-cell office:value-type="string" calcext:value-type="string">
            <text:p>|Changements climatiques|Climatologie|Eau et environnement|Isotopes|Isotopes stables|Sciences de la terre|</text:p>
          </table:table-cell>
          <table:table-cell/>
          <table:table-cell office:value-type="string" calcext:value-type="string">
            <text:p>https://professeurs.uqam.ca/professeur/hillaire-marcel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Jébrak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ebrak.michel@uqam.ca</text:p>
          </table:table-cell>
          <table:table-cell office:value-type="string" calcext:value-type="string">
            <text:p>(514) 987-3000 poste 3986</text:p>
          </table:table-cell>
          <table:table-cell office:value-type="string" calcext:value-type="string">
            <text:p>|Exploration minière|Génie minier|Géologie|Ressources minérales|Sciences de la terre|</text:p>
          </table:table-cell>
          <table:table-cell/>
          <table:table-cell office:value-type="string" calcext:value-type="string">
            <text:p>https://professeurs.uqam.ca/professeur/jebrak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Lamothe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mothe.michel@uqam.ca</text:p>
          </table:table-cell>
          <table:table-cell office:value-type="string" calcext:value-type="string">
            <text:p>(514) 987-3000 poste 3361</text:p>
          </table:table-cell>
          <table:table-cell office:value-type="string" calcext:value-type="string">
            <text:p>|Climatologie|Datation par luminescence|Environnement|Exploration minérale|Géochronologie|Géologie|Glaciation|Glaciers|Quaternaire|Radioactivité et environnement|Sciences de la terre|</text:p>
          </table:table-cell>
          <table:table-cell/>
          <table:table-cell office:value-type="string" calcext:value-type="string">
            <text:p>https://professeurs.uqam.ca/professeur/lamothe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é Laprise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prise.rene@uqam.ca</text:p>
          </table:table-cell>
          <table:table-cell office:value-type="string" calcext:value-type="string">
            <text:p>(514) 987-3000 poste 3302</text:p>
          </table:table-cell>
          <table:table-cell office:value-type="string" calcext:value-type="string">
            <text:p>|Changements climatiques|Climatologie|Climat régional|Énergétique atmosphérique|Extrêmes climatiques|Méso-météorologie|Météorologie|Modélisation du climat|Physique du climat|Sciences de l'atmosphère|</text:p>
          </table:table-cell>
          <table:table-cell/>
          <table:table-cell office:value-type="string" calcext:value-type="string">
            <text:p>https://professeurs.uqam.ca/professeur/laprise.r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Larocque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rocque.marie@uqam.ca</text:p>
          </table:table-cell>
          <table:table-cell office:value-type="string" calcext:value-type="string">
            <text:p>(514) 987-3000 poste 1515</text:p>
          </table:table-cell>
          <table:table-cell office:value-type="string" calcext:value-type="string">
            <text:p>|Changements climatiques|Climatologie|Eau et environnement|Eaux souterraines|Hydroécologie|Milieux humides|Sciences de la terre|Sciences de l'atmosphère|</text:p>
          </table:table-cell>
          <table:table-cell/>
          <table:table-cell office:value-type="string" calcext:value-type="string">
            <text:p>https://professeurs.uqam.ca/professeur/larocque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Michel Lucotte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cotte.marc_michel@uqam.ca</text:p>
          </table:table-cell>
          <table:table-cell office:value-type="string" calcext:value-type="string">
            <text:p>(514) 987-3000 poste 3767</text:p>
          </table:table-cell>
          <table:table-cell office:value-type="string" calcext:value-type="string">
            <text:p>|Agroforesterie|Déforestation|Domaine boréal|Eau et environnement|Effet de serre|Équilibre planétaire|Gaz à effet de serre|Hydroélectricité|Maladie de Chagas|Mercure|Océanographie|Pesticides|Santé environnementale|Sciences de la terre|</text:p>
          </table:table-cell>
          <table:table-cell/>
          <table:table-cell office:value-type="string" calcext:value-type="string">
            <text:p>https://professeurs.uqam.ca/professeur/lucotte.marc_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Claude Mareschal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eschal.jean-claude@uqam.ca</text:p>
          </table:table-cell>
          <table:table-cell office:value-type="string" calcext:value-type="string">
            <text:p>(514) 987-3000 poste 6864</text:p>
          </table:table-cell>
          <table:table-cell office:value-type="string" calcext:value-type="string">
            <text:p>|Athénosphère|Changements climatiques|Croûte terrestre|Évolution tectonique|Évolution terrestre|Flux de chaleur|Géophysique|Lithosphère|Sciences de la terre|Sciences de l'atmosphère|</text:p>
          </table:table-cell>
          <table:table-cell/>
          <table:table-cell office:value-type="string" calcext:value-type="string">
            <text:p>https://professeurs.uqam.ca/professeur/mareschal.jean-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umarou Nikiema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substitut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umarou.nikiema@uqam.ca</text:p>
          </table:table-cell>
          <table:table-cell office:value-type="string" calcext:value-type="string">
            <text:p>(514) 987-3000 poste 5354</text:p>
          </table:table-cell>
          <table:table-cell/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oumarou.nikiem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esco S.R. Pausata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usata.francesco@uqam.ca</text:p>
          </table:table-cell>
          <table:table-cell office:value-type="string" calcext:value-type="string">
            <text:p>(514) 987-3000 poste 3387</text:p>
          </table:table-cell>
          <table:table-cell office:value-type="string" calcext:value-type="string">
            <text:p>|Aérosols et climat|Changements climatiques|Climatologie|Dynamique de l'atmosphère|Éruptions et climat|Paléoclimatologie|Sciences de la terre|Sciences de l'atmosphè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ausata.francesc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e Luigi Pinti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inti.daniele@uqam.ca</text:p>
          </table:table-cell>
          <table:table-cell office:value-type="string" calcext:value-type="string">
            <text:p>(514) 987-3000 poste 2572</text:p>
          </table:table-cell>
          <table:table-cell office:value-type="string" calcext:value-type="string">
            <text:p>|Climatologie|Eau et environnement|Exobiologie|Génie géologique|Génie minier|Géochimie|Géochimie isotopique|Géochronologie|Géologie|Géologie du pétrole|Hydrogéologie|Sciences de la ter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inti.dani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Poirier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oirier.andre@uqam.ca</text:p>
          </table:table-cell>
          <table:table-cell office:value-type="string" calcext:value-type="string">
            <text:p>(514) 987-3000 poste 1718</text:p>
          </table:table-cell>
          <table:table-cell table:number-columns-repeated="2"/>
          <table:table-cell office:value-type="string" calcext:value-type="string">
            <text:p>https://professeurs.uqam.ca/professeur/poirier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anika Rizo</text:p>
          </table:table-cell>
          <table:table-cell office:value-type="string" calcext:value-type="string">
            <text:p>Centre de recherche sur la dynamique du système Terre (Geotop)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zo.hanika@uqam.ca</text:p>
          </table:table-cell>
          <table:table-cell office:value-type="string" calcext:value-type="string">
            <text:p>(514) 987-3000 poste 4126</text:p>
          </table:table-cell>
          <table:table-cell office:value-type="string" calcext:value-type="string">
            <text:p>|Croûte terrestre|Évolution terrestre|Formation terrestre|Géochimie|Géochimie isotopique|Océans de magma|Pétrologie|Sciences de la terre|</text:p>
          </table:table-cell>
          <table:table-cell/>
          <table:table-cell office:value-type="string" calcext:value-type="string">
            <text:p>https://professeurs.uqam.ca/professeur/rizo.hanik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Roy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y.martin@uqam.ca</text:p>
          </table:table-cell>
          <table:table-cell office:value-type="string" calcext:value-type="string">
            <text:p>(514) 987-3000 poste 7619</text:p>
          </table:table-cell>
          <table:table-cell table:number-columns-repeated="2"/>
          <table:table-cell office:value-type="string" calcext:value-type="string">
            <text:p>https://professeurs.uqam.ca/professeur/roy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it-Michel Saumur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umur.benoit-michel@uqam.ca</text:p>
          </table:table-cell>
          <table:table-cell office:value-type="string" calcext:value-type="string">
            <text:p>(514) 987-3000 poste 5607</text:p>
          </table:table-cell>
          <table:table-cell office:value-type="string" calcext:value-type="string">
            <text:p>|Arctique|Cartographie|Géologie|Géologie économique|Géologie structurale|Modélisation|Pétrologie|Pétrologie ignée|Précambrien|Sciences de la terre|</text:p>
          </table:table-cell>
          <table:table-cell/>
          <table:table-cell office:value-type="string" calcext:value-type="string">
            <text:p>https://professeurs.uqam.ca/professeur/saumur.benoit-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ss Stevenson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venson.ross@uqam.ca</text:p>
          </table:table-cell>
          <table:table-cell office:value-type="string" calcext:value-type="string">
            <text:p>(514) 987-3000 poste 7835</text:p>
          </table:table-cell>
          <table:table-cell office:value-type="string" calcext:value-type="string">
            <text:p>|Climatologie|Croûte terrestre|Géochimie|Géochimie isotopique|Isotopes|Isotopes des sédiments|Isotopes radiogéniques|Manteau terrestre|Paléoenvironnements|Sciences de la terre|Sciences de l'atmosphère|</text:p>
          </table:table-cell>
          <table:table-cell/>
          <table:table-cell office:value-type="string" calcext:value-type="string">
            <text:p>https://professeurs.uqam.ca/professeur/stevenson.ros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xmi Sushama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ushama.laxmi@uqam.ca</text:p>
          </table:table-cell>
          <table:table-cell office:value-type="string" calcext:value-type="string">
            <text:p>(514) 987-3000 poste 2414</text:p>
          </table:table-cell>
          <table:table-cell table:number-columns-repeated="2"/>
          <table:table-cell office:value-type="string" calcext:value-type="string">
            <text:p>https://professeurs.uqam.ca/professeur/sushama.laxm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Mireille Thériault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heriault.julie@uqam.ca</text:p>
          </table:table-cell>
          <table:table-cell office:value-type="string" calcext:value-type="string">
            <text:p>(514) 987-3000 poste 4276</text:p>
          </table:table-cell>
          <table:table-cell office:value-type="string" calcext:value-type="string">
            <text:p>|Climatologie|Climat régional|Mesure de neige|Précipitations|Processus microphysique|Sciences de la terre|Sciences de l'atmosphère|</text:p>
          </table:table-cell>
          <table:table-cell/>
          <table:table-cell office:value-type="string" calcext:value-type="string">
            <text:p>https://professeurs.uqam.ca/professeur/theriault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Tremblay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remblay.a@uqam.ca</text:p>
          </table:table-cell>
          <table:table-cell office:value-type="string" calcext:value-type="string">
            <text:p>(514) 987-3000 poste 1397</text:p>
          </table:table-cell>
          <table:table-cell office:value-type="string" calcext:value-type="string">
            <text:p>|Caractérisation isotopique|Caractérisation structurale|Croûte océanique|Croûte terrestre|Datation|Évolution tectonique|Évolution terrestre|Génie géologique|Génie minier|Géochronologie|Gisements d'or|Isotopes|Ophiolites|Sciences de la terre|</text:p>
          </table:table-cell>
          <table:table-cell/>
          <table:table-cell office:value-type="string" calcext:value-type="string">
            <text:p>https://professeurs.uqam.ca/professeur/tremblay.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id Widory</text:p>
          </table:table-cell>
          <table:table-cell office:value-type="string" calcext:value-type="string">
            <text:p>Département des sciences de la Terre et de l'atmosphè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idory.david@uqam.ca</text:p>
          </table:table-cell>
          <table:table-cell office:value-type="string" calcext:value-type="string">
            <text:p>(514) 987-3000 poste 1968</text:p>
          </table:table-cell>
          <table:table-cell office:value-type="string" calcext:value-type="string">
            <text:p>|Climatologie|Eau et environnement|Environnement|Géochimie|Géochimie isotopique|Polluants|Pollution aquatique|Pollution atmosphérique|Sciences de la terre|Sciences de l'atmosphère|</text:p>
          </table:table-cell>
          <table:table-cell/>
          <table:table-cell office:value-type="string" calcext:value-type="string">
            <text:p>https://professeurs.uqam.ca/professeur/widory.dav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n Ambler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mbler.steven@uqam.ca</text:p>
          </table:table-cell>
          <table:table-cell office:value-type="string" calcext:value-type="string">
            <text:p>(514) 987-3000 poste 8372</text:p>
          </table:table-cell>
          <table:table-cell office:value-type="string" calcext:value-type="string">
            <text:p>|Cycles économiques|Économie|Finance internationale|Macroéconomie|</text:p>
          </table:table-cell>
          <table:table-cell/>
          <table:table-cell office:value-type="string" calcext:value-type="string">
            <text:p>https://professeurs.uqam.ca/professeur/ambler.stev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ssandro Barattieri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attieri.alessandro@uqam.ca</text:p>
          </table:table-cell>
          <table:table-cell office:value-type="string" calcext:value-type="string">
            <text:p>(514) 987-3000 poste 0850</text:p>
          </table:table-cell>
          <table:table-cell table:number-columns-repeated="2"/>
          <table:table-cell office:value-type="string" calcext:value-type="string">
            <text:p>https://professeurs.uqam.ca/professeur/barattieri.alessandr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ristian Behrens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hrens.kristian@uqam.ca</text:p>
          </table:table-cell>
          <table:table-cell office:value-type="string" calcext:value-type="string">
            <text:p>(514) 987-3000 poste 6513</text:p>
          </table:table-cell>
          <table:table-cell office:value-type="string" calcext:value-type="string">
            <text:p>|Commerce international|Économie|Économie géographique|Économie régionale|Économie urbaine|Microéconomie appliquée|</text:p>
          </table:table-cell>
          <table:table-cell/>
          <table:table-cell office:value-type="string" calcext:value-type="string">
            <text:p>https://professeurs.uqam.ca/professeur/behrens.k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tienne Billette de Villemeur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14</text:p>
          </table:table-cell>
          <table:table-cell table:number-columns-repeated="2"/>
          <table:table-cell office:value-type="string" calcext:value-type="string">
            <text:p>https://professeurs.uqam.ca/professeur/gzPOiLdswY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x Bloui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louin.max@uqam.ca</text:p>
          </table:table-cell>
          <table:table-cell office:value-type="string" calcext:value-type="string">
            <text:p>(514) 987-3000 poste 8375</text:p>
          </table:table-cell>
          <table:table-cell office:value-type="string" calcext:value-type="string">
            <text:p>|Économie|</text:p>
          </table:table-cell>
          <table:table-cell/>
          <table:table-cell office:value-type="string" calcext:value-type="string">
            <text:p>https://professeurs.uqam.ca/professeur/blouin.max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ahim Boualam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alam.brahim@uqam.ca</text:p>
          </table:table-cell>
          <table:table-cell office:value-type="string" calcext:value-type="string">
            <text:p>(514) 987-3000 poste 1780</text:p>
          </table:table-cell>
          <table:table-cell office:value-type="string" calcext:value-type="string">
            <text:p>|Économie|Économie géographique|Économie internationale|Économie urbaine et régionale|</text:p>
          </table:table-cell>
          <table:table-cell/>
          <table:table-cell office:value-type="string" calcext:value-type="string">
            <text:p>https://professeurs.uqam.ca/professeur/boualam.brahi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eph-H. Chung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ung.joseph-h@uqam.ca</text:p>
          </table:table-cell>
          <table:table-cell office:value-type="string" calcext:value-type="string">
            <text:p>(514) 987-4114</text:p>
          </table:table-cell>
          <table:table-cell office:value-type="string" calcext:value-type="string">
            <text:p>|Économie urbaine|Intégration et mondialisation|Mondialisation|Régime de libre-échange|Régionalisme en Asie|Science politique|Unification de la péninsule coréenn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hung.joseph-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Connolly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nnolly.marie@uqam.ca</text:p>
          </table:table-cell>
          <table:table-cell office:value-type="string" calcext:value-type="string">
            <text:p>(514) 987-3000 poste 0277</text:p>
          </table:table-cell>
          <table:table-cell office:value-type="string" calcext:value-type="string">
            <text:p>|Économie|Psychologie|Service social et travail social|</text:p>
          </table:table-cell>
          <table:table-cell/>
          <table:table-cell office:value-type="string" calcext:value-type="string">
            <text:p>https://professeurs.uqam.ca/professeur/connolly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De Donder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_donder.philippe@uqam.ca</text:p>
          </table:table-cell>
          <table:table-cell office:value-type="string" calcext:value-type="string">
            <text:p>(514) 987-3000 poste 4478</text:p>
          </table:table-cell>
          <table:table-cell office:value-type="string" calcext:value-type="string">
            <text:p>|Économie|Économie industrielle|Économie politique|Économie publique|</text:p>
          </table:table-cell>
          <table:table-cell/>
          <table:table-cell office:value-type="string" calcext:value-type="string">
            <text:p>https://professeurs.uqam.ca/professeur/de_donder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rianna Dega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gan.arianna@uqam.ca</text:p>
          </table:table-cell>
          <table:table-cell office:value-type="string" calcext:value-type="string">
            <text:p>(514) 987-3000 poste 2079</text:p>
          </table:table-cell>
          <table:table-cell office:value-type="string" calcext:value-type="string">
            <text:p>|Économie|Économie politique|Économie publique|Microéconomie|</text:p>
          </table:table-cell>
          <table:table-cell/>
          <table:table-cell office:value-type="string" calcext:value-type="string">
            <text:p>https://professeurs.uqam.ca/professeur/degan.arian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Delacroix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lacroix.alain@uqam.ca</text:p>
          </table:table-cell>
          <table:table-cell office:value-type="string" calcext:value-type="string">
            <text:p>(514) 987-3000 poste 6816</text:p>
          </table:table-cell>
          <table:table-cell office:value-type="string" calcext:value-type="string">
            <text:p>|Économie|Entreprenariat|Interactions entre le commerce et les politiques|Marché du travail|Microfondements du marché du travail|Politiques relatives au marché du travail|Théorie de la recherche d'emploi|</text:p>
          </table:table-cell>
          <table:table-cell/>
          <table:table-cell office:value-type="string" calcext:value-type="string">
            <text:p>https://professeurs.uqam.ca/professeur/delacroix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rnaud Dellis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llis.arnaud@uqam.ca</text:p>
          </table:table-cell>
          <table:table-cell office:value-type="string" calcext:value-type="string">
            <text:p>(514) 987-3000 poste 8364</text:p>
          </table:table-cell>
          <table:table-cell office:value-type="string" calcext:value-type="string">
            <text:p>|Économie politique|Économie publique|Microéconomie|</text:p>
          </table:table-cell>
          <table:table-cell/>
          <table:table-cell office:value-type="string" calcext:value-type="string">
            <text:p>https://professeurs.uqam.ca/professeur/dellis.arnau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ill Duppe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ppe.till@uqam.ca</text:p>
          </table:table-cell>
          <table:table-cell office:value-type="string" calcext:value-type="string">
            <text:p>(514) 987-3000 poste 5577</text:p>
          </table:table-cell>
          <table:table-cell office:value-type="string" calcext:value-type="string">
            <text:p>|Économie|Épistémologie historique|Histoire de la pensée|Histoire de l'économie mathématique|Phénoménologie|Philosophie de l'économie mathématique|</text:p>
          </table:table-cell>
          <table:table-cell/>
          <table:table-cell office:value-type="string" calcext:value-type="string">
            <text:p>https://professeurs.uqam.ca/professeur/duppe.til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on Fauvel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auvel.yvon@uqam.ca</text:p>
          </table:table-cell>
          <table:table-cell office:value-type="string" calcext:value-type="string">
            <text:p>(514) 987-4114</text:p>
          </table:table-cell>
          <table:table-cell table:number-columns-repeated="2"/>
          <table:table-cell office:value-type="string" calcext:value-type="string">
            <text:p>https://professeurs.uqam.ca/professeur/fauvel.yv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ude Felteau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elteau.claude@uqam.ca</text:p>
          </table:table-cell>
          <table:table-cell office:value-type="string" calcext:value-type="string">
            <text:p>(514) 987-3000 poste 8391</text:p>
          </table:table-cell>
          <table:table-cell office:value-type="string" calcext:value-type="string">
            <text:p>|Commerce international|Économie du travail|Économie publique|Marché du travail|Méthodes quantitatives|Politique fiscale|Rémunération|</text:p>
          </table:table-cell>
          <table:table-cell/>
          <table:table-cell office:value-type="string" calcext:value-type="string">
            <text:p>https://professeurs.uqam.ca/professeur/felteau.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quel Fonseca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nseca.raquel@uqam.ca</text:p>
          </table:table-cell>
          <table:table-cell office:value-type="string" calcext:value-type="string">
            <text:p>(514) 987-3000 poste 6656</text:p>
          </table:table-cell>
          <table:table-cell office:value-type="string" calcext:value-type="string">
            <text:p>|Économie|Entreprenariat|Marché du travail|Santé et vieillissement|</text:p>
          </table:table-cell>
          <table:table-cell/>
          <table:table-cell office:value-type="string" calcext:value-type="string">
            <text:p>https://professeurs.uqam.ca/professeur/fonseca.raqu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Forti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rtin.pierre@uqam.ca</text:p>
          </table:table-cell>
          <table:table-cell office:value-type="string" calcext:value-type="string">
            <text:p>(514) 987-3000 poste 8380</text:p>
          </table:table-cell>
          <table:table-cell office:value-type="string" calcext:value-type="string">
            <text:p>|Causes du chômage|Économie du travail|Fiscalité canadienne|Macroéconomie politique|Politique économique|Sources de la croissance économique|</text:p>
          </table:table-cell>
          <table:table-cell/>
          <table:table-cell office:value-type="string" calcext:value-type="string">
            <text:p>https://professeurs.uqam.ca/professeur/fortin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Denis Garo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ron.jean-denis@uqam.ca</text:p>
          </table:table-cell>
          <table:table-cell office:value-type="string" calcext:value-type="string">
            <text:p>(514) 987-3000 poste 2274</text:p>
          </table:table-cell>
          <table:table-cell office:value-type="string" calcext:value-type="string">
            <text:p>|Économie|Fédéralisme fiscal|Finance publique|Pensions|Sécurité sociale|Taxation|</text:p>
          </table:table-cell>
          <table:table-cell/>
          <table:table-cell office:value-type="string" calcext:value-type="string">
            <text:p>https://professeurs.uqam.ca/professeur/garon.jean-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Guay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ay.alain@uqam.ca</text:p>
          </table:table-cell>
          <table:table-cell office:value-type="string" calcext:value-type="string">
            <text:p>(514) 987-3000 poste 8377</text:p>
          </table:table-cell>
          <table:table-cell office:value-type="string" calcext:value-type="string">
            <text:p>|Cycles économiques|Économétrie|Économie|Macroéconomie|Mathématiques appliquées|Séries temporelles|</text:p>
          </table:table-cell>
          <table:table-cell/>
          <table:table-cell office:value-type="string" calcext:value-type="string">
            <text:p>https://professeurs.uqam.ca/professeur/guay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Haeck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eck.catherine@uqam.ca</text:p>
          </table:table-cell>
          <table:table-cell office:value-type="string" calcext:value-type="string">
            <text:p>(514) 987-3000 poste 5227</text:p>
          </table:table-cell>
          <table:table-cell office:value-type="string" calcext:value-type="string">
            <text:p>|Développement du capital humain|Économie|Économie de l'éducation|Économie des ressources humaines|Psychologie|</text:p>
          </table:table-cell>
          <table:table-cell/>
          <table:table-cell office:value-type="string" calcext:value-type="string">
            <text:p>https://professeurs.uqam.ca/professeur/haeck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uglas-James Hodgso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dgson.douglas@uqam.ca</text:p>
          </table:table-cell>
          <table:table-cell office:value-type="string" calcext:value-type="string">
            <text:p>(514) 987-3000 poste 4310</text:p>
          </table:table-cell>
          <table:table-cell office:value-type="string" calcext:value-type="string">
            <text:p>|Économétrie|Économie|Économie des arts|Économie financière|</text:p>
          </table:table-cell>
          <table:table-cell/>
          <table:table-cell office:value-type="string" calcext:value-type="string">
            <text:p>https://professeurs.uqam.ca/professeur/hodgson.dougl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Wilfried Koch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och.wilfried@uqam.ca</text:p>
          </table:table-cell>
          <table:table-cell office:value-type="string" calcext:value-type="string">
            <text:p>(514) 987-3000 poste 2568</text:p>
          </table:table-cell>
          <table:table-cell/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koch.wilfrie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tienne Lalé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le.etienne@uqam.ca</text:p>
          </table:table-cell>
          <table:table-cell office:value-type="string" calcext:value-type="string">
            <text:p>(514) 987-3000 poste 3680</text:p>
          </table:table-cell>
          <table:table-cell office:value-type="string" calcext:value-type="string">
            <text:p>|Économie du travail|Macroéconomie|</text:p>
          </table:table-cell>
          <table:table-cell/>
          <table:table-cell office:value-type="string" calcext:value-type="string">
            <text:p>https://professeurs.uqam.ca/professeur/lale.etie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holas Peter Lawso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wson.nicholas@uqam.ca</text:p>
          </table:table-cell>
          <table:table-cell office:value-type="string" calcext:value-type="string">
            <text:p>(514) 987-3000 poste 3584</text:p>
          </table:table-cell>
          <table:table-cell office:value-type="string" calcext:value-type="string">
            <text:p>|Économie|Économie du développement|Économie du travail|Évaluation des politiques|Finance publique|</text:p>
          </table:table-cell>
          <table:table-cell/>
          <table:table-cell office:value-type="string" calcext:value-type="string">
            <text:p>https://professeurs.uqam.ca/professeur/lawson.nichol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Lefebvre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febvre.pierre@uqam.ca</text:p>
          </table:table-cell>
          <table:table-cell office:value-type="string" calcext:value-type="string">
            <text:p>(514) 987-4114</text:p>
          </table:table-cell>
          <table:table-cell office:value-type="string" calcext:value-type="string">
            <text:p>|Analyse avantages-coûts|Analyse coût-efficience|Démographie économique|Économie|Économie publique|Finance publique|Scolarisation des jeunes|Services de garde|</text:p>
          </table:table-cell>
          <table:table-cell/>
          <table:table-cell office:value-type="string" calcext:value-type="string">
            <text:p>https://professeurs.uqam.ca/professeur/lefebvre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Leonard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onard.robert@uqam.ca</text:p>
          </table:table-cell>
          <table:table-cell office:value-type="string" calcext:value-type="string">
            <text:p>(514) 987-3000 poste 4366</text:p>
          </table:table-cell>
          <table:table-cell table:number-columns-repeated="2"/>
          <table:table-cell office:value-type="string" calcext:value-type="string">
            <text:p>https://professeurs.uqam.ca/professeur/leonard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Louise Leroux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roux.marie-louise@uqam.ca</text:p>
          </table:table-cell>
          <table:table-cell office:value-type="string" calcext:value-type="string">
            <text:p>(514) 987-3000 poste 8367</text:p>
          </table:table-cell>
          <table:table-cell office:value-type="string" calcext:value-type="string">
            <text:p>|Économie|Économie de la santé|Économie du vieillissement|Économie publique|</text:p>
          </table:table-cell>
          <table:table-cell/>
          <table:table-cell office:value-type="string" calcext:value-type="string">
            <text:p>https://professeurs.uqam.ca/professeur/leroux.marie-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as Marceau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eau.nicolas@uqam.ca</text:p>
          </table:table-cell>
          <table:table-cell office:value-type="string" calcext:value-type="string">
            <text:p>(514) 987-3000 poste 1545</text:p>
          </table:table-cell>
          <table:table-cell office:value-type="string" calcext:value-type="string">
            <text:p>|Économie publique|Finance publique|Politiques publiques|</text:p>
          </table:table-cell>
          <table:table-cell/>
          <table:table-cell office:value-type="string" calcext:value-type="string">
            <text:p>https://professeurs.uqam.ca/professeur/marceau.nicol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n Frédéric Marti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.julien@uqam.ca</text:p>
          </table:table-cell>
          <table:table-cell office:value-type="string" calcext:value-type="string">
            <text:p>(514) 987-3000 poste 5316</text:p>
          </table:table-cell>
          <table:table-cell office:value-type="string" calcext:value-type="string">
            <text:p>|Économie|Économie internationale|</text:p>
          </table:table-cell>
          <table:table-cell/>
          <table:table-cell office:value-type="string" calcext:value-type="string">
            <text:p>https://professeurs.uqam.ca/professeur/martin.jul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lorian Mayneris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yneris.florian@uqam.ca</text:p>
          </table:table-cell>
          <table:table-cell office:value-type="string" calcext:value-type="string">
            <text:p>(514) 987-3000 poste 3502</text:p>
          </table:table-cell>
          <table:table-cell office:value-type="string" calcext:value-type="string">
            <text:p>|Commerce international|Politique industrielle|Politique régionale|</text:p>
          </table:table-cell>
          <table:table-cell/>
          <table:table-cell office:value-type="string" calcext:value-type="string">
            <text:p>https://professeurs.uqam.ca/professeur/mayneris.flor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 Merriga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rrigan.philip@uqam.ca</text:p>
          </table:table-cell>
          <table:table-cell office:value-type="string" calcext:value-type="string">
            <text:p>(514) 987-3000 poste 8385</text:p>
          </table:table-cell>
          <table:table-cell office:value-type="string" calcext:value-type="string">
            <text:p>|Économétrie|Économie|Économie du travail|Équipes sportives|Macroéconomie|Offre du travail de la famille|</text:p>
          </table:table-cell>
          <table:table-cell/>
          <table:table-cell office:value-type="string" calcext:value-type="string">
            <text:p>https://professeurs.uqam.ca/professeur/merrigan.philip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ctoria Miller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iller.victoria@uqam.ca</text:p>
          </table:table-cell>
          <table:table-cell office:value-type="string" calcext:value-type="string">
            <text:p>(514) 987-3000 poste 3147</text:p>
          </table:table-cell>
          <table:table-cell office:value-type="string" calcext:value-type="string">
            <text:p>Banques commerciales et marchés financiers des pays d'Europe de l'Est|Économie|Économie du développement|Finance internationale|Gestion de la dette publique|Monnaie| devises et banques</text:p>
          </table:table-cell>
          <table:table-cell/>
          <table:table-cell office:value-type="string" calcext:value-type="string">
            <text:p>https://professeurs.uqam.ca/professeur/miller.victor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phie Osotimehi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osotimehin.sophie@uqam.ca</text:p>
          </table:table-cell>
          <table:table-cell office:value-type="string" calcext:value-type="string">
            <text:p>(514) 987-3000 poste 4683</text:p>
          </table:table-cell>
          <table:table-cell table:number-columns-repeated="2"/>
          <table:table-cell office:value-type="string" calcext:value-type="string">
            <text:p>https://professeurs.uqam.ca/professeur/osotimehin.soph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Ouellette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uellette.pierre@uqam.ca</text:p>
          </table:table-cell>
          <table:table-cell office:value-type="string" calcext:value-type="string">
            <text:p>(514) 987-3000 poste 8556</text:p>
          </table:table-cell>
          <table:table-cell office:value-type="string" calcext:value-type="string">
            <text:p>|Analyse avantages-coûts|Économie de la santé|Économie publique|Évaluation de la performance|Mesure de la productivité|Mesure du changement technologique|Microéconomie|Théorie de l'investissement|</text:p>
          </table:table-cell>
          <table:table-cell/>
          <table:table-cell office:value-type="string" calcext:value-type="string">
            <text:p>https://professeurs.uqam.ca/professeur/ouellette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Pallage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llage.stephane@uqam.ca</text:p>
          </table:table-cell>
          <table:table-cell office:value-type="string" calcext:value-type="string">
            <text:p>(514) 987-4114</text:p>
          </table:table-cell>
          <table:table-cell table:number-columns-repeated="2"/>
          <table:table-cell office:value-type="string" calcext:value-type="string">
            <text:p>https://professeurs.uqam.ca/professeur/pallage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Paquet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quet.alain@uqam.ca</text:p>
          </table:table-cell>
          <table:table-cell office:value-type="string" calcext:value-type="string">
            <text:p>(514) 987-3000 poste 8371</text:p>
          </table:table-cell>
          <table:table-cell office:value-type="string" calcext:value-type="string">
            <text:p>|Économie|Économie financière|Économie monétaire|Finance|Fluctuation économique|Macroéconomie|Monnaie|</text:p>
          </table:table-cell>
          <table:table-cell/>
          <table:table-cell office:value-type="string" calcext:value-type="string">
            <text:p>https://professeurs.uqam.ca/professeur/paquet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Phaneuf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haneuf.louis@uqam.ca</text:p>
          </table:table-cell>
          <table:table-cell office:value-type="string" calcext:value-type="string">
            <text:p>(514) 987-3000 poste 3015</text:p>
          </table:table-cell>
          <table:table-cell office:value-type="string" calcext:value-type="string">
            <text:p>|Chômage au Canada|Cycles économiques|Économie|Macroéconomie|Stabilisation économique|Travail|</text:p>
          </table:table-cell>
          <table:table-cell/>
          <table:table-cell office:value-type="string" calcext:value-type="string">
            <text:p>https://professeurs.uqam.ca/professeur/phaneuf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uth Rose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14</text:p>
          </table:table-cell>
          <table:table-cell table:number-columns-repeated="2"/>
          <table:table-cell office:value-type="string" calcext:value-type="string">
            <text:p>https://professeurs.uqam.ca/professeur/cwSqDWnyOH0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-Martel Roy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y.paul-martel@uqam.ca</text:p>
          </table:table-cell>
          <table:table-cell office:value-type="string" calcext:value-type="string">
            <text:p>(514) 987-3000 poste 8366</text:p>
          </table:table-cell>
          <table:table-cell office:value-type="string" calcext:value-type="string">
            <text:p>|Analyse économique de projets|Économie du développement|Économie du travail|</text:p>
          </table:table-cell>
          <table:table-cell/>
          <table:table-cell office:value-type="string" calcext:value-type="string">
            <text:p>https://professeurs.uqam.ca/professeur/roy.paul-mart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rles Séguin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guin.charles@uqam.ca</text:p>
          </table:table-cell>
          <table:table-cell office:value-type="string" calcext:value-type="string">
            <text:p>(514) 987-3000 poste 5509</text:p>
          </table:table-cell>
          <table:table-cell office:value-type="string" calcext:value-type="string">
            <text:p>|Changements climatiques|Développement durable|Dynamiques non-linéaires|Économie|Économie de l'environnement|Économie des ressources naturelles|Managemen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seguin.char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vel Sevcik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vcik.pavel@uqam.ca</text:p>
          </table:table-cell>
          <table:table-cell office:value-type="string" calcext:value-type="string">
            <text:p>(514) 987-3000 poste 8382</text:p>
          </table:table-cell>
          <table:table-cell table:number-columns-repeated="2"/>
          <table:table-cell office:value-type="string" calcext:value-type="string">
            <text:p>https://professeurs.uqam.ca/professeur/sevcik.pav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libor Stevanovic</text:p>
          </table:table-cell>
          <table:table-cell office:value-type="string" calcext:value-type="string">
            <text:p>Département des sciences économ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vanovic.dalibor@uqam.ca</text:p>
          </table:table-cell>
          <table:table-cell office:value-type="string" calcext:value-type="string">
            <text:p>(514) 987-3000 poste 8374</text:p>
          </table:table-cell>
          <table:table-cell office:value-type="string" calcext:value-type="string">
            <text:p>|Économétrie|Économie|Macroéconomie|</text:p>
          </table:table-cell>
          <table:table-cell/>
          <table:table-cell office:value-type="string" calcext:value-type="string">
            <text:p>https://professeurs.uqam.ca/professeur/stevanovic.dalibo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mi Bachand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chand.remi@uqam.ca</text:p>
          </table:table-cell>
          <table:table-cell office:value-type="string" calcext:value-type="string">
            <text:p>(514) 987-3000 poste 8318</text:p>
          </table:table-cell>
          <table:table-cell office:value-type="string" calcext:value-type="string">
            <text:p>|Droit|Droit économique international|Droit international|Droit international de l'investissement|Histoire du droit|Relations internationales|</text:p>
          </table:table-cell>
          <table:table-cell/>
          <table:table-cell office:value-type="string" calcext:value-type="string">
            <text:p>https://professeurs.uqam.ca/professeur/bachand.rem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Baril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il.jean@uqam.ca</text:p>
          </table:table-cell>
          <table:table-cell office:value-type="string" calcext:value-type="string">
            <text:p>(514) 987-3000 poste 0825</text:p>
          </table:table-cell>
          <table:table-cell office:value-type="string" calcext:value-type="string">
            <text:p>|Accès à l'information|Démocratie délibérative|Droit|Droit de l'environnement|Droit public et administratif|Droits et liberté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aril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ivier Barsalou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salou.olivier@uqam.ca</text:p>
          </table:table-cell>
          <table:table-cell office:value-type="string" calcext:value-type="string">
            <text:p>(514) 987-3000 poste 6172</text:p>
          </table:table-cell>
          <table:table-cell office:value-type="string" calcext:value-type="string">
            <text:p>|Anthropologie du droit|Droit|Droit des États-Unis|Droit international|Histoire du droit|Sociologie du droit|</text:p>
          </table:table-cell>
          <table:table-cell/>
          <table:table-cell office:value-type="string" calcext:value-type="string">
            <text:p>https://professeurs.uqam.ca/professeur/barsalou.oli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mmanuelle Bernheim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nheim.emmanuelle@uqam.ca</text:p>
          </table:table-cell>
          <table:table-cell office:value-type="string" calcext:value-type="string">
            <text:p>(514) 987-3000 poste 2433</text:p>
          </table:table-cell>
          <table:table-cell office:value-type="string" calcext:value-type="string">
            <text:p>Droit|Droit de la personne|Droit psychiatrique|Droit| tribunaux et inégalités sociales|Psychologie|Sociologie|Sociologie du droit|Théories du droit|Travail social</text:p>
          </table:table-cell>
          <table:table-cell/>
          <table:table-cell office:value-type="string" calcext:value-type="string">
            <text:p>https://professeurs.uqam.ca/professeur/bernheim.emmanu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que Bernier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nier.dominique@uqam.ca</text:p>
          </table:table-cell>
          <table:table-cell office:value-type="string" calcext:value-type="string">
            <text:p>(514) 987-3000 poste 1502</text:p>
          </table:table-cell>
          <table:table-cell table:number-columns-repeated="2"/>
          <table:table-cell office:value-type="string" calcext:value-type="string">
            <text:p>https://professeurs.uqam.ca/professeur/bernier.domi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ie Bernstein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nstein.stephanie@uqam.ca</text:p>
          </table:table-cell>
          <table:table-cell office:value-type="string" calcext:value-type="string">
            <text:p>(514) 987-3000 poste 8397</text:p>
          </table:table-cell>
          <table:table-cell office:value-type="string" calcext:value-type="string">
            <text:p>|Conciliation travail-famille|Droit|Droit comparé du travail|Droit du travail|Droit du travail dans les Amériques|Droit international du travail|Migrations et droit du travail|Psychologie|Régulation du travail migrant|Régulation du travail précaire|</text:p>
          </table:table-cell>
          <table:table-cell/>
          <table:table-cell office:value-type="string" calcext:value-type="string">
            <text:p>https://professeurs.uqam.ca/professeur/bernstein.steph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Bosset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sset.pierre@uqam.ca</text:p>
          </table:table-cell>
          <table:table-cell office:value-type="string" calcext:value-type="string">
            <text:p>(514) 987-3000 poste 3993</text:p>
          </table:table-cell>
          <table:table-cell office:value-type="string" calcext:value-type="string">
            <text:p>|Art et droit|Droit comparé|Droit et religion|Droit international|Droits culturels|Droits et libertés de la personne|</text:p>
          </table:table-cell>
          <table:table-cell/>
          <table:table-cell office:value-type="string" calcext:value-type="string">
            <text:p>https://professeurs.uqam.ca/professeur/bosset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ierry Bourgoignie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rgoignie.thierry@uqam.ca</text:p>
          </table:table-cell>
          <table:table-cell office:value-type="string" calcext:value-type="string">
            <text:p>(514) 987-3000 poste 4399</text:p>
          </table:table-cell>
          <table:table-cell office:value-type="string" calcext:value-type="string">
            <text:p>|Droit|Droit de la consommation|Droit de l'intégration européenne|Droit international de la consommation|Droit privé|</text:p>
          </table:table-cell>
          <table:table-cell/>
          <table:table-cell office:value-type="string" calcext:value-type="string">
            <text:p>https://professeurs.uqam.ca/professeur/bourgoignie.thierr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ëlle Breton-Le Goff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eton-le_goff.gaelle@uqam.ca</text:p>
          </table:table-cell>
          <table:table-cell office:value-type="string" calcext:value-type="string">
            <text:p>(514) 987-3000 poste 3263</text:p>
          </table:table-cell>
          <table:table-cell table:number-columns-repeated="2"/>
          <table:table-cell office:value-type="string" calcext:value-type="string">
            <text:p>https://professeurs.uqam.ca/professeur/breton-le_goff.ga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uce Broomhall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oomhall.bruce@uqam.ca</text:p>
          </table:table-cell>
          <table:table-cell office:value-type="string" calcext:value-type="string">
            <text:p>(514) 987-3000 poste 2485</text:p>
          </table:table-cell>
          <table:table-cell office:value-type="string" calcext:value-type="string">
            <text:p>|Droit|Droit de la paix et de la sécurité internationale|Droit international|Droit international humanitaire|Droit international public|Droit pénal|Droit pénal canadien|Droit pénal international|Droits de la personne|</text:p>
          </table:table-cell>
          <table:table-cell/>
          <table:table-cell office:value-type="string" calcext:value-type="string">
            <text:p>https://professeurs.uqam.ca/professeur/broomhall.bru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chel Chagnon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gnon.rachel@uqam.ca</text:p>
          </table:table-cell>
          <table:table-cell office:value-type="string" calcext:value-type="string">
            <text:p>(514) 987-3000 poste 8322</text:p>
          </table:table-cell>
          <table:table-cell office:value-type="string" calcext:value-type="string">
            <text:p>|Droit|Études féministes|Sociologie|Travail social|</text:p>
          </table:table-cell>
          <table:table-cell/>
          <table:table-cell office:value-type="string" calcext:value-type="string">
            <text:p>https://professeurs.uqam.ca/professeur/chagnon.ra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é Côté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te.rene@uqam.ca</text:p>
          </table:table-cell>
          <table:table-cell office:value-type="string" calcext:value-type="string">
            <text:p>(514) 987-3000 poste 8575</text:p>
          </table:table-cell>
          <table:table-cell office:value-type="string" calcext:value-type="string">
            <text:p>|Droit|Droit et société|Droit et technologie|Droit international|Droit québécois|</text:p>
          </table:table-cell>
          <table:table-cell/>
          <table:table-cell office:value-type="string" calcext:value-type="string">
            <text:p>https://professeurs.uqam.ca/professeur/cote.r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chel Cox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x.rachel@uqam.ca</text:p>
          </table:table-cell>
          <table:table-cell office:value-type="string" calcext:value-type="string">
            <text:p>(514) 987-3000 poste 7029</text:p>
          </table:table-cell>
          <table:table-cell office:value-type="string" calcext:value-type="string">
            <text:p>|Action syndicale|Droit|Indemisation des incapacités au travail|Méthodologies qualitatives et mixtes|Prévention des incapacités au travail|Psychologie|Recherche-action|Risques psychosociaux au travail|Sociologie|Travail social|</text:p>
          </table:table-cell>
          <table:table-cell/>
          <table:table-cell office:value-type="string" calcext:value-type="string">
            <text:p>https://professeurs.uqam.ca/professeur/cox.ra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ugo Cyr</text:p>
          </table:table-cell>
          <table:table-cell office:value-type="string" calcext:value-type="string">
            <text:p>Faculté de science politique et de droit</text:p>
          </table:table-cell>
          <table:table-cell office:value-type="string" calcext:value-type="string">
            <text:p>Doye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yen.fspd@uqam.ca</text:p>
          </table:table-cell>
          <table:table-cell office:value-type="string" calcext:value-type="string">
            <text:p>(514) 987-3000 poste 2599</text:p>
          </table:table-cell>
          <table:table-cell office:value-type="string" calcext:value-type="string">
            <text:p>|Droit|Droit constitutionnel|Droit international|Droit interne|Fédéralisme|Intelligence artificielle et droit|Science politique|Sciences sociales|Théorie constitutionnelle|Théories de l'État|Théories du droi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yr.hug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a Dabby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bby.dia@uqam.ca</text:p>
          </table:table-cell>
          <table:table-cell office:value-type="string" calcext:value-type="string">
            <text:p>(514) 987-3000 poste 1983</text:p>
          </table:table-cell>
          <table:table-cell table:number-columns-repeated="2"/>
          <table:table-cell office:value-type="string" calcext:value-type="string">
            <text:p>https://professeurs.uqam.ca/professeur/dabby.d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rnard Duhaime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haime.bernard@uqam.ca</text:p>
          </table:table-cell>
          <table:table-cell office:value-type="string" calcext:value-type="string">
            <text:p>(514) 987-3000 poste 2478</text:p>
          </table:table-cell>
          <table:table-cell office:value-type="string" calcext:value-type="string">
            <text:p>|Droit|Droit et peuples autochtones|Droit international|Droit international humanitaire|Droits de la personne|Études féministes|Organisations internationales|Pédagogie clinique|Science politique|Sciences sociales|Sociologie|</text:p>
          </table:table-cell>
          <table:table-cell/>
          <table:table-cell office:value-type="string" calcext:value-type="string">
            <text:p>https://professeurs.uqam.ca/professeur/duhaime.bern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ris Farget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arget.doris@uqam.ca</text:p>
          </table:table-cell>
          <table:table-cell office:value-type="string" calcext:value-type="string">
            <text:p>(514) 987-3000 poste 3259</text:p>
          </table:table-cell>
          <table:table-cell table:number-columns-repeated="2"/>
          <table:table-cell office:value-type="string" calcext:value-type="string">
            <text:p>https://professeurs.uqam.ca/professeur/farget.dor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ence-Léa Fontaine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ntaine.laurence-lea@uqam.ca</text:p>
          </table:table-cell>
          <table:table-cell office:value-type="string" calcext:value-type="string">
            <text:p>(514) 987-3000 poste 3859</text:p>
          </table:table-cell>
          <table:table-cell office:value-type="string" calcext:value-type="string">
            <text:p>|Constitutionnalisation|Démocratie sociale|Droit|Droit du travail|Droit du travail et industrie du cinéma|Exploitation des travailleurs|Numérisme et travail|Pluralisme juridique|Rapports collectifs du travail|Régime juridique des artistes|</text:p>
          </table:table-cell>
          <table:table-cell/>
          <table:table-cell office:value-type="string" calcext:value-type="string">
            <text:p>https://professeurs.uqam.ca/professeur/fontaine.laurence-le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trick Forget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rget.patrick@uqam.ca</text:p>
          </table:table-cell>
          <table:table-cell office:value-type="string" calcext:value-type="string">
            <text:p>(514) 987-3000 poste 6456</text:p>
          </table:table-cell>
          <table:table-cell office:value-type="string" calcext:value-type="string">
            <text:p>|Action collective|Droit|Droit comparé|Droit privé|Jurilinguistique|Théories du droit|</text:p>
          </table:table-cell>
          <table:table-cell/>
          <table:table-cell office:value-type="string" calcext:value-type="string">
            <text:p>https://professeurs.uqam.ca/professeur/forget.patr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Fortin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rtin.philippe@uqam.ca</text:p>
          </table:table-cell>
          <table:table-cell office:value-type="string" calcext:value-type="string">
            <text:p>(514) 987-3000 poste 3511</text:p>
          </table:table-cell>
          <table:table-cell office:value-type="string" calcext:value-type="string">
            <text:p>|Droit commercial international|Droit des affaires|Marchés financiers|</text:p>
          </table:table-cell>
          <table:table-cell/>
          <table:table-cell office:value-type="string" calcext:value-type="string">
            <text:p>https://professeurs.uqam.ca/professeur/fortin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Gallie</text:p>
          </table:table-cell>
          <table:table-cell office:value-type="string" calcext:value-type="string">
            <text:p>Faculté de science politique et de droit</text:p>
          </table:table-cell>
          <table:table-cell office:value-type="string" calcext:value-type="string">
            <text:p>Professeur - Vice-doyen aux études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llie.martin@uqam.ca</text:p>
          </table:table-cell>
          <table:table-cell office:value-type="string" calcext:value-type="string">
            <text:p>(514) 987-3000 poste 2068</text:p>
          </table:table-cell>
          <table:table-cell office:value-type="string" calcext:value-type="string">
            <text:p>|Droit|Droit du logement|Droit et mouvements sociaux|Droit international|Droit international du développement|Droit social et de la protection sociale|Science politique|Théorie tiers-mondiste du droit international|</text:p>
          </table:table-cell>
          <table:table-cell/>
          <table:table-cell office:value-type="string" calcext:value-type="string">
            <text:p>https://professeurs.uqam.ca/professeur/gallie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lia Gesualdi-Fecteau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esualdi-fecteau.dalia@uqam.ca</text:p>
          </table:table-cell>
          <table:table-cell office:value-type="string" calcext:value-type="string">
            <text:p>(514) 987-3000 poste 5269</text:p>
          </table:table-cell>
          <table:table-cell office:value-type="string" calcext:value-type="string">
            <text:p>|Disparités de traitement|Droit|Droit du travail|Égalité de traitement|Normes minimales d'emploi|Nouvelles formes d'emploi|Science politique|Travail atypique|Travailleurs migrants|</text:p>
          </table:table-cell>
          <table:table-cell/>
          <table:table-cell office:value-type="string" calcext:value-type="string">
            <text:p>https://professeurs.uqam.ca/professeur/gesualdi-fecteau.dal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ële Gidrol-Mistral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idrol-mistral.gael@uqam.ca</text:p>
          </table:table-cell>
          <table:table-cell office:value-type="string" calcext:value-type="string">
            <text:p>(514) 987-3000 poste 1774</text:p>
          </table:table-cell>
          <table:table-cell office:value-type="string" calcext:value-type="string">
            <text:p>|Droit|Droit civil|Droit comparé|Droit et biotechnologies|Droit privé|Propriété|Science politiqu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gidrol-mistral.ga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yse Grandbois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randbois.maryse@uqam.ca</text:p>
          </table:table-cell>
          <table:table-cell office:value-type="string" calcext:value-type="string">
            <text:p>(514) 987-3000 poste 3263</text:p>
          </table:table-cell>
          <table:table-cell table:number-columns-repeated="2"/>
          <table:table-cell office:value-type="string" calcext:value-type="string">
            <text:p>https://professeurs.uqam.ca/professeur/grandbois.mary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olin Grey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rey.colin@uqam.ca</text:p>
          </table:table-cell>
          <table:table-cell office:value-type="string" calcext:value-type="string">
            <text:p>(514) 987-3000 poste 0905</text:p>
          </table:table-cell>
          <table:table-cell office:value-type="string" calcext:value-type="string">
            <text:p>|Droit|Droit administratif|Droit constitutionnel|Droit de l'immigration|Droit des réfugiés|Droit public|Philosophie politique|Théories du droit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grey.col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ncent Karim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arim.vincent@uqam.ca</text:p>
          </table:table-cell>
          <table:table-cell office:value-type="string" calcext:value-type="string">
            <text:p>(514) 987-3000 poste 8329</text:p>
          </table:table-cell>
          <table:table-cell office:value-type="string" calcext:value-type="string">
            <text:p>|Droit des contrats|Droit des obligations|Droit international privé|</text:p>
          </table:table-cell>
          <table:table-cell/>
          <table:table-cell office:value-type="string" calcext:value-type="string">
            <text:p>https://professeurs.uqam.ca/professeur/karim.vinc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Lamarche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marche.lucie@uqam.ca</text:p>
          </table:table-cell>
          <table:table-cell office:value-type="string" calcext:value-type="string">
            <text:p>(514) 987-3000 poste 2152</text:p>
          </table:table-cell>
          <table:table-cell office:value-type="string" calcext:value-type="string">
            <text:p>|Droit|Droit des femmes|Droit du travail|Droit économique|Droit international|Droit social|Institutions des droits de la personne|</text:p>
          </table:table-cell>
          <table:table-cell/>
          <table:table-cell office:value-type="string" calcext:value-type="string">
            <text:p>https://professeurs.uqam.ca/professeur/lamarche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Lemonde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monde.lucie@uqam.ca</text:p>
          </table:table-cell>
          <table:table-cell office:value-type="string" calcext:value-type="string">
            <text:p>(514) 987-3000 poste 7039</text:p>
          </table:table-cell>
          <table:table-cell office:value-type="string" calcext:value-type="string">
            <text:p>|Droit|Droit à l'égalité|Droit carcéral|Droit constitutionnel|Droit de la personne|Droit des mineurs privés de liberté|Droit international|Droit pénal|Droits et libertés de la personne|Liberté d'expression et droit de manifester|</text:p>
          </table:table-cell>
          <table:table-cell/>
          <table:table-cell office:value-type="string" calcext:value-type="string">
            <text:p>https://professeurs.uqam.ca/professeur/lemonde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eter Leuprecht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33</text:p>
          </table:table-cell>
          <table:table-cell table:number-columns-repeated="2"/>
          <table:table-cell office:value-type="string" calcext:value-type="string">
            <text:p>https://professeurs.uqam.ca/professeur/ZkJqA0kJ1B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therine Lippel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ippel.katherine@uqam.ca</text:p>
          </table:table-cell>
          <table:table-cell office:value-type="string" calcext:value-type="string">
            <text:p>(514) 987-3000 poste 3263</text:p>
          </table:table-cell>
          <table:table-cell office:value-type="string" calcext:value-type="string">
            <text:p>Droit de la santé et de la sécurité au travail|Femmes| travail et santé|Harcèlement au travail et santé|Indemnisation (CSST| IVAC| SAAQ)|Santé au travail|Santé mentale au travail|Télétravail et santé|Travail à domicile et santé|Travail atypique et santé</text:p>
          </table:table-cell>
          <table:table-cell/>
          <table:table-cell office:value-type="string" calcext:value-type="string">
            <text:p>https://professeurs.uqam.ca/professeur/lippel.k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jandro Lorite Escorihuela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orite.alejandro@uqam.ca</text:p>
          </table:table-cell>
          <table:table-cell office:value-type="string" calcext:value-type="string">
            <text:p>(514) 987-3000 poste 5587</text:p>
          </table:table-cell>
          <table:table-cell table:number-columns-repeated="2"/>
          <table:table-cell office:value-type="string" calcext:value-type="string">
            <text:p>https://professeurs.uqam.ca/professeur/lorite.alejandr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Mockle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ckle.daniel@uqam.ca</text:p>
          </table:table-cell>
          <table:table-cell office:value-type="string" calcext:value-type="string">
            <text:p>(514) 987-3000 poste 7047</text:p>
          </table:table-cell>
          <table:table-cell office:value-type="string" calcext:value-type="string">
            <text:p>|Droit|Droit administratif|Droit public|Droit public comparé|Enjeux de la recherche juridique|Gouvernance publique|Méthodologie de la recherche en droit|Théories de l'État|Théories du droit|Transformations de l'État|</text:p>
          </table:table-cell>
          <table:table-cell/>
          <table:table-cell office:value-type="string" calcext:value-type="string">
            <text:p>https://professeurs.uqam.ca/professeur/mockle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Papy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py.jacques@uqam.ca</text:p>
          </table:table-cell>
          <table:table-cell office:value-type="string" calcext:value-type="string">
            <text:p>(514) 987-3000 poste 3297</text:p>
          </table:table-cell>
          <table:table-cell office:value-type="string" calcext:value-type="string">
            <text:p>|Analyse économique du droit|Droit|Droit de l'entreprise|Instruments économiques de protection de l'environnement|Marché du carbone|</text:p>
          </table:table-cell>
          <table:table-cell/>
          <table:table-cell office:value-type="string" calcext:value-type="string">
            <text:p>https://professeurs.uqam.ca/professeur/papy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Piquet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iquet.helene@uqam.ca</text:p>
          </table:table-cell>
          <table:table-cell office:value-type="string" calcext:value-type="string">
            <text:p>(514) 987-3000 poste 2056</text:p>
          </table:table-cell>
          <table:table-cell office:value-type="string" calcext:value-type="string">
            <text:p>|Constitutionnalisme|Droit|Droit chinois des XXe et XXIe siècles|Droit comparé|Droit de la personne|Droit judiciaire général|Enjeux de coopération|Migrations du Code civil dans le monde|Protection des droits de la personne|</text:p>
          </table:table-cell>
          <table:table-cell/>
          <table:table-cell office:value-type="string" calcext:value-type="string">
            <text:p>https://professeurs.uqam.ca/professeur/piquet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Roch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ch.francois@uqam.ca</text:p>
          </table:table-cell>
          <table:table-cell office:value-type="string" calcext:value-type="string">
            <text:p>(514) 987-3000 poste 2449</text:p>
          </table:table-cell>
          <table:table-cell office:value-type="string" calcext:value-type="string">
            <text:p>|Droit|Droit des organisations internationales|Droit international|Droit international et développement|Droit international public|Investissements directs étrangers|Méthodologie bidisciplinaire|Règlement des différends internationaux|Science politique|</text:p>
          </table:table-cell>
          <table:table-cell/>
          <table:table-cell office:value-type="string" calcext:value-type="string">
            <text:p>https://professeurs.uqam.ca/professeur/roch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Rochette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chette.annie@uqam.ca</text:p>
          </table:table-cell>
          <table:table-cell office:value-type="string" calcext:value-type="string">
            <text:p>(514) 987-3000 poste 4133</text:p>
          </table:table-cell>
          <table:table-cell office:value-type="string" calcext:value-type="string">
            <text:p>Analyses critique| féministes et écoféministes|Changements climatiques|Droit|Droit de l'environnement|Droit du développement durable|Droit international de l'environnement|Éthique environnementale|Études féministes|Pédagogie en droit</text:p>
          </table:table-cell>
          <table:table-cell/>
          <table:table-cell office:value-type="string" calcext:value-type="string">
            <text:p>https://professeurs.uqam.ca/professeur/rochette.a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Saris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ris.anne@uqam.ca</text:p>
          </table:table-cell>
          <table:table-cell office:value-type="string" calcext:value-type="string">
            <text:p>(514) 987-3000 poste 8327</text:p>
          </table:table-cell>
          <table:table-cell office:value-type="string" calcext:value-type="string">
            <text:p>|Approches non contentieuses du droit|Droit|Droit civil|Droit de la famille|Droit de la personne|Droit des enfants|Droit des femmes|Droit et biotechnologies|Droit et religion|Droit privé|Études féministes|Justice transitionnelle|Sociologi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saris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o Sassòli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33</text:p>
          </table:table-cell>
          <table:table-cell table:number-columns-repeated="2"/>
          <table:table-cell office:value-type="string" calcext:value-type="string">
            <text:p>https://professeurs.uqam.ca/professeur/TApr4siTADA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le Thériault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heriault.michelle@uqam.ca</text:p>
          </table:table-cell>
          <table:table-cell office:value-type="string" calcext:value-type="string">
            <text:p>(514) 987-3000 poste 3271</text:p>
          </table:table-cell>
          <table:table-cell office:value-type="string" calcext:value-type="string">
            <text:p>|Droit des affaires|Droit des sociétés de personnes|Justice participative|Modes de résolution des conflits|Pédagogie en milieu universitaire|</text:p>
          </table:table-cell>
          <table:table-cell/>
          <table:table-cell office:value-type="string" calcext:value-type="string">
            <text:p>https://professeurs.uqam.ca/professeur/theriault.mich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rja Trilsch</text:p>
          </table:table-cell>
          <table:table-cell office:value-type="string" calcext:value-type="string">
            <text:p>Département des sciences jurid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ilsch.mirja@uqam.ca</text:p>
          </table:table-cell>
          <table:table-cell office:value-type="string" calcext:value-type="string">
            <text:p>(514) 987-3000 poste 2439</text:p>
          </table:table-cell>
          <table:table-cell office:value-type="string" calcext:value-type="string">
            <text:p>|Droit|Droit comparé|Droit constitutionnel comparé|Droit de la personne|Droit économique|Droit international|Droits culturels|Droits sociaux|Science politique|</text:p>
          </table:table-cell>
          <table:table-cell/>
          <table:table-cell office:value-type="string" calcext:value-type="string">
            <text:p>https://professeurs.uqam.ca/professeur/trilsch.mirj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é Audet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udet.rene@uqam.ca</text:p>
          </table:table-cell>
          <table:table-cell office:value-type="string" calcext:value-type="string">
            <text:p>(514) 987-3000 poste 5254</text:p>
          </table:table-cell>
          <table:table-cell office:value-type="string" calcext:value-type="string">
            <text:p>|Discours environnemental|Sociologie|Sociologie de l'environnement|Systèmes alimentaires alternatifs|Transition écologique|</text:p>
          </table:table-cell>
          <table:table-cell/>
          <table:table-cell office:value-type="string" calcext:value-type="string">
            <text:p>https://professeurs.uqam.ca/professeur/audet.r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it Bazoge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zoge.benoit@uqam.ca</text:p>
          </table:table-cell>
          <table:table-cell office:value-type="string" calcext:value-type="string">
            <text:p>(514) 987-3000 poste 4546</text:p>
          </table:table-cell>
          <table:table-cell office:value-type="string" calcext:value-type="string">
            <text:p>|Administration des affaires|</text:p>
          </table:table-cell>
          <table:table-cell/>
          <table:table-cell office:value-type="string" calcext:value-type="string">
            <text:p>https://professeurs.uqam.ca/professeur/bazoge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 Beaulieu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aulieu.paul@uqam.ca</text:p>
          </table:table-cell>
          <table:table-cell office:value-type="string" calcext:value-type="string">
            <text:p>(514) 987-3000 poste 3790</text:p>
          </table:table-cell>
          <table:table-cell office:value-type="string" calcext:value-type="string">
            <text:p>|Capacités institutionnelles|Capacités managériales|Gestion de projet|Gestion des catastrophes environnementales|Gestion des crises|</text:p>
          </table:table-cell>
          <table:table-cell/>
          <table:table-cell office:value-type="string" calcext:value-type="string">
            <text:p>https://professeurs.uqam.ca/professeur/beaulieu.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umaya Ben Letaïfa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n_letaifa.soumaya@uqam.ca</text:p>
          </table:table-cell>
          <table:table-cell office:value-type="string" calcext:value-type="string">
            <text:p>(514) 987-3000 poste 1690</text:p>
          </table:table-cell>
          <table:table-cell office:value-type="string" calcext:value-type="string">
            <text:p>|Déterminants et freins à l'innovation|Écosystème touristique|Gestion de l'innovation|Gestion internationale|Innovation|Management interculturel|Marketing|Marketing bancaire|Marketing des services|Marketing omnicanal|Villes intelligentes|</text:p>
          </table:table-cell>
          <table:table-cell/>
          <table:table-cell office:value-type="string" calcext:value-type="string">
            <text:p>https://professeurs.uqam.ca/professeur/ben_letaifa.soumay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jdi Ben Selma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n_selma.majdi@uqam.ca</text:p>
          </table:table-cell>
          <table:table-cell office:value-type="string" calcext:value-type="string">
            <text:p>(514) 987-3000 poste 1492</text:p>
          </table:table-cell>
          <table:table-cell office:value-type="string" calcext:value-type="string">
            <text:p>|Diversification|Gestion stratégique|Innovation|Stratégie|Stratégie d'entreprise|</text:p>
          </table:table-cell>
          <table:table-cell/>
          <table:table-cell office:value-type="string" calcext:value-type="string">
            <text:p>https://professeurs.uqam.ca/professeur/ben_selma.majd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mal Bouzinab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zinab.kamal@uqam.ca</text:p>
          </table:table-cell>
          <table:table-cell office:value-type="string" calcext:value-type="string">
            <text:p>(514) 987-3000 poste 5612</text:p>
          </table:table-cell>
          <table:table-cell office:value-type="string" calcext:value-type="string">
            <text:p>|Alliances stratégiques|Avantage concurrentiel|Capacités dynamiques|Capacités stratégiques|Cartes stratégiques|Conseils d'administration|Fusions et acquisitions|Gestion stratégique de l'innovation|Gouvernance d'entreprise|Intelligence économique|Partenariats stratégiques|Planification stratégique|Stratégie|Tableaux de bord|Veille stratég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ouzinab.kam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écile Bulle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ulle.cecile@uqam.ca</text:p>
          </table:table-cell>
          <table:table-cell office:value-type="string" calcext:value-type="string">
            <text:p>(514) 987-3000 poste 8434</text:p>
          </table:table-cell>
          <table:table-cell office:value-type="string" calcext:value-type="string">
            <text:p>|Analyse du cycle de vie|Empreinte eau|Épuisement des ressources|Immobilier durable|Impacts du cycle de vie|</text:p>
          </table:table-cell>
          <table:table-cell/>
          <table:table-cell office:value-type="string" calcext:value-type="string">
            <text:p>https://professeurs.uqam.ca/professeur/bulle.ceci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ela Chebbi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ebbi.hela@uqam.ca</text:p>
          </table:table-cell>
          <table:table-cell office:value-type="string" calcext:value-type="string">
            <text:p>(514) 987-3000 poste 2548</text:p>
          </table:table-cell>
          <table:table-cell table:number-columns-repeated="2"/>
          <table:table-cell office:value-type="string" calcext:value-type="string">
            <text:p>https://professeurs.uqam.ca/professeur/chebbi.he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e De Serres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erres.andree@uqam.ca</text:p>
          </table:table-cell>
          <table:table-cell office:value-type="string" calcext:value-type="string">
            <text:p>(514) 987-3000 poste 1966</text:p>
          </table:table-cell>
          <table:table-cell office:value-type="string" calcext:value-type="string">
            <text:p>|Financement de projets immobiliers|Fonds d'investissements|Gestion des risques|Gouvernance des institutions finanicères|Ingénierie contractuelle|Institutions financières|Investissement responsable|Partenariats publics privés|Responsabilité fiduciaire|</text:p>
          </table:table-cell>
          <table:table-cell/>
          <table:table-cell office:value-type="string" calcext:value-type="string">
            <text:p>https://professeurs.uqam.ca/professeur/deserres.andr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H. Desmarteau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smarteau.robert_h@uqam.ca</text:p>
          </table:table-cell>
          <table:table-cell office:value-type="string" calcext:value-type="string">
            <text:p>(514) 987-3000 poste 4782</text:p>
          </table:table-cell>
          <table:table-cell office:value-type="string" calcext:value-type="string">
            <text:p>|Administration de la santé|Entreprises de biotechnologie|Modèle d'affaires|Stratégie d'entreprise|</text:p>
          </table:table-cell>
          <table:table-cell/>
          <table:table-cell office:value-type="string" calcext:value-type="string">
            <text:p>https://professeurs.uqam.ca/professeur/desmarteau.robert_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mélia Dumitriu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mitriu.camelia@uqam.ca</text:p>
          </table:table-cell>
          <table:table-cell office:value-type="string" calcext:value-type="string">
            <text:p>(514) 987-3000 poste 4862</text:p>
          </table:table-cell>
          <table:table-cell office:value-type="string" calcext:value-type="string">
            <text:p>|Affaires dans les pays BRICS|Analyse des marchés internationaux|Économie de réseau|Entreprises multinationales|Fusions et acquisitions|Gestion des crises|Gestion des risques|Gestion internationale|Gestion stratégique|Gouvernance corporative|Industries globales|Stratégies technolog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umitriu.camel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haëla Firsirotu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228</text:p>
          </table:table-cell>
          <table:table-cell table:number-columns-repeated="2"/>
          <table:table-cell office:value-type="string" calcext:value-type="string">
            <text:p>https://professeurs.uqam.ca/professeur/0IOHzEwx2gc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orinne Gendron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endron.corinne@uqam.ca</text:p>
          </table:table-cell>
          <table:table-cell office:value-type="string" calcext:value-type="string">
            <text:p>(514) 987-3000 poste 1400</text:p>
          </table:table-cell>
          <table:table-cell office:value-type="string" calcext:value-type="string">
            <text:p>|Consommation responsable|Construction historique des entreprises|Construction juridique des entreprises|Construction sociale des entreprises|Développement durable|Économie de l'environnement|Gestion environnementale|Grandes entreprises|Mondialisation et gouvernance|Mouvements socioéconomiques|</text:p>
          </table:table-cell>
          <table:table-cell/>
          <table:table-cell office:value-type="string" calcext:value-type="string">
            <text:p>https://professeurs.uqam.ca/professeur/gendron.cori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ie Labouze-Nasica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bouze.alexie@uqam.ca</text:p>
          </table:table-cell>
          <table:table-cell office:value-type="string" calcext:value-type="string">
            <text:p>(514) 987-3000 poste 7091</text:p>
          </table:table-cell>
          <table:table-cell table:number-columns-repeated="2"/>
          <table:table-cell office:value-type="string" calcext:value-type="string">
            <text:p>https://professeurs.uqam.ca/professeur/labouze.alex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Langevin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ngevin.marie@uqam.ca</text:p>
          </table:table-cell>
          <table:table-cell office:value-type="string" calcext:value-type="string">
            <text:p>(514) 987-3000 poste 6761</text:p>
          </table:table-cell>
          <table:table-cell office:value-type="string" calcext:value-type="string">
            <text:p>|Économie politique|Finance responsable|Financiarisation|Microfinance|Sociologie|Sociologie économ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ngevin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.A Lefèvre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fevre.sylvain@uqam.ca</text:p>
          </table:table-cell>
          <table:table-cell office:value-type="string" calcext:value-type="string">
            <text:p>(514) 987-3000 poste 5255</text:p>
          </table:table-cell>
          <table:table-cell office:value-type="string" calcext:value-type="string">
            <text:p>|Action collective|Fondations|Innovation sociale|Philanthropie|Recherche partenariale|Systèmes alimentaires alternatifs|</text:p>
          </table:table-cell>
          <table:table-cell/>
          <table:table-cell office:value-type="string" calcext:value-type="string">
            <text:p>https://professeurs.uqam.ca/professeur/lefevre.sylv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Librowicz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ibrowicz.michel@uqam.ca</text:p>
          </table:table-cell>
          <table:table-cell office:value-type="string" calcext:value-type="string">
            <text:p>(514) 987-3000 poste 4265</text:p>
          </table:table-cell>
          <table:table-cell office:value-type="string" calcext:value-type="string">
            <text:p>|Anciens pays communistes|Assistance canadienne|Commerce international|Europe de l'Est|Maisons de commerce|Petites et moyennes entreprises|Réformes économiques|</text:p>
          </table:table-cell>
          <table:table-cell/>
          <table:table-cell office:value-type="string" calcext:value-type="string">
            <text:p>https://professeurs.uqam.ca/professeur/librowicz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le Maia De Souza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4228</text:p>
          </table:table-cell>
          <table:table-cell table:number-columns-repeated="2"/>
          <table:table-cell office:value-type="string" calcext:value-type="string">
            <text:p>https://professeurs.uqam.ca/professeur/B0kwCA7ixY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as Merveille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rveille.nicolas@uqam.ca</text:p>
          </table:table-cell>
          <table:table-cell office:value-type="string" calcext:value-type="string">
            <text:p>(514) 987-3000 poste 0848</text:p>
          </table:table-cell>
          <table:table-cell office:value-type="string" calcext:value-type="string">
            <text:p>|Algorithmes|Anthropologie de l'algorithmique|Cycle de vie des données|Incidences sociales de l'internet des objets|Robotisation des comportements humain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erveille.nicol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ouchra M’Zali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zali.bouchra@uqam.ca</text:p>
          </table:table-cell>
          <table:table-cell office:value-type="string" calcext:value-type="string">
            <text:p>(514) 987-4689</text:p>
          </table:table-cell>
          <table:table-cell office:value-type="string" calcext:value-type="string">
            <text:p>|Diversification internationale en gestion de portefeuille|Performance financière des entreprises|Performance sociale des entreprises|</text:p>
          </table:table-cell>
          <table:table-cell/>
          <table:table-cell office:value-type="string" calcext:value-type="string">
            <text:p>https://professeurs.uqam.ca/professeur/mzali.bouch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Unsal Ozdilek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zdilek.unsal@uqam.ca</text:p>
          </table:table-cell>
          <table:table-cell office:value-type="string" calcext:value-type="string">
            <text:p>(514) 987-3000 poste 4436</text:p>
          </table:table-cell>
          <table:table-cell office:value-type="string" calcext:value-type="string">
            <text:p>|Analyse immobilière|Analyse statistique|Économie régionale|Économie urbaine|Environnement|Études de marché|Études de rentabilité|Évaluation|Immobilier|Systèmes d'information géographique|</text:p>
          </table:table-cell>
          <table:table-cell/>
          <table:table-cell office:value-type="string" calcext:value-type="string">
            <text:p>https://professeurs.uqam.ca/professeur/ozdilek.uns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ew Papadopoulos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padopoulos.andrew@uqam.ca</text:p>
          </table:table-cell>
          <table:table-cell office:value-type="string" calcext:value-type="string">
            <text:p>(514) 987-3000 poste 5258</text:p>
          </table:table-cell>
          <table:table-cell office:value-type="string" calcext:value-type="string">
            <text:p>|Diversification|Échelons supérieurs|Fusions et acquisitions|Ressources et actifs intangibles|Stratég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apadopoulos.andrew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Pasquero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squero.jean@uqam.ca</text:p>
          </table:table-cell>
          <table:table-cell office:value-type="string" calcext:value-type="string">
            <text:p>(514) 987-3000 poste 3893</text:p>
          </table:table-cell>
          <table:table-cell table:number-columns-repeated="2"/>
          <table:table-cell office:value-type="string" calcext:value-type="string">
            <text:p>https://professeurs.uqam.ca/professeur/pasquero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le Pilette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ilette.danielle@uqam.ca</text:p>
          </table:table-cell>
          <table:table-cell office:value-type="string" calcext:value-type="string">
            <text:p>(514) 987-3000 poste 8544</text:p>
          </table:table-cell>
          <table:table-cell office:value-type="string" calcext:value-type="string">
            <text:p>|Finances et fiscalité municipales|Gestion municipale et métropolitaine|Gouvernance des organisations territoriales|Système professionnel au Québec|Tourisme|Urbanisme|</text:p>
          </table:table-cell>
          <table:table-cell/>
          <table:table-cell office:value-type="string" calcext:value-type="string">
            <text:p>https://professeurs.uqam.ca/professeur/pilette.dani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k Purdon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urdon.mark@uqam.ca</text:p>
          </table:table-cell>
          <table:table-cell office:value-type="string" calcext:value-type="string">
            <text:p>(514) 987-3000 poste 2594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urdon.mar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Rabeau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yrabeau@uqam.ca</text:p>
          </table:table-cell>
          <table:table-cell office:value-type="string" calcext:value-type="string">
            <text:p>(514) 987-4228</text:p>
          </table:table-cell>
          <table:table-cell office:value-type="string" calcext:value-type="string">
            <text:p>|Commerce de l'électricité|Commerce électronique|Conjoncture|Modèle d'affaires|Sources d'énergie de substitution|Tarification de l'électricité|Technologies de l'information|</text:p>
          </table:table-cell>
          <table:table-cell/>
          <table:table-cell office:value-type="string" calcext:value-type="string">
            <text:p>https://professeurs.uqam.ca/professeur/yrabea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vasoa Ramboarisata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amboarisata.lovasoa@uqam.ca</text:p>
          </table:table-cell>
          <table:table-cell office:value-type="string" calcext:value-type="string">
            <text:p>(514) 987-3000 poste 5256</text:p>
          </table:table-cell>
          <table:table-cell office:value-type="string" calcext:value-type="string">
            <text:p>|Écoles de gestion|Entreprises collectives|Gouvernance des entreprises collectives|Responsabilité sociale des entreprises|Responsabilité sociale des universités|Théories des organisations|</text:p>
          </table:table-cell>
          <table:table-cell/>
          <table:table-cell office:value-type="string" calcext:value-type="string">
            <text:p>https://professeurs.uqam.ca/professeur/ramboarisata.lovaso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Reveret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veret.jean-pierre@uqam.ca</text:p>
          </table:table-cell>
          <table:table-cell office:value-type="string" calcext:value-type="string">
            <text:p>(514) 987-4228</text:p>
          </table:table-cell>
          <table:table-cell table:number-columns-repeated="2"/>
          <table:table-cell office:value-type="string" calcext:value-type="string">
            <text:p>https://professeurs.uqam.ca/professeur/reveret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ncent Sabourin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bourin.vincent@uqam.ca</text:p>
          </table:table-cell>
          <table:table-cell office:value-type="string" calcext:value-type="string">
            <text:p>(514) 987-3000 poste 3996</text:p>
          </table:table-cell>
          <table:table-cell office:value-type="string" calcext:value-type="string">
            <text:p>|Diversification|Économie|Fusions et acquisitions|Industrie en émergence et en restructuration|Politique industrielle|Politique scientifique|Politique technologique|Stratégie et performance des entreprises|Stratégie industriell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sabourin.vinc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France Turcotte</text:p>
          </table:table-cell>
          <table:table-cell office:value-type="string" calcext:value-type="string">
            <text:p>Département de stratégie, responsabilité sociale et environnemental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urcotte.marie-france@uqam.ca</text:p>
          </table:table-cell>
          <table:table-cell office:value-type="string" calcext:value-type="string">
            <text:p>(514) 987-3000 poste 4530</text:p>
          </table:table-cell>
          <table:table-cell office:value-type="string" calcext:value-type="string">
            <text:p>|Développement durable|Économie|Environnement|Investissement éthique|Parties prenantes|Processus de décision par consensus|Responsabilité environnementale des entreprises|Responsabilité sociale des entreprises|Sociologie|</text:p>
          </table:table-cell>
          <table:table-cell/>
          <table:table-cell office:value-type="string" calcext:value-type="string">
            <text:p>https://professeurs.uqam.ca/professeur/turcotte.marie-fra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rnard Andrès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ndres.bernard@uqam.ca</text:p>
          </table:table-cell>
          <table:table-cell office:value-type="string" calcext:value-type="string">
            <text:p>(514) 987-3000 poste 4125</text:p>
          </table:table-cell>
          <table:table-cell office:value-type="string" calcext:value-type="string">
            <text:p>|Études littéraires|Histoire de l'humour|Histoire de l'imprimé|Littérature|Littérature comparée|Littérature du XIXe siècle|Littérature du XVIIIe siècle|Littérature québécoise|</text:p>
          </table:table-cell>
          <table:table-cell/>
          <table:table-cell office:value-type="string" calcext:value-type="string">
            <text:p>https://professeurs.uqam.ca/professeur/andres.bern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muel Archibald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rchibald.samuel@uqam.ca</text:p>
          </table:table-cell>
          <table:table-cell office:value-type="string" calcext:value-type="string">
            <text:p>(514) 987-3000 poste 3724</text:p>
          </table:table-cell>
          <table:table-cell office:value-type="string" calcext:value-type="string">
            <text:p>|Cinéma de genre|Cinéma de science-fiction|Cinéma d'horreur|Cinéma documenteur|Cinéma <text:s/>fantastique|Cinéma policier|Culture de fans|Culture Internet|Culture populaire|Faux documents littéraires|Linguistique|Littérature|Littérature de genre|Littérature de science-fiction|Littérature d'horreur|Littérature fantastique|Littérature policière|Médias numériques|</text:p>
          </table:table-cell>
          <table:table-cell/>
          <table:table-cell office:value-type="string" calcext:value-type="string">
            <text:p>https://professeurs.uqam.ca/professeur/archibald.samu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ac Bazié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zie.isaac@uqam.ca</text:p>
          </table:table-cell>
          <table:table-cell office:value-type="string" calcext:value-type="string">
            <text:p>(514) 987-3000 poste 3214</text:p>
          </table:table-cell>
          <table:table-cell office:value-type="string" calcext:value-type="string">
            <text:p>|Canon national|Discours médiatiques|Études littéraires|Indicible|Littérature|Littérature et corps|Prix littéraires|Weltliteratur|</text:p>
          </table:table-cell>
          <table:table-cell/>
          <table:table-cell office:value-type="string" calcext:value-type="string">
            <text:p>https://professeurs.uqam.ca/professeur/bazie.isaa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ssie Bérard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ard.cassie@uqam.ca</text:p>
          </table:table-cell>
          <table:table-cell office:value-type="string" calcext:value-type="string">
            <text:p>(514) 987-3000 poste 4208</text:p>
          </table:table-cell>
          <table:table-cell table:number-columns-repeated="2"/>
          <table:table-cell office:value-type="string" calcext:value-type="string">
            <text:p>https://professeurs.uqam.ca/professeur/berard.cass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 Bonenfant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nenfant.luc@uqam.ca</text:p>
          </table:table-cell>
          <table:table-cell office:value-type="string" calcext:value-type="string">
            <text:p>(514) 987-3000 poste 4030</text:p>
          </table:table-cell>
          <table:table-cell office:value-type="string" calcext:value-type="string">
            <text:p>|Esthétique des formes poétiques|Études littéraires|Histoire des formes poétiques|Littérature|Littérature du XIXe siècle|Politique et poésie|Théorie des genres|Théories de la poésie|</text:p>
          </table:table-cell>
          <table:table-cell/>
          <table:table-cell office:value-type="string" calcext:value-type="string">
            <text:p>https://professeurs.uqam.ca/professeur/bonenfant.lu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chel Bouvet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vet.rachel@uqam.ca</text:p>
          </table:table-cell>
          <table:table-cell office:value-type="string" calcext:value-type="string">
            <text:p>(514) 987-3000 poste 4021</text:p>
          </table:table-cell>
          <table:table-cell office:value-type="string" calcext:value-type="string">
            <text:p>|Altérité|Désert en littérature|Études littéraires|Exotisme|Géopoétique|Littérature|Littérature du XIXe siècle|Littérature du XXe siècle|Littérature fantastique|Littérature française|Littérature francophone|Littérature francophone méditerranéenne|Orientalisme|Récits de voyage|Sémiologie|Théories de la lecture|</text:p>
          </table:table-cell>
          <table:table-cell/>
          <table:table-cell office:value-type="string" calcext:value-type="string">
            <text:p>https://professeurs.uqam.ca/professeur/bouvet.ra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e Brassard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assard.denise@uqam.ca</text:p>
          </table:table-cell>
          <table:table-cell office:value-type="string" calcext:value-type="string">
            <text:p>(514) 987-3000 poste 6968</text:p>
          </table:table-cell>
          <table:table-cell office:value-type="string" calcext:value-type="string">
            <text:p>|Dynamique des genres littéraires|Poésie du XXième siècle|Poésie du XXIième siècle|Poésie française|Poésie québécoise|Poétique de l'essai|Pratique de la création littéraire|Théorie de la création littéraire|</text:p>
          </table:table-cell>
          <table:table-cell/>
          <table:table-cell office:value-type="string" calcext:value-type="string">
            <text:p>https://professeurs.uqam.ca/professeur/brassard.den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 Brehm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ehm.sylvain@uqam.ca</text:p>
          </table:table-cell>
          <table:table-cell office:value-type="string" calcext:value-type="string">
            <text:p>(514) 987-3000 poste 5166</text:p>
          </table:table-cell>
          <table:table-cell office:value-type="string" calcext:value-type="string">
            <text:p>|Enseignement de la littérature|Études littéraires|Littérature|Littérature pour adolescents|Réception littéraire|Théories de la lecture|</text:p>
          </table:table-cell>
          <table:table-cell/>
          <table:table-cell office:value-type="string" calcext:value-type="string">
            <text:p>https://professeurs.uqam.ca/professeur/brehm.sylv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André Brouillette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ouillette.marc-andre@uqam.ca</text:p>
          </table:table-cell>
          <table:table-cell office:value-type="string" calcext:value-type="string">
            <text:p>(514) 987-3000 poste 5186</text:p>
          </table:table-cell>
          <table:table-cell office:value-type="string" calcext:value-type="string">
            <text:p>|Art public|Arts visuels|Création littéraire|Études littéraires|Littérature|Littérature du XXe siècle|Littérature du XXIe siècle|Littérature française|Littérature québécoise|Livre d'artiste|Poésie contemporaine|Poésie moderne|Pratique de la création littéraire|Pratiques multidisciplinaires|Représentations de l'espace en littérature|Représentations du paysage en littérature|Théorie de la création littérai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rouillette.marc-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Charron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ron.philippe@uqam.ca</text:p>
          </table:table-cell>
          <table:table-cell office:value-type="string" calcext:value-type="string">
            <text:p>(514) 987-3000 poste 4386</text:p>
          </table:table-cell>
          <table:table-cell office:value-type="string" calcext:value-type="string">
            <text:p>Littérature|Littérature expérimentale et exploratoire|Littérature| sens pratique et capacité à agir|Philosophie analytique|Philosophie et esthétique|Poésie française du XXe siècle|Poésie française du XXIe siècle|Pragmatisme|Wittgenstein</text:p>
          </table:table-cell>
          <table:table-cell/>
          <table:table-cell office:value-type="string" calcext:value-type="string">
            <text:p>https://professeurs.uqam.ca/professeur/charron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Chartier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tier.daniel@uqam.ca</text:p>
          </table:table-cell>
          <table:table-cell office:value-type="string" calcext:value-type="string">
            <text:p>(514) 987-3000 poste 4926</text:p>
          </table:table-cell>
          <table:table-cell office:value-type="string" calcext:value-type="string">
            <text:p>|Culture amérindienne|Culture inuite|Culture québécoise|Études littéraires|Idée du lieu en littérature|Imaginaire de l'Arctique|Imaginaire de la Scandinavie|Imaginaire du froid|Imaginaire du Nord|Littérature|Littérature amérindienne|Littérature inuite|Littérature québécoise|Réception littéraire|Représentations de l'hiver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hartier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Chassay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ssay.jean-francois@uqam.ca</text:p>
          </table:table-cell>
          <table:table-cell office:value-type="string" calcext:value-type="string">
            <text:p>(514) 987-3000 poste 4014</text:p>
          </table:table-cell>
          <table:table-cell office:value-type="string" calcext:value-type="string">
            <text:p>|Discours scientifique dans la fiction|Études littéraires|Littérature|Littérature américaine|Littérature contemporaine|Littérature et société|Littérature française|Littérature québécoise|</text:p>
          </table:table-cell>
          <table:table-cell/>
          <table:table-cell office:value-type="string" calcext:value-type="string">
            <text:p>https://professeurs.uqam.ca/professeur/chassay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Élaine Cliche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liche.anne_elaine@uqam.ca</text:p>
          </table:table-cell>
          <table:table-cell office:value-type="string" calcext:value-type="string">
            <text:p>(514) 987-3000 poste 6665</text:p>
          </table:table-cell>
          <table:table-cell office:value-type="string" calcext:value-type="string">
            <text:p>|Bible|Études littéraires|Imaginaire contemporain|Imaginaire de la fin|Jacques Lacan|Judaïsme|Littérature|Littérature contemporaine|Littérature française|Littérature québécoise|Psychanalyse|Sigmund Freud|Théories littéraires|</text:p>
          </table:table-cell>
          <table:table-cell/>
          <table:table-cell office:value-type="string" calcext:value-type="string">
            <text:p>https://professeurs.uqam.ca/professeur/cliche.anne_ela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éronique Cnockaert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nockaert.veronique@uqam.ca</text:p>
          </table:table-cell>
          <table:table-cell office:value-type="string" calcext:value-type="string">
            <text:p>(514) 987-3000 poste 3960</text:p>
          </table:table-cell>
          <table:table-cell office:value-type="string" calcext:value-type="string">
            <text:p>|Charles Baudelaire|Edmond et Jules de Goncourt|Émile Zola|Ethnocritique|Études littéraires|Guy de Maupassant|Honoré de Balzac|Littérature|Littérature du XIXe siècle|Littérature et anthropologie|Littérature française|</text:p>
          </table:table-cell>
          <table:table-cell/>
          <table:table-cell office:value-type="string" calcext:value-type="string">
            <text:p>https://professeurs.uqam.ca/professeur/cnockaert.ver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Cyr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yr.catherine@uqam.ca</text:p>
          </table:table-cell>
          <table:table-cell office:value-type="string" calcext:value-type="string">
            <text:p>(514) 987-3000 poste 0849</text:p>
          </table:table-cell>
          <table:table-cell office:value-type="string" calcext:value-type="string">
            <text:p>|Corps|Discours sur le corps|Dramaturgie contemporaine|Dramaturgie des femmes|Études littéraires|Imaginaire du corps|Littérature|Réception du corps|Représentation du corps|</text:p>
          </table:table-cell>
          <table:table-cell/>
          <table:table-cell office:value-type="string" calcext:value-type="string">
            <text:p>https://professeurs.uqam.ca/professeur/cyr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e Delvaux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lvaux.martine@uqam.ca</text:p>
          </table:table-cell>
          <table:table-cell office:value-type="string" calcext:value-type="string">
            <text:p>(514) 987-3000 poste 8404</text:p>
          </table:table-cell>
          <table:table-cell office:value-type="string" calcext:value-type="string">
            <text:p>|Douleur au féminin|Écriture testimoniale|Études féministes|Études littéraires|Jacques Derrida|Littérature|Littérature des femmes|Littérature du XXe siècle|Littérature française|Témoignage|</text:p>
          </table:table-cell>
          <table:table-cell/>
          <table:table-cell office:value-type="string" calcext:value-type="string">
            <text:p>https://professeurs.uqam.ca/professeur/delvaux.mar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Desjardins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jardins.l@uqam.ca</text:p>
          </table:table-cell>
          <table:table-cell office:value-type="string" calcext:value-type="string">
            <text:p>(514) 987-3000 poste 5677</text:p>
          </table:table-cell>
          <table:table-cell office:value-type="string" calcext:value-type="string">
            <text:p>|Ancien régime|Croyances et superstitions|Culture populaire|Discours de la morale|Discours sur le corps|Études littéraires|Littérature|Littérature du XVIIe siècle|Littérature du XVIIIe siècle|Littérature et peinture|Littérature française|Portrait littéraire|Représentation des passions|Représentation du corps|</text:p>
          </table:table-cell>
          <table:table-cell/>
          <table:table-cell office:value-type="string" calcext:value-type="string">
            <text:p>https://professeurs.uqam.ca/professeur/desjardins.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Dion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ion.robert@uqam.ca</text:p>
          </table:table-cell>
          <table:table-cell office:value-type="string" calcext:value-type="string">
            <text:p>(514) 987-3000 poste 6860</text:p>
          </table:table-cell>
          <table:table-cell office:value-type="string" calcext:value-type="string">
            <text:p>|Biographie|Études littéraires|Herméneutique littéraire|Linguistique|Littérature|Littérature contemporaine|Théorie des genres|</text:p>
          </table:table-cell>
          <table:table-cell/>
          <table:table-cell office:value-type="string" calcext:value-type="string">
            <text:p>https://professeurs.uqam.ca/professeur/dion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tonio Dominguez Leiva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minguez_leiva.antonio@uqam.ca</text:p>
          </table:table-cell>
          <table:table-cell office:value-type="string" calcext:value-type="string">
            <text:p>(514) 987-3000 poste 2373</text:p>
          </table:table-cell>
          <table:table-cell office:value-type="string" calcext:value-type="string">
            <text:p>|Bande dessinée|Cinéma|Cruauté|Culture populaire|Érotisme|Études littéraires|Histoire culturelle|Histoire des idées|Histoire des mentalités|Littérature|Littérature anglosaxonne|Littérature comparée|Littérature francophone|Littérature hispanique|</text:p>
          </table:table-cell>
          <table:table-cell/>
          <table:table-cell office:value-type="string" calcext:value-type="string">
            <text:p>https://professeurs.uqam.ca/professeur/dominguez_leiva.antoni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enda Dunn-Lardeau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nn-lardeau.brenda@uqam.ca</text:p>
          </table:table-cell>
          <table:table-cell office:value-type="string" calcext:value-type="string">
            <text:p>(514) 987-4125</text:p>
          </table:table-cell>
          <table:table-cell table:number-columns-repeated="2"/>
          <table:table-cell office:value-type="string" calcext:value-type="string">
            <text:p>https://professeurs.uqam.ca/professeur/dunn-lardeau.bren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Dupré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pre.louise@uqam.ca</text:p>
          </table:table-cell>
          <table:table-cell office:value-type="string" calcext:value-type="string">
            <text:p>(514) 987-4125</text:p>
          </table:table-cell>
          <table:table-cell table:number-columns-repeated="2"/>
          <table:table-cell office:value-type="string" calcext:value-type="string">
            <text:p>https://professeurs.uqam.ca/professeur/dupre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a Ferrer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rrer.carolina@uqam.ca</text:p>
          </table:table-cell>
          <table:table-cell office:value-type="string" calcext:value-type="string">
            <text:p>(514) 987-3000 poste 8221</text:p>
          </table:table-cell>
          <table:table-cell office:value-type="string" calcext:value-type="string">
            <text:p>|Amérique latine|Dynamiques culturelles|Épistémocritique|Études littéraires|Humanités numériques|Littérature|Littérature mondiale|</text:p>
          </table:table-cell>
          <table:table-cell/>
          <table:table-cell office:value-type="string" calcext:value-type="string">
            <text:p>https://professeurs.uqam.ca/professeur/ferrer.carol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que Garand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rand.dominique@uqam.ca</text:p>
          </table:table-cell>
          <table:table-cell office:value-type="string" calcext:value-type="string">
            <text:p>(514) 987-3000 poste 8950</text:p>
          </table:table-cell>
          <table:table-cell office:value-type="string" calcext:value-type="string">
            <text:p>|Analyse du discours|Conflictuel en littérature|Études littéraires|Fiction et histoire|Littérature|Littérature québécoise|Pamphlets|Polémique en littérature|Rhétorique de l'argumentation|Roman italien|</text:p>
          </table:table-cell>
          <table:table-cell/>
          <table:table-cell office:value-type="string" calcext:value-type="string">
            <text:p>https://professeurs.uqam.ca/professeur/garand.domi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rtrand Gervais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ervais.bertrand@uqam.ca</text:p>
          </table:table-cell>
          <table:table-cell office:value-type="string" calcext:value-type="string">
            <text:p>(514) 987-3000 poste 4017</text:p>
          </table:table-cell>
          <table:table-cell office:value-type="string" calcext:value-type="string">
            <text:p>|Esthétiques numériques|Études littéraires|Figures de la mémoire et de l'oubli|Imaginaire contemporain|Littérature|Littérature américaine|Théories de la lecture|Théories de l'interprét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ervais.bertran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Hamel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mel.jean-francois@uqam.ca</text:p>
          </table:table-cell>
          <table:table-cell office:value-type="string" calcext:value-type="string">
            <text:p>(514) 987-3000 poste 6685</text:p>
          </table:table-cell>
          <table:table-cell office:value-type="string" calcext:value-type="string">
            <text:p>|Esthétiques de la littérature|Études littéraires|Histoire culturelle|Littérature|Littérature du XXe siècle|Littérature du XXIe siècle|Littérature française|Philosophies de la littérature|Politiques de la littérature|Représentations de l'histoire|Sociocritique|Théories de l'engagement|Théories du récit|</text:p>
          </table:table-cell>
          <table:table-cell/>
          <table:table-cell office:value-type="string" calcext:value-type="string">
            <text:p>https://professeurs.uqam.ca/professeur/hamel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 Harel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rel.simon@uqam.ca</text:p>
          </table:table-cell>
          <table:table-cell office:value-type="string" calcext:value-type="string">
            <text:p>(514) 987-4125</text:p>
          </table:table-cell>
          <table:table-cell office:value-type="string" calcext:value-type="string">
            <text:p>|Architecture et littérature|Autobiographie|Autofiction|Écritures migrantes|Études littéraires|Interculturalité|Littérature|Multiculturalisme|Psychanalyse|</text:p>
          </table:table-cell>
          <table:table-cell/>
          <table:table-cell office:value-type="string" calcext:value-type="string">
            <text:p>https://professeurs.uqam.ca/professeur/harel.sim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nathan Hope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ope.jonathan@uqam.ca</text:p>
          </table:table-cell>
          <table:table-cell office:value-type="string" calcext:value-type="string">
            <text:p>(514) 987-3000 poste 1383</text:p>
          </table:table-cell>
          <table:table-cell office:value-type="string" calcext:value-type="string">
            <text:p>|Nature et culture|Pratiques sémiotiques|Théorie critique|Théories sémiotiques|</text:p>
          </table:table-cell>
          <table:table-cell/>
          <table:table-cell office:value-type="string" calcext:value-type="string">
            <text:p>https://professeurs.uqam.ca/professeur/hope.jonath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Lacroix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croix.michel@uqam.ca</text:p>
          </table:table-cell>
          <table:table-cell office:value-type="string" calcext:value-type="string">
            <text:p>(514) 987-3000 poste 5537</text:p>
          </table:table-cell>
          <table:table-cell office:value-type="string" calcext:value-type="string">
            <text:p>|Études littéraires|</text:p>
          </table:table-cell>
          <table:table-cell/>
          <table:table-cell office:value-type="string" calcext:value-type="string">
            <text:p>https://professeurs.uqam.ca/professeur/lacroix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Lafrance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france.genevieve@uqam.ca</text:p>
          </table:table-cell>
          <table:table-cell office:value-type="string" calcext:value-type="string">
            <text:p>(514) 987-3000 poste 4375</text:p>
          </table:table-cell>
          <table:table-cell office:value-type="string" calcext:value-type="string">
            <text:p>|Dix-huitième siècle|Imaginaire du don|Littérature française|Révolution française|Sociocritique des textes|</text:p>
          </table:table-cell>
          <table:table-cell/>
          <table:table-cell office:value-type="string" calcext:value-type="string">
            <text:p>https://professeurs.uqam.ca/professeur/lafrance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ené Lapierre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pierre.rene@uqam.ca</text:p>
          </table:table-cell>
          <table:table-cell office:value-type="string" calcext:value-type="string">
            <text:p>(514) 987-4125</text:p>
          </table:table-cell>
          <table:table-cell office:value-type="string" calcext:value-type="string">
            <text:p>|Création|Création littéraire|Écriture|Esthétique|Études littéraires|Formes|Littérature|Poésie|</text:p>
          </table:table-cell>
          <table:table-cell/>
          <table:table-cell office:value-type="string" calcext:value-type="string">
            <text:p>https://professeurs.uqam.ca/professeur/lapierre.r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is Lussier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ssier.alexis@uqam.ca</text:p>
          </table:table-cell>
          <table:table-cell office:value-type="string" calcext:value-type="string">
            <text:p>(514) 987-3000 poste 6453</text:p>
          </table:table-cell>
          <table:table-cell office:value-type="string" calcext:value-type="string">
            <text:p>|Écritures obsessionnelles|Études littéraires|Inconscient|Littérature|Littérature et psychanalyse|Littérature française|Logiques de la perversion|Photographie|Psychanalyse|</text:p>
          </table:table-cell>
          <table:table-cell/>
          <table:table-cell office:value-type="string" calcext:value-type="string">
            <text:p>https://professeurs.uqam.ca/professeur/lussier.alex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inthe Martel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tel.jacinthe@uqam.ca</text:p>
          </table:table-cell>
          <table:table-cell office:value-type="string" calcext:value-type="string">
            <text:p>(514) 987-3000 poste 4291</text:p>
          </table:table-cell>
          <table:table-cell office:value-type="string" calcext:value-type="string">
            <text:p>|Édition critique|Études littéraires|Génétique des textes|Littérature|Littérature québécoise|Poésie|Poésie contemporaine|Théories littéraires|</text:p>
          </table:table-cell>
          <table:table-cell/>
          <table:table-cell office:value-type="string" calcext:value-type="string">
            <text:p>https://professeurs.uqam.ca/professeur/martel.jacinth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Miron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iron.isabelle@uqam.ca</text:p>
          </table:table-cell>
          <table:table-cell office:value-type="string" calcext:value-type="string">
            <text:p>(514) 987-3000 poste 2742</text:p>
          </table:table-cell>
          <table:table-cell office:value-type="string" calcext:value-type="string">
            <text:p>|Américanité|Corps|Création littéraire|Études littéraires|Littérature|Poésie|Sacré|</text:p>
          </table:table-cell>
          <table:table-cell/>
          <table:table-cell office:value-type="string" calcext:value-type="string">
            <text:p>https://professeurs.uqam.ca/professeur/miron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èle Nevert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evert.michele@uqam.ca</text:p>
          </table:table-cell>
          <table:table-cell office:value-type="string" calcext:value-type="string">
            <text:p>(514) 987-3000 poste 3065</text:p>
          </table:table-cell>
          <table:table-cell office:value-type="string" calcext:value-type="string">
            <text:p>|Études littéraires|Jeux de langage|Jeux de mots|Langage et psychopathologie|Littérature|Littérature et folie|Littérature et psychanalyse|Psychanalyse|</text:p>
          </table:table-cell>
          <table:table-cell/>
          <table:table-cell office:value-type="string" calcext:value-type="string">
            <text:p>https://professeurs.uqam.ca/professeur/nevert.mich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Ouellet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uellet.pierre@uqam.ca</text:p>
          </table:table-cell>
          <table:table-cell office:value-type="string" calcext:value-type="string">
            <text:p>(514) 987-4125</text:p>
          </table:table-cell>
          <table:table-cell office:value-type="string" calcext:value-type="string">
            <text:p>|Esthétique|Études littéraires|Littérature|Littérature du XXe siècle|Littérature française|Littérature québécoise|Phénoménologie|Philosophie et littérature|Poésie|Poétique|Sémiotique|</text:p>
          </table:table-cell>
          <table:table-cell/>
          <table:table-cell office:value-type="string" calcext:value-type="string">
            <text:p>https://professeurs.uqam.ca/professeur/ouellet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Pelletier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elletier.jacques@uqam.ca</text:p>
          </table:table-cell>
          <table:table-cell office:value-type="string" calcext:value-type="string">
            <text:p>(514) 987-4125</text:p>
          </table:table-cell>
          <table:table-cell office:value-type="string" calcext:value-type="string">
            <text:p>|Avant-gardes littéraires au Québec|Littérature et politique|Roman de la Révolution tranquille au Québec|Roman et connaissance|Roman français du XIXe siècle|Roman québécois contemporain|</text:p>
          </table:table-cell>
          <table:table-cell/>
          <table:table-cell office:value-type="string" calcext:value-type="string">
            <text:p>https://professeurs.uqam.ca/professeur/pelletier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Christian Pleau</text:p>
          </table:table-cell>
          <table:table-cell office:value-type="string" calcext:value-type="string">
            <text:p>Faculté des arts</text:p>
          </table:table-cell>
          <table:table-cell office:value-type="string" calcext:value-type="string">
            <text:p>Doye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leau.jean-christian@uqam.ca</text:p>
          </table:table-cell>
          <table:table-cell office:value-type="string" calcext:value-type="string">
            <text:p>(514) 987-3000 poste 3187</text:p>
          </table:table-cell>
          <table:table-cell office:value-type="string" calcext:value-type="string">
            <text:p>|Études littéraires|Littérature|Littérature du XXe siècle|Littérature et politique|Littérature française|Littérature québécoise|</text:p>
          </table:table-cell>
          <table:table-cell/>
          <table:table-cell office:value-type="string" calcext:value-type="string">
            <text:p>https://professeurs.uqam.ca/professeur/pleau.jean-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Robert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bert.lucie@uqam.ca</text:p>
          </table:table-cell>
          <table:table-cell office:value-type="string" calcext:value-type="string">
            <text:p>(514) 987-3000 poste 4296</text:p>
          </table:table-cell>
          <table:table-cell office:value-type="string" calcext:value-type="string">
            <text:p>|Dramaturgie québécoise|Études féministes|Études littéraires|Histoire du théâtre québécois|Histoire littéraire|Littérature|Littérature du XIXe siècle|Littérature du XXe siècle|Littérature québécoise|Sociologie de la littérature|</text:p>
          </table:table-cell>
          <table:table-cell/>
          <table:table-cell office:value-type="string" calcext:value-type="string">
            <text:p>https://professeurs.uqam.ca/professeur/robert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x Roy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y.max@uqam.ca</text:p>
          </table:table-cell>
          <table:table-cell office:value-type="string" calcext:value-type="string">
            <text:p>(514) 987-3000 poste 4011</text:p>
          </table:table-cell>
          <table:table-cell office:value-type="string" calcext:value-type="string">
            <text:p>|Critique littéraire|Culture|Didactique de la littérature|Études littéraires|Histoire de la lecture|Lecture|Littérature|Littérature québécoise|Narratologie|Narratologie et sémiotique|Sémiotique|Théories de la lecture|</text:p>
          </table:table-cell>
          <table:table-cell/>
          <table:table-cell office:value-type="string" calcext:value-type="string">
            <text:p>https://professeurs.uqam.ca/professeur/roy.max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ri Saint-Martin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int-martin.lori@uqam.ca</text:p>
          </table:table-cell>
          <table:table-cell office:value-type="string" calcext:value-type="string">
            <text:p>(514) 987-3000 poste 4013</text:p>
          </table:table-cell>
          <table:table-cell office:value-type="string" calcext:value-type="string">
            <text:p>|Écriture au féminin|Écriture des femmes de groupes minoritaires|Études féministes|Études littéraires|Littérature|Littérature américaine|Littérature française|Littérature québécoise|Théorie féministe|Théorie psychanalytique|</text:p>
          </table:table-cell>
          <table:table-cell/>
          <table:table-cell office:value-type="string" calcext:value-type="string">
            <text:p>https://professeurs.uqam.ca/professeur/saint-martin.lor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èle Salesse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lesse.michele@uqam.ca</text:p>
          </table:table-cell>
          <table:table-cell office:value-type="string" calcext:value-type="string">
            <text:p>(514) 987-3000 poste 4125</text:p>
          </table:table-cell>
          <table:table-cell table:number-columns-repeated="2"/>
          <table:table-cell office:value-type="string" calcext:value-type="string">
            <text:p>https://professeurs.uqam.ca/professeur/salesse.mich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no Santini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ntini.sylvano@uqam.ca</text:p>
          </table:table-cell>
          <table:table-cell office:value-type="string" calcext:value-type="string">
            <text:p>(514) 987-3000 poste 5536</text:p>
          </table:table-cell>
          <table:table-cell office:value-type="string" calcext:value-type="string">
            <text:p>|Avant-gardes littéraires|Études littéraires|French theory|Littérature|Littérature et cinéma|Philosophie et littérature|Sémiotique|Théories sémiotiques|Théories texte-image|</text:p>
          </table:table-cell>
          <table:table-cell/>
          <table:table-cell office:value-type="string" calcext:value-type="string">
            <text:p>https://professeurs.uqam.ca/professeur/santini.sylvan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 Savoie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voie.chantal@uqam.ca</text:p>
          </table:table-cell>
          <table:table-cell office:value-type="string" calcext:value-type="string">
            <text:p>(514) 987-3000 poste 5542</text:p>
          </table:table-cell>
          <table:table-cell office:value-type="string" calcext:value-type="string">
            <text:p>|Chanson|Études culturelles|Études littéraires|Histoire littéraire|Littérature|Littérature du XXe siècle|Littérature québécoise|Pratiques culturelles de grande consommation|Pratiques littéraires des femmes|Sociologie de la littérature|</text:p>
          </table:table-cell>
          <table:table-cell/>
          <table:table-cell office:value-type="string" calcext:value-type="string">
            <text:p>https://professeurs.uqam.ca/professeur/savoie.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cia Soares de Souza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oares_de_souza.licia@uqam.ca</text:p>
          </table:table-cell>
          <table:table-cell office:value-type="string" calcext:value-type="string">
            <text:p>(514) 987-4125</text:p>
          </table:table-cell>
          <table:table-cell table:number-columns-repeated="2"/>
          <table:table-cell office:value-type="string" calcext:value-type="string">
            <text:p>https://professeurs.uqam.ca/professeur/soares_de_souza.lic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hanne Villeneuve</text:p>
          </table:table-cell>
          <table:table-cell office:value-type="string" calcext:value-type="string">
            <text:p>Département d'études littérair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illeneuve.johanne@uqam.ca</text:p>
          </table:table-cell>
          <table:table-cell office:value-type="string" calcext:value-type="string">
            <text:p>(514) 987-3000 poste 4925</text:p>
          </table:table-cell>
          <table:table-cell office:value-type="string" calcext:value-type="string">
            <text:p>|Études cinématographiques|Études littéraires|Intermédialité|Littérature|Littérature comparée|Mémoire culturelle|Narrativité|Représentations de la guerre|Témoignage|</text:p>
          </table:table-cell>
          <table:table-cell/>
          <table:table-cell office:value-type="string" calcext:value-type="string">
            <text:p>https://professeurs.uqam.ca/professeur/villeneuve.joh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riscilla Ananian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anian.priscilla@uqam.ca</text:p>
          </table:table-cell>
          <table:table-cell office:value-type="string" calcext:value-type="string">
            <text:p>(514) 987-3000 poste 1532</text:p>
          </table:table-cell>
          <table:table-cell office:value-type="string" calcext:value-type="string">
            <text:p>|Design urbain|Dynamiques de la ville|Études urbaines|(Mi)lieux de l'innovation|Planification urbaine|Pratiques résidentielles|Qualité des milieux de vie|Urbanisme|Violence|</text:p>
          </table:table-cell>
          <table:table-cell/>
          <table:table-cell office:value-type="string" calcext:value-type="string">
            <text:p>https://professeurs.uqam.ca/professeur/ananian.priscil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Archambault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rchambault.michel@uqam.ca</text:p>
          </table:table-cell>
          <table:table-cell office:value-type="string" calcext:value-type="string">
            <text:p>(514) 987-7882</text:p>
          </table:table-cell>
          <table:table-cell office:value-type="string" calcext:value-type="string">
            <text:p>|Changements climatiques et tourisme|Études urbaines|Retombées économiques|Tourisme et destinations|Tourisme urbain|Transport aérie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rchambault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Bédard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dard.francois@uqam.ca</text:p>
          </table:table-cell>
          <table:table-cell office:value-type="string" calcext:value-type="string">
            <text:p>(514) 987-4121</text:p>
          </table:table-cell>
          <table:table-cell office:value-type="string" calcext:value-type="string">
            <text:p>|Développement des destinations touristiques|Distribution|Études urbaines|Événements touristiques|Gestion des destinations touristiques|Tourisme et technologie|Tourisme international|Transport|</text:p>
          </table:table-cell>
          <table:table-cell/>
          <table:table-cell office:value-type="string" calcext:value-type="string">
            <text:p>https://professeurs.uqam.ca/professeur/bedard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Bélanger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langer.helene@uqam.ca</text:p>
          </table:table-cell>
          <table:table-cell office:value-type="string" calcext:value-type="string">
            <text:p>(514) 987-3000 poste 5080</text:p>
          </table:table-cell>
          <table:table-cell office:value-type="string" calcext:value-type="string">
            <text:p>|Chez-soi|Espaces publics|Études urbaines|Gentrification|Individus et environnements residentiels|Logement|</text:p>
          </table:table-cell>
          <table:table-cell/>
          <table:table-cell office:value-type="string" calcext:value-type="string">
            <text:p>https://professeurs.uqam.ca/professeur/belanger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a Csergo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sergo.julia@uqam.ca</text:p>
          </table:table-cell>
          <table:table-cell office:value-type="string" calcext:value-type="string">
            <text:p>(514) 987-3000 poste 4447</text:p>
          </table:table-cell>
          <table:table-cell table:number-columns-repeated="2"/>
          <table:table-cell office:value-type="string" calcext:value-type="string">
            <text:p>https://professeurs.uqam.ca/professeur/csergo.jul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thieu Dormaels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rmaels.mathieu@uqam.ca</text:p>
          </table:table-cell>
          <table:table-cell office:value-type="string" calcext:value-type="string">
            <text:p>(514) 987-4121</text:p>
          </table:table-cell>
          <table:table-cell office:value-type="string" calcext:value-type="string">
            <text:p>|Gestion du patrimoine culturel|Patrimoine mondial|Patrimoine urbain|Paysages culturels|Tourisme patrimonial et culturel|</text:p>
          </table:table-cell>
          <table:table-cell/>
          <table:table-cell office:value-type="string" calcext:value-type="string">
            <text:p>https://professeurs.uqam.ca/professeur/dormaels.mathie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Drouin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rouin.martin@uqam.ca</text:p>
          </table:table-cell>
          <table:table-cell office:value-type="string" calcext:value-type="string">
            <text:p>(514) 987-3000 poste 4552</text:p>
          </table:table-cell>
          <table:table-cell office:value-type="string" calcext:value-type="string">
            <text:p>|Associations|Études urbaines|Montréal|Patrimoine|Tourisme|</text:p>
          </table:table-cell>
          <table:table-cell/>
          <table:table-cell office:value-type="string" calcext:value-type="string">
            <text:p>https://professeurs.uqam.ca/professeur/drouin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it Duguay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guay.benoit@uqam.ca</text:p>
          </table:table-cell>
          <table:table-cell office:value-type="string" calcext:value-type="string">
            <text:p>(514) 987-3000 poste 8171</text:p>
          </table:table-cell>
          <table:table-cell office:value-type="string" calcext:value-type="string">
            <text:p>|Besoins des consommateurs|Commerce responsable|Communications de masse|Comportement de l'acheteur|Comportement du vendeur|Consommation|Consommation responsable|Image du produit|Marketing|Publicité|Usages des technologies|Victimis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uguay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illaume Éthier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thier.guillaume@uqam.ca</text:p>
          </table:table-cell>
          <table:table-cell office:value-type="string" calcext:value-type="string">
            <text:p>(514) 987-3000 poste 4121</text:p>
          </table:table-cell>
          <table:table-cell table:number-columns-repeated="2"/>
          <table:table-cell office:value-type="string" calcext:value-type="string">
            <text:p>https://professeurs.uqam.ca/professeur/ethier.guillaum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ît Frate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ate.benoit@uqam.ca</text:p>
          </table:table-cell>
          <table:table-cell office:value-type="string" calcext:value-type="string">
            <text:p>(514) 987-3000 poste 2088</text:p>
          </table:table-cell>
          <table:table-cell office:value-type="string" calcext:value-type="string">
            <text:p>|Dimensions juridiques de la ville|Dimensions juridiques de l'urbanisme|Dimensions juridiques du tourisme|Droits de la personne|Études urbaines|</text:p>
          </table:table-cell>
          <table:table-cell/>
          <table:table-cell office:value-type="string" calcext:value-type="string">
            <text:p>https://professeurs.uqam.ca/professeur/frate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Goulet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21</text:p>
          </table:table-cell>
          <table:table-cell table:number-columns-repeated="2"/>
          <table:table-cell office:value-type="string" calcext:value-type="string">
            <text:p>https://professeurs.uqam.ca/professeur/kz5UKR%252bCqos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Adrien Grenier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renier.alain-adrien@uqam.ca</text:p>
          </table:table-cell>
          <table:table-cell office:value-type="string" calcext:value-type="string">
            <text:p>(514) 987-3000 poste 1796</text:p>
          </table:table-cell>
          <table:table-cell office:value-type="string" calcext:value-type="string">
            <text:p>|Ciné-tourisme|Conceptualisation du tourisme|Développement durable|Écotourisme|Tourisme de masse|Tourisme de nature|Tourisme durable|Tourisme écologique|Tourisme et environnement|Tourisme gai|Tourisme polai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renier.alain-adr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rge Guerrero-Lozano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errero-lozano.jorge@uqam.ca</text:p>
          </table:table-cell>
          <table:table-cell office:value-type="string" calcext:value-type="string">
            <text:p>(514) 987-4121</text:p>
          </table:table-cell>
          <table:table-cell office:value-type="string" calcext:value-type="string">
            <text:p>|Aménagement touristique|Destinations touristiques|Développement et tourisme|Développement international|Tourisme en Amérique Latine|Tourisme et patrimoine urbain|</text:p>
          </table:table-cell>
          <table:table-cell/>
          <table:table-cell office:value-type="string" calcext:value-type="string">
            <text:p>https://professeurs.uqam.ca/professeur/guerrero-lozano.jorg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ona Jébrak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ebrak.yona@uqam.ca</text:p>
          </table:table-cell>
          <table:table-cell office:value-type="string" calcext:value-type="string">
            <text:p>(514) 987-3000 poste 1729</text:p>
          </table:table-cell>
          <table:table-cell office:value-type="string" calcext:value-type="string">
            <text:p>|Études urbaines|Géographie humaine|</text:p>
          </table:table-cell>
          <table:table-cell/>
          <table:table-cell office:value-type="string" calcext:value-type="string">
            <text:p>https://professeurs.uqam.ca/professeur/jebrak.yo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Jolin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olin.louis@uqam.ca</text:p>
          </table:table-cell>
          <table:table-cell office:value-type="string" calcext:value-type="string">
            <text:p>(514) 987-4121</text:p>
          </table:table-cell>
          <table:table-cell office:value-type="string" calcext:value-type="string">
            <text:p>|Associations de tourisme|Cadre institutionnel du tourisme|Droit associatif|Droit du tourisme|Études urbaines|Sociologie|Tourisme social|Tourisme solidaire|</text:p>
          </table:table-cell>
          <table:table-cell/>
          <table:table-cell office:value-type="string" calcext:value-type="string">
            <text:p>https://professeurs.uqam.ca/professeur/jolin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lorence Junca-Adenot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unca-adenot.florence@uqam.ca</text:p>
          </table:table-cell>
          <table:table-cell office:value-type="string" calcext:value-type="string">
            <text:p>(514) 987-3000 poste 2264</text:p>
          </table:table-cell>
          <table:table-cell office:value-type="string" calcext:value-type="string">
            <text:p>|Gestion de projet|Gestion urbaine|Mobilité des personnes|Planification urbaine|Transit-oriented development (TOD)|Transport des personnes|Victimisation|</text:p>
          </table:table-cell>
          <table:table-cell/>
          <table:table-cell office:value-type="string" calcext:value-type="string">
            <text:p>https://professeurs.uqam.ca/professeur/junca-adenot.flore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oualem Kadri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adri.boualem@uqam.ca</text:p>
          </table:table-cell>
          <table:table-cell office:value-type="string" calcext:value-type="string">
            <text:p>(514) 987-3000 poste 5895</text:p>
          </table:table-cell>
          <table:table-cell office:value-type="string" calcext:value-type="string">
            <text:p>|Épistémologie de la recherche en tourisme|Métropoles arabes|Tourisme urbain|</text:p>
          </table:table-cell>
          <table:table-cell/>
          <table:table-cell office:value-type="string" calcext:value-type="string">
            <text:p>https://professeurs.uqam.ca/professeur/kadri.bouale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hamed Reda Khomsi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homsi.mohamed_reda@uqam.ca</text:p>
          </table:table-cell>
          <table:table-cell office:value-type="string" calcext:value-type="string">
            <text:p>(514) 987-3000 poste 1269</text:p>
          </table:table-cell>
          <table:table-cell office:value-type="string" calcext:value-type="string">
            <text:p>|Destinations intelligentes|Distribution électronique|Dynamiques événementielles|E-tourisme|Gestion des destinations touristiques|Gouvernance|Grands événements|Innovation en tourisme|Intelligence artificielle en tourisme|Parcs zoologiques|</text:p>
          </table:table-cell>
          <table:table-cell/>
          <table:table-cell office:value-type="string" calcext:value-type="string">
            <text:p>https://professeurs.uqam.ca/professeur/khomsi.mohamed_re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Ugo Lachapelle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chapelle.ugo@uqam.ca</text:p>
          </table:table-cell>
          <table:table-cell office:value-type="string" calcext:value-type="string">
            <text:p>(514) 987-3000 poste 5141</text:p>
          </table:table-cell>
          <table:table-cell office:value-type="string" calcext:value-type="string">
            <text:p>|Activité physique|Comportements de déplacement|Environnement bâti|Études urbaines|Justice environnementale|Justice sociale|Planification et politiques des transports|Transport actif|Transport en commun|</text:p>
          </table:table-cell>
          <table:table-cell/>
          <table:table-cell office:value-type="string" calcext:value-type="string">
            <text:p>https://professeurs.uqam.ca/professeur/lachapelle.ug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Lagueux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gueux.jean@uqam.ca</text:p>
          </table:table-cell>
          <table:table-cell office:value-type="string" calcext:value-type="string">
            <text:p>(514) 987-3000 poste 2319</text:p>
          </table:table-cell>
          <table:table-cell table:number-columns-repeated="2"/>
          <table:table-cell office:value-type="string" calcext:value-type="string">
            <text:p>https://professeurs.uqam.ca/professeur/lagueux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c Lapointe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pointe.dominic@uqam.ca</text:p>
          </table:table-cell>
          <table:table-cell office:value-type="string" calcext:value-type="string">
            <text:p>(514) 987-3000 poste 5031</text:p>
          </table:table-cell>
          <table:table-cell office:value-type="string" calcext:value-type="string">
            <text:p>|Changements climatiques et tourisme|Destinations <text:s/>non métropolitaines|Études urbaines|Géographie humaine|Production des espaces touristiques|Tourisme autochtone|</text:p>
          </table:table-cell>
          <table:table-cell/>
          <table:table-cell office:value-type="string" calcext:value-type="string">
            <text:p>https://professeurs.uqam.ca/professeur/lapointe.domin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ssica Mace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ce.jessica@uqam.ca</text:p>
          </table:table-cell>
          <table:table-cell office:value-type="string" calcext:value-type="string">
            <text:p>(514) 987-4121</text:p>
          </table:table-cell>
          <table:table-cell table:number-columns-repeated="2"/>
          <table:table-cell office:value-type="string" calcext:value-type="string">
            <text:p>https://professeurs.uqam.ca/professeur/mace.jessic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hard Morin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rin.richard@uqam.ca</text:p>
          </table:table-cell>
          <table:table-cell office:value-type="string" calcext:value-type="string">
            <text:p>(514) 987-3000 poste 4121</text:p>
          </table:table-cell>
          <table:table-cell office:value-type="string" calcext:value-type="string">
            <text:p>|Action collective|Cohabitation sociale|Développement communautaire|Développement local|Développement urbain durable|Études urbaines|Gouvernance urbaine|Logement|Métropolisation|Mouvements sociaux|Quartiers verts|Sociologie|</text:p>
          </table:table-cell>
          <table:table-cell/>
          <table:table-cell office:value-type="string" calcext:value-type="string">
            <text:p>https://professeurs.uqam.ca/professeur/morin.rich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Morisset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risset.lucie@uqam.ca</text:p>
          </table:table-cell>
          <table:table-cell office:value-type="string" calcext:value-type="string">
            <text:p>(514) 987-3000 poste 4585</text:p>
          </table:table-cell>
          <table:table-cell office:value-type="string" calcext:value-type="string">
            <text:p>|Aménagement urbain|Architecture|Études urbaines|Histoire|Histoire de l'architecture|Histoire de l'urbanisme|Mémoires patrimoniales|Patrimoine|Patrimoine bâti|Patrimoine urbain|Représentations et imaginaire collectif|Tourisme et culture|</text:p>
          </table:table-cell>
          <table:table-cell/>
          <table:table-cell office:value-type="string" calcext:value-type="string">
            <text:p>https://professeurs.uqam.ca/professeur/morisset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 Noppen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oppen.luc@uqam.ca</text:p>
          </table:table-cell>
          <table:table-cell office:value-type="string" calcext:value-type="string">
            <text:p>(514) 987-3000 poste 2562</text:p>
          </table:table-cell>
          <table:table-cell office:value-type="string" calcext:value-type="string">
            <text:p>|Architecture|Études urbaines|Histoire de l'architecture|Identité culturelle|Patrimoine bâti|Patrimoine religieux|Paysage construit|</text:p>
          </table:table-cell>
          <table:table-cell/>
          <table:table-cell office:value-type="string" calcext:value-type="string">
            <text:p>https://professeurs.uqam.ca/professeur/noppen.lu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phie Paquin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quin.sophie@uqam.ca</text:p>
          </table:table-cell>
          <table:table-cell office:value-type="string" calcext:value-type="string">
            <text:p>(514) 987-3000 poste 1312</text:p>
          </table:table-cell>
          <table:table-cell office:value-type="string" calcext:value-type="string">
            <text:p>|Adaptation aux changements climatiques|Aménagement du territoire|Développement social urbain|Études urbaines|Mobilité active|Planification urbaine|Urbanisme favorable à la santé|</text:p>
          </table:table-cell>
          <table:table-cell/>
          <table:table-cell office:value-type="string" calcext:value-type="string">
            <text:p>https://professeurs.uqam.ca/professeur/paquin.soph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Paré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re.sylvie@uqam.ca</text:p>
          </table:table-cell>
          <table:table-cell office:value-type="string" calcext:value-type="string">
            <text:p>(514) 987-3000 poste 4535</text:p>
          </table:table-cell>
          <table:table-cell office:value-type="string" calcext:value-type="string">
            <text:p>|Entrepreneuriat femmes|Entrepreneuriat immigrant/ethnique|Études féministes|Études urbaines|Femmes et territoire|Gestion de la diversité|Immigration et ville|Rapports interethniques dans la ville|Sociologie|</text:p>
          </table:table-cell>
          <table:table-cell/>
          <table:table-cell office:value-type="string" calcext:value-type="string">
            <text:p>https://professeurs.uqam.ca/professeur/pare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lorence Paulhiac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ulhiac.florence@uqam.ca</text:p>
          </table:table-cell>
          <table:table-cell office:value-type="string" calcext:value-type="string">
            <text:p>(514) 987-3000 poste 1535</text:p>
          </table:table-cell>
          <table:table-cell office:value-type="string" calcext:value-type="string">
            <text:p>|Cohérence urbanisme-transport|Études urbaines|Evaluation des politiques urbaines|Mobilité durable|Mobilité et inégalités sociales|Réseau électrique métropolitain|Transport durable|</text:p>
          </table:table-cell>
          <table:table-cell/>
          <table:table-cell office:value-type="string" calcext:value-type="string">
            <text:p>https://professeurs.uqam.ca/professeur/paulhiac.flore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i Thanh Hien Pham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ham.thi_thanh_hien@uqam.ca</text:p>
          </table:table-cell>
          <table:table-cell office:value-type="string" calcext:value-type="string">
            <text:p>(514) 987-3000 poste 5540</text:p>
          </table:table-cell>
          <table:table-cell office:value-type="string" calcext:value-type="string">
            <text:p>|Accessibilité spatiale|Analyse spatiale|Équité environnementale|Espaces publics|Études urbaines|Petites et moyennes villes|Qualité de vie urbaine|SIG|Télédétection|Urbanisation frontalière|</text:p>
          </table:table-cell>
          <table:table-cell/>
          <table:table-cell office:value-type="string" calcext:value-type="string">
            <text:p>https://professeurs.uqam.ca/professeur/pham.thi_thanh_h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Racine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cine.francois.2@uqam.ca</text:p>
          </table:table-cell>
          <table:table-cell office:value-type="string" calcext:value-type="string">
            <text:p>(514) 987-3000 poste 3340</text:p>
          </table:table-cell>
          <table:table-cell office:value-type="string" calcext:value-type="string">
            <text:p>|Accessibilité pour tous|Architecture|Design urbain|Morphologie urbaine|Urbanisme participatif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acine.francois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Rochefort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chefort.michel@uqam.ca</text:p>
          </table:table-cell>
          <table:table-cell office:value-type="string" calcext:value-type="string">
            <text:p>(514) 987-3000 poste 7035</text:p>
          </table:table-cell>
          <table:table-cell office:value-type="string" calcext:value-type="string">
            <text:p>|Études urbaines|Outils d'aménagement et d'urbanisme|Planification métropolitaine|Planification régionale|Planification urbaine|Politique publique en aménagement|</text:p>
          </table:table-cell>
          <table:table-cell/>
          <table:table-cell office:value-type="string" calcext:value-type="string">
            <text:p>https://professeurs.uqam.ca/professeur/rochefort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uno Sarrasin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rrasin.bruno@uqam.ca</text:p>
          </table:table-cell>
          <table:table-cell office:value-type="string" calcext:value-type="string">
            <text:p>(514) 987-3000 poste 7075</text:p>
          </table:table-cell>
          <table:table-cell office:value-type="string" calcext:value-type="string">
            <text:p>|Développement durable|Économie politique des relations Nord-Sud|Écotourisme|Prévisions et prospective du tourisme|Sociologie politique de l'environnement|Tourisme et protection de l'environnement|</text:p>
          </table:table-cell>
          <table:table-cell/>
          <table:table-cell office:value-type="string" calcext:value-type="string">
            <text:p>https://professeurs.uqam.ca/professeur/sarrasin.brun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orges A. Tanguay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anguay.georges@uqam.ca</text:p>
          </table:table-cell>
          <table:table-cell office:value-type="string" calcext:value-type="string">
            <text:p>(514) 987-3000 poste 2123</text:p>
          </table:table-cell>
          <table:table-cell office:value-type="string" calcext:value-type="string">
            <text:p>|Économie publique|Économie régionale|Économie urbaine|Indicateurs de développement durable|Transport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tanguay.georg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-Normand Tellier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ellier.luc-n@uqam.ca</text:p>
          </table:table-cell>
          <table:table-cell office:value-type="string" calcext:value-type="string">
            <text:p>(514) 987-4121</text:p>
          </table:table-cell>
          <table:table-cell office:value-type="string" calcext:value-type="string">
            <text:p>|Développement international|Économie géographique|Économie régionale|Économie spatiale|Économie urbaine|Études urbaines|Histoire de l'urbanisation|Montréal|</text:p>
          </table:table-cell>
          <table:table-cell/>
          <table:table-cell office:value-type="string" calcext:value-type="string">
            <text:p>https://professeurs.uqam.ca/professeur/tellier.luc-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-Roberto Weiss_Altaner</text:p>
          </table:table-cell>
          <table:table-cell office:value-type="string" calcext:value-type="string">
            <text:p>Département d'études urbaines et touris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eiss-altaner.eric@uqam.ca</text:p>
          </table:table-cell>
          <table:table-cell office:value-type="string" calcext:value-type="string">
            <text:p>(514) 987-3000 poste 8514</text:p>
          </table:table-cell>
          <table:table-cell office:value-type="string" calcext:value-type="string">
            <text:p>|Population et développement|</text:p>
          </table:table-cell>
          <table:table-cell/>
          <table:table-cell office:value-type="string" calcext:value-type="string">
            <text:p>https://professeurs.uqam.ca/professeur/weiss-altaner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lga Alexeeva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lexeeva.olga@uqam.ca</text:p>
          </table:table-cell>
          <table:table-cell office:value-type="string" calcext:value-type="string">
            <text:p>(514) 987-3000 poste 5247</text:p>
          </table:table-cell>
          <table:table-cell office:value-type="string" calcext:value-type="string">
            <text:p>|Diaspora chinoise en Europe|Géographie humaine|Géopolitique de la Chine|Histoire|Histoire de la Chine contemporaine|Histoire de la Chine moderne|Relations Chine-Russie|</text:p>
          </table:table-cell>
          <table:table-cell/>
          <table:table-cell office:value-type="string" calcext:value-type="string">
            <text:p>https://professeurs.uqam.ca/professeur/alexeeva.olg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nick Auberger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uberger.janick@uqam.ca</text:p>
          </table:table-cell>
          <table:table-cell office:value-type="string" calcext:value-type="string">
            <text:p>(514) 987-4154</text:p>
          </table:table-cell>
          <table:table-cell office:value-type="string" calcext:value-type="string">
            <text:p>|Alimentation dans l'Antiquité|Études littéraires|Histoire|Historiens/géographes gréco-romains|Littérature gréco-romaine|Relations homme/animal|</text:p>
          </table:table-cell>
          <table:table-cell/>
          <table:table-cell office:value-type="string" calcext:value-type="string">
            <text:p>https://professeurs.uqam.ca/professeur/auberger.jan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ew Barros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ros.andrew@uqam.ca</text:p>
          </table:table-cell>
          <table:table-cell office:value-type="string" calcext:value-type="string">
            <text:p>(514) 987-3000 poste 8463</text:p>
          </table:table-cell>
          <table:table-cell office:value-type="string" calcext:value-type="string">
            <text:p>|Europe contemporaine|Histoire|Relations internationales|Relations internationales au XIXe siècle|Relations internationales au XXe siècle|Services de renseignements|</text:p>
          </table:table-cell>
          <table:table-cell/>
          <table:table-cell office:value-type="string" calcext:value-type="string">
            <text:p>https://professeurs.uqam.ca/professeur/barros.andrew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scal Bastien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stien.pascal@uqam.ca</text:p>
          </table:table-cell>
          <table:table-cell office:value-type="string" calcext:value-type="string">
            <text:p>(514) 987-3000 poste 8244</text:p>
          </table:table-cell>
          <table:table-cell office:value-type="string" calcext:value-type="string">
            <text:p>|Histoire|Histoire de l'Europe moderne|Histoire des sociabilités urbaines|Historiographie|Justice et police dans l'Europe des Lumières|Paris au XVIIIe siècle|Révolution française|</text:p>
          </table:table-cell>
          <table:table-cell/>
          <table:table-cell office:value-type="string" calcext:value-type="string">
            <text:p>https://professeurs.uqam.ca/professeur/bastien.pasc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Beaulieu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aulieu.alain@uqam.ca</text:p>
          </table:table-cell>
          <table:table-cell office:value-type="string" calcext:value-type="string">
            <text:p>(514) 987-3000 poste 1588</text:p>
          </table:table-cell>
          <table:table-cell office:value-type="string" calcext:value-type="string">
            <text:p>|Histoire|Histoire des Autochtones|Histoire des traités avec les Amérindiens|Revendications territoriales amérindiennes|</text:p>
          </table:table-cell>
          <table:table-cell/>
          <table:table-cell office:value-type="string" calcext:value-type="string">
            <text:p>https://professeurs.uqam.ca/professeur/beaulieu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anne Burgess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urgess.joanne@uqam.ca</text:p>
          </table:table-cell>
          <table:table-cell office:value-type="string" calcext:value-type="string">
            <text:p>(514) 987-3000 poste 8311</text:p>
          </table:table-cell>
          <table:table-cell office:value-type="string" calcext:value-type="string">
            <text:p>|Histoire|Histoire de la consommation|Histoire de l'agroalimentaire|Histoire de Montréal|Histoire des pratiques commerciales|Histoire du Canada|Histoire du Québec|Histoire du XIXe siècle|Histoire du XXe siècle|Industrialisation|Patrimoine|</text:p>
          </table:table-cell>
          <table:table-cell/>
          <table:table-cell office:value-type="string" calcext:value-type="string">
            <text:p>https://professeurs.uqam.ca/professeur/burgess.jo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olande Cohen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hen.yolande@uqam.ca</text:p>
          </table:table-cell>
          <table:table-cell office:value-type="string" calcext:value-type="string">
            <text:p>(514) 987-3000 poste 8425</text:p>
          </table:table-cell>
          <table:table-cell office:value-type="string" calcext:value-type="string">
            <text:p>|Études féministes|Europe du XXe siècle|Femmes|Histoire|Histoire des étudiants|Histoire des jeunes|Histoire du XXe siècle|</text:p>
          </table:table-cell>
          <table:table-cell/>
          <table:table-cell office:value-type="string" calcext:value-type="string">
            <text:p>https://professeurs.uqam.ca/professeur/cohen.yolan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ent Colantonio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lantonio.laurent@uqam.ca</text:p>
          </table:table-cell>
          <table:table-cell office:value-type="string" calcext:value-type="string">
            <text:p>(514) 987-3000 poste 6409</text:p>
          </table:table-cell>
          <table:table-cell office:value-type="string" calcext:value-type="string">
            <text:p>|Enjeux mémoriels en Irlande|Grande Famine en Irlande|Histoire|Historiographies en Irlande|Irlande et France au XIXe siècle|L'Irlande contemporaine|Mouvements populaires en Irlande|Nationalismes en Irlande|Usages du passé en Irland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olantonio.laur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é Del Pozo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l_pozo.jose@uqam.ca</text:p>
          </table:table-cell>
          <table:table-cell office:value-type="string" calcext:value-type="string">
            <text:p>(514) 987-4154</text:p>
          </table:table-cell>
          <table:table-cell office:value-type="string" calcext:value-type="string">
            <text:p>|Histoire|Histoire de l'Amérique latine|Histoire du Chili|Histoire du XIXe siècle|Histoire du XXe siècle|Immigration|Relations internationales de l'Amérique latine|</text:p>
          </table:table-cell>
          <table:table-cell/>
          <table:table-cell office:value-type="string" calcext:value-type="string">
            <text:p>https://professeurs.uqam.ca/professeur/del_pozo.jo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Dépatie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patie.sylvie@uqam.ca</text:p>
          </table:table-cell>
          <table:table-cell office:value-type="string" calcext:value-type="string">
            <text:p>(514) 987-3000 poste 8407</text:p>
          </table:table-cell>
          <table:table-cell office:value-type="string" calcext:value-type="string">
            <text:p>|Canada sous le régime français|Histoire|Québec rural|</text:p>
          </table:table-cell>
          <table:table-cell/>
          <table:table-cell office:value-type="string" calcext:value-type="string">
            <text:p>https://professeurs.uqam.ca/professeur/depatie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jamin Deruelle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ruelle.benjamin@uqam.ca</text:p>
          </table:table-cell>
          <table:table-cell office:value-type="string" calcext:value-type="string">
            <text:p>(514) 987-3000 poste 8948</text:p>
          </table:table-cell>
          <table:table-cell office:value-type="string" calcext:value-type="string">
            <text:p>Études littéraires|Histoire|Histoire de la guerre aux XVe-XVIIe siècles|Histoire des représentations|Histoire du discours|Histoire sociale| politique et culturelle de la guerre|Méthodologies mathématiques pour l'histoire</text:p>
          </table:table-cell>
          <table:table-cell/>
          <table:table-cell office:value-type="string" calcext:value-type="string">
            <text:p>https://professeurs.uqam.ca/professeur/deruelle.benjam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odefroy Desrosiers-Lauzon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srosiers-lauzon.godefroy@uqam.ca</text:p>
          </table:table-cell>
          <table:table-cell office:value-type="string" calcext:value-type="string">
            <text:p>(514) 987-4154</text:p>
          </table:table-cell>
          <table:table-cell table:number-columns-repeated="2"/>
          <table:table-cell office:value-type="string" calcext:value-type="string">
            <text:p>https://professeurs.uqam.ca/professeur/desrosiers-lauzon.godefro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Dorais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orais.genevieve@uqam.ca</text:p>
          </table:table-cell>
          <table:table-cell office:value-type="string" calcext:value-type="string">
            <text:p>(514) 987-3000 poste 8417</text:p>
          </table:table-cell>
          <table:table-cell office:value-type="string" calcext:value-type="string">
            <text:p>|Amérique latine aux XIXe-XXe siècles|Exil et circulation transfrontalière|Histoire|Histoire transnationale des Amériques|Identités continentales|Panaméricanisme|</text:p>
          </table:table-cell>
          <table:table-cell/>
          <table:table-cell office:value-type="string" calcext:value-type="string">
            <text:p>https://professeurs.uqam.ca/professeur/dorais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hn V. Drendel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rendel.john_v@uqam.ca</text:p>
          </table:table-cell>
          <table:table-cell office:value-type="string" calcext:value-type="string">
            <text:p>(514) 987-3000 poste 3687</text:p>
          </table:table-cell>
          <table:table-cell office:value-type="string" calcext:value-type="string">
            <text:p>|Histoire|Histoire économique|Histoire méditerrannéene|Histoire rurale|Moyen-Âg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rendel.john_v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gda Fahrni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ahrni.magda@uqam.ca</text:p>
          </table:table-cell>
          <table:table-cell office:value-type="string" calcext:value-type="string">
            <text:p>(514) 987-3000 poste 8300</text:p>
          </table:table-cell>
          <table:table-cell office:value-type="string" calcext:value-type="string">
            <text:p>|Canada-Québec|Études féministes|Histoire|Histoire de la famille|Histoire de l'assistance sociale|Histoire de l'État-providence|Histoire des femmes|Histoire du genre|Histoire du XIXe siècle|Histoire du XXe siècle|</text:p>
          </table:table-cell>
          <table:table-cell/>
          <table:table-cell office:value-type="string" calcext:value-type="string">
            <text:p>https://professeurs.uqam.ca/professeur/fahrni.mag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y Fougères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ugeres.dany@uqam.ca</text:p>
          </table:table-cell>
          <table:table-cell office:value-type="string" calcext:value-type="string">
            <text:p>(514) 987-3000 poste 8217</text:p>
          </table:table-cell>
          <table:table-cell table:number-columns-repeated="2"/>
          <table:table-cell office:value-type="string" calcext:value-type="string">
            <text:p>https://professeurs.uqam.ca/professeur/fougeres.dan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Gagnon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gnon.robert@uqam.ca</text:p>
          </table:table-cell>
          <table:table-cell office:value-type="string" calcext:value-type="string">
            <text:p>(514) 987-3000 poste 0243</text:p>
          </table:table-cell>
          <table:table-cell office:value-type="string" calcext:value-type="string">
            <text:p>|Histoire|Histoire de la médecine|Histoire de l'éducation|Histoire des professions au XIXe siècle|Histoire des professions au XXe siècle|Histoire des sciences et de la technologie|</text:p>
          </table:table-cell>
          <table:table-cell/>
          <table:table-cell office:value-type="string" calcext:value-type="string">
            <text:p>https://professeurs.uqam.ca/professeur/gagnon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hilippe Garneau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rneau.jean-philippe@uqam.ca</text:p>
          </table:table-cell>
          <table:table-cell office:value-type="string" calcext:value-type="string">
            <text:p>(514) 987-3000 poste 8427</text:p>
          </table:table-cell>
          <table:table-cell office:value-type="string" calcext:value-type="string">
            <text:p>Histoire|Histoire du droit et de la justice|Histoire du Québec|Nouvelle-France (1608-1760)|Pouvoir| culture et société coloniale|Régime britannique (1760-1867)</text:p>
          </table:table-cell>
          <table:table-cell/>
          <table:table-cell office:value-type="string" calcext:value-type="string">
            <text:p>https://professeurs.uqam.ca/professeur/garneau.jean-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Gingras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ingras.yves@uqam.ca</text:p>
          </table:table-cell>
          <table:table-cell office:value-type="string" calcext:value-type="string">
            <text:p>(514) 987-3000 poste 7053</text:p>
          </table:table-cell>
          <table:table-cell office:value-type="string" calcext:value-type="string">
            <text:p>|Bibliothéconomie|Controverses scientifiques|Évaluation de la recherche universitaire|Frère Marie-Victorin|Histoire|Histoire des sciences|Histoire des sciences au Canada|Histoire des sciences au Québec|Sociologie des sciences|Université|</text:p>
          </table:table-cell>
          <table:table-cell/>
          <table:table-cell office:value-type="string" calcext:value-type="string">
            <text:p>https://professeurs.uqam.ca/professeur/gingras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édric Gobeil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beil.cedric@uqam.ca</text:p>
          </table:table-cell>
          <table:table-cell office:value-type="string" calcext:value-type="string">
            <text:p>(514) 987-4154</text:p>
          </table:table-cell>
          <table:table-cell table:number-columns-repeated="2"/>
          <table:table-cell office:value-type="string" calcext:value-type="string">
            <text:p>https://professeurs.uqam.ca/professeur/gobeil.ced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opher Goscha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scha.christopher@uqam.ca</text:p>
          </table:table-cell>
          <table:table-cell office:value-type="string" calcext:value-type="string">
            <text:p>(514) 987-3000 poste 5654</text:p>
          </table:table-cell>
          <table:table-cell office:value-type="string" calcext:value-type="string">
            <text:p>|Asie du Sud-Est|Cambodge|Colonisation|Décolonisation|Guerre et société|Histoire|Identité nationale|Laos|Relations internationales|Vietnam|</text:p>
          </table:table-cell>
          <table:table-cell/>
          <table:table-cell office:value-type="string" calcext:value-type="string">
            <text:p>https://professeurs.uqam.ca/professeur/goscha.christoph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Grosser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4154</text:p>
          </table:table-cell>
          <table:table-cell table:number-columns-repeated="2"/>
          <table:table-cell office:value-type="string" calcext:value-type="string">
            <text:p>https://professeurs.uqam.ca/professeur/u2yeaFmJmjc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Hébert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ebert.michel@uqam.ca</text:p>
          </table:table-cell>
          <table:table-cell office:value-type="string" calcext:value-type="string">
            <text:p>(514) 987-3000 poste 4154</text:p>
          </table:table-cell>
          <table:table-cell office:value-type="string" calcext:value-type="string">
            <text:p>|Culture|Europe|Histoire|Moyen-Âge occidental|Société et civilisation|</text:p>
          </table:table-cell>
          <table:table-cell/>
          <table:table-cell office:value-type="string" calcext:value-type="string">
            <text:p>https://professeurs.uqam.ca/professeur/hebert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é Igartua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igartua.jose@uqam.ca</text:p>
          </table:table-cell>
          <table:table-cell office:value-type="string" calcext:value-type="string">
            <text:p>(514) 987-4154</text:p>
          </table:table-cell>
          <table:table-cell office:value-type="string" calcext:value-type="string">
            <text:p>|Enseignement de l'histoire|Histoire de la pratique religieuse à Puerto Rico|Histoire du nationalisme à Puerto Rico|Le Canada et le Québec d'après-guerre|Science politique|</text:p>
          </table:table-cell>
          <table:table-cell/>
          <table:table-cell office:value-type="string" calcext:value-type="string">
            <text:p>https://professeurs.uqam.ca/professeur/igartua.jo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Lehuu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huu.isabelle@uqam.ca</text:p>
          </table:table-cell>
          <table:table-cell office:value-type="string" calcext:value-type="string">
            <text:p>(514) 987-3000 poste 6586</text:p>
          </table:table-cell>
          <table:table-cell office:value-type="string" calcext:value-type="string">
            <text:p>|États-Unis|Études féministes|Histoire|Histoire des femmes|Histoire du XIXe siècle|Histoire du XVIIIe siècle|Histoire socio-culturelle du XIXe siècle|Histoire socio-culturelle du XVIIIe siècle|</text:p>
          </table:table-cell>
          <table:table-cell/>
          <table:table-cell office:value-type="string" calcext:value-type="string">
            <text:p>https://professeurs.uqam.ca/professeur/lehuu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Lévesque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vesque.jean@uqam.ca</text:p>
          </table:table-cell>
          <table:table-cell office:value-type="string" calcext:value-type="string">
            <text:p>(514) 987-3000 poste 2086</text:p>
          </table:table-cell>
          <table:table-cell office:value-type="string" calcext:value-type="string">
            <text:p>|Guerre froide|Histoire de la Russie|Russie au XXe siècle|Sport international|Staline|Stalinisme|</text:p>
          </table:table-cell>
          <table:table-cell/>
          <table:table-cell office:value-type="string" calcext:value-type="string">
            <text:p>https://professeurs.uqam.ca/professeur/levesque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-André Linteau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inteau.paul-andre@uqam.ca</text:p>
          </table:table-cell>
          <table:table-cell office:value-type="string" calcext:value-type="string">
            <text:p>(514) 987-3000 poste 4154</text:p>
          </table:table-cell>
          <table:table-cell office:value-type="string" calcext:value-type="string">
            <text:p>|Études urbaines|Histoire|Histoire de l'immigration|Histoire de Montréal|Histoire du Québec|</text:p>
          </table:table-cell>
          <table:table-cell/>
          <table:table-cell office:value-type="string" calcext:value-type="string">
            <text:p>https://professeurs.uqam.ca/professeur/linteau.paul-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que Marquis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quis.dominique@uqam.ca</text:p>
          </table:table-cell>
          <table:table-cell office:value-type="string" calcext:value-type="string">
            <text:p>(514) 987-3000 poste 8405</text:p>
          </table:table-cell>
          <table:table-cell office:value-type="string" calcext:value-type="string">
            <text:p>|Histoire|Histoire culturelle|Histoire de la presse|Histoire du livre|Histoire religieuse|</text:p>
          </table:table-cell>
          <table:table-cell/>
          <table:table-cell office:value-type="string" calcext:value-type="string">
            <text:p>https://professeurs.uqam.ca/professeur/marquis.domi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roska Nagy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agy.piroska@uqam.ca</text:p>
          </table:table-cell>
          <table:table-cell office:value-type="string" calcext:value-type="string">
            <text:p>(514) 987-3000 poste 5644</text:p>
          </table:table-cell>
          <table:table-cell office:value-type="string" calcext:value-type="string">
            <text:p>|Histoire|Histoire culturelle et religieuse|Histoire de l'affectivité|Histoire de la "psychologie collective"|Histoire de l'expérience somatique|Histoire des émotions|Histoire et historiographie des foules|Histoire médiévale de l'Europe central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nagy.pirosk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Perreault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erreault.isabelle@uqam.ca</text:p>
          </table:table-cell>
          <table:table-cell office:value-type="string" calcext:value-type="string">
            <text:p>(514) 987-3000 poste 4154</text:p>
          </table:table-cell>
          <table:table-cell table:number-columns-repeated="2"/>
          <table:table-cell office:value-type="string" calcext:value-type="string">
            <text:p>https://professeurs.uqam.ca/professeur/perreault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Petitclerc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etitclerc.martin@uqam.ca</text:p>
          </table:table-cell>
          <table:table-cell office:value-type="string" calcext:value-type="string">
            <text:p>(514) 987-3000 poste 8305</text:p>
          </table:table-cell>
          <table:table-cell office:value-type="string" calcext:value-type="string">
            <text:p>|Capitalisme|Économie sociale|Histoire|Histoire des mouvements sociaux|Histoire des politiques sociales|Historiographie et épistémologie|Inégalités sociales|Innovation sociale|Sociologie|</text:p>
          </table:table-cell>
          <table:table-cell/>
          <table:table-cell office:value-type="string" calcext:value-type="string">
            <text:p>https://professeurs.uqam.ca/professeur/petitclerc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hard Matthew Pollard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ollard.richard_matthew@uqam.ca</text:p>
          </table:table-cell>
          <table:table-cell office:value-type="string" calcext:value-type="string">
            <text:p>(514) 987-3000 poste 6841</text:p>
          </table:table-cell>
          <table:table-cell table:number-columns-repeated="2"/>
          <table:table-cell office:value-type="string" calcext:value-type="string">
            <text:p>https://professeurs.uqam.ca/professeur/pollard.richard_matthew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a Poyet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yet.julia@uqam.ca</text:p>
          </table:table-cell>
          <table:table-cell office:value-type="string" calcext:value-type="string">
            <text:p>(514) 987-3000 poste 3764</text:p>
          </table:table-cell>
          <table:table-cell office:value-type="string" calcext:value-type="string">
            <text:p>|Développement de l'identité sociale à l'école|Didactique|Didactique de l'histoire|Didactique des sciences humaines au primaire|Éducation à la citoyenneté|Histoi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oyet.jul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n Puget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54</text:p>
          </table:table-cell>
          <table:table-cell table:number-columns-repeated="2"/>
          <table:table-cell office:value-type="string" calcext:value-type="string">
            <text:p>https://professeurs.uqam.ca/professeur/ucXr%252bhpkFaU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Revez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vez.jean@uqam.ca</text:p>
          </table:table-cell>
          <table:table-cell office:value-type="string" calcext:value-type="string">
            <text:p>(514) 987-3000 poste 7826</text:p>
          </table:table-cell>
          <table:table-cell office:value-type="string" calcext:value-type="string">
            <text:p>|Architecture des temples|Égypte pharaonique|Histoire|Phénomène d'acculturation|Proche-Orient ancien|Système de parenté royale|</text:p>
          </table:table-cell>
          <table:table-cell/>
          <table:table-cell office:value-type="string" calcext:value-type="string">
            <text:p>https://professeurs.uqam.ca/professeur/revez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Claude Robert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bert.jean-claude@uqam.ca</text:p>
          </table:table-cell>
          <table:table-cell office:value-type="string" calcext:value-type="string">
            <text:p>(514) 987-4154</text:p>
          </table:table-cell>
          <table:table-cell office:value-type="string" calcext:value-type="string">
            <text:p>|Histoire|Histoire de Montréal|Histoire du Canada|Histoire du Québec|Urbanisation|</text:p>
          </table:table-cell>
          <table:table-cell/>
          <table:table-cell office:value-type="string" calcext:value-type="string">
            <text:p>https://professeurs.uqam.ca/professeur/robert.jean-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reg Robinson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binson.greg@uqam.ca</text:p>
          </table:table-cell>
          <table:table-cell office:value-type="string" calcext:value-type="string">
            <text:p>(514) 987-3000 poste 2099</text:p>
          </table:table-cell>
          <table:table-cell office:value-type="string" calcext:value-type="string">
            <text:p>|États-Unis au XXe siècle|Histoire|Histoire des Américains d'origine asiatique|Histoire des Noirs américains|Internement des Japonais américains|</text:p>
          </table:table-cell>
          <table:table-cell/>
          <table:table-cell office:value-type="string" calcext:value-type="string">
            <text:p>https://professeurs.uqam.ca/professeur/robinson.greg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Ross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ss.daniel@uqam.ca</text:p>
          </table:table-cell>
          <table:table-cell office:value-type="string" calcext:value-type="string">
            <text:p>(514) 987-3000 poste 3289</text:p>
          </table:table-cell>
          <table:table-cell table:number-columns-repeated="2"/>
          <table:table-cell office:value-type="string" calcext:value-type="string">
            <text:p>https://professeurs.uqam.ca/professeur/ross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yse Roy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oy.lyse@uqam.ca</text:p>
          </table:table-cell>
          <table:table-cell office:value-type="string" calcext:value-type="string">
            <text:p>(514) 987-3000 poste 8457</text:p>
          </table:table-cell>
          <table:table-cell office:value-type="string" calcext:value-type="string">
            <text:p>|Histoire|Histoire de la transmission des connaissances|Histoire des entrées solennelles|Histoire des universités|Histoire du livre|</text:p>
          </table:table-cell>
          <table:table-cell/>
          <table:table-cell office:value-type="string" calcext:value-type="string">
            <text:p>https://professeurs.uqam.ca/professeur/roy.ly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Savard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vard.stephane@uqam.ca</text:p>
          </table:table-cell>
          <table:table-cell office:value-type="string" calcext:value-type="string">
            <text:p>(514) 987-3000 poste 3074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savard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thony Steinhoff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teinhoff.anthony@uqam.ca</text:p>
          </table:table-cell>
          <table:table-cell office:value-type="string" calcext:value-type="string">
            <text:p>(514) 987-3000 poste 8310</text:p>
          </table:table-cell>
          <table:table-cell table:number-columns-repeated="2"/>
          <table:table-cell office:value-type="string" calcext:value-type="string">
            <text:p>https://professeurs.uqam.ca/professeur/steinhoff.anthon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Sweeny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weeny.robert@uqam.ca</text:p>
          </table:table-cell>
          <table:table-cell office:value-type="string" calcext:value-type="string">
            <text:p>(514) 987-3000 poste 4154</text:p>
          </table:table-cell>
          <table:table-cell table:number-columns-repeated="2"/>
          <table:table-cell office:value-type="string" calcext:value-type="string">
            <text:p>https://professeurs.uqam.ca/professeur/sweeny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étan Thériault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heriault.gaetan@uqam.ca</text:p>
          </table:table-cell>
          <table:table-cell office:value-type="string" calcext:value-type="string">
            <text:p>(514) 987-3000 poste 1906</text:p>
          </table:table-cell>
          <table:table-cell office:value-type="string" calcext:value-type="string">
            <text:p>|Antiquité|Épigraphie grecque|Histoire|Histoire de la Grèce|Histoire de l'Asie Mineure|Xanthos et Lycie|</text:p>
          </table:table-cell>
          <table:table-cell/>
          <table:table-cell office:value-type="string" calcext:value-type="string">
            <text:p>https://professeurs.uqam.ca/professeur/theriault.gaet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Claude Thifault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hifault.marie-claude@uqam.ca</text:p>
          </table:table-cell>
          <table:table-cell office:value-type="string" calcext:value-type="string">
            <text:p>(514) 987-3000 poste 4154</text:p>
          </table:table-cell>
          <table:table-cell table:number-columns-repeated="2"/>
          <table:table-cell office:value-type="string" calcext:value-type="string">
            <text:p>https://professeurs.uqam.ca/professeur/thifault.marie-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fan Winter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inter.stefan@uqam.ca</text:p>
          </table:table-cell>
          <table:table-cell office:value-type="string" calcext:value-type="string">
            <text:p>(514) 987-3000 poste 4371</text:p>
          </table:table-cell>
          <table:table-cell office:value-type="string" calcext:value-type="string">
            <text:p>|Histoire|Histoire de la Turquie|Histoire du Liban|Histoire ottomane|Kurdes de Syrie|Syrie (histoire et politique)|</text:p>
          </table:table-cell>
          <table:table-cell/>
          <table:table-cell office:value-type="string" calcext:value-type="string">
            <text:p>https://professeurs.uqam.ca/professeur/winter.stef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asha Zwarich</text:p>
          </table:table-cell>
          <table:table-cell office:value-type="string" calcext:value-type="string">
            <text:p>Département d'histoi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zwarich.natasha@uqam.ca</text:p>
          </table:table-cell>
          <table:table-cell office:value-type="string" calcext:value-type="string">
            <text:p>(514) 987-3000 poste 5248</text:p>
          </table:table-cell>
          <table:table-cell table:number-columns-repeated="2"/>
          <table:table-cell office:value-type="string" calcext:value-type="string">
            <text:p>https://professeurs.uqam.ca/professeur/zwarich.natash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a Abdallah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bdallah.monia@uqam.ca</text:p>
          </table:table-cell>
          <table:table-cell office:value-type="string" calcext:value-type="string">
            <text:p>(514) 987-3000 poste 4792</text:p>
          </table:table-cell>
          <table:table-cell office:value-type="string" calcext:value-type="string">
            <text:p>|Approches critiques en histoire de l'art|Art contemporain|Art du Moyen-Orient|Art islamique|Histoire de l'art|Historiographie|</text:p>
          </table:table-cell>
          <table:table-cell/>
          <table:table-cell office:value-type="string" calcext:value-type="string">
            <text:p>https://professeurs.uqam.ca/professeur/abdallah.mon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alérie Angenot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ngenot.valerie@uqam.ca</text:p>
          </table:table-cell>
          <table:table-cell office:value-type="string" calcext:value-type="string">
            <text:p>(514) 987-3000 poste 3506</text:p>
          </table:table-cell>
          <table:table-cell table:number-columns-repeated="2"/>
          <table:table-cell office:value-type="string" calcext:value-type="string">
            <text:p>https://professeurs.uqam.ca/professeur/angenot.vale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ynn Bannon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annon.lynn@uqam.ca</text:p>
          </table:table-cell>
          <table:table-cell office:value-type="string" calcext:value-type="string">
            <text:p>(514) 987-4111</text:p>
          </table:table-cell>
          <table:table-cell table:number-columns-repeated="2"/>
          <table:table-cell office:value-type="string" calcext:value-type="string">
            <text:p>https://professeurs.uqam.ca/professeur/bannon.lyn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Bergeron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geron.y@uqam.ca</text:p>
          </table:table-cell>
          <table:table-cell office:value-type="string" calcext:value-type="string">
            <text:p>(514) 987-3000 poste 2909</text:p>
          </table:table-cell>
          <table:table-cell office:value-type="string" calcext:value-type="string">
            <text:p>|Culture matérielle|Histoire de l'art|Muséologie|Patrimoine|Pratiques culturelles|Tendances sociétal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ergeron.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nnifer Carter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rter.jennifer@uqam.ca</text:p>
          </table:table-cell>
          <table:table-cell office:value-type="string" calcext:value-type="string">
            <text:p>(514) 987-3000 poste 0885</text:p>
          </table:table-cell>
          <table:table-cell table:number-columns-repeated="2"/>
          <table:table-cell office:value-type="string" calcext:value-type="string">
            <text:p>https://professeurs.uqam.ca/professeur/carter.jennif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arbara Clausen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lausen.barbara@uqam.ca</text:p>
          </table:table-cell>
          <table:table-cell office:value-type="string" calcext:value-type="string">
            <text:p>(514) 987-3000 poste 6459</text:p>
          </table:table-cell>
          <table:table-cell table:number-columns-repeated="2"/>
          <table:table-cell office:value-type="string" calcext:value-type="string">
            <text:p>https://professeurs.uqam.ca/professeur/clausen.barba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na Contandriopoulos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ntandriopoulos.christina@uqam.ca</text:p>
          </table:table-cell>
          <table:table-cell office:value-type="string" calcext:value-type="string">
            <text:p>(514) 987-3000 poste 5301</text:p>
          </table:table-cell>
          <table:table-cell table:number-columns-repeated="2"/>
          <table:table-cell office:value-type="string" calcext:value-type="string">
            <text:p>https://professeurs.uqam.ca/professeur/contandriopoulos.christ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ne Couture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uture.francine@uqam.ca</text:p>
          </table:table-cell>
          <table:table-cell office:value-type="string" calcext:value-type="string">
            <text:p>(514) 987-4111</text:p>
          </table:table-cell>
          <table:table-cell office:value-type="string" calcext:value-type="string">
            <text:p>|Art contemporain|Art et société|Art québécois|Institutions artistiques|Musées|Pérennité de l'art contemporain|</text:p>
          </table:table-cell>
          <table:table-cell/>
          <table:table-cell office:value-type="string" calcext:value-type="string">
            <text:p>https://professeurs.uqam.ca/professeur/couture.franc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eggy Davis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avis.peggy@uqam.ca</text:p>
          </table:table-cell>
          <table:table-cell office:value-type="string" calcext:value-type="string">
            <text:p>(514) 987-3000 poste 6264</text:p>
          </table:table-cell>
          <table:table-cell office:value-type="string" calcext:value-type="string">
            <text:p>|Art et culture visuelle au XIXe siècle|Art et culture visuelle au XVIIIe siècle|Caricature et satire visuelle au XiXe siècle|Estampe et culture de l'imprimé|Histoire de l'art|Historiographie de l'histoire de l'art|Primitivisme|Représentation de l'altérité|</text:p>
          </table:table-cell>
          <table:table-cell/>
          <table:table-cell office:value-type="string" calcext:value-type="string">
            <text:p>https://professeurs.uqam.ca/professeur/davis.pegg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Déry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ry.louise@uqam.ca</text:p>
          </table:table-cell>
          <table:table-cell office:value-type="string" calcext:value-type="string">
            <text:p>(514) 987-4111</text:p>
          </table:table-cell>
          <table:table-cell table:number-columns-repeated="2"/>
          <table:table-cell office:value-type="string" calcext:value-type="string">
            <text:p>https://professeurs.uqam.ca/professeur/dery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Blanche Fourcade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ourcade.marie-blanche@uqam.ca</text:p>
          </table:table-cell>
          <table:table-cell office:value-type="string" calcext:value-type="string">
            <text:p>(514) 987-4111</text:p>
          </table:table-cell>
          <table:table-cell table:number-columns-repeated="2"/>
          <table:table-cell office:value-type="string" calcext:value-type="string">
            <text:p>https://professeurs.uqam.ca/professeur/fourcade.marie-blanch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Fraser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raser.marie@uqam.ca</text:p>
          </table:table-cell>
          <table:table-cell office:value-type="string" calcext:value-type="string">
            <text:p>(514) 987-3000 poste 1879</text:p>
          </table:table-cell>
          <table:table-cell table:number-columns-repeated="2"/>
          <table:table-cell office:value-type="string" calcext:value-type="string">
            <text:p>https://professeurs.uqam.ca/professeur/fraser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Gérin</text:p>
          </table:table-cell>
          <table:table-cell office:value-type="string" calcext:value-type="string">
            <text:p>Faculté des arts</text:p>
          </table:table-cell>
          <table:table-cell office:value-type="string" calcext:value-type="string">
            <text:p>Professeure - Vice-doyenne à la recherch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erin.annie@uqam.ca</text:p>
          </table:table-cell>
          <table:table-cell office:value-type="string" calcext:value-type="string">
            <text:p>(514) 987-3000 poste 1271</text:p>
          </table:table-cell>
          <table:table-cell office:value-type="string" calcext:value-type="string">
            <text:p>|Art du XXème siècle|Art européen|Art monumental soviétique|Art public contemporain|Art soviétique|Culture matérielle|Études culturelles|Histoire de l'art|Humour et art|Satire|</text:p>
          </table:table-cell>
          <table:table-cell/>
          <table:table-cell office:value-type="string" calcext:value-type="string">
            <text:p>https://professeurs.uqam.ca/professeur/gerin.a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c Hardy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rdy.dominic@uqam.ca</text:p>
          </table:table-cell>
          <table:table-cell office:value-type="string" calcext:value-type="string">
            <text:p>(514) 987-3000 poste 6448</text:p>
          </table:table-cell>
          <table:table-cell office:value-type="string" calcext:value-type="string">
            <text:p>|Art canadien historique et moderne|Caricature|Éducation à la muséologie|Histoire de l'art|Muséologie|Satire graph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hardy.domin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ier Lacroix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croix.laurier@uqam.ca</text:p>
          </table:table-cell>
          <table:table-cell office:value-type="string" calcext:value-type="string">
            <text:p>(514) 987-4111</text:p>
          </table:table-cell>
          <table:table-cell office:value-type="string" calcext:value-type="string">
            <text:p>|Art au Québec|Histoire de l'art|Historiographie|Muséologie|</text:p>
          </table:table-cell>
          <table:table-cell/>
          <table:table-cell office:value-type="string" calcext:value-type="string">
            <text:p>https://professeurs.uqam.ca/professeur/lacroix.laur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anne Lalonde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londe.joanne@uqam.ca</text:p>
          </table:table-cell>
          <table:table-cell office:value-type="string" calcext:value-type="string">
            <text:p>(514) 987-3000 poste 2365</text:p>
          </table:table-cell>
          <table:table-cell office:value-type="string" calcext:value-type="string">
            <text:p>|Art vidéo|Histoire de l'art|Histoire des arts médiatiques|Métissage identitaire et sexuel|Pratiques artistiques émergentes|Web|</text:p>
          </table:table-cell>
          <table:table-cell/>
          <table:table-cell office:value-type="string" calcext:value-type="string">
            <text:p>https://professeurs.uqam.ca/professeur/lalonde.jo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Ève Lamoureux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moureux.eve@uqam.ca</text:p>
          </table:table-cell>
          <table:table-cell office:value-type="string" calcext:value-type="string">
            <text:p>(514) 987-3000 poste 2499</text:p>
          </table:table-cell>
          <table:table-cell office:value-type="string" calcext:value-type="string">
            <text:p>|Anthropologie de l'art|Art au Québec|Art communautaire|Art engagé|Créativité sociale|Études des arts|Histoire de l'art|Médiation culturelle|Sociologie de l'art|</text:p>
          </table:table-cell>
          <table:table-cell/>
          <table:table-cell office:value-type="string" calcext:value-type="string">
            <text:p>https://professeurs.uqam.ca/professeur/lamoureux.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Lapointe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pointe.gilles@uqam.ca</text:p>
          </table:table-cell>
          <table:table-cell office:value-type="string" calcext:value-type="string">
            <text:p>(514) 987-4111</text:p>
          </table:table-cell>
          <table:table-cell office:value-type="string" calcext:value-type="string">
            <text:p>|Arthur Rimbaud|Art québécois|Automatisme|Claude Gauvreau|Écrits d'artiste|Édition critique|Edmund Alleyn|Études littéraires|Fernand Leduc|Françoise Sullivan|Histoire de l'art|Jean-Paul Mousseau|Littérature|Marcelle Ferron|Maurice Perron|Modernité esthétique|Paul-Émile Borduas|Pierre Gauvreau|Refus global|Réjean Ducharme|</text:p>
          </table:table-cell>
          <table:table-cell/>
          <table:table-cell office:value-type="string" calcext:value-type="string">
            <text:p>https://professeurs.uqam.ca/professeur/lapointe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-Édouard Latouche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touche.pierre-edouard@uqam.ca</text:p>
          </table:table-cell>
          <table:table-cell office:value-type="string" calcext:value-type="string">
            <text:p>(514) 987-3000 poste 3951</text:p>
          </table:table-cell>
          <table:table-cell table:number-columns-repeated="2"/>
          <table:table-cell office:value-type="string" calcext:value-type="string">
            <text:p>https://professeurs.uqam.ca/professeur/latouche.pierre-edou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ncent Lavoie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voie.vincent@uqam.ca</text:p>
          </table:table-cell>
          <table:table-cell office:value-type="string" calcext:value-type="string">
            <text:p>(514) 987-3000 poste 6199</text:p>
          </table:table-cell>
          <table:table-cell office:value-type="string" calcext:value-type="string">
            <text:p>|Histoire de la photographie|Histoire de l'art|Images de presse|Photographie|Photojournalisme|Régimes de vérité|Représentations médiatiques des événement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voie.vincen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trice Loubier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oubier.patrice@uqam.ca</text:p>
          </table:table-cell>
          <table:table-cell office:value-type="string" calcext:value-type="string">
            <text:p>(514) 987-3000 poste 3139</text:p>
          </table:table-cell>
          <table:table-cell office:value-type="string" calcext:value-type="string">
            <text:p>|Art contemporain|Art dans l'espace public|Art d'intervention|Art participatif|Histoire de l'art|Performance artistique|Pratiques furtives|</text:p>
          </table:table-cell>
          <table:table-cell/>
          <table:table-cell office:value-type="string" calcext:value-type="string">
            <text:p>https://professeurs.uqam.ca/professeur/loubier.patri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celyne Lupien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upien.jocelyne@uqam.ca</text:p>
          </table:table-cell>
          <table:table-cell office:value-type="string" calcext:value-type="string">
            <text:p>(514) 987-3000 poste 1935</text:p>
          </table:table-cell>
          <table:table-cell office:value-type="string" calcext:value-type="string">
            <text:p>|Anthropologie visuelle|Histoire de l'art contemporain|Perception|Polysensorialité|Sémiotique visuelle|</text:p>
          </table:table-cell>
          <table:table-cell/>
          <table:table-cell office:value-type="string" calcext:value-type="string">
            <text:p>https://professeurs.uqam.ca/professeur/lupien.jocely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Martin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.l@uqam.ca</text:p>
          </table:table-cell>
          <table:table-cell office:value-type="string" calcext:value-type="string">
            <text:p>(514) 987-3000 poste 2197</text:p>
          </table:table-cell>
          <table:table-cell office:value-type="string" calcext:value-type="string">
            <text:p>|Architecture moderne|Architecture postmoderne|Art au XIXe siècle|Art au XXe siècle|Critique de l'architecture|Histoire de l'architecture|Histoire de l'art|Théorie de l'architecture|</text:p>
          </table:table-cell>
          <table:table-cell/>
          <table:table-cell office:value-type="string" calcext:value-type="string">
            <text:p>https://professeurs.uqam.ca/professeur/martin.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aymond Montpetit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ntpetit.raymond@uqam.ca</text:p>
          </table:table-cell>
          <table:table-cell office:value-type="string" calcext:value-type="string">
            <text:p>(514) 987-3000 poste 3949</text:p>
          </table:table-cell>
          <table:table-cell office:value-type="string" calcext:value-type="string">
            <text:p>|Art et culture au Québec|Art et culture au XIXe siècle|Art et culture au XXe siècle|Expositions|Histoire de l'art|Musées|Muséologie|Patrimoine|Politiques culturelles|</text:p>
          </table:table-cell>
          <table:table-cell/>
          <table:table-cell office:value-type="string" calcext:value-type="string">
            <text:p>https://professeurs.uqam.ca/professeur/montpetit.raymon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rika Nimis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imis.erika@uqam.ca</text:p>
          </table:table-cell>
          <table:table-cell office:value-type="string" calcext:value-type="string">
            <text:p>(514) 987-4111</text:p>
          </table:table-cell>
          <table:table-cell table:number-columns-repeated="2"/>
          <table:table-cell office:value-type="string" calcext:value-type="string">
            <text:p>https://professeurs.uqam.ca/professeur/nimis.erik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-Olivier Ouellet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uellet.pierre-olivier@uqam.ca</text:p>
          </table:table-cell>
          <table:table-cell office:value-type="string" calcext:value-type="string">
            <text:p>(514) 987-4111</text:p>
          </table:table-cell>
          <table:table-cell table:number-columns-repeated="2"/>
          <table:table-cell office:value-type="string" calcext:value-type="string">
            <text:p>https://professeurs.uqam.ca/professeur/ouellet.pierre-olivi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dith-Anne Pageot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geot.edith-anne@uqam.ca</text:p>
          </table:table-cell>
          <table:table-cell office:value-type="string" calcext:value-type="string">
            <text:p>(514) 987-3000 poste 6757</text:p>
          </table:table-cell>
          <table:table-cell office:value-type="string" calcext:value-type="string">
            <text:p>|Arts de la fibre et du textile|Culture visuelle allochtone|Culture visuelle autochtone|Études autochtones|Études de genre|Études des femmes|Histoire de l'art|Historiographie|Modernismes|</text:p>
          </table:table-cell>
          <table:table-cell/>
          <table:table-cell office:value-type="string" calcext:value-type="string">
            <text:p>https://professeurs.uqam.ca/professeur/pageot.edith-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ycole Paquin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quin.nycole@uqam.ca</text:p>
          </table:table-cell>
          <table:table-cell office:value-type="string" calcext:value-type="string">
            <text:p>(514) 987-4111</text:p>
          </table:table-cell>
          <table:table-cell table:number-columns-repeated="2"/>
          <table:table-cell office:value-type="string" calcext:value-type="string">
            <text:p>https://professeurs.uqam.ca/professeur/paquin.nyc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duardo Ralickas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lickas.eduardo@uqam.ca</text:p>
          </table:table-cell>
          <table:table-cell office:value-type="string" calcext:value-type="string">
            <text:p>(514) 987-3000 poste 5346</text:p>
          </table:table-cell>
          <table:table-cell table:number-columns-repeated="2"/>
          <table:table-cell office:value-type="string" calcext:value-type="string">
            <text:p>https://professeurs.uqam.ca/professeur/ralickas.eduard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tay Sapir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pir.itay@uqam.ca</text:p>
          </table:table-cell>
          <table:table-cell office:value-type="string" calcext:value-type="string">
            <text:p>(514) 987-3000 poste 5163</text:p>
          </table:table-cell>
          <table:table-cell table:number-columns-repeated="2"/>
          <table:table-cell office:value-type="string" calcext:value-type="string">
            <text:p>https://professeurs.uqam.ca/professeur/sapir.ita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a Silina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11</text:p>
          </table:table-cell>
          <table:table-cell table:number-columns-repeated="2"/>
          <table:table-cell office:value-type="string" calcext:value-type="string">
            <text:p>https://professeurs.uqam.ca/professeur/JIvd7VzEXyU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érèse St-Gelais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-gelais.therese@uqam.ca</text:p>
          </table:table-cell>
          <table:table-cell office:value-type="string" calcext:value-type="string">
            <text:p>(514) 987-3000 poste 6724</text:p>
          </table:table-cell>
          <table:table-cell office:value-type="string" calcext:value-type="string">
            <text:p>|Études féministes|Études féministes et sur le genre|Histoire de l'art|Histoire de l'art contemporain|</text:p>
          </table:table-cell>
          <table:table-cell/>
          <table:table-cell office:value-type="string" calcext:value-type="string">
            <text:p>https://professeurs.uqam.ca/professeur/st-gelais.there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sther Trépanier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epanier.esther@uqam.ca</text:p>
          </table:table-cell>
          <table:table-cell office:value-type="string" calcext:value-type="string">
            <text:p>(514) 987-3000 poste 7858</text:p>
          </table:table-cell>
          <table:table-cell office:value-type="string" calcext:value-type="string">
            <text:p>|Histoire de l'art|Histoire de l'art au Canada|Histoire de l'art au Québec|Littérature|Mode|</text:p>
          </table:table-cell>
          <table:table-cell/>
          <table:table-cell office:value-type="string" calcext:value-type="string">
            <text:p>https://professeurs.uqam.ca/professeur/trepanier.esth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hilippe Uzel</text:p>
          </table:table-cell>
          <table:table-cell office:value-type="string" calcext:value-type="string">
            <text:p>Département d'histoire de l'art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uzel.jean-philippe@uqam.ca</text:p>
          </table:table-cell>
          <table:table-cell office:value-type="string" calcext:value-type="string">
            <text:p>(514) 987-3000 poste 4907</text:p>
          </table:table-cell>
          <table:table-cell office:value-type="string" calcext:value-type="string">
            <text:p>|Art autochtone|Art contemporain|Art moderne|Histoire de l'art|Modernité esthétique|Sociologie|</text:p>
          </table:table-cell>
          <table:table-cell/>
          <table:table-cell office:value-type="string" calcext:value-type="string">
            <text:p>https://professeurs.uqam.ca/professeur/uzel.jean-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Wessam Ajib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jib.wessam@uqam.ca</text:p>
          </table:table-cell>
          <table:table-cell office:value-type="string" calcext:value-type="string">
            <text:p>(514) 987-3000 poste 3227</text:p>
          </table:table-cell>
          <table:table-cell office:value-type="string" calcext:value-type="string">
            <text:p>|Accès multiples|Allocation des ressources|Communication numérique|Génie électronique|Informatique|Ordonnancement|Réseaux|Réseaux sans fil|Télécommunications|</text:p>
          </table:table-cell>
          <table:table-cell/>
          <table:table-cell office:value-type="string" calcext:value-type="string">
            <text:p>https://professeurs.uqam.ca/professeur/ajib.wessa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Beaudry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audry.eric@uqam.ca</text:p>
          </table:table-cell>
          <table:table-cell office:value-type="string" calcext:value-type="string">
            <text:p>(514) 987-3000 poste 4005</text:p>
          </table:table-cell>
          <table:table-cell office:value-type="string" calcext:value-type="string">
            <text:p>|Informatique|Intelligence artificielle|Jeux sérieux|Planification automatique|Prise de décision automatique|</text:p>
          </table:table-cell>
          <table:table-cell/>
          <table:table-cell office:value-type="string" calcext:value-type="string">
            <text:p>https://professeurs.uqam.ca/professeur/beaudry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y Bégin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gin.guy@uqam.ca</text:p>
          </table:table-cell>
          <table:table-cell office:value-type="string" calcext:value-type="string">
            <text:p>(514) 987-3000 poste 4081</text:p>
          </table:table-cell>
          <table:table-cell office:value-type="string" calcext:value-type="string">
            <text:p>Codage| décodage|Électronique|Génie informatique|Systèmes embarqués|Télécommunications</text:p>
          </table:table-cell>
          <table:table-cell/>
          <table:table-cell office:value-type="string" calcext:value-type="string">
            <text:p>https://professeurs.uqam.ca/professeur/begin.gu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Bergeron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geron.anne@uqam.ca</text:p>
          </table:table-cell>
          <table:table-cell office:value-type="string" calcext:value-type="string">
            <text:p>(514) 987-3000 poste 8214</text:p>
          </table:table-cell>
          <table:table-cell office:value-type="string" calcext:value-type="string">
            <text:p>|Algorithmique|Bioinformatique|Informatique|Mathématiques|</text:p>
          </table:table-cell>
          <table:table-cell/>
          <table:table-cell office:value-type="string" calcext:value-type="string">
            <text:p>https://professeurs.uqam.ca/professeur/bergeron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re Blondin Massé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londin_masse.alexandre@uqam.ca</text:p>
          </table:table-cell>
          <table:table-cell office:value-type="string" calcext:value-type="string">
            <text:p>(514) 987-3000 poste 5516</text:p>
          </table:table-cell>
          <table:table-cell office:value-type="string" calcext:value-type="string">
            <text:p>|Algorithmique|Combinatoire des mots|Géométrie digitale|Informatique|Structures de données|Théorie des graphes|</text:p>
          </table:table-cell>
          <table:table-cell/>
          <table:table-cell office:value-type="string" calcext:value-type="string">
            <text:p>https://professeurs.uqam.ca/professeur/blondin_masse.alex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hamed Bouguessa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guessa.mohamed@uqam.ca</text:p>
          </table:table-cell>
          <table:table-cell office:value-type="string" calcext:value-type="string">
            <text:p>(514) 987-3000 poste 5541</text:p>
          </table:table-cell>
          <table:table-cell office:value-type="string" calcext:value-type="string">
            <text:p>|Analyse des réseaux sociaux|Forage de données|Forage de texte|Génie logiciel|Informatique|Prospection du Web|</text:p>
          </table:table-cell>
          <table:table-cell/>
          <table:table-cell office:value-type="string" calcext:value-type="string">
            <text:p>https://professeurs.uqam.ca/professeur/bouguessa.mohame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unir Boukadoum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kadoum.mounir@uqam.ca</text:p>
          </table:table-cell>
          <table:table-cell office:value-type="string" calcext:value-type="string">
            <text:p>(514) 987-3000 poste 4565</text:p>
          </table:table-cell>
          <table:table-cell office:value-type="string" calcext:value-type="string">
            <text:p>|Génie informatique|Génie microélectronique|Informatique|Intelligence artificielle|Microélectronique|Microsystèmes|Traitement du signal|</text:p>
          </table:table-cell>
          <table:table-cell/>
          <table:table-cell office:value-type="string" calcext:value-type="string">
            <text:p>https://professeurs.uqam.ca/professeur/boukadoum.mouni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recko Brlek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lek.srecko@uqam.ca</text:p>
          </table:table-cell>
          <table:table-cell office:value-type="string" calcext:value-type="string">
            <text:p>(514) 987-3000 poste 7775</text:p>
          </table:table-cell>
          <table:table-cell office:value-type="string" calcext:value-type="string">
            <text:p>|Algorithmique|Combinatoire des mots|Compression de données|Informatique|Informatique théorique|Mathématiques|Mathématiques discrètes|Systèmes de transitions|Théorie des langages|</text:p>
          </table:table-cell>
          <table:table-cell/>
          <table:table-cell office:value-type="string" calcext:value-type="string">
            <text:p>https://professeurs.uqam.ca/professeur/brlek.sreck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 Chartier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tier.sylvain@uqam.ca</text:p>
          </table:table-cell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chartier.sylv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mar Cherkaoui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erkaoui.omar@uqam.ca</text:p>
          </table:table-cell>
          <table:table-cell office:value-type="string" calcext:value-type="string">
            <text:p>(514) 987-3000 poste 3513</text:p>
          </table:table-cell>
          <table:table-cell office:value-type="string" calcext:value-type="string">
            <text:p>|Configuration de réseau|Génie informatique|Gestion de réseaux|Informatique|Systèmes répartis|Virtualisation de réseau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herkaoui.oma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c Deslandes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slandes.dominic@uqam.ca</text:p>
          </table:table-cell>
          <table:table-cell office:value-type="string" calcext:value-type="string">
            <text:p>(514) 987-3000 poste 7912</text:p>
          </table:table-cell>
          <table:table-cell office:value-type="string" calcext:value-type="string">
            <text:p>|Chimie|Circuits hyperfréquences|Génie microélectronique|Informatique|Microsystèmes|Ondes milimétriques|Systèmes micro-ondes|</text:p>
          </table:table-cell>
          <table:table-cell/>
          <table:table-cell office:value-type="string" calcext:value-type="string">
            <text:p>https://professeurs.uqam.ca/professeur/deslandes.domin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bdoulaye Baniré Diallo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iallo.abdoulaye@uqam.ca</text:p>
          </table:table-cell>
          <table:table-cell office:value-type="string" calcext:value-type="string">
            <text:p>(514) 987-3000 poste 3914</text:p>
          </table:table-cell>
          <table:table-cell office:value-type="string" calcext:value-type="string">
            <text:p>|Apprentissage machine|Bioinformatique|Biologie computationnelle|Calcul haute performance|Génétique|Génomique|Informatique|Pharmacologie|Phylogéni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iallo.abdoulay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Dupuis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puis.robert@uqam.ca</text:p>
          </table:table-cell>
          <table:table-cell office:value-type="string" calcext:value-type="string">
            <text:p>(514) 987-3000 poste 1728</text:p>
          </table:table-cell>
          <table:table-cell office:value-type="string" calcext:value-type="string">
            <text:p>|Génie logiciel|Logiciel libre|</text:p>
          </table:table-cell>
          <table:table-cell/>
          <table:table-cell office:value-type="string" calcext:value-type="string">
            <text:p>https://professeurs.uqam.ca/professeur/dupuis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alima Elbiaze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elbiaze.halima@uqam.ca</text:p>
          </table:table-cell>
          <table:table-cell office:value-type="string" calcext:value-type="string">
            <text:p>(514) 987-3000 poste 8485</text:p>
          </table:table-cell>
          <table:table-cell office:value-type="string" calcext:value-type="string">
            <text:p>|Évaluation des performances|Génie électronique|Génie informatique|Informatique|Ingénierie de trafic|Réseaux|Réseaux optiques|Télécommunication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elbiaze.halim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Jésus B. Fayomi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ayomi.c@uqam.ca</text:p>
          </table:table-cell>
          <table:table-cell office:value-type="string" calcext:value-type="string">
            <text:p>(514) 987-3000 poste 1955</text:p>
          </table:table-cell>
          <table:table-cell office:value-type="string" calcext:value-type="string">
            <text:p>|Amplificateurs à basses tensions|Circuits microélectroniques|Convertisseurs numériques-analogiques|Génie informatique|Génie microélectronique|Microélectronique|Nanotechnologies|Référence de tension|</text:p>
          </table:table-cell>
          <table:table-cell/>
          <table:table-cell office:value-type="string" calcext:value-type="string">
            <text:p>https://professeurs.uqam.ca/professeur/fayomi.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on R. Finley Jr.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jVUOqySCOsE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tienne M. Gagnon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gnon.etienne_m@uqam.ca</text:p>
          </table:table-cell>
          <table:table-cell office:value-type="string" calcext:value-type="string">
            <text:p>(514) 987-3000 poste 8215</text:p>
          </table:table-cell>
          <table:table-cell office:value-type="string" calcext:value-type="string">
            <text:p>|Compilateurs|Langages informatiques|Machines virtuelles|</text:p>
          </table:table-cell>
          <table:table-cell/>
          <table:table-cell office:value-type="string" calcext:value-type="string">
            <text:p>https://professeurs.uqam.ca/professeur/gagnon.etienne_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ébastien Gambs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mbs.sebastien@uqam.ca</text:p>
          </table:table-cell>
          <table:table-cell office:value-type="string" calcext:value-type="string">
            <text:p>(514) 987-3000 poste 0906</text:p>
          </table:table-cell>
          <table:table-cell table:number-columns-repeated="2"/>
          <table:table-cell office:value-type="string" calcext:value-type="string">
            <text:p>https://professeurs.uqam.ca/professeur/gambs.sebast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Gauthier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uthier.gilles@uqam.ca</text:p>
          </table:table-cell>
          <table:table-cell office:value-type="string" calcext:value-type="string">
            <text:p>(514) 987-3000 poste 1728</text:p>
          </table:table-cell>
          <table:table-cell office:value-type="string" calcext:value-type="string">
            <text:p>|Normes pour l'apprentissage|Représentation des connaissances|XML|</text:p>
          </table:table-cell>
          <table:table-cell/>
          <table:table-cell office:value-type="string" calcext:value-type="string">
            <text:p>https://professeurs.uqam.ca/professeur/gauthier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udrey Grant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u7E0z3C%252fwEQ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Héon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kVMQKmtRnIY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icardo Izquierdo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izquierdo.ricardo@uqam.ca</text:p>
          </table:table-cell>
          <table:table-cell office:value-type="string" calcext:value-type="string">
            <text:p>(514) 987-3000 poste 3307</text:p>
          </table:table-cell>
          <table:table-cell office:value-type="string" calcext:value-type="string">
            <text:p>|Biocapteurs|Cellules solaires et diodes organiques|Chimie|Génie des matériaux|Génie microélectronique|Microsystèmes|Nano-systèmes|Nanotechnologies|Polymères|</text:p>
          </table:table-cell>
          <table:table-cell/>
          <table:table-cell office:value-type="string" calcext:value-type="string">
            <text:p>https://professeurs.uqam.ca/professeur/izquierdo.ricard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igitte Kerhervé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erherve.brigitte@uqam.ca</text:p>
          </table:table-cell>
          <table:table-cell office:value-type="string" calcext:value-type="string">
            <text:p>(514) 987-3000 poste 6716</text:p>
          </table:table-cell>
          <table:table-cell office:value-type="string" calcext:value-type="string">
            <text:p>|Bases de données|Informatique|Systèmes multimédia répartis|</text:p>
          </table:table-cell>
          <table:table-cell/>
          <table:table-cell office:value-type="string" calcext:value-type="string">
            <text:p>https://professeurs.uqam.ca/professeur/kerherve.brigi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Lacasse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t5Srsd5U9tg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Laforest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forest.louise@uqam.ca</text:p>
          </table:table-cell>
          <table:table-cell office:value-type="string" calcext:value-type="string">
            <text:p>(514) 987-3000 poste 7790</text:p>
          </table:table-cell>
          <table:table-cell office:value-type="string" calcext:value-type="string">
            <text:p>|Analyse asymptotique|Combinatoire|Informatique|Linguistique|Mathématiques|Quadtrees|Structures de données|</text:p>
          </table:table-cell>
          <table:table-cell/>
          <table:table-cell office:value-type="string" calcext:value-type="string">
            <text:p>https://professeurs.uqam.ca/professeur/laforest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rnard J. C. Lefebvre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dSQYO8sU6aQ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Lemire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mire.daniel.2@uqam.ca</text:p>
          </table:table-cell>
          <table:table-cell office:value-type="string" calcext:value-type="string">
            <text:p>(514) 987-0439</text:p>
          </table:table-cell>
          <table:table-cell table:number-columns-repeated="2"/>
          <table:table-cell office:value-type="string" calcext:value-type="string">
            <text:p>https://professeurs.uqam.ca/professeur/lemire.daniel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akim Lounis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ounis.hakim@uqam.ca</text:p>
          </table:table-cell>
          <table:table-cell office:value-type="string" calcext:value-type="string">
            <text:p>(514) 987-3000 poste 2364</text:p>
          </table:table-cell>
          <table:table-cell office:value-type="string" calcext:value-type="string">
            <text:p>|Apprentissage machine|Génie logiciel|Informatique|Intelligence artificielle|Qualité du logiciel|</text:p>
          </table:table-cell>
          <table:table-cell/>
          <table:table-cell office:value-type="string" calcext:value-type="string">
            <text:p>https://professeurs.uqam.ca/professeur/lounis.haki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ladimir Makarenkov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karenkov.vladimir@uqam.ca</text:p>
          </table:table-cell>
          <table:table-cell office:value-type="string" calcext:value-type="string">
            <text:p>(514) 987-3000 poste 3870</text:p>
          </table:table-cell>
          <table:table-cell office:value-type="string" calcext:value-type="string">
            <text:p>|Génie logiciel|Informatique|</text:p>
          </table:table-cell>
          <table:table-cell/>
          <table:table-cell office:value-type="string" calcext:value-type="string">
            <text:p>https://professeurs.uqam.ca/professeur/makarenkov.vladimi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dile Marcotte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XhvgsS83ylU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Martin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.louis@uqam.ca</text:p>
          </table:table-cell>
          <table:table-cell office:value-type="string" calcext:value-type="string">
            <text:p>(514) 987-3000 poste 3172</text:p>
          </table:table-cell>
          <table:table-cell office:value-type="string" calcext:value-type="string">
            <text:p>|Analyse|Conception logicielle|Génie logiciel|Gouvernance TI|Informatique|Java|JavaScript|Logiciel libre|Programmation|</text:p>
          </table:table-cell>
          <table:table-cell/>
          <table:table-cell office:value-type="string" calcext:value-type="string">
            <text:p>https://professeurs.uqam.ca/professeur/martin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amid Mcheick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oFG5wsFDeY0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aël Ménard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nard.michael@uqam.ca</text:p>
          </table:table-cell>
          <table:table-cell office:value-type="string" calcext:value-type="string">
            <text:p>(514) 987-3000 poste 1792</text:p>
          </table:table-cell>
          <table:table-cell office:value-type="string" calcext:value-type="string">
            <text:p>|Génie microélectronique|Microsystèmes optiques|Optique|Photonique|Télécommunications optiques|</text:p>
          </table:table-cell>
          <table:table-cell/>
          <table:table-cell office:value-type="string" calcext:value-type="string">
            <text:p>https://professeurs.uqam.ca/professeur/menard.micha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Jean Meurs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urs.marie-jean@uqam.ca</text:p>
          </table:table-cell>
          <table:table-cell office:value-type="string" calcext:value-type="string">
            <text:p>(514) 987-3000 poste 6139</text:p>
          </table:table-cell>
          <table:table-cell office:value-type="string" calcext:value-type="string">
            <text:p>|Apprentissage automatique|Biocuration|Données massives|Fouille de données|Informatique|Intelligence artificielle|Recherche d'information|Traitement du langage nature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eurs.marie-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afedh Mili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ili.hafedh@uqam.ca</text:p>
          </table:table-cell>
          <table:table-cell office:value-type="string" calcext:value-type="string">
            <text:p>(514) 987-3000 poste 3943</text:p>
          </table:table-cell>
          <table:table-cell office:value-type="string" calcext:value-type="string">
            <text:p>|Affaires électroniques|Génie logiciel|Informatique|Logiciel libre|Programmation objet|Représentation des connaissances|</text:p>
          </table:table-cell>
          <table:table-cell/>
          <table:table-cell office:value-type="string" calcext:value-type="string">
            <text:p>https://professeurs.uqam.ca/professeur/mili.hafed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kia Missaoui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issaoui.rokia@uqam.ca</text:p>
          </table:table-cell>
          <table:table-cell office:value-type="string" calcext:value-type="string">
            <text:p>(514) 987-3000 poste 1728</text:p>
          </table:table-cell>
          <table:table-cell office:value-type="string" calcext:value-type="string">
            <text:p>|Bases de connaissances|Bases de données|Classification conceptuelle|Découverte de connaissances|</text:p>
          </table:table-cell>
          <table:table-cell/>
          <table:table-cell office:value-type="string" calcext:value-type="string">
            <text:p>https://professeurs.uqam.ca/professeur/missaoui.rok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ouel Moha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ha.naouel@uqam.ca</text:p>
          </table:table-cell>
          <table:table-cell office:value-type="string" calcext:value-type="string">
            <text:p>(514) 987-3000 poste 1660</text:p>
          </table:table-cell>
          <table:table-cell table:number-columns-repeated="2"/>
          <table:table-cell office:value-type="string" calcext:value-type="string">
            <text:p>https://professeurs.uqam.ca/professeur/moha.naou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ébastien Mosser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sser.sebastien@uqam.ca</text:p>
          </table:table-cell>
          <table:table-cell office:value-type="string" calcext:value-type="string">
            <text:p>(514) 987-3000 poste 3904</text:p>
          </table:table-cell>
          <table:table-cell office:value-type="string" calcext:value-type="string">
            <text:p>|Génie logicie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osser.sebast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Nabki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2476</text:p>
          </table:table-cell>
          <table:table-cell table:number-columns-repeated="2"/>
          <table:table-cell office:value-type="string" calcext:value-type="string">
            <text:p>https://professeurs.uqam.ca/professeur/iOBm4Ttb0w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Nabki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abki.frederic@uqam.ca</text:p>
          </table:table-cell>
          <table:table-cell office:value-type="string" calcext:value-type="string">
            <text:p>(514) 987-3000 poste 2476</text:p>
          </table:table-cell>
          <table:table-cell office:value-type="string" calcext:value-type="string">
            <text:p>|Capteurs sans fil|Chimie|Circuits électroniques|Circuits intégrés radiofréquence|Génie électrique|Génie électronique|Informatique|Microélectronique|Microsystèm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nabki.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Omer Nguena-Timo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1728</text:p>
          </table:table-cell>
          <table:table-cell table:number-columns-repeated="2"/>
          <table:table-cell office:value-type="string" calcext:value-type="string">
            <text:p>https://professeurs.uqam.ca/professeur/NBjFflzjhGk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ger Nkambou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nkambou.roger@uqam.ca</text:p>
          </table:table-cell>
          <table:table-cell office:value-type="string" calcext:value-type="string">
            <text:p>(514) 987-3000 poste 8395</text:p>
          </table:table-cell>
          <table:table-cell office:value-type="string" calcext:value-type="string">
            <text:p>|Apprentissage machine|Informatique|Ingénierie des connaissances|Intelligence artificielle|Science des données|Systèmes tutoriels intelligents|</text:p>
          </table:table-cell>
          <table:table-cell/>
          <table:table-cell office:value-type="string" calcext:value-type="string">
            <text:p>https://professeurs.uqam.ca/professeur/nkambou.rog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Privat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rivat.jean@uqam.ca</text:p>
          </table:table-cell>
          <table:table-cell office:value-type="string" calcext:value-type="string">
            <text:p>(514) 987-3000 poste 3314</text:p>
          </table:table-cell>
          <table:table-cell office:value-type="string" calcext:value-type="string">
            <text:p>|Compilateurs|Cybersécurité|Informatique|Informatique système|Langages informatiques|Logiciel libre|Machines virtuelles|Open source|Optimisation|Programmation objet|Systèmes d'exploitation|</text:p>
          </table:table-cell>
          <table:table-cell/>
          <table:table-cell office:value-type="string" calcext:value-type="string">
            <text:p>https://professeurs.uqam.ca/professeur/privat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atiha Sadat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dat.fatiha@uqam.ca</text:p>
          </table:table-cell>
          <table:table-cell office:value-type="string" calcext:value-type="string">
            <text:p>(514) 987-3000 poste 3885</text:p>
          </table:table-cell>
          <table:table-cell office:value-type="string" calcext:value-type="string">
            <text:p>|Analyse de données|Apprentissage machine|Big data|Deep learning|Données massives|Données volumineuses|Humanités numériques|Informatique|Ontologies|Sciences cognitives|Traitement du langage naturel|Web sémantique|</text:p>
          </table:table-cell>
          <table:table-cell/>
          <table:table-cell office:value-type="string" calcext:value-type="string">
            <text:p>https://professeurs.uqam.ca/professeur/sadat.fatih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ziz Salah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lah.aziz@uqam.ca</text:p>
          </table:table-cell>
          <table:table-cell office:value-type="string" calcext:value-type="string">
            <text:p>(514) 987-3000 poste 1485</text:p>
          </table:table-cell>
          <table:table-cell office:value-type="string" calcext:value-type="string">
            <text:p>|Apprentissage automatique|Extraction d'information|Informatique|</text:p>
          </table:table-cell>
          <table:table-cell/>
          <table:table-cell office:value-type="string" calcext:value-type="string">
            <text:p>https://professeurs.uqam.ca/professeur/salah.aziz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ormand Séguin</text:p>
          </table:table-cell>
          <table:table-cell office:value-type="string" calcext:value-type="string">
            <text:p>Faculté des sciences</text:p>
          </table:table-cell>
          <table:table-cell office:value-type="string" calcext:value-type="string">
            <text:p>Doyen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guin.normand@uqam.ca</text:p>
          </table:table-cell>
          <table:table-cell office:value-type="string" calcext:value-type="string">
            <text:p>(514) 987-3000 poste 4345</text:p>
          </table:table-cell>
          <table:table-cell table:number-columns-repeated="2"/>
          <table:table-cell office:value-type="string" calcext:value-type="string">
            <text:p>https://professeurs.uqam.ca/professeur/seguin.norman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an-Manuel Torres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0439</text:p>
          </table:table-cell>
          <table:table-cell table:number-columns-repeated="2"/>
          <table:table-cell office:value-type="string" calcext:value-type="string">
            <text:p>https://professeurs.uqam.ca/professeur/KkxjeJPjwHg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y Tremblay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remblay.guy@uqam.ca</text:p>
          </table:table-cell>
          <table:table-cell office:value-type="string" calcext:value-type="string">
            <text:p>(514) 987-3000 poste 8213</text:p>
          </table:table-cell>
          <table:table-cell office:value-type="string" calcext:value-type="string">
            <text:p>|Informatique|Méthodes de spécification|Programmation parallèle|Spécification logiciell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tremblay.gu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Trudel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udel.s@uqam.ca</text:p>
          </table:table-cell>
          <table:table-cell office:value-type="string" calcext:value-type="string">
            <text:p>(514) 987-3000 poste 5538</text:p>
          </table:table-cell>
          <table:table-cell office:value-type="string" calcext:value-type="string">
            <text:p>|Agile|Génie logiciel|Informatique|Maintenance des logiciels|Mesures du logiciel|Processus de développemen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trudel.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etko Valtchev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altchev.petko@uqam.ca</text:p>
          </table:table-cell>
          <table:table-cell office:value-type="string" calcext:value-type="string">
            <text:p>(514) 987-3000 poste 1919</text:p>
          </table:table-cell>
          <table:table-cell table:number-columns-repeated="2"/>
          <table:table-cell office:value-type="string" calcext:value-type="string">
            <text:p>https://professeurs.uqam.ca/professeur/valtchev.petk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ger Villemaire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llemaire.roger@uqam.ca</text:p>
          </table:table-cell>
          <table:table-cell office:value-type="string" calcext:value-type="string">
            <text:p>(514) 987-3000 poste 6744</text:p>
          </table:table-cell>
          <table:table-cell office:value-type="string" calcext:value-type="string">
            <text:p>|Informatique|Logique informatique|Modélisation|</text:p>
          </table:table-cell>
          <table:table-cell/>
          <table:table-cell office:value-type="string" calcext:value-type="string">
            <text:p>https://professeurs.uqam.ca/professeur/villemaire.rog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imothy Walsh</text:p>
          </table:table-cell>
          <table:table-cell office:value-type="string" calcext:value-type="string">
            <text:p>Département d'informatique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alsh.timothy@uqam.ca</text:p>
          </table:table-cell>
          <table:table-cell office:value-type="string" calcext:value-type="string">
            <text:p>(514) 987-3000 poste 1728</text:p>
          </table:table-cell>
          <table:table-cell office:value-type="string" calcext:value-type="string">
            <text:p>|Algorithmes|Énumération combinatoire|Informatique|Mathématiques appliquées|Théorie des graphes|</text:p>
          </table:table-cell>
          <table:table-cell/>
          <table:table-cell office:value-type="string" calcext:value-type="string">
            <text:p>https://professeurs.uqam.ca/professeur/walsh.timoth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Baron</text:p>
          </table:table-cell>
          <table:table-cell office:value-type="string" calcext:value-type="string">
            <text:p>Vice-rectorat au développement humain et organisationnel</text:p>
          </table:table-cell>
          <table:table-cell office:value-type="string" calcext:value-type="string">
            <text:p>Vice-recteur au Dév. humain et organisationnel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on.louis@uqam.ca</text:p>
          </table:table-cell>
          <table:table-cell office:value-type="string" calcext:value-type="string">
            <text:p>(514) 987-0120</text:p>
          </table:table-cell>
          <table:table-cell office:value-type="string" calcext:value-type="string">
            <text:p>|Coaching exécutif|Développement des habiletés politiques|Développement des habiletés relationnelles|Évaluation des retombées de formation|Leadership|Méthodes d'apprentissage dans l'action|Relations industrielles|</text:p>
          </table:table-cell>
          <table:table-cell/>
          <table:table-cell office:value-type="string" calcext:value-type="string">
            <text:p>https://professeurs.uqam.ca/professeur/baron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 Beaupré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aupre.daniel@uqam.ca</text:p>
          </table:table-cell>
          <table:table-cell office:value-type="string" calcext:value-type="string">
            <text:p>(514) 987-3000 poste 1371</text:p>
          </table:table-cell>
          <table:table-cell office:value-type="string" calcext:value-type="string">
            <text:p>|Politiques de gestion des ressources humaines|Stratégie d'entreprise|</text:p>
          </table:table-cell>
          <table:table-cell/>
          <table:table-cell office:value-type="string" calcext:value-type="string">
            <text:p>https://professeurs.uqam.ca/professeur/beaupre.dani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rles Benabou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nabou.charles@uqam.ca</text:p>
          </table:table-cell>
          <table:table-cell office:value-type="string" calcext:value-type="string">
            <text:p>(514) 987-3000 poste 4245</text:p>
          </table:table-cell>
          <table:table-cell office:value-type="string" calcext:value-type="string">
            <text:p>|Comportement|Mentorat|Psychologie en entreprise|</text:p>
          </table:table-cell>
          <table:table-cell/>
          <table:table-cell office:value-type="string" calcext:value-type="string">
            <text:p>https://professeurs.uqam.ca/professeur/benabou.char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thleen Bentein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ntein.kathleen@uqam.ca</text:p>
          </table:table-cell>
          <table:table-cell office:value-type="string" calcext:value-type="string">
            <text:p>(514) 987-3000 poste 1717</text:p>
          </table:table-cell>
          <table:table-cell office:value-type="string" calcext:value-type="string">
            <text:p>|Administration publique|Attitudes et émotions au travail|Ergonomie|Pratiques de développement|Pratiques de socialisation|Psychologie organisationnelle|</text:p>
          </table:table-cell>
          <table:table-cell/>
          <table:table-cell office:value-type="string" calcext:value-type="string">
            <text:p>https://professeurs.uqam.ca/professeur/bentein.kathle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ane Berthelette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thelette.diane@uqam.ca</text:p>
          </table:table-cell>
          <table:table-cell office:value-type="string" calcext:value-type="string">
            <text:p>(514) 987-0416</text:p>
          </table:table-cell>
          <table:table-cell office:value-type="string" calcext:value-type="string">
            <text:p>|Administration publique|Recherche évaluative|Santé et sécurité du travail|Transfert de connaissances|</text:p>
          </table:table-cell>
          <table:table-cell/>
          <table:table-cell office:value-type="string" calcext:value-type="string">
            <text:p>https://professeurs.uqam.ca/professeur/berthelette.d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enriette Bilodeau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ilodeau.henriette@uqam.ca</text:p>
          </table:table-cell>
          <table:table-cell office:value-type="string" calcext:value-type="string">
            <text:p>(514) 987-3000 poste 8390</text:p>
          </table:table-cell>
          <table:table-cell office:value-type="string" calcext:value-type="string">
            <text:p>|Administration de la santé|Ergonomie|Évaluation d'interventions en santé|Main-d'oeuvre médicale|Organisation des services de santé|Psychologie|Relations industrielles|Santé et sécurité au travail|</text:p>
          </table:table-cell>
          <table:table-cell/>
          <table:table-cell office:value-type="string" calcext:value-type="string">
            <text:p>https://professeurs.uqam.ca/professeur/bilodeau.henrie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Biron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0416</text:p>
          </table:table-cell>
          <table:table-cell table:number-columns-repeated="2"/>
          <table:table-cell office:value-type="string" calcext:value-type="string">
            <text:p>https://professeurs.uqam.ca/professeur/VW%252fh%252fj0ZKtU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 J. Bouchard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chard.marie@uqam.ca</text:p>
          </table:table-cell>
          <table:table-cell office:value-type="string" calcext:value-type="string">
            <text:p>(514) 987-3000 poste 4474</text:p>
          </table:table-cell>
          <table:table-cell office:value-type="string" calcext:value-type="string">
            <text:p>|Développement économique communautaire|Économie sociale|Économie sociale et solidaire|Entreprises sociales et collectives|Mesures et évaluation|</text:p>
          </table:table-cell>
          <table:table-cell/>
          <table:table-cell office:value-type="string" calcext:value-type="string">
            <text:p>https://professeurs.uqam.ca/professeur/bouchard.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Camus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mus.annie@uqam.ca</text:p>
          </table:table-cell>
          <table:table-cell office:value-type="string" calcext:value-type="string">
            <text:p>(514) 987-3000 poste 5056</text:p>
          </table:table-cell>
          <table:table-cell office:value-type="string" calcext:value-type="string">
            <text:p>|Développement économique communautaire|Économie sociale|Entreprises sociales et collectives|Innovation sociale|Organisation du travail|Rapports avec les pouvoirs publics|</text:p>
          </table:table-cell>
          <table:table-cell/>
          <table:table-cell office:value-type="string" calcext:value-type="string">
            <text:p>https://professeurs.uqam.ca/professeur/camus.a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ëlle Carpentier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rpentier.joelle@uqam.ca</text:p>
          </table:table-cell>
          <table:table-cell office:value-type="string" calcext:value-type="string">
            <text:p>(514) 987-3000 poste 3841</text:p>
          </table:table-cell>
          <table:table-cell office:value-type="string" calcext:value-type="string">
            <text:p>|Autodétermination|Bien-être et performance au travail|Évaluation de la performance|Motivation|Motivation au travail|Passion au travail|Psychologie du sport|Psychologie du travail|Psychologie positive|Psychologie sociale|Soutien des besoins psychologiques fondamentaux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arpentier.jo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noît Cherré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erre.benoit@uqam.ca</text:p>
          </table:table-cell>
          <table:table-cell office:value-type="string" calcext:value-type="string">
            <text:p>(514) 987-3000 poste 5128</text:p>
          </table:table-cell>
          <table:table-cell office:value-type="string" calcext:value-type="string">
            <text:p>|Comportement déviant positif|Comportement organisationnel|Dilemmes éthiques|Gestion de l'éthique en entreprise|Gestionnaires-cadres|</text:p>
          </table:table-cell>
          <table:table-cell/>
          <table:table-cell office:value-type="string" calcext:value-type="string">
            <text:p>https://professeurs.uqam.ca/professeur/cherre.benoi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Cloutier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loutier.julie@uqam.ca</text:p>
          </table:table-cell>
          <table:table-cell office:value-type="string" calcext:value-type="string">
            <text:p>(514) 987-3000 poste 1577</text:p>
          </table:table-cell>
          <table:table-cell office:value-type="string" calcext:value-type="string">
            <text:p>|Comportements contreproductifs|Équité salariale|Justice en gestion des ressources humaines|Présentéisme|Psychologie|Relations industrielles|Rémunération variable|Santé mentale au travail|Santé psychologique au travail|Stress au travail|</text:p>
          </table:table-cell>
          <table:table-cell/>
          <table:table-cell office:value-type="string" calcext:value-type="string">
            <text:p>https://professeurs.uqam.ca/professeur/cloutier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line Comeau-Vallée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meau_vallee.mariline@uqam.ca</text:p>
          </table:table-cell>
          <table:table-cell office:value-type="string" calcext:value-type="string">
            <text:p>(514) 987-3000 poste 3834</text:p>
          </table:table-cell>
          <table:table-cell table:number-columns-repeated="2"/>
          <table:table-cell office:value-type="string" calcext:value-type="string">
            <text:p>https://professeurs.uqam.ca/professeur/comeau_vallee.mari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Cossette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ssette.pierre@uqam.ca</text:p>
          </table:table-cell>
          <table:table-cell office:value-type="string" calcext:value-type="string">
            <text:p>(514) 987-0416</text:p>
          </table:table-cell>
          <table:table-cell office:value-type="string" calcext:value-type="string">
            <text:p>|Cognition et organisation|Inconduite en recherch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cossette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scale Denis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nis.pascale@uqam.ca</text:p>
          </table:table-cell>
          <table:table-cell office:value-type="string" calcext:value-type="string">
            <text:p>(514) 987-3000 poste 1965</text:p>
          </table:table-cell>
          <table:table-cell office:value-type="string" calcext:value-type="string">
            <text:p>|Aptitude cognitive|Aspects légaux des processus de sélection|Discrimination en embauche|Droit|Personnalité|Tests psychométriques|Valeur prédictive des outil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enis.pasca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le Desbiens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biens.danielle@uqam.ca</text:p>
          </table:table-cell>
          <table:table-cell office:value-type="string" calcext:value-type="string">
            <text:p>(514) 987-0416</text:p>
          </table:table-cell>
          <table:table-cell office:value-type="string" calcext:value-type="string">
            <text:p>|Coaching|Gestion des équipes de projet|Leadership|</text:p>
          </table:table-cell>
          <table:table-cell/>
          <table:table-cell office:value-type="string" calcext:value-type="string">
            <text:p>https://professeurs.uqam.ca/professeur/desbiens.dani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gelo Dos Santos Soares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oares.angelo@uqam.ca</text:p>
          </table:table-cell>
          <table:table-cell office:value-type="string" calcext:value-type="string">
            <text:p>(514) 987-3000 poste 2089</text:p>
          </table:table-cell>
          <table:table-cell office:value-type="string" calcext:value-type="string">
            <text:p>|Émotions au travail|Harcèlement psychologique au travail|Harcèlement sexuel|Santé mentale au travail|Situations critiques au travail|Souffrance au travail|Stress au travail|Suicide au travail|Travail des femmes|Violence au travai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soares.angel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landine Emilien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emilien.stephanie_blandine@uqam.ca</text:p>
          </table:table-cell>
          <table:table-cell office:value-type="string" calcext:value-type="string">
            <text:p>(514) 987-3000 poste 1992</text:p>
          </table:table-cell>
          <table:table-cell table:number-columns-repeated="2"/>
          <table:table-cell office:value-type="string" calcext:value-type="string">
            <text:p>https://professeurs.uqam.ca/professeur/emilien.stephanie_bland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ques Forest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orest.jacques@uqam.ca</text:p>
          </table:table-cell>
          <table:table-cell office:value-type="string" calcext:value-type="string">
            <text:p>(514) 987-3000 poste 3310</text:p>
          </table:table-cell>
          <table:table-cell office:value-type="string" calcext:value-type="string">
            <text:p>|Besoins psychologiques au travail|Fonctionnement humain optimal|Motivation au travail|Passion du travail|Psychologie|Psychologie positive|Relations hiérarchiques|Relations industrielles|Santé mentale au travail|Satisfaction au travai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orest.jac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renzo Frangi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rangi.lorenzo@uqam.ca</text:p>
          </table:table-cell>
          <table:table-cell office:value-type="string" calcext:value-type="string">
            <text:p>(514) 987-3000 poste 5343</text:p>
          </table:table-cell>
          <table:table-cell office:value-type="string" calcext:value-type="string">
            <text:p>|Entreprises multinationales|Relations du travail|Syndicalisme|</text:p>
          </table:table-cell>
          <table:table-cell/>
          <table:table-cell office:value-type="string" calcext:value-type="string">
            <text:p>https://professeurs.uqam.ca/professeur/frangi.lorenz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Gilbert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ilbert.frederic@uqam.ca</text:p>
          </table:table-cell>
          <table:table-cell office:value-type="string" calcext:value-type="string">
            <text:p>(514) 987-3000 poste 1753</text:p>
          </table:table-cell>
          <table:table-cell table:number-columns-repeated="2"/>
          <table:table-cell office:value-type="string" calcext:value-type="string">
            <text:p>https://professeurs.uqam.ca/professeur/gilbert.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Gravel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ravel.s@uqam.ca</text:p>
          </table:table-cell>
          <table:table-cell office:value-type="string" calcext:value-type="string">
            <text:p>(514) 987-3000 poste 0416</text:p>
          </table:table-cell>
          <table:table-cell office:value-type="string" calcext:value-type="string">
            <text:p>|Gestion de la diversité au travail|Inégalités sociales et de santé|Relations industrielles|Santé des populations|Santé et sécurité au travail|Travailleurs immigrant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ravel.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éleste Grimard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rimard.celeste@uqam.ca</text:p>
          </table:table-cell>
          <table:table-cell office:value-type="string" calcext:value-type="string">
            <text:p>(514) 987-3000 poste 6540</text:p>
          </table:table-cell>
          <table:table-cell office:value-type="string" calcext:value-type="string">
            <text:p>|Burnout|Émotions au travail|Harcèlement psychologique au travail|</text:p>
          </table:table-cell>
          <table:table-cell/>
          <table:table-cell office:value-type="string" calcext:value-type="string">
            <text:p>https://professeurs.uqam.ca/professeur/grimard.celes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Guerrero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errero.sylvie@uqam.ca</text:p>
          </table:table-cell>
          <table:table-cell office:value-type="string" calcext:value-type="string">
            <text:p>(514) 987-3000 poste 8294</text:p>
          </table:table-cell>
          <table:table-cell office:value-type="string" calcext:value-type="string">
            <text:p>|Attraction et rétention|Gestion des carrières|Identification organisationnelle|Identification professionnelle|Relation d'emploi|</text:p>
          </table:table-cell>
          <table:table-cell/>
          <table:table-cell office:value-type="string" calcext:value-type="string">
            <text:p>https://professeurs.uqam.ca/professeur/guerrero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Hervieux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ervieux.genevieve@uqam.ca</text:p>
          </table:table-cell>
          <table:table-cell office:value-type="string" calcext:value-type="string">
            <text:p>(514) 987-3000 poste 2180</text:p>
          </table:table-cell>
          <table:table-cell table:number-columns-repeated="2"/>
          <table:table-cell office:value-type="string" calcext:value-type="string">
            <text:p>https://professeurs.uqam.ca/professeur/hervieux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mparo Jimenez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imenez.amparo@uqam.ca</text:p>
          </table:table-cell>
          <table:table-cell office:value-type="string" calcext:value-type="string">
            <text:p>(514) 987-3000 poste 7993</text:p>
          </table:table-cell>
          <table:table-cell office:value-type="string" calcext:value-type="string">
            <text:p>|Analyse des groupes|Management interculturel|Théorie des parties prenantes|</text:p>
          </table:table-cell>
          <table:table-cell/>
          <table:table-cell office:value-type="string" calcext:value-type="string">
            <text:p>https://professeurs.uqam.ca/professeur/jimenez.ampar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e Lamoureux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moureux.carole@uqam.ca</text:p>
          </table:table-cell>
          <table:table-cell office:value-type="string" calcext:value-type="string">
            <text:p>(514) 987-0416</text:p>
          </table:table-cell>
          <table:table-cell office:value-type="string" calcext:value-type="string">
            <text:p>|Compétences managériales|Développement organisationnel|Gestion des ressources humaines|Habilités managériales|Psychologie du travail|</text:p>
          </table:table-cell>
          <table:table-cell/>
          <table:table-cell office:value-type="string" calcext:value-type="string">
            <text:p>https://professeurs.uqam.ca/professeur/lamoureux.car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ylaine Landry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ndry.guylaine@uqam.ca</text:p>
          </table:table-cell>
          <table:table-cell office:value-type="string" calcext:value-type="string">
            <text:p>(514) 987-3000 poste 3441</text:p>
          </table:table-cell>
          <table:table-cell office:value-type="string" calcext:value-type="string">
            <text:p>|Attitudes et comportements au travail|Bien-être psychologique|Leadership|Relation stagiaire-superviseur|Relation superviseur-supervisé|Santé organisationnelle|</text:p>
          </table:table-cell>
          <table:table-cell/>
          <table:table-cell office:value-type="string" calcext:value-type="string">
            <text:p>https://professeurs.uqam.ca/professeur/landry.guyla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Ève Lapalme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palme.marie-eve@uqam.ca</text:p>
          </table:table-cell>
          <table:table-cell office:value-type="string" calcext:value-type="string">
            <text:p>(514) 987-3000 poste 4168</text:p>
          </table:table-cell>
          <table:table-cell office:value-type="string" calcext:value-type="string">
            <text:p>|Gestion des carrières|Leadership|Main-d'oeuvre temporaire|Mobilisation des employés|Performance des employés|</text:p>
          </table:table-cell>
          <table:table-cell/>
          <table:table-cell office:value-type="string" calcext:value-type="string">
            <text:p>https://professeurs.uqam.ca/professeur/lapalme.marie-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élanie Lefrançois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francois.melanie@uqam.ca</text:p>
          </table:table-cell>
          <table:table-cell office:value-type="string" calcext:value-type="string">
            <text:p>(514) 987-3000 poste 8386</text:p>
          </table:table-cell>
          <table:table-cell table:number-columns-repeated="2"/>
          <table:table-cell office:value-type="string" calcext:value-type="string">
            <text:p>https://professeurs.uqam.ca/professeur/lefrancois.mel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thalie Lemieux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mieux.nathalie@uqam.ca</text:p>
          </table:table-cell>
          <table:table-cell office:value-type="string" calcext:value-type="string">
            <text:p>(514) 987-3000 poste 5026</text:p>
          </table:table-cell>
          <table:table-cell office:value-type="string" calcext:value-type="string">
            <text:p>|Conseil en management|Développement organisationnel|Dilemmes éthiques|Gestion du changement|</text:p>
          </table:table-cell>
          <table:table-cell/>
          <table:table-cell office:value-type="string" calcext:value-type="string">
            <text:p>https://professeurs.uqam.ca/professeur/lemieux.nath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ude Léonard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onard.maude@uqam.ca</text:p>
          </table:table-cell>
          <table:table-cell office:value-type="string" calcext:value-type="string">
            <text:p>(514) 987-3000 poste 3230</text:p>
          </table:table-cell>
          <table:table-cell office:value-type="string" calcext:value-type="string">
            <text:p>|Économie collaborative|Économie sociale|Économie solidaire|Gestion des entreprises sociales et collectives|</text:p>
          </table:table-cell>
          <table:table-cell/>
          <table:table-cell office:value-type="string" calcext:value-type="string">
            <text:p>https://professeurs.uqam.ca/professeur/leonard.m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Josée Lorrain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orrain.marie-josee@uqam.ca</text:p>
          </table:table-cell>
          <table:table-cell office:value-type="string" calcext:value-type="string">
            <text:p>(514) 987-3000 poste 5297</text:p>
          </table:table-cell>
          <table:table-cell office:value-type="string" calcext:value-type="string">
            <text:p>|Clinique du travail|Communication dans les organisations|Formation|Gestion de la diversité au travail|Habiletés communicationnelles|Habiletés de coopération|Intervention interculturelle en milieux de travail|Organisations japonaises|</text:p>
          </table:table-cell>
          <table:table-cell/>
          <table:table-cell office:value-type="string" calcext:value-type="string">
            <text:p>https://professeurs.uqam.ca/professeur/lorrain.marie-jos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oël Mallette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llette.noel@uqam.ca</text:p>
          </table:table-cell>
          <table:table-cell office:value-type="string" calcext:value-type="string">
            <text:p>(514) 987-3000 poste 4244</text:p>
          </table:table-cell>
          <table:table-cell table:number-columns-repeated="2"/>
          <table:table-cell office:value-type="string" calcext:value-type="string">
            <text:p>https://professeurs.uqam.ca/professeur/mallette.no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ominic Martin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tin.dominic@uqam.ca</text:p>
          </table:table-cell>
          <table:table-cell office:value-type="string" calcext:value-type="string">
            <text:p>(514) 987-3000 poste 2226</text:p>
          </table:table-cell>
          <table:table-cell office:value-type="string" calcext:value-type="string">
            <text:p>|Éthique|Éthique de l'intelligence artificielle|Gestion de l'éthique en entreprise|</text:p>
          </table:table-cell>
          <table:table-cell/>
          <table:table-cell office:value-type="string" calcext:value-type="string">
            <text:p>https://professeurs.uqam.ca/professeur/martin.domin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alérie Michaud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ichaud.valerie@uqam.ca</text:p>
          </table:table-cell>
          <table:table-cell office:value-type="string" calcext:value-type="string">
            <text:p>(514) 987-3000 poste 5102</text:p>
          </table:table-cell>
          <table:table-cell office:value-type="string" calcext:value-type="string">
            <text:p>|Économie sociale|Entreprises collectives|Entreprises sociales|Gestion des ressources humaines|Paradoxes organisationnels|Sociomatérialité|</text:p>
          </table:table-cell>
          <table:table-cell/>
          <table:table-cell office:value-type="string" calcext:value-type="string">
            <text:p>https://professeurs.uqam.ca/professeur/michaud.vale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Morin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rin.denis@uqam.ca</text:p>
          </table:table-cell>
          <table:table-cell office:value-type="string" calcext:value-type="string">
            <text:p>(514) 987-3000 poste 4150</text:p>
          </table:table-cell>
          <table:table-cell office:value-type="string" calcext:value-type="string">
            <text:p>|Évaluation et gestion du rendement|Intelligence émotionnelle au travail|Personnalité au travail|Psychométrie|Recrutement du personnel|Rémunération|Rendement au travail|Sélection du personnel|</text:p>
          </table:table-cell>
          <table:table-cell/>
          <table:table-cell office:value-type="string" calcext:value-type="string">
            <text:p>https://professeurs.uqam.ca/professeur/morin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Morin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rin.lucie@uqam.ca</text:p>
          </table:table-cell>
          <table:table-cell office:value-type="string" calcext:value-type="string">
            <text:p>(514) 987-3000 poste 1437</text:p>
          </table:table-cell>
          <table:table-cell office:value-type="string" calcext:value-type="string">
            <text:p>|Attraction de la main-d'oeuvre|Développement des employés|Gestion du capital humain|Rétention de la main-d'oeuvre|</text:p>
          </table:table-cell>
          <table:table-cell/>
          <table:table-cell office:value-type="string" calcext:value-type="string">
            <text:p>https://professeurs.uqam.ca/professeur/morin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wan Oiry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iry.ewan@uqam.ca</text:p>
          </table:table-cell>
          <table:table-cell office:value-type="string" calcext:value-type="string">
            <text:p>(514) 987-3000 poste 3362</text:p>
          </table:table-cell>
          <table:table-cell office:value-type="string" calcext:value-type="string">
            <text:p>|Gestion des compétences|Outils collaboratifs|Usage des outils numériques|</text:p>
          </table:table-cell>
          <table:table-cell/>
          <table:table-cell office:value-type="string" calcext:value-type="string">
            <text:p>https://professeurs.uqam.ca/professeur/oiry.ew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riane Ollier-Malaterre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ollier.ariane@uqam.ca</text:p>
          </table:table-cell>
          <table:table-cell office:value-type="string" calcext:value-type="string">
            <text:p>(514) 987-3000 poste 5279</text:p>
          </table:table-cell>
          <table:table-cell office:value-type="string" calcext:value-type="string">
            <text:p>|Comparaisons internationales|Implication organisationnelle|Interface travail-famille|Organisation flexible du travail|Relations industrielles|Réseaux sociaux et management|</text:p>
          </table:table-cell>
          <table:table-cell/>
          <table:table-cell office:value-type="string" calcext:value-type="string">
            <text:p>https://professeurs.uqam.ca/professeur/ollier.ar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 Paré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re.frederic@uqam.ca</text:p>
          </table:table-cell>
          <table:table-cell office:value-type="string" calcext:value-type="string">
            <text:p>(514) 987-3000 poste 2678</text:p>
          </table:table-cell>
          <table:table-cell office:value-type="string" calcext:value-type="string">
            <text:p>|Aspects juridiques en gestion des ressources humaines|Droit|Droit comparé|Droit de la personne|Droit du travail|Relations de travail|</text:p>
          </table:table-cell>
          <table:table-cell/>
          <table:table-cell office:value-type="string" calcext:value-type="string">
            <text:p>https://professeurs.uqam.ca/professeur/pare.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lacide Poba-Nzaou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oba-nzaou.placide@uqam.ca</text:p>
          </table:table-cell>
          <table:table-cell office:value-type="string" calcext:value-type="string">
            <text:p>(514) 987-3000 poste 7744</text:p>
          </table:table-cell>
          <table:table-cell office:value-type="string" calcext:value-type="string">
            <text:p>|Adoption des technologies de l'information|Analyse de données massives|Big data|Données massives|Gestion du risque|Impact des technologies de l'information|Implantation de systèmes d'information|Intelligence artificielle|Logiciel libre|Open source|Systèmes d'information pour les ressources humaines|Technologies et secteur de la santé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oba-nzaou.placi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èle Ricard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card.daniele@uqam.ca</text:p>
          </table:table-cell>
          <table:table-cell office:value-type="string" calcext:value-type="string">
            <text:p>(514) 987-0416</text:p>
          </table:table-cell>
          <table:table-cell office:value-type="string" calcext:value-type="string">
            <text:p>|Apprentissage par l'action|Développement de compétences|Formation en milieu de travail|</text:p>
          </table:table-cell>
          <table:table-cell/>
          <table:table-cell office:value-type="string" calcext:value-type="string">
            <text:p>https://professeurs.uqam.ca/professeur/ricard.dani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mien Rousselière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usseliere.damien@uqam.ca</text:p>
          </table:table-cell>
          <table:table-cell office:value-type="string" calcext:value-type="string">
            <text:p>(514) 987-0416</text:p>
          </table:table-cell>
          <table:table-cell table:number-columns-repeated="2"/>
          <table:table-cell office:value-type="string" calcext:value-type="string">
            <text:p>https://professeurs.uqam.ca/professeur/rousseliere.dami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Séguin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eguin.michel@uqam.ca</text:p>
          </table:table-cell>
          <table:table-cell office:value-type="string" calcext:value-type="string">
            <text:p>(514) 987-3000 poste 2075</text:p>
          </table:table-cell>
          <table:table-cell office:value-type="string" calcext:value-type="string">
            <text:p>|Coopératives financières|Gestion de l'éthique en entreprise|Gouvernance|Mouvement coopératif|Mouvement Desjardins|</text:p>
          </table:table-cell>
          <table:table-cell/>
          <table:table-cell office:value-type="string" calcext:value-type="string">
            <text:p>https://professeurs.uqam.ca/professeur/seguin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Simard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imard.gilles@uqam.ca</text:p>
          </table:table-cell>
          <table:table-cell office:value-type="string" calcext:value-type="string">
            <text:p>(514) 987-3000 poste 7893</text:p>
          </table:table-cell>
          <table:table-cell office:value-type="string" calcext:value-type="string">
            <text:p>|Mobilisation des ressources humaines|Nouvelles carrières|Organisation du travail|</text:p>
          </table:table-cell>
          <table:table-cell/>
          <table:table-cell office:value-type="string" calcext:value-type="string">
            <text:p>https://professeurs.uqam.ca/professeur/simard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ina Nusa Stamate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amate.alina@uqam.ca</text:p>
          </table:table-cell>
          <table:table-cell office:value-type="string" calcext:value-type="string">
            <text:p>(514) 987-3000 poste 5309</text:p>
          </table:table-cell>
          <table:table-cell table:number-columns-repeated="2"/>
          <table:table-cell office:value-type="string" calcext:value-type="string">
            <text:p>https://professeurs.uqam.ca/professeur/stamate.al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Sultan-Taïeb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ultan_taieb.helene@uqam.ca</text:p>
          </table:table-cell>
          <table:table-cell office:value-type="string" calcext:value-type="string">
            <text:p>(514) 987-3000 poste 5178</text:p>
          </table:table-cell>
          <table:table-cell office:value-type="string" calcext:value-type="string">
            <text:p>|Analyses coût-bénéfice|Coût pour l'employeur|Coût social|Évaluation des interventions en santé au travail|Implantation des interventions en milieu de travail|Relations industrielles|Santé au travail|</text:p>
          </table:table-cell>
          <table:table-cell/>
          <table:table-cell office:value-type="string" calcext:value-type="string">
            <text:p>https://professeurs.uqam.ca/professeur/sultan_taieb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onia Tello-Rozas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ello-rozas.sonia@uqam.ca</text:p>
          </table:table-cell>
          <table:table-cell office:value-type="string" calcext:value-type="string">
            <text:p>(514) 987-3000 poste 1478</text:p>
          </table:table-cell>
          <table:table-cell office:value-type="string" calcext:value-type="string">
            <text:p>|Développement des communautés locales|Économie sociale et solidaire|Entreprises sociales et collectives|Finance|Impact des entreprises sociales|Innovation sociale|Performance des entreprises sociales|Pratiques novatrices d'inclusion sociale|</text:p>
          </table:table-cell>
          <table:table-cell/>
          <table:table-cell office:value-type="string" calcext:value-type="string">
            <text:p>https://professeurs.uqam.ca/professeur/tello-rozas.soni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ane-Gabrielle Tremblay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emblay.diane-gabrielle.2@uqam.ca</text:p>
          </table:table-cell>
          <table:table-cell table:number-columns-repeated="3"/>
          <table:table-cell office:value-type="string" calcext:value-type="string">
            <text:p>https://professeurs.uqam.ca/professeur/tremblay.diane-gabrielle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élanie Trottier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ottier.melanie@uqam.ca</text:p>
          </table:table-cell>
          <table:table-cell office:value-type="string" calcext:value-type="string">
            <text:p>(514) 987-3000 poste 5318</text:p>
          </table:table-cell>
          <table:table-cell office:value-type="string" calcext:value-type="string">
            <text:p>|Analyses multiniveaux|Bien-être et performance au travail|Conciliation travail-famille|Échantillonnage des expériences|Organisation du travail|Relations industrielles|</text:p>
          </table:table-cell>
          <table:table-cell/>
          <table:table-cell office:value-type="string" calcext:value-type="string">
            <text:p>https://professeurs.uqam.ca/professeur/trottier.mela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sco Villanueva</text:p>
          </table:table-cell>
          <table:table-cell office:value-type="string" calcext:value-type="string">
            <text:p>Département d'organisation et ressources humain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llanueva.francisco@uqam.ca</text:p>
          </table:table-cell>
          <table:table-cell office:value-type="string" calcext:value-type="string">
            <text:p>(514) 987-3000 poste 2760</text:p>
          </table:table-cell>
          <table:table-cell office:value-type="string" calcext:value-type="string">
            <text:p>|Droit du travail|Droit international|Mondialisation|Travailleurs agricoles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villanueva.francisc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ain Allard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allard.s@uqam.ca</text:p>
          </table:table-cell>
          <table:table-cell office:value-type="string" calcext:value-type="string">
            <text:p>(514) 987-3000 poste 2561</text:p>
          </table:table-cell>
          <table:table-cell office:value-type="string" calcext:value-type="string">
            <text:p>|Design|design responsable|éco-emballage|emballages|interface usager|sites Web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allard.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orkur Bergmann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rgmann.borkur@uqam.ca</text:p>
          </table:table-cell>
          <table:table-cell office:value-type="string" calcext:value-type="string">
            <text:p>(514) 987-3000 poste 3751</text:p>
          </table:table-cell>
          <table:table-cell office:value-type="string" calcext:value-type="string">
            <text:p>|Architecture|Design|</text:p>
          </table:table-cell>
          <table:table-cell/>
          <table:table-cell office:value-type="string" calcext:value-type="string">
            <text:p>https://professeurs.uqam.ca/professeur/bergmann.borku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nisha Brdar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rdar.sinisha@uqam.ca</text:p>
          </table:table-cell>
          <table:table-cell office:value-type="string" calcext:value-type="string">
            <text:p>(514) 987-3000 poste 3179</text:p>
          </table:table-cell>
          <table:table-cell table:number-columns-repeated="2"/>
          <table:table-cell office:value-type="string" calcext:value-type="string">
            <text:p>https://professeurs.uqam.ca/professeur/brdar.sinish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Broudehoux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roudehoux.anne-marie@uqam.ca</text:p>
          </table:table-cell>
          <table:table-cell office:value-type="string" calcext:value-type="string">
            <text:p>(514) 987-3000 poste 2637</text:p>
          </table:table-cell>
          <table:table-cell office:value-type="string" calcext:value-type="string">
            <text:p>|Brésil|Chine|Communication|Design|Histoire de l'art|Image de la ville|Marketing urbain|Urbanisme|</text:p>
          </table:table-cell>
          <table:table-cell/>
          <table:table-cell office:value-type="string" calcext:value-type="string">
            <text:p>https://professeurs.uqam.ca/professeur/broudehoux.anne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lo Carbone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bone.carlo@uqam.ca</text:p>
          </table:table-cell>
          <table:table-cell office:value-type="string" calcext:value-type="string">
            <text:p>(514) 987-3000 poste 5296</text:p>
          </table:table-cell>
          <table:table-cell office:value-type="string" calcext:value-type="string">
            <text:p>|Conception architecturale|Design|Habitation et modes de vie|Histoire de la construction|Industrialisation|Préfabrication|Technologies de la construction|</text:p>
          </table:table-cell>
          <table:table-cell/>
          <table:table-cell office:value-type="string" calcext:value-type="string">
            <text:p>https://professeurs.uqam.ca/professeur/carbone.carl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stella Casciato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22</text:p>
          </table:table-cell>
          <table:table-cell table:number-columns-repeated="2"/>
          <table:table-cell office:value-type="string" calcext:value-type="string">
            <text:p>https://professeurs.uqam.ca/professeur/E89GYDXntnU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H. Choko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oko.marc@uqam.ca</text:p>
          </table:table-cell>
          <table:table-cell office:value-type="string" calcext:value-type="string">
            <text:p>(514) 987-4122</text:p>
          </table:table-cell>
          <table:table-cell table:number-columns-repeated="2"/>
          <table:table-cell office:value-type="string" calcext:value-type="string">
            <text:p>https://professeurs.uqam.ca/professeur/choko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urice Cloutier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loutier.maurice@uqam.ca</text:p>
          </table:table-cell>
          <table:table-cell office:value-type="string" calcext:value-type="string">
            <text:p>(514) 987-3000 poste 4041</text:p>
          </table:table-cell>
          <table:table-cell office:value-type="string" calcext:value-type="string">
            <text:p>|Approches de recyclage des objets|Design|Design de l'environnement|Design des objets et approches de recyclage|Design et approches prospectives|Projet en design|</text:p>
          </table:table-cell>
          <table:table-cell/>
          <table:table-cell office:value-type="string" calcext:value-type="string">
            <text:p>https://professeurs.uqam.ca/professeur/cloutier.mauri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ssandro Colizzi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lizzi.alessandro@uqam.ca</text:p>
          </table:table-cell>
          <table:table-cell office:value-type="string" calcext:value-type="string">
            <text:p>(514) 987-3000 poste 2684</text:p>
          </table:table-cell>
          <table:table-cell office:value-type="string" calcext:value-type="string">
            <text:p>|Design|Histoire de l'art|Histoire du design graphique|Information-design|Typographie|</text:p>
          </table:table-cell>
          <table:table-cell/>
          <table:table-cell office:value-type="string" calcext:value-type="string">
            <text:p>https://professeurs.uqam.ca/professeur/colizzi.alessandr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Luc Doyon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yon.jean-luc@uqam.ca</text:p>
          </table:table-cell>
          <table:table-cell office:value-type="string" calcext:value-type="string">
            <text:p>(514) 987-4122</text:p>
          </table:table-cell>
          <table:table-cell table:number-columns-repeated="2"/>
          <table:table-cell office:value-type="string" calcext:value-type="string">
            <text:p>https://professeurs.uqam.ca/professeur/doyon.jean-lu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trick Evans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evans.patrick@uqam.ca</text:p>
          </table:table-cell>
          <table:table-cell office:value-type="string" calcext:value-type="string">
            <text:p>(514) 987-3000 poste 3775</text:p>
          </table:table-cell>
          <table:table-cell table:number-columns-repeated="2"/>
          <table:table-cell office:value-type="string" calcext:value-type="string">
            <text:p>https://professeurs.uqam.ca/professeur/evans.patr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nald Jr. Filion-Mallette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ilion-mallette.ronald_jr@uqam.ca</text:p>
          </table:table-cell>
          <table:table-cell office:value-type="string" calcext:value-type="string">
            <text:p>(514) 987-3000 poste 7020</text:p>
          </table:table-cell>
          <table:table-cell office:value-type="string" calcext:value-type="string">
            <text:p>|Arts médiatiques|Design|Expérience immersive|Interaction humain-machine|Pratique prospective|Réalité augmentée|Réalité mixte|Réalité multiplis|Réalité virtuelle|</text:p>
          </table:table-cell>
          <table:table-cell/>
          <table:table-cell office:value-type="string" calcext:value-type="string">
            <text:p>https://professeurs.uqam.ca/professeur/filion-mallette.ronald_j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Fleury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fleury.michel@uqam.ca</text:p>
          </table:table-cell>
          <table:table-cell office:value-type="string" calcext:value-type="string">
            <text:p>(514) 987-4122</text:p>
          </table:table-cell>
          <table:table-cell office:value-type="string" calcext:value-type="string">
            <text:p>|Animation 3D|Design|Géométrie et graphisme|Illustration graphique|Image de synthèse|Infographie à deux dimensions|Infographie à trois dimensions|Modélisation 3D|Traitement d'image|</text:p>
          </table:table-cell>
          <table:table-cell/>
          <table:table-cell office:value-type="string" calcext:value-type="string">
            <text:p>https://professeurs.uqam.ca/professeur/fleury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fred Halasa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lasa.alfred@uqam.ca</text:p>
          </table:table-cell>
          <table:table-cell office:value-type="string" calcext:value-type="string">
            <text:p>(514) 987-3000 poste 3916</text:p>
          </table:table-cell>
          <table:table-cell office:value-type="string" calcext:value-type="string">
            <text:p>|Affiche et symbole|Conception d'affiches|Conception scénographique|Design|Logotype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halasa.alfre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Hardenne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ardenne.jean-pierre@uqam.ca</text:p>
          </table:table-cell>
          <table:table-cell office:value-type="string" calcext:value-type="string">
            <text:p>(514) 987-4122</text:p>
          </table:table-cell>
          <table:table-cell office:value-type="string" calcext:value-type="string">
            <text:p>|Architecture|Architecture et nouvelles technologies|Design|Design d'objets|Projet d'architecture|</text:p>
          </table:table-cell>
          <table:table-cell/>
          <table:table-cell office:value-type="string" calcext:value-type="string">
            <text:p>https://professeurs.uqam.ca/professeur/hardenne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omas-Bernard Kenniff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kenniff.thomas-bernard@uqam.ca</text:p>
          </table:table-cell>
          <table:table-cell office:value-type="string" calcext:value-type="string">
            <text:p>(514) 987-3000 poste 0833</text:p>
          </table:table-cell>
          <table:table-cell office:value-type="string" calcext:value-type="string">
            <text:p>|Architecture|Design de l'environnement|Design urbain|Espaces publics|Méthode de conception|Théorie de l'architecture contemporaine|Théorie de l'espace public|</text:p>
          </table:table-cell>
          <table:table-cell/>
          <table:table-cell office:value-type="string" calcext:value-type="string">
            <text:p>https://professeurs.uqam.ca/professeur/kenniff.thomas-bern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-Charles Lasnier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snier.louis-charles@uqam.ca</text:p>
          </table:table-cell>
          <table:table-cell office:value-type="string" calcext:value-type="string">
            <text:p>(514) 987-3000 poste 6638</text:p>
          </table:table-cell>
          <table:table-cell office:value-type="string" calcext:value-type="string">
            <text:p>|Design|design d'exposition|projet transdisciplinaire|signalis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snier.louis-char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yne Lefebvre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febvre.lyne@uqam.ca</text:p>
          </table:table-cell>
          <table:table-cell office:value-type="string" calcext:value-type="string">
            <text:p>(514) 987-3000 poste 4292</text:p>
          </table:table-cell>
          <table:table-cell office:value-type="string" calcext:value-type="string">
            <text:p>|Design écosocial|Design responsable et engagé|Éducation|Éducation à l'environnement|</text:p>
          </table:table-cell>
          <table:table-cell/>
          <table:table-cell office:value-type="string" calcext:value-type="string">
            <text:p>https://professeurs.uqam.ca/professeur/lefebvre.ly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jean Legault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gault.rejean@uqam.ca</text:p>
          </table:table-cell>
          <table:table-cell office:value-type="string" calcext:value-type="string">
            <text:p>(514) 987-3000 poste 1858</text:p>
          </table:table-cell>
          <table:table-cell office:value-type="string" calcext:value-type="string">
            <text:p>|Architecture au Québec|Architecture en Amérique du Nord|Architecture moderne|Cultures constructives|Histoire de l'architecture|Matériaux|Théorie de l'architecture|</text:p>
          </table:table-cell>
          <table:table-cell/>
          <table:table-cell office:value-type="string" calcext:value-type="string">
            <text:p>https://professeurs.uqam.ca/professeur/legault.re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èle Lemieux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mieux.michele@uqam.ca</text:p>
          </table:table-cell>
          <table:table-cell office:value-type="string" calcext:value-type="string">
            <text:p>(514) 987-3000 poste 3923</text:p>
          </table:table-cell>
          <table:table-cell office:value-type="string" calcext:value-type="string">
            <text:p>|Cinéma d'animation|Édition|Illustration|Littérature jeunesse|</text:p>
          </table:table-cell>
          <table:table-cell/>
          <table:table-cell office:value-type="string" calcext:value-type="string">
            <text:p>https://professeurs.uqam.ca/professeur/lemieux.mich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e Lévesque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vesque.carole@uqam.ca</text:p>
          </table:table-cell>
          <table:table-cell office:value-type="string" calcext:value-type="string">
            <text:p>(514) 987-3000 poste 5522</text:p>
          </table:table-cell>
          <table:table-cell office:value-type="string" calcext:value-type="string">
            <text:p>|Architecture temporaire|Design|Histoire de l'architecture contemporaine|Pratiques contemporaines|Représentation|Sociologie|Terrains vagues|Théorie de l'architecture contemporaine|</text:p>
          </table:table-cell>
          <table:table-cell/>
          <table:table-cell office:value-type="string" calcext:value-type="string">
            <text:p>https://professeurs.uqam.ca/professeur/levesque.car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hilippe Lupien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upien.philippe@uqam.ca</text:p>
          </table:table-cell>
          <table:table-cell office:value-type="string" calcext:value-type="string">
            <text:p>(514) 987-3000 poste 5535</text:p>
          </table:table-cell>
          <table:table-cell table:number-columns-repeated="2"/>
          <table:table-cell office:value-type="string" calcext:value-type="string">
            <text:p>https://professeurs.uqam.ca/professeur/lupien.philipp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Pelletier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elletier.louise@uqam.ca</text:p>
          </table:table-cell>
          <table:table-cell office:value-type="string" calcext:value-type="string">
            <text:p>(514) 987-3000 poste 7691</text:p>
          </table:table-cell>
          <table:table-cell office:value-type="string" calcext:value-type="string">
            <text:p>|Aménagement|Architecture|Design d'événements|</text:p>
          </table:table-cell>
          <table:table-cell/>
          <table:table-cell office:value-type="string" calcext:value-type="string">
            <text:p>https://professeurs.uqam.ca/professeur/pelletier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k Poddubiuk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oddubiuk.mark@uqam.ca</text:p>
          </table:table-cell>
          <table:table-cell office:value-type="string" calcext:value-type="string">
            <text:p>(514) 987-3000 poste 4200</text:p>
          </table:table-cell>
          <table:table-cell table:number-columns-repeated="2"/>
          <table:table-cell office:value-type="string" calcext:value-type="string">
            <text:p>https://professeurs.uqam.ca/professeur/poddubiuk.mar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dith Poirier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irier.judith@uqam.ca</text:p>
          </table:table-cell>
          <table:table-cell office:value-type="string" calcext:value-type="string">
            <text:p>(514) 987-3000 poste 7718</text:p>
          </table:table-cell>
          <table:table-cell table:number-columns-repeated="2"/>
          <table:table-cell office:value-type="string" calcext:value-type="string">
            <text:p>https://professeurs.uqam.ca/professeur/poirier.judit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éline Poisson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isson.celine@uqam.ca</text:p>
          </table:table-cell>
          <table:table-cell office:value-type="string" calcext:value-type="string">
            <text:p>(514) 987-3000 poste 3926</text:p>
          </table:table-cell>
          <table:table-cell office:value-type="string" calcext:value-type="string">
            <text:p>|Culture|Design|Événement|Sémiotique|</text:p>
          </table:table-cell>
          <table:table-cell/>
          <table:table-cell office:value-type="string" calcext:value-type="string">
            <text:p>https://professeurs.uqam.ca/professeur/poisson.ce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ice Prochazka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4122</text:p>
          </table:table-cell>
          <table:table-cell table:number-columns-repeated="2"/>
          <table:table-cell office:value-type="string" calcext:value-type="string">
            <text:p>https://professeurs.uqam.ca/professeur/1VL3WvWKtPU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icolas Reeves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eves.nicolas@uqam.ca</text:p>
          </table:table-cell>
          <table:table-cell office:value-type="string" calcext:value-type="string">
            <text:p>(514) 987-3000 poste 3761</text:p>
          </table:table-cell>
          <table:table-cell office:value-type="string" calcext:value-type="string">
            <text:p>|Architecture|Arts médiatiques|Arts technologiques|Design|Morphologie urbaine|Villes en santé|</text:p>
          </table:table-cell>
          <table:table-cell/>
          <table:table-cell office:value-type="string" calcext:value-type="string">
            <text:p>https://professeurs.uqam.ca/professeur/reeves.nicol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er Römer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 invit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mer.alexander@uqam.ca</text:p>
          </table:table-cell>
          <table:table-cell office:value-type="string" calcext:value-type="string">
            <text:p>(514) 987-3000 poste 5030</text:p>
          </table:table-cell>
          <table:table-cell table:number-columns-repeated="2"/>
          <table:table-cell office:value-type="string" calcext:value-type="string">
            <text:p>https://professeurs.uqam.ca/professeur/romer.alexand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orges Frédéric Singer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inger.georges_frederic@uqam.ca</text:p>
          </table:table-cell>
          <table:table-cell office:value-type="string" calcext:value-type="string">
            <text:p>(514) 987-0122</text:p>
          </table:table-cell>
          <table:table-cell office:value-type="string" calcext:value-type="string">
            <text:p>|Animation 3D|Internet|Multimédia|Réalité virtuelle|</text:p>
          </table:table-cell>
          <table:table-cell/>
          <table:table-cell office:value-type="string" calcext:value-type="string">
            <text:p>https://professeurs.uqam.ca/professeur/singer.georges_fred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ne Vanlaethem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anlaethem.francine@uqam.ca</text:p>
          </table:table-cell>
          <table:table-cell office:value-type="string" calcext:value-type="string">
            <text:p>(514) 987-3000 poste 3866</text:p>
          </table:table-cell>
          <table:table-cell office:value-type="string" calcext:value-type="string">
            <text:p>|Architecture au Québec|Architecture contemporaine|Architecture en Belgique|Architecture en Europe|Architecture moderne|Histoire de l'architecture|Histoire du design|Patrimoine architectural moderne|</text:p>
          </table:table-cell>
          <table:table-cell/>
          <table:table-cell office:value-type="string" calcext:value-type="string">
            <text:p>https://professeurs.uqam.ca/professeur/vanlaethem.franc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 Vezeau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ezeau.steve@uqam.ca</text:p>
          </table:table-cell>
          <table:table-cell office:value-type="string" calcext:value-type="string">
            <text:p>(514) 987-3000 poste 3685</text:p>
          </table:table-cell>
          <table:table-cell office:value-type="string" calcext:value-type="string">
            <text:p>|Design|Design industriel|Ergonomie|Méthode de conception|Outils manuels|Transport|</text:p>
          </table:table-cell>
          <table:table-cell/>
          <table:table-cell office:value-type="string" calcext:value-type="string">
            <text:p>https://professeurs.uqam.ca/professeur/vezeau.st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Vial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ial.stephane@uqam.ca</text:p>
          </table:table-cell>
          <table:table-cell office:value-type="string" calcext:value-type="string">
            <text:p>(514) 987-3000 poste 3919</text:p>
          </table:table-cell>
          <table:table-cell office:value-type="string" calcext:value-type="string">
            <text:p>|Design|Design éditorial|Design et santé mentale|Design numérique|Épistémologie du design|Humanités numériques|Théorie du design|Usages numérique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vial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elu Wolfensohn</text:p>
          </table:table-cell>
          <table:table-cell office:value-type="string" calcext:value-type="string">
            <text:p>École de Design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wolfensohn.nelu@uqam.ca</text:p>
          </table:table-cell>
          <table:table-cell office:value-type="string" calcext:value-type="string">
            <text:p>(514) 987-3000 poste 3928</text:p>
          </table:table-cell>
          <table:table-cell office:value-type="string" calcext:value-type="string">
            <text:p>|Affiche et histoire|Affiches électorales|Affiches politiques|Décodage des messages publicitaires|Iconographie publicitaire|Images symboliques|Logos et symboles|Propagande visuelle en démocratie|Rôle des images en société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wolfensohn.nelu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gnès Baron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aron.agnes@uqam.ca</text:p>
          </table:table-cell>
          <table:table-cell office:value-type="string" calcext:value-type="string">
            <text:p>(514) 987-3000 poste 2643</text:p>
          </table:table-cell>
          <table:table-cell office:value-type="string" calcext:value-type="string">
            <text:p>|Écriture|Français langue seconde|Grammaire|Lecture|</text:p>
          </table:table-cell>
          <table:table-cell/>
          <table:table-cell office:value-type="string" calcext:value-type="string">
            <text:p>https://professeurs.uqam.ca/professeur/baron.agn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ane Bertrand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trand.juliane@uqam.ca</text:p>
          </table:table-cell>
          <table:table-cell office:value-type="string" calcext:value-type="string">
            <text:p>(514) 987-3000 poste 7639</text:p>
          </table:table-cell>
          <table:table-cell office:value-type="string" calcext:value-type="string">
            <text:p>|Communication orale|Compétence interculturelle|Compétences informationnelles|Français langue seconde|Lecture|Phonétique corrective|Registres de langue|Utilisation des TIC en enseignement des langues|</text:p>
          </table:table-cell>
          <table:table-cell/>
          <table:table-cell office:value-type="string" calcext:value-type="string">
            <text:p>https://professeurs.uqam.ca/professeur/bertrand.jul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ée Blanchet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lanchet.josee@uqam.ca</text:p>
          </table:table-cell>
          <table:table-cell office:value-type="string" calcext:value-type="string">
            <text:p>(514) 987-3000 poste 2239</text:p>
          </table:table-cell>
          <table:table-cell office:value-type="string" calcext:value-type="string">
            <text:p>|Apprentissage des langues secondes|Compréhension orale|Évaluation des compétences linguistiques|Français langue seconde|Perception de la parole continue|Phonétique correctiv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lanchet.jos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ime Demperio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demperio.jaime@uqam.ca</text:p>
          </table:table-cell>
          <table:table-cell office:value-type="string" calcext:value-type="string">
            <text:p>(514) 987-3000 poste 2542</text:p>
          </table:table-cell>
          <table:table-cell office:value-type="string" calcext:value-type="string">
            <text:p>|Acquisition des langues secondes|Écriture|Espagnol langue seconde|Identité et investissement en ALS|Lecture|Stylistique|</text:p>
          </table:table-cell>
          <table:table-cell/>
          <table:table-cell office:value-type="string" calcext:value-type="string">
            <text:p>https://professeurs.uqam.ca/professeur/demperio.jaim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yra Deraîche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raiche.myra@uqam.ca</text:p>
          </table:table-cell>
          <table:table-cell office:value-type="string" calcext:value-type="string">
            <text:p>(514) 987-3000 poste 5075</text:p>
          </table:table-cell>
          <table:table-cell office:value-type="string" calcext:value-type="string">
            <text:p>|Didactique de l'écriture|Didactique de l'interculturel|Éducation interculturelle|Français langue seconde|Intégration des adultes immigrants|Jumelages interculturels|</text:p>
          </table:table-cell>
          <table:table-cell/>
          <table:table-cell office:value-type="string" calcext:value-type="string">
            <text:p>https://professeurs.uqam.ca/professeur/deraiche.myr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Desaulniers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aulniers.annie@uqam.ca</text:p>
          </table:table-cell>
          <table:table-cell office:value-type="string" calcext:value-type="string">
            <text:p>(514) 987-3000 poste 4216</text:p>
          </table:table-cell>
          <table:table-cell office:value-type="string" calcext:value-type="string">
            <text:p>|Apprentissage collaboratif|Approche actionnelle|Communication interculturelle|Compétences informationnelles|Didactique des langues secondes|Pédagogie par projets|</text:p>
          </table:table-cell>
          <table:table-cell/>
          <table:table-cell office:value-type="string" calcext:value-type="string">
            <text:p>https://professeurs.uqam.ca/professeur/desaulniers.a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Desaulniers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saulniers.francois@uqam.ca</text:p>
          </table:table-cell>
          <table:table-cell office:value-type="string" calcext:value-type="string">
            <text:p>(514) 987-3000 poste 3868</text:p>
          </table:table-cell>
          <table:table-cell office:value-type="string" calcext:value-type="string">
            <text:p>|Anglais langue seconde|Langue et culture anglaises|Lecture critique|Littérature|Rhétor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desaulniers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isin Dewart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dewart.roisin@uqam.ca</text:p>
          </table:table-cell>
          <table:table-cell office:value-type="string" calcext:value-type="string">
            <text:p>(514) 987-3000 poste 5898</text:p>
          </table:table-cell>
          <table:table-cell office:value-type="string" calcext:value-type="string">
            <text:p>|Acquisition des langues|Acquisition du vocabulaire|Enseignement de la grammaire|Évaluation de la rédaction|</text:p>
          </table:table-cell>
          <table:table-cell/>
          <table:table-cell office:value-type="string" calcext:value-type="string">
            <text:p>https://professeurs.uqam.ca/professeur/dewart.rois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lika Ech-Chadli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ech-chadli.malika@uqam.ca</text:p>
          </table:table-cell>
          <table:table-cell office:value-type="string" calcext:value-type="string">
            <text:p>(514) 987-3000 poste 7690</text:p>
          </table:table-cell>
          <table:table-cell table:number-columns-repeated="2"/>
          <table:table-cell office:value-type="string" calcext:value-type="string">
            <text:p>https://professeurs.uqam.ca/professeur/ech-chadli.malik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hcen Elghazi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elghazi.lahcen@uqam.ca</text:p>
          </table:table-cell>
          <table:table-cell office:value-type="string" calcext:value-type="string">
            <text:p>(514) 987-3000 poste 6704</text:p>
          </table:table-cell>
          <table:table-cell office:value-type="string" calcext:value-type="string">
            <text:p>|Analyse de discours|Argumentation|Didactique de l'écriture|Didactique des langues et des cultures|Enseignement du français|Français langue seconde|</text:p>
          </table:table-cell>
          <table:table-cell/>
          <table:table-cell office:value-type="string" calcext:value-type="string">
            <text:p>https://professeurs.uqam.ca/professeur/elghazi.lahc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yarid Guillén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illen.ayarid@uqam.ca</text:p>
          </table:table-cell>
          <table:table-cell office:value-type="string" calcext:value-type="string">
            <text:p>(514) 987-3000 poste 1680</text:p>
          </table:table-cell>
          <table:table-cell office:value-type="string" calcext:value-type="string">
            <text:p>|Didactique de l'espagnol|Didactique de l'oral auprès des adultes|Linguistique appliqué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uillen.ayar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Cécile Guillot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illot.marie-cecile@uqam.ca</text:p>
          </table:table-cell>
          <table:table-cell office:value-type="string" calcext:value-type="string">
            <text:p>(514) 987-3000 poste 2545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uillot.marie-ceci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jaouida Hamdani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mdani.djaouida@uqam.ca</text:p>
          </table:table-cell>
          <table:table-cell office:value-type="string" calcext:value-type="string">
            <text:p>(514) 987-3000 poste 5899</text:p>
          </table:table-cell>
          <table:table-cell office:value-type="string" calcext:value-type="string">
            <text:p>|Approche neurolinguistique (ANL)|Français langue seconde|Grammaire|Grammaires cognitives|Intégration|Langue et intégration|Lecture|Linguistique|Sémantique|</text:p>
          </table:table-cell>
          <table:table-cell/>
          <table:table-cell office:value-type="string" calcext:value-type="string">
            <text:p>https://professeurs.uqam.ca/professeur/hamdani.djaouid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oralie Huckel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uckel.coralie@uqam.ca</text:p>
          </table:table-cell>
          <table:table-cell office:value-type="string" calcext:value-type="string">
            <text:p>(514) 987-3000 poste 2554</text:p>
          </table:table-cell>
          <table:table-cell office:value-type="string" calcext:value-type="string">
            <text:p>|Didactique du français|Enseignement de la grammaire|Français langue seconde|Grammaire|Phonétique correctiv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huckel.cora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achiyo Kanzaki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kanzaki.sachiyo@uqam.ca</text:p>
          </table:table-cell>
          <table:table-cell office:value-type="string" calcext:value-type="string">
            <text:p>(514) 987-3000 poste 2942</text:p>
          </table:table-cell>
          <table:table-cell table:number-columns-repeated="2"/>
          <table:table-cell office:value-type="string" calcext:value-type="string">
            <text:p>https://professeurs.uqam.ca/professeur/kanzaki.sachiy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el Keller-Segovia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keller-segovia.christel@uqam.ca</text:p>
          </table:table-cell>
          <table:table-cell office:value-type="string" calcext:value-type="string">
            <text:p>(514) 987-3000 poste 7664</text:p>
          </table:table-cell>
          <table:table-cell table:number-columns-repeated="2"/>
          <table:table-cell office:value-type="string" calcext:value-type="string">
            <text:p>https://professeurs.uqam.ca/professeur/keller-segovia.christ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yna Kozlowska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kozlowska.martyna@uqam.ca</text:p>
          </table:table-cell>
          <table:table-cell office:value-type="string" calcext:value-type="string">
            <text:p>(514) 987-3000 poste 2640</text:p>
          </table:table-cell>
          <table:table-cell table:number-columns-repeated="2"/>
          <table:table-cell office:value-type="string" calcext:value-type="string">
            <text:p>https://professeurs.uqam.ca/professeur/kozlowska.marty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ey Nelson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nelson.carey@uqam.ca</text:p>
          </table:table-cell>
          <table:table-cell office:value-type="string" calcext:value-type="string">
            <text:p>(514) 987-3000 poste 3337</text:p>
          </table:table-cell>
          <table:table-cell table:number-columns-repeated="2"/>
          <table:table-cell office:value-type="string" calcext:value-type="string">
            <text:p>https://professeurs.uqam.ca/professeur/nelson.care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ssica Payeras-Robles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yeras.jessica@uqam.ca</text:p>
          </table:table-cell>
          <table:table-cell office:value-type="string" calcext:value-type="string">
            <text:p>(514) 987-3000 poste 1482</text:p>
          </table:table-cell>
          <table:table-cell office:value-type="string" calcext:value-type="string">
            <text:p>|Acquisition de l'espagnol|Communication interculturelle|Communication internationale|Espagnol langue étrangère|Évaluation des compétences linguistiques|Linguistique cognitive|Linguistique hispaniqu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payeras.jessic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Emily Rosales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rosales.emily@uqam.ca</text:p>
          </table:table-cell>
          <table:table-cell office:value-type="string" calcext:value-type="string">
            <text:p>(514) 987-3000 poste 2641</text:p>
          </table:table-cell>
          <table:table-cell office:value-type="string" calcext:value-type="string">
            <text:p>|Anglais langue seconde|Didactique des langues secondes|Enseignement des langues assisté par ordinateur|Phonétique corrective|Production orale en langues secondes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rosales.emil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rald Rosenau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rosenau.gerald@uqam.ca</text:p>
          </table:table-cell>
          <table:table-cell office:value-type="string" calcext:value-type="string">
            <text:p>(514) 987-3000 poste 1675</text:p>
          </table:table-cell>
          <table:table-cell table:number-columns-repeated="2"/>
          <table:table-cell office:value-type="string" calcext:value-type="string">
            <text:p>https://professeurs.uqam.ca/professeur/rosenau.geral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ca Soto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soto.monica@uqam.ca</text:p>
          </table:table-cell>
          <table:table-cell office:value-type="string" calcext:value-type="string">
            <text:p>(514) 987-3000 poste 3817</text:p>
          </table:table-cell>
          <table:table-cell table:number-columns-repeated="2"/>
          <table:table-cell office:value-type="string" calcext:value-type="string">
            <text:p>https://professeurs.uqam.ca/professeur/soto.monic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uzanne Springer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pringer.suzanne@uqam.ca</text:p>
          </table:table-cell>
          <table:table-cell office:value-type="string" calcext:value-type="string">
            <text:p>(514) 987-3000 poste 1985</text:p>
          </table:table-cell>
          <table:table-cell table:number-columns-repeated="2"/>
          <table:table-cell office:value-type="string" calcext:value-type="string">
            <text:p>https://professeurs.uqam.ca/professeur/springer.suz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ritta Starcke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arcke.britta@uqam.ca</text:p>
          </table:table-cell>
          <table:table-cell office:value-type="string" calcext:value-type="string">
            <text:p>(514) 987-3000 poste 5897</text:p>
          </table:table-cell>
          <table:table-cell table:number-columns-repeated="2"/>
          <table:table-cell office:value-type="string" calcext:value-type="string">
            <text:p>https://professeurs.uqam.ca/professeur/starcke.britt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n Sun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un.min@uqam.ca</text:p>
          </table:table-cell>
          <table:table-cell office:value-type="string" calcext:value-type="string">
            <text:p>(514) 987-3000 poste 2320</text:p>
          </table:table-cell>
          <table:table-cell table:number-columns-repeated="2"/>
          <table:table-cell office:value-type="string" calcext:value-type="string">
            <text:p>https://professeurs.uqam.ca/professeur/sun.m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au Ryan Zuercher</text:p>
          </table:table-cell>
          <table:table-cell office:value-type="string" calcext:value-type="string">
            <text:p>École de langues</text:p>
          </table:table-cell>
          <table:table-cell office:value-type="string" calcext:value-type="string">
            <text:p>Maître de langue</text:p>
          </table:table-cell>
          <table:table-cell office:value-type="string" calcext:value-type="string">
            <text:p>impossible à déterminer</text:p>
          </table:table-cell>
          <table:table-cell office:value-type="string" calcext:value-type="string">
            <text:p>zuercher.beau_ryan@uqam.ca</text:p>
          </table:table-cell>
          <table:table-cell office:value-type="string" calcext:value-type="string">
            <text:p>(514) 987-3000 poste 6727</text:p>
          </table:table-cell>
          <table:table-cell office:value-type="string" calcext:value-type="string">
            <text:p>|Anglais langue seconde|Aspects structuraux de l'anglais|Collocations|Description des phénomènes lexicaux|Enseignement des phénomènes lexicaux|Lexicologie|Linguistique|Locutions|Polysémie|Sémantique|</text:p>
          </table:table-cell>
          <table:table-cell/>
          <table:table-cell office:value-type="string" calcext:value-type="string">
            <text:p>https://professeurs.uqam.ca/professeur/zuercher.beau_ry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wenaël Bélanger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anger.gwenael@uqam.ca</text:p>
          </table:table-cell>
          <table:table-cell office:value-type="string" calcext:value-type="string">
            <text:p>(514) 987-3000 poste 1761</text:p>
          </table:table-cell>
          <table:table-cell office:value-type="string" calcext:value-type="string">
            <text:p>|Arts d'impression|Arts visuels et médiatiques|Image hybride|Photographie|</text:p>
          </table:table-cell>
          <table:table-cell/>
          <table:table-cell office:value-type="string" calcext:value-type="string">
            <text:p>https://professeurs.uqam.ca/professeur/belanger.gwena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Bénichou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nichou.anne@uqam.ca</text:p>
          </table:table-cell>
          <table:table-cell office:value-type="string" calcext:value-type="string">
            <text:p>(514) 987-3000 poste 1075</text:p>
          </table:table-cell>
          <table:table-cell office:value-type="string" calcext:value-type="string">
            <text:p>|Arts visuels|Documentation des oeuvres éphémères|Études muséales|Exposition des oeuvres performatives|Histoire et théorie de l'art contemporain|Mémoire et archive dans les pratiques artistiques|Recréation des oeuvres performatives|Transmission des oeuvres éphémères|</text:p>
          </table:table-cell>
          <table:table-cell/>
          <table:table-cell office:value-type="string" calcext:value-type="string">
            <text:p>https://professeurs.uqam.ca/professeur/benichou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ine Bernard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nard.caroline@uqam.ca</text:p>
          </table:table-cell>
          <table:table-cell office:value-type="string" calcext:value-type="string">
            <text:p>(514) 987-4115</text:p>
          </table:table-cell>
          <table:table-cell table:number-columns-repeated="2"/>
          <table:table-cell office:value-type="string" calcext:value-type="string">
            <text:p>https://professeurs.uqam.ca/professeur/bernard.carol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id W. Blatherwick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latherwick.david_w@uqam.ca</text:p>
          </table:table-cell>
          <table:table-cell office:value-type="string" calcext:value-type="string">
            <text:p>(514) 987-3000 poste 3250</text:p>
          </table:table-cell>
          <table:table-cell table:number-columns-repeated="2"/>
          <table:table-cell office:value-type="string" calcext:value-type="string">
            <text:p>https://professeurs.uqam.ca/professeur/blatherwick.david_w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ael Blum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lum.michael@uqam.ca</text:p>
          </table:table-cell>
          <table:table-cell office:value-type="string" calcext:value-type="string">
            <text:p>(514) 987-3000 poste 1501</text:p>
          </table:table-cell>
          <table:table-cell office:value-type="string" calcext:value-type="string">
            <text:p>Art et espaces publics|Art et politique|Art| histoire| mémoire|Arts visuels et médiatiques|Fiction|Frontières|Histoire de la photographie|Migrations|Mondialisation|Monuments|Musées|Parafiction|Pratiques atypiques en art|Pratiques documentaires</text:p>
          </table:table-cell>
          <table:table-cell/>
          <table:table-cell office:value-type="string" calcext:value-type="string">
            <text:p>https://professeurs.uqam.ca/professeur/blum.micha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Boulanger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langer.michel@uqam.ca</text:p>
          </table:table-cell>
          <table:table-cell office:value-type="string" calcext:value-type="string">
            <text:p>(514) 987-3000 poste 2060</text:p>
          </table:table-cell>
          <table:table-cell office:value-type="string" calcext:value-type="string">
            <text:p>|Centres d'artistes autogérés|Dessin|Image de synthèse|Peinture|</text:p>
          </table:table-cell>
          <table:table-cell/>
          <table:table-cell office:value-type="string" calcext:value-type="string">
            <text:p>https://professeurs.uqam.ca/professeur/boulanger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re Castonguay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stonguay.alexandre@uqam.ca</text:p>
          </table:table-cell>
          <table:table-cell office:value-type="string" calcext:value-type="string">
            <text:p>(514) 987-3000 poste 2628</text:p>
          </table:table-cell>
          <table:table-cell office:value-type="string" calcext:value-type="string">
            <text:p>|Arts numériques|Arts visuels et médiatiques|Interactivité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castonguay.alex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omas Corriveau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rriveau.thomas@uqam.ca</text:p>
          </table:table-cell>
          <table:table-cell office:value-type="string" calcext:value-type="string">
            <text:p>(514) 987-3000 poste 1082</text:p>
          </table:table-cell>
          <table:table-cell office:value-type="string" calcext:value-type="string">
            <text:p>|Arts d'impression|Arts visuels et médiatiques|Autofiction|Construction d'images par multiplication|Dessin|Dessin en mouvement|Fiction|Film d'animation|Peinture|Pratiques artistiques|Recherche-création|Représentation de la figure humaine|</text:p>
          </table:table-cell>
          <table:table-cell/>
          <table:table-cell office:value-type="string" calcext:value-type="string">
            <text:p>https://professeurs.uqam.ca/professeur/corriveau.thoma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o Côté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te.mario@uqam.ca</text:p>
          </table:table-cell>
          <table:table-cell office:value-type="string" calcext:value-type="string">
            <text:p>(514) 987-3000 poste 6831</text:p>
          </table:table-cell>
          <table:table-cell office:value-type="string" calcext:value-type="string">
            <text:p>|Archives danse/Archives audio|Arts visuels et médiatiques|Esthétique|Hybridité|Identité|Interdisciplinarité|Musique|Oeuvre sonore|Peinture|VIH|</text:p>
          </table:table-cell>
          <table:table-cell/>
          <table:table-cell office:value-type="string" calcext:value-type="string">
            <text:p>https://professeurs.uqam.ca/professeur/cote.mario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non De Pauw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_pauw.manon@uqam.ca</text:p>
          </table:table-cell>
          <table:table-cell office:value-type="string" calcext:value-type="string">
            <text:p>(514) 987-3000 poste 5575</text:p>
          </table:table-cell>
          <table:table-cell table:number-columns-repeated="2"/>
          <table:table-cell office:value-type="string" calcext:value-type="string">
            <text:p>https://professeurs.uqam.ca/professeur/de_pauw.man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Doyon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oyon.helene.2@uqam.ca</text:p>
          </table:table-cell>
          <table:table-cell office:value-type="string" calcext:value-type="string">
            <text:p>(514) 987-3000 poste 0876</text:p>
          </table:table-cell>
          <table:table-cell office:value-type="string" calcext:value-type="string">
            <text:p>|Art contextuel|Art et vie|Art in situ|Art <text:s/>in socius|Hétérotopie|Installation artistique|Manuvre artistique|Méthodologie indisciplinaire|Nouveaux médias|Nouvelles pratiques artistiques|Performance artistique|Recherche-création|Socio-esthétique|</text:p>
          </table:table-cell>
          <table:table-cell/>
          <table:table-cell office:value-type="string" calcext:value-type="string">
            <text:p>https://professeurs.uqam.ca/professeur/doyon.helene.2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 Du Pont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pont.chantal@uqam.ca</text:p>
          </table:table-cell>
          <table:table-cell office:value-type="string" calcext:value-type="string">
            <text:p>(514) 987-4115</text:p>
          </table:table-cell>
          <table:table-cell table:number-columns-repeated="2"/>
          <table:table-cell office:value-type="string" calcext:value-type="string">
            <text:p>https://professeurs.uqam.ca/professeur/dupont.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Dubois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ubois.jean@uqam.ca</text:p>
          </table:table-cell>
          <table:table-cell office:value-type="string" calcext:value-type="string">
            <text:p>(514) 987-3000 poste 2515</text:p>
          </table:table-cell>
          <table:table-cell office:value-type="string" calcext:value-type="string">
            <text:p>|Art public|Arts médiatiques|Arts visuels|Création numérique|Installation|Méthodologie de la recherche-création|Pratiques de l'image|</text:p>
          </table:table-cell>
          <table:table-cell/>
          <table:table-cell office:value-type="string" calcext:value-type="string">
            <text:p>https://professeurs.uqam.ca/professeur/dubois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e-Anne Dupuis-Bourret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puis-bourret.andree-anne@uqam.ca</text:p>
          </table:table-cell>
          <table:table-cell office:value-type="string" calcext:value-type="string">
            <text:p>(514) 987-3000 poste 7617</text:p>
          </table:table-cell>
          <table:table-cell table:number-columns-repeated="2"/>
          <table:table-cell office:value-type="string" calcext:value-type="string">
            <text:p>https://professeurs.uqam.ca/professeur/dupuis-bourret.andree-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ne Faucher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aucher.christine@uqam.ca</text:p>
          </table:table-cell>
          <table:table-cell office:value-type="string" calcext:value-type="string">
            <text:p>(514) 987-3000 poste 2496</text:p>
          </table:table-cell>
          <table:table-cell office:value-type="string" calcext:value-type="string">
            <text:p>Arts visuels et médiatiques|Culture et pratiques culturelles des jeunes|Ethnographie visuelle| écranographie|Fondements de l'enseignement des arts</text:p>
          </table:table-cell>
          <table:table-cell/>
          <table:table-cell office:value-type="string" calcext:value-type="string">
            <text:p>https://professeurs.uqam.ca/professeur/faucher.chris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yse Gagne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gne.maryse@uqam.ca</text:p>
          </table:table-cell>
          <table:table-cell office:value-type="string" calcext:value-type="string">
            <text:p>(514) 987-3000 poste 7942</text:p>
          </table:table-cell>
          <table:table-cell table:number-columns-repeated="2"/>
          <table:table-cell office:value-type="string" calcext:value-type="string">
            <text:p>https://professeurs.uqam.ca/professeur/gagne.mary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ne Gagnon-Bourget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gnon-bourget.francine@uqam.ca</text:p>
          </table:table-cell>
          <table:table-cell office:value-type="string" calcext:value-type="string">
            <text:p>(514) 987-3000 poste 7617</text:p>
          </table:table-cell>
          <table:table-cell office:value-type="string" calcext:value-type="string">
            <text:p>|Démarche de création en classe d'arts plastiques|Didactique des arts plastiques|Dimension culturelle dans les apprentissages|Identité professionnelle en enseignement des arts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agnon-bourget.franc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Gilbert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ilbert.jean-pierre@uqam.ca</text:p>
          </table:table-cell>
          <table:table-cell office:value-type="string" calcext:value-type="string">
            <text:p>(514) 987-3000 poste 3549</text:p>
          </table:table-cell>
          <table:table-cell office:value-type="string" calcext:value-type="string">
            <text:p>|Apposition des langages visuel et verbal|Art et sémiologie|Arts visuels|Espace bi et tri-dimensionnel|Peinture contemporaine|Procédés d'impress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gilbert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éphane Gilot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ilot.stephane@uqam.ca</text:p>
          </table:table-cell>
          <table:table-cell office:value-type="string" calcext:value-type="string">
            <text:p>(514) 987-3000 poste 5564</text:p>
          </table:table-cell>
          <table:table-cell office:value-type="string" calcext:value-type="string">
            <text:p>|Architecture|Art in situ|Arts visuels|Cinéma|Commissariat d'exposition|Dispositifs|Installation artistique|Installation performative|Installation vidéo|Littérature|Mise en espace|Protocoles de collaboration artistique|</text:p>
          </table:table-cell>
          <table:table-cell/>
          <table:table-cell office:value-type="string" calcext:value-type="string">
            <text:p>https://professeurs.uqam.ca/professeur/gilot.steph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Gosselin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sselin.pierre@uqam.ca</text:p>
          </table:table-cell>
          <table:table-cell office:value-type="string" calcext:value-type="string">
            <text:p>(514) 987-4115</text:p>
          </table:table-cell>
          <table:table-cell office:value-type="string" calcext:value-type="string">
            <text:p>|Arts visuels et médiatiques|Didactique|Enseignement des arts plastiques|Méthodologie de la recherche en arts|Processus créateur|Théories des pratiques artistiques|</text:p>
          </table:table-cell>
          <table:table-cell/>
          <table:table-cell office:value-type="string" calcext:value-type="string">
            <text:p>https://professeurs.uqam.ca/professeur/gosselin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Lalonde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londe.martin@uqam.ca</text:p>
          </table:table-cell>
          <table:table-cell office:value-type="string" calcext:value-type="string">
            <text:p>(514) 987-3000 poste 7613</text:p>
          </table:table-cell>
          <table:table-cell office:value-type="string" calcext:value-type="string">
            <text:p>|Adolescence|Arts médiatiques|Arts visuels|Construction identitaire|Éducation artistique|Processus de socialisation|Réseaux|Sociologie de l'éducation|Technologies mobiles|</text:p>
          </table:table-cell>
          <table:table-cell/>
          <table:table-cell office:value-type="string" calcext:value-type="string">
            <text:p>https://professeurs.uqam.ca/professeur/lalonde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 Landon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ndon.paul@uqam.ca</text:p>
          </table:table-cell>
          <table:table-cell office:value-type="string" calcext:value-type="string">
            <text:p>(514) 987-3000 poste 1669</text:p>
          </table:table-cell>
          <table:table-cell office:value-type="string" calcext:value-type="string">
            <text:p>|Arts médiatiques|Installation audio|Installation vidéo|</text:p>
          </table:table-cell>
          <table:table-cell/>
          <table:table-cell office:value-type="string" calcext:value-type="string">
            <text:p>https://professeurs.uqam.ca/professeur/landon.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ne Major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jor.christine@uqam.ca</text:p>
          </table:table-cell>
          <table:table-cell office:value-type="string" calcext:value-type="string">
            <text:p>(514) 987-3000 poste 5107</text:p>
          </table:table-cell>
          <table:table-cell office:value-type="string" calcext:value-type="string">
            <text:p>|Appropriation|Arts visuels et médiatiques|Enjeux de l'art contemporain|Image à l'âge du numérique|Processus créatif|Réalisme|</text:p>
          </table:table-cell>
          <table:table-cell/>
          <table:table-cell office:value-type="string" calcext:value-type="string">
            <text:p>https://professeurs.uqam.ca/professeur/major.chris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Ninacs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inacs.anne-marie@uqam.ca</text:p>
          </table:table-cell>
          <table:table-cell office:value-type="string" calcext:value-type="string">
            <text:p>(514) 987-3000 poste 5805</text:p>
          </table:table-cell>
          <table:table-cell office:value-type="string" calcext:value-type="string">
            <text:p>|Art contemporain|Art et subjectivité|Art moderne|Arts visuels et médiatiques|Commissariat d'exposition|Créativité|Éthique de la création|Muséologie|Processus de création|</text:p>
          </table:table-cell>
          <table:table-cell/>
          <table:table-cell office:value-type="string" calcext:value-type="string">
            <text:p>https://professeurs.uqam.ca/professeur/ninacs.anne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driana Oliveira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oliveira.adriana@uqam.ca</text:p>
          </table:table-cell>
          <table:table-cell office:value-type="string" calcext:value-type="string">
            <text:p>(514) 987-3000 poste 4928</text:p>
          </table:table-cell>
          <table:table-cell table:number-columns-repeated="2"/>
          <table:table-cell office:value-type="string" calcext:value-type="string">
            <text:p>https://professeurs.uqam.ca/professeur/oliveira.adria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ain Paiement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iement.alain@uqam.ca</text:p>
          </table:table-cell>
          <table:table-cell office:value-type="string" calcext:value-type="string">
            <text:p>(514) 987-3000 poste 4813</text:p>
          </table:table-cell>
          <table:table-cell office:value-type="string" calcext:value-type="string">
            <text:p>|Architecture|Arts visuels et médiatiques|Installation|Mapping|Photographie|Veille stratégique|</text:p>
          </table:table-cell>
          <table:table-cell/>
          <table:table-cell office:value-type="string" calcext:value-type="string">
            <text:p>https://professeurs.uqam.ca/professeur/paiement.ala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e Poissant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issant.louise@uqam.ca</text:p>
          </table:table-cell>
          <table:table-cell office:value-type="string" calcext:value-type="string">
            <text:p>(514) 987-4115</text:p>
          </table:table-cell>
          <table:table-cell office:value-type="string" calcext:value-type="string">
            <text:p>|Art et biotechnologies|Arts visuels et médiatiques|Esthétique des arts médiatiques|Performance|Performativité|Pragmatique esthétique|Théâtre|</text:p>
          </table:table-cell>
          <table:table-cell/>
          <table:table-cell office:value-type="string" calcext:value-type="string">
            <text:p>https://professeurs.uqam.ca/professeur/poissant.lou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 Ramsden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amsden.anne@uqam.ca</text:p>
          </table:table-cell>
          <table:table-cell office:value-type="string" calcext:value-type="string">
            <text:p>(514) 987-3000 poste 4115</text:p>
          </table:table-cell>
          <table:table-cell office:value-type="string" calcext:value-type="string">
            <text:p>|Art conceptuel|Arts visuels et médiatiques|Espaces publics|Études culturelles|Image numérique|Installation|Intervention|Sculpture|Théâtre|Théorie féministe|</text:p>
          </table:table-cell>
          <table:table-cell/>
          <table:table-cell office:value-type="string" calcext:value-type="string">
            <text:p>https://professeurs.uqam.ca/professeur/ramsden.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Raymond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aymond.eric@uqam.ca</text:p>
          </table:table-cell>
          <table:table-cell office:value-type="string" calcext:value-type="string">
            <text:p>(514) 987-3000 poste 8285</text:p>
          </table:table-cell>
          <table:table-cell office:value-type="string" calcext:value-type="string">
            <text:p>|Arts|Arts électroniques|Arts médiatiques|Photographie|</text:p>
          </table:table-cell>
          <table:table-cell/>
          <table:table-cell office:value-type="string" calcext:value-type="string">
            <text:p>https://professeurs.uqam.ca/professeur/raymond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Readman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adman.sylvie@uqam.ca</text:p>
          </table:table-cell>
          <table:table-cell office:value-type="string" calcext:value-type="string">
            <text:p>(514) 987-3000 poste 5659</text:p>
          </table:table-cell>
          <table:table-cell office:value-type="string" calcext:value-type="string">
            <text:p>|Arts visuels et médiatiques|Image fixe et en mouvement|Photographie|Territoire et identité|Théâtre|</text:p>
          </table:table-cell>
          <table:table-cell/>
          <table:table-cell office:value-type="string" calcext:value-type="string">
            <text:p>https://professeurs.uqam.ca/professeur/readman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que Régimbald-Zeiber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egimbald-zeiber.monique@uqam.ca</text:p>
          </table:table-cell>
          <table:table-cell office:value-type="string" calcext:value-type="string">
            <text:p>(514) 987-4115</text:p>
          </table:table-cell>
          <table:table-cell office:value-type="string" calcext:value-type="string">
            <text:p>|Peinture|Rapports entre l'image et l'écrit|</text:p>
          </table:table-cell>
          <table:table-cell/>
          <table:table-cell office:value-type="string" calcext:value-type="string">
            <text:p>https://professeurs.uqam.ca/professeur/regimbald-zeiber.m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iques Richard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chard.moniques@uqam.ca</text:p>
          </table:table-cell>
          <table:table-cell office:value-type="string" calcext:value-type="string">
            <text:p>(514) 987-3000 poste 8275</text:p>
          </table:table-cell>
          <table:table-cell office:value-type="string" calcext:value-type="string">
            <text:p>|Arts visuels et médiatiques|Communication|Didactique|Multimodalité en art|Pédagogie du projet|Pratiques culturelles des jeunes|Recherche collaborative|</text:p>
          </table:table-cell>
          <table:table-cell/>
          <table:table-cell office:value-type="string" calcext:value-type="string">
            <text:p>https://professeurs.uqam.ca/professeur/richard.moniq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obert Saucier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aucier.robert@uqam.ca</text:p>
          </table:table-cell>
          <table:table-cell office:value-type="string" calcext:value-type="string">
            <text:p>(514) 987-3000 poste 4076</text:p>
          </table:table-cell>
          <table:table-cell office:value-type="string" calcext:value-type="string">
            <text:p>|Arts visuels et médiatiques|Sculpture interactive et robotique|</text:p>
          </table:table-cell>
          <table:table-cell/>
          <table:table-cell office:value-type="string" calcext:value-type="string">
            <text:p>https://professeurs.uqam.ca/professeur/saucier.rober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aire Savoie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voie.claire@uqam.ca</text:p>
          </table:table-cell>
          <table:table-cell office:value-type="string" calcext:value-type="string">
            <text:p>(514) 987-3000 poste 1090</text:p>
          </table:table-cell>
          <table:table-cell office:value-type="string" calcext:value-type="string">
            <text:p>|Art et quotidien|Art et textualité|Arts visuels et médiatiques|Autoreprésentation|Installation vidéo|Sculpture et installation|</text:p>
          </table:table-cell>
          <table:table-cell/>
          <table:table-cell office:value-type="string" calcext:value-type="string">
            <text:p>https://professeurs.uqam.ca/professeur/savoie.clai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phen Schofield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chofield.stephen@uqam.ca</text:p>
          </table:table-cell>
          <table:table-cell office:value-type="string" calcext:value-type="string">
            <text:p>(514) 987-3000 poste 7085</text:p>
          </table:table-cell>
          <table:table-cell office:value-type="string" calcext:value-type="string">
            <text:p>|Arts visuels et médiatiques|Céramique|Dessin|Façonnage|Fonderie|Métiers d'arts|Moulage|Représentation du corps humain|Résine|Sculpture|Textiles|</text:p>
          </table:table-cell>
          <table:table-cell/>
          <table:table-cell office:value-type="string" calcext:value-type="string">
            <text:p>https://professeurs.uqam.ca/professeur/schofield.stephe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ence Sylvestre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ylvestre.laurence@uqam.ca</text:p>
          </table:table-cell>
          <table:table-cell office:value-type="string" calcext:value-type="string">
            <text:p>(514) 987-3000 poste 8273</text:p>
          </table:table-cell>
          <table:table-cell office:value-type="string" calcext:value-type="string">
            <text:p>|Apprentissage coopératif|Arts visuels et médiatiques|Didactique des arts médiatiques|Éducation artistique|Exposition d'art en milieu scolaire|</text:p>
          </table:table-cell>
          <table:table-cell/>
          <table:table-cell office:value-type="string" calcext:value-type="string">
            <text:p>https://professeurs.uqam.ca/professeur/sylvestre.laurenc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vid Tomas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omas.david@uqam.ca</text:p>
          </table:table-cell>
          <table:table-cell office:value-type="string" calcext:value-type="string">
            <text:p>(514) 987-3000 poste 4963</text:p>
          </table:table-cell>
          <table:table-cell office:value-type="string" calcext:value-type="string">
            <text:p>|Anthropologie des médias|Arts visuels et médiatiques|Histoire <text:s/>des médias|Pratiques conceptuelles|Pratiques non conventionnelles|Technologies de l'image|Transdisciplinarité|</text:p>
          </table:table-cell>
          <table:table-cell/>
          <table:table-cell office:value-type="string" calcext:value-type="string">
            <text:p>https://professeurs.uqam.ca/professeur/tomas.davi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sèle Trudel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udel.gisele@uqam.ca</text:p>
          </table:table-cell>
          <table:table-cell office:value-type="string" calcext:value-type="string">
            <text:p>(514) 987-3000 poste 1394</text:p>
          </table:table-cell>
          <table:table-cell office:value-type="string" calcext:value-type="string">
            <text:p>|Arts et scénographies technologiques|Arts visuels et médiatiques|Écologie collective|Écologie environnementale|Écologie mentale|Matérialités et agirs distribués|Philosophies et sciences processuelles|Recherche-création|</text:p>
          </table:table-cell>
          <table:table-cell/>
          <table:table-cell office:value-type="string" calcext:value-type="string">
            <text:p>https://professeurs.uqam.ca/professeur/trudel.gis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lie Trudel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udel.julie@uqam.ca</text:p>
          </table:table-cell>
          <table:table-cell office:value-type="string" calcext:value-type="string">
            <text:p>(514) 987-3000 poste 2084</text:p>
          </table:table-cell>
          <table:table-cell office:value-type="string" calcext:value-type="string">
            <text:p>|Matérialité de la peinture acrylique|Peinture abstraite|Procédés picturaux|Sérialité|Transparence de la couleur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trudel.ju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na Trudel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udel.mona@uqam.ca</text:p>
          </table:table-cell>
          <table:table-cell office:value-type="string" calcext:value-type="string">
            <text:p>(514) 987-3000 poste 8290</text:p>
          </table:table-cell>
          <table:table-cell office:value-type="string" calcext:value-type="string">
            <text:p>|Accompagnement par l'art de personnes vulnérables|Arts visuels et médiatiques|Culture|Éducation interculturelle|Enseignement des arts|</text:p>
          </table:table-cell>
          <table:table-cell/>
          <table:table-cell office:value-type="string" calcext:value-type="string">
            <text:p>https://professeurs.uqam.ca/professeur/trudel.mo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usan Turcot</text:p>
          </table:table-cell>
          <table:table-cell office:value-type="string" calcext:value-type="string">
            <text:p>École des arts visuels et médiatique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3694</text:p>
          </table:table-cell>
          <table:table-cell table:number-columns-repeated="2"/>
          <table:table-cell office:value-type="string" calcext:value-type="string">
            <text:p>https://professeurs.uqam.ca/professeur/u7XIIT6ciAM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ierre Barrett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rrette.pierre@uqam.ca</text:p>
          </table:table-cell>
          <table:table-cell office:value-type="string" calcext:value-type="string">
            <text:p>(514) 987-3000 poste 7759</text:p>
          </table:table-cell>
          <table:table-cell office:value-type="string" calcext:value-type="string">
            <text:p>|Communication|Études littéraires|Études urbaines|Littératur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arrette.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y Beaupré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aupre.dany@uqam.ca</text:p>
          </table:table-cell>
          <table:table-cell office:value-type="string" calcext:value-type="string">
            <text:p>(514) 987-3000 poste 5077</text:p>
          </table:table-cell>
          <table:table-cell table:number-columns-repeated="2"/>
          <table:table-cell office:value-type="string" calcext:value-type="string">
            <text:p>https://professeurs.uqam.ca/professeur/beaupre.dan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jolaine Béland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land.marjolaine@uqam.ca</text:p>
          </table:table-cell>
          <table:table-cell office:value-type="string" calcext:value-type="string">
            <text:p>(514) 987-0101</text:p>
          </table:table-cell>
          <table:table-cell table:number-columns-repeated="2"/>
          <table:table-cell office:value-type="string" calcext:value-type="string">
            <text:p>https://professeurs.uqam.ca/professeur/beland.marjola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ouloud Boukala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ukala.mouloud@uqam.ca</text:p>
          </table:table-cell>
          <table:table-cell office:value-type="string" calcext:value-type="string">
            <text:p>(514) 987-3000 poste 5504</text:p>
          </table:table-cell>
          <table:table-cell office:value-type="string" calcext:value-type="string">
            <text:p>|Anthropologie|Anthropologie des médias|Bande dessinée|Cinéma|Communication|Handicap|</text:p>
          </table:table-cell>
          <table:table-cell/>
          <table:table-cell office:value-type="string" calcext:value-type="string">
            <text:p>https://professeurs.uqam.ca/professeur/boukala.moulou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Boyer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oyer.jean-pierre@uqam.ca</text:p>
          </table:table-cell>
          <table:table-cell office:value-type="string" calcext:value-type="string">
            <text:p>(514) 987-3000 poste 7051</text:p>
          </table:table-cell>
          <table:table-cell table:number-columns-repeated="2"/>
          <table:table-cell office:value-type="string" calcext:value-type="string">
            <text:p>https://professeurs.uqam.ca/professeur/boyer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édérick Bruneault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0101</text:p>
          </table:table-cell>
          <table:table-cell table:number-columns-repeated="2"/>
          <table:table-cell office:value-type="string" calcext:value-type="string">
            <text:p>https://professeurs.uqam.ca/professeur/6%252bBvK3Z8hRk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Claude Burger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urger.jean-claude@uqam.ca</text:p>
          </table:table-cell>
          <table:table-cell office:value-type="string" calcext:value-type="string">
            <text:p>(514) 987-3000 poste 0101</text:p>
          </table:table-cell>
          <table:table-cell table:number-columns-repeated="2"/>
          <table:table-cell office:value-type="string" calcext:value-type="string">
            <text:p>https://professeurs.uqam.ca/professeur/burger.jean-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Caron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aron.michel@uqam.ca</text:p>
          </table:table-cell>
          <table:table-cell office:value-type="string" calcext:value-type="string">
            <text:p>(514) 987-3000 poste 0101</text:p>
          </table:table-cell>
          <table:table-cell table:number-columns-repeated="2"/>
          <table:table-cell office:value-type="string" calcext:value-type="string">
            <text:p>https://professeurs.uqam.ca/professeur/caron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toine Char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ar.antoine@uqam.ca</text:p>
          </table:table-cell>
          <table:table-cell office:value-type="string" calcext:value-type="string">
            <text:p>(514) 987-3000 poste 3553</text:p>
          </table:table-cell>
          <table:table-cell table:number-columns-repeated="2"/>
          <table:table-cell office:value-type="string" calcext:value-type="string">
            <text:p>https://professeurs.uqam.ca/professeur/char.anto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enis Chouinard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houinard.denis@uqam.ca</text:p>
          </table:table-cell>
          <table:table-cell office:value-type="string" calcext:value-type="string">
            <text:p>(514) 987-3000 poste 1763</text:p>
          </table:table-cell>
          <table:table-cell table:number-columns-repeated="2"/>
          <table:table-cell office:value-type="string" calcext:value-type="string">
            <text:p>https://professeurs.uqam.ca/professeur/chouinard.den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lles Coutlé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outlee.gilles@uqam.ca</text:p>
          </table:table-cell>
          <table:table-cell office:value-type="string" calcext:value-type="string">
            <text:p>(514) 987-3000 poste 3560</text:p>
          </table:table-cell>
          <table:table-cell office:value-type="string" calcext:value-type="string">
            <text:p>|Écosystèmes|Environnement|Philosophie de l'environnement|</text:p>
          </table:table-cell>
          <table:table-cell/>
          <table:table-cell office:value-type="string" calcext:value-type="string">
            <text:p>https://professeurs.uqam.ca/professeur/coutlee.gill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 Décari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ecarie.jean@uqam.ca</text:p>
          </table:table-cell>
          <table:table-cell office:value-type="string" calcext:value-type="string">
            <text:p>(514) 987-3000 poste 4390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decarie.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udith Dubois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bois.judith@uqam.ca</text:p>
          </table:table-cell>
          <table:table-cell office:value-type="string" calcext:value-type="string">
            <text:p>(514) 987-3000 poste 7606</text:p>
          </table:table-cell>
          <table:table-cell table:number-columns-repeated="2"/>
          <table:table-cell office:value-type="string" calcext:value-type="string">
            <text:p>https://professeurs.uqam.ca/professeur/dubois.judit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 Francoeur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rancoeur.chantal@uqam.ca</text:p>
          </table:table-cell>
          <table:table-cell office:value-type="string" calcext:value-type="string">
            <text:p>(514) 987-3000 poste 6850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francoeur.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Georg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eorge.eric@uqam.ca</text:p>
          </table:table-cell>
          <table:table-cell office:value-type="string" calcext:value-type="string">
            <text:p>(514) 987-3000 poste 8597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george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lovis Gouaillier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uaillier.clovis@uqam.ca</text:p>
          </table:table-cell>
          <table:table-cell office:value-type="string" calcext:value-type="string">
            <text:p>(514) 987-3000 poste 2440</text:p>
          </table:table-cell>
          <table:table-cell table:number-columns-repeated="2"/>
          <table:table-cell office:value-type="string" calcext:value-type="string">
            <text:p>https://professeurs.uqam.ca/professeur/gouaillier.clov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imon-Pierre Gourd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ourd.simon-pierre@uqam.ca</text:p>
          </table:table-cell>
          <table:table-cell office:value-type="string" calcext:value-type="string">
            <text:p>(514) 987-3000 poste 3258</text:p>
          </table:table-cell>
          <table:table-cell table:number-columns-repeated="2"/>
          <table:table-cell office:value-type="string" calcext:value-type="string">
            <text:p>https://professeurs.uqam.ca/professeur/gourd.simo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ïc Guyot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uyot.loic@uqam.ca</text:p>
          </table:table-cell>
          <table:table-cell office:value-type="string" calcext:value-type="string">
            <text:p>(514) 987-3000 poste 7669</text:p>
          </table:table-cell>
          <table:table-cell table:number-columns-repeated="2"/>
          <table:table-cell office:value-type="string" calcext:value-type="string">
            <text:p>https://professeurs.uqam.ca/professeur/guyot.lo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teve Heimbecker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0101</text:p>
          </table:table-cell>
          <table:table-cell table:number-columns-repeated="2"/>
          <table:table-cell office:value-type="string" calcext:value-type="string">
            <text:p>https://professeurs.uqam.ca/professeur/Mzca3RjVXXA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tin L’Abbé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bbe.martin@uqam.ca</text:p>
          </table:table-cell>
          <table:table-cell office:value-type="string" calcext:value-type="string">
            <text:p>(514) 987-3000 poste 4513</text:p>
          </table:table-cell>
          <table:table-cell table:number-columns-repeated="2"/>
          <table:table-cell office:value-type="string" calcext:value-type="string">
            <text:p>https://professeurs.uqam.ca/professeur/labbe.marti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uillaume Lavallé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vallee.guillaume@uqam.ca</text:p>
          </table:table-cell>
          <table:table-cell office:value-type="string" calcext:value-type="string">
            <text:p>(514) 987-3000 poste 6614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avallee.guillaum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ric Létourneau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etourneau.eric@uqam.ca</text:p>
          </table:table-cell>
          <table:table-cell office:value-type="string" calcext:value-type="string">
            <text:p>(514) 987-3000 poste 5232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letourneau.eri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uzanne Lorti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ortie.suzanne@uqam.ca</text:p>
          </table:table-cell>
          <table:table-cell office:value-type="string" calcext:value-type="string">
            <text:p>(514) 987-3000 poste 5370</text:p>
          </table:table-cell>
          <table:table-cell table:number-columns-repeated="2"/>
          <table:table-cell office:value-type="string" calcext:value-type="string">
            <text:p>https://professeurs.uqam.ca/professeur/lortie.suz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Pierre Mass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sse.jean-pierre@uqam.ca</text:p>
          </table:table-cell>
          <table:table-cell office:value-type="string" calcext:value-type="string">
            <text:p>(514) 987-0101</text:p>
          </table:table-cell>
          <table:table-cell table:number-columns-repeated="2"/>
          <table:table-cell office:value-type="string" calcext:value-type="string">
            <text:p>https://professeurs.uqam.ca/professeur/masse.jean-pier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c Ménard</text:p>
          </table:table-cell>
          <table:table-cell office:value-type="string" calcext:value-type="string">
            <text:p>Décanat de la Faculté de communication</text:p>
          </table:table-cell>
          <table:table-cell office:value-type="string" calcext:value-type="string">
            <text:p>Professeur - Vice-doyen à la recherch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enard.marc@uqam.ca</text:p>
          </table:table-cell>
          <table:table-cell office:value-type="string" calcext:value-type="string">
            <text:p>(514) 987-3000 poste 3744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menard.marc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Mondoux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ondoux.andre@uqam.ca</text:p>
          </table:table-cell>
          <table:table-cell office:value-type="string" calcext:value-type="string">
            <text:p>(514) 987-3000 poste 4828</text:p>
          </table:table-cell>
          <table:table-cell office:value-type="string" calcext:value-type="string">
            <text:p>|Communication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ondoux.andr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Katharina Niemeyer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niemeyer.katharina@uqam.ca</text:p>
          </table:table-cell>
          <table:table-cell office:value-type="string" calcext:value-type="string">
            <text:p>(514) 987-3000 poste 4146</text:p>
          </table:table-cell>
          <table:table-cell office:value-type="string" calcext:value-type="string">
            <text:p>Analyse de l'image|Discours médiatiques|Médias|Médias socionumériques|Médiatisation d'événements|Médiatisation du terrorisme|Mémoire culturelle|Nostalgie| mémoire et histoire|Socio-sémiotique|Temporalité|Théories des médias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niemeyer.katharin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xime Ouellet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ouellet.maxime@uqam.ca</text:p>
          </table:table-cell>
          <table:table-cell office:value-type="string" calcext:value-type="string">
            <text:p>(514) 987-3000 poste 5291</text:p>
          </table:table-cell>
          <table:table-cell table:number-columns-repeated="2"/>
          <table:table-cell office:value-type="string" calcext:value-type="string">
            <text:p>https://professeurs.uqam.ca/professeur/ouellet.maxim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iva Paci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aci.viva@uqam.ca</text:p>
          </table:table-cell>
          <table:table-cell office:value-type="string" calcext:value-type="string">
            <text:p>(514) 987-3000 poste 3390</text:p>
          </table:table-cell>
          <table:table-cell office:value-type="string" calcext:value-type="string">
            <text:p>|Cinéma et musée|Cinéma et télévision|Communication|Histoire du cinéma|Intermédialité|Littérature|Littérature contemporaine|Littérature italienne|Théorie du cinéma|</text:p>
          </table:table-cell>
          <table:table-cell/>
          <table:table-cell office:value-type="string" calcext:value-type="string">
            <text:p>https://professeurs.uqam.ca/professeur/paci.viv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-Claude Paquin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quin.louis-claude@uqam.ca</text:p>
          </table:table-cell>
          <table:table-cell office:value-type="string" calcext:value-type="string">
            <text:p>(514) 987-3000 poste 7935</text:p>
          </table:table-cell>
          <table:table-cell office:value-type="string" calcext:value-type="string">
            <text:p>|Communication|Épistémologie|Méthodologie de la recherche-création|Méthodologie qualitative|Performativité|</text:p>
          </table:table-cell>
          <table:table-cell/>
          <table:table-cell office:value-type="string" calcext:value-type="string">
            <text:p>https://professeurs.uqam.ca/professeur/paquin.louis-clau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Perron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erron.genevieve@uqam.ca</text:p>
          </table:table-cell>
          <table:table-cell office:value-type="string" calcext:value-type="string">
            <text:p>(514) 987-3000 poste 3557</text:p>
          </table:table-cell>
          <table:table-cell table:number-columns-repeated="2"/>
          <table:table-cell office:value-type="string" calcext:value-type="string">
            <text:p>https://professeurs.uqam.ca/professeur/perron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ane Poitras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oitras.diane@uqam.ca</text:p>
          </table:table-cell>
          <table:table-cell office:value-type="string" calcext:value-type="string">
            <text:p>(514) 987-3000 poste 5505</text:p>
          </table:table-cell>
          <table:table-cell office:value-type="string" calcext:value-type="string">
            <text:p>|Cinéma|Cinéma de création|Cinéma documentaire|Communication|Médias numériques|</text:p>
          </table:table-cell>
          <table:table-cell/>
          <table:table-cell office:value-type="string" calcext:value-type="string">
            <text:p>https://professeurs.uqam.ca/professeur/poitras.di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erge Proulx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roulx.serge@uqam.ca</text:p>
          </table:table-cell>
          <table:table-cell office:value-type="string" calcext:value-type="string">
            <text:p>(514) 987-3000 poste 4533</text:p>
          </table:table-cell>
          <table:table-cell office:value-type="string" calcext:value-type="string">
            <text:p>|Communication|</text:p>
          </table:table-cell>
          <table:table-cell/>
          <table:table-cell office:value-type="string" calcext:value-type="string">
            <text:p>https://professeurs.uqam.ca/professeur/proulx.serg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Renaud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naud.jean-francois@uqam.ca</text:p>
          </table:table-cell>
          <table:table-cell office:value-type="string" calcext:value-type="string">
            <text:p>(514) 987-3000 poste 2503</text:p>
          </table:table-cell>
          <table:table-cell office:value-type="string" calcext:value-type="string">
            <text:p>|Affichage en temps réel|Design génératif|Image de synthèse|Image numérique|Interactivité|</text:p>
          </table:table-cell>
          <table:table-cell/>
          <table:table-cell office:value-type="string" calcext:value-type="string">
            <text:p>https://professeurs.uqam.ca/professeur/renaud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got Ricard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icard.margot@uqam.ca</text:p>
          </table:table-cell>
          <table:table-cell office:value-type="string" calcext:value-type="string">
            <text:p>(514) 987-3000 poste 2475</text:p>
          </table:table-cell>
          <table:table-cell table:number-columns-repeated="2"/>
          <table:table-cell office:value-type="string" calcext:value-type="string">
            <text:p>https://professeurs.uqam.ca/professeur/ricard.margot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scal Ricaud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0101</text:p>
          </table:table-cell>
          <table:table-cell table:number-columns-repeated="2"/>
          <table:table-cell office:value-type="string" calcext:value-type="string">
            <text:p>https://professeurs.uqam.ca/professeur/QMy9Sbbvcrg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Hugues Roy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oy.jean-hugues@uqam.ca</text:p>
          </table:table-cell>
          <table:table-cell office:value-type="string" calcext:value-type="string">
            <text:p>(514) 987-3000 poste 6102</text:p>
          </table:table-cell>
          <table:table-cell office:value-type="string" calcext:value-type="string">
            <text:p>|Économie des médias|Facebook|Journalisme|Journalisme de données|Journalisme et technologies|Journalisme télévisé|Médias de masse|Reportage mobile|Reportage multiplateformes|Reportage vidéo|Reportage web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roy.jean-hugu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Saouter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aouter.catherine@uqam.ca</text:p>
          </table:table-cell>
          <table:table-cell office:value-type="string" calcext:value-type="string">
            <text:p>(514) 987-3000 poste 4132</text:p>
          </table:table-cell>
          <table:table-cell table:number-columns-repeated="2"/>
          <table:table-cell office:value-type="string" calcext:value-type="string">
            <text:p>https://professeurs.uqam.ca/professeur/saouter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Bernard Schiel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chiele.bernard@uqam.ca</text:p>
          </table:table-cell>
          <table:table-cell office:value-type="string" calcext:value-type="string">
            <text:p>(514) 987-3000 poste 4573</text:p>
          </table:table-cell>
          <table:table-cell table:number-columns-repeated="2"/>
          <table:table-cell office:value-type="string" calcext:value-type="string">
            <text:p>https://professeurs.uqam.ca/professeur/schiele.bernar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lexandre St-Onge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3000 poste 0101</text:p>
          </table:table-cell>
          <table:table-cell table:number-columns-repeated="2"/>
          <table:table-cell office:value-type="string" calcext:value-type="string">
            <text:p>https://professeurs.uqam.ca/professeur/Zu1YTCJrlyo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aul Tana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ana.paul@uqam.ca</text:p>
          </table:table-cell>
          <table:table-cell office:value-type="string" calcext:value-type="string">
            <text:p>(514) 987-3000 poste 3563</text:p>
          </table:table-cell>
          <table:table-cell table:number-columns-repeated="2"/>
          <table:table-cell office:value-type="string" calcext:value-type="string">
            <text:p>https://professeurs.uqam.ca/professeur/tana.pau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Théorêt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heoret.yves@uqam.ca</text:p>
          </table:table-cell>
          <table:table-cell office:value-type="string" calcext:value-type="string">
            <text:p>(514) 987-3000 poste 3498</text:p>
          </table:table-cell>
          <table:table-cell office:value-type="string" calcext:value-type="string">
            <text:p>|Communication|États-Unis|</text:p>
          </table:table-cell>
          <table:table-cell/>
          <table:table-cell office:value-type="string" calcext:value-type="string">
            <text:p>https://professeurs.uqam.ca/professeur/theoret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étan Tremblay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tremblay.gaetan@uqam.ca</text:p>
          </table:table-cell>
          <table:table-cell office:value-type="string" calcext:value-type="string">
            <text:p>(514) 987-0101</text:p>
          </table:table-cell>
          <table:table-cell office:value-type="string" calcext:value-type="string">
            <text:p>|Communication|Industrie de la culture|Médias|Politiques culturelles|Réglementations en communication|Réglementations en culture|Technologies de l'information|</text:p>
          </table:table-cell>
          <table:table-cell/>
          <table:table-cell office:value-type="string" calcext:value-type="string">
            <text:p>https://professeurs.uqam.ca/professeur/tremblay.gaet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abrielle Trépanier-Jobin</text:p>
          </table:table-cell>
          <table:table-cell office:value-type="string" calcext:value-type="string">
            <text:p>École des médias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trepanier_jobin.gabrielle@uqam.ca</text:p>
          </table:table-cell>
          <table:table-cell office:value-type="string" calcext:value-type="string">
            <text:p>(514) 987-3000 poste 0912</text:p>
          </table:table-cell>
          <table:table-cell table:number-columns-repeated="2"/>
          <table:table-cell office:value-type="string" calcext:value-type="string">
            <text:p>https://professeurs.uqam.ca/professeur/trepanier_jobin.gabri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inette Berteau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rteau.ginette@uqam.ca</text:p>
          </table:table-cell>
          <table:table-cell office:value-type="string" calcext:value-type="string">
            <text:p>(514) 987-4171</text:p>
          </table:table-cell>
          <table:table-cell office:value-type="string" calcext:value-type="string">
            <text:p>|Développement professionnel|Empowerment|Formation continue|Habiletés|Travail de groupe|Travail social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berteau.gine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de Bourdages-Lafleur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urdages-lafleur.jade@uqam.ca</text:p>
          </table:table-cell>
          <table:table-cell office:value-type="string" calcext:value-type="string">
            <text:p>(514) 987-3000 poste 1279</text:p>
          </table:table-cell>
          <table:table-cell table:number-columns-repeated="2"/>
          <table:table-cell office:value-type="string" calcext:value-type="string">
            <text:p>https://professeurs.uqam.ca/professeur/bourdages-lafleur.jad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èle Charpentier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arpentier.michele@uqam.ca</text:p>
          </table:table-cell>
          <table:table-cell office:value-type="string" calcext:value-type="string">
            <text:p>(514) 987-3000 poste 2080</text:p>
          </table:table-cell>
          <table:table-cell office:value-type="string" calcext:value-type="string">
            <text:p>|Études féministes|Gériatrie-gérontologie|Travail social|</text:p>
          </table:table-cell>
          <table:table-cell/>
          <table:table-cell office:value-type="string" calcext:value-type="string">
            <text:p>https://professeurs.uqam.ca/professeur/charpentier.mich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therine Chesnay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hesnay.catherine@uqam.ca</text:p>
          </table:table-cell>
          <table:table-cell office:value-type="string" calcext:value-type="string">
            <text:p>(514) 987-3000 poste 0952</text:p>
          </table:table-cell>
          <table:table-cell office:value-type="string" calcext:value-type="string">
            <text:p>|Femmes et prison|Intervention avec les groupes|Politiques pénales|Politiques sociales|Sociologie de la santé|</text:p>
          </table:table-cell>
          <table:table-cell/>
          <table:table-cell office:value-type="string" calcext:value-type="string">
            <text:p>https://professeurs.uqam.ca/professeur/chesnay.cather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ne Corbeil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orbeil.christine@uqam.ca</text:p>
          </table:table-cell>
          <table:table-cell office:value-type="string" calcext:value-type="string">
            <text:p>(514) 987-4171</text:p>
          </table:table-cell>
          <table:table-cell office:value-type="string" calcext:value-type="string">
            <text:p>|Intersectionnalité|Intervention féministe|Mouvement des femmes|</text:p>
          </table:table-cell>
          <table:table-cell/>
          <table:table-cell office:value-type="string" calcext:value-type="string">
            <text:p>https://professeurs.uqam.ca/professeur/corbeil.chris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anielle Desmarais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esmarais.danielle@uqam.ca</text:p>
          </table:table-cell>
          <table:table-cell office:value-type="string" calcext:value-type="string">
            <text:p>(514) 987-3000 poste 4333</text:p>
          </table:table-cell>
          <table:table-cell office:value-type="string" calcext:value-type="string">
            <text:p>|Approche (auto)biographique|Décrochage scolaire|Détresse psychologique|Éductation des intervenants sociaux|Études féministes|Identité|Identité professionnelle|Identité sociale|Jeunes en difficulté|Raccrochage scolaire|Travail social|</text:p>
          </table:table-cell>
          <table:table-cell/>
          <table:table-cell office:value-type="string" calcext:value-type="string">
            <text:p>https://professeurs.uqam.ca/professeur/desmarais.dani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enri Dorvil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dorvil.henri@uqam.ca</text:p>
          </table:table-cell>
          <table:table-cell office:value-type="string" calcext:value-type="string">
            <text:p>(514) 987-3000 poste 3582</text:p>
          </table:table-cell>
          <table:table-cell office:value-type="string" calcext:value-type="string">
            <text:p>|Désinstitutionnalisation|Emploi|Inclusion/exclusion|Logement|Marginalité|Médias de masse|Psychiatrie|Santé mentale|Sociologie|Sociologie de la santé|Stigma des troubles mentaux|Travail social|</text:p>
          </table:table-cell>
          <table:table-cell/>
          <table:table-cell office:value-type="string" calcext:value-type="string">
            <text:p>https://professeurs.uqam.ca/professeur/dorvil.henri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Chantal Doucet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oucet.marie-chantal@uqam.ca</text:p>
          </table:table-cell>
          <table:table-cell office:value-type="string" calcext:value-type="string">
            <text:p>(514) 987-3000 poste 4508</text:p>
          </table:table-cell>
          <table:table-cell office:value-type="string" calcext:value-type="string">
            <text:p>|Psychosociologie des métiers relationnels|Psychosociologie du travail|Santé mentale et société|Sociologie de l'individualité contemporaine|Travail social|</text:p>
          </table:table-cell>
          <table:table-cell/>
          <table:table-cell office:value-type="string" calcext:value-type="string">
            <text:p>https://professeurs.uqam.ca/professeur/doucet.marie-chanta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yriam Dubé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be.myriam@uqam.ca</text:p>
          </table:table-cell>
          <table:table-cell office:value-type="string" calcext:value-type="string">
            <text:p>(514) 987-3000 poste 5543</text:p>
          </table:table-cell>
          <table:table-cell office:value-type="string" calcext:value-type="string">
            <text:p>|Concertation intersectorielle|Criminologie|Homicides intrafamiliaux|Travail social|Violence conjugale|Violence faite aux femmes|</text:p>
          </table:table-cell>
          <table:table-cell/>
          <table:table-cell office:value-type="string" calcext:value-type="string">
            <text:p>https://professeurs.uqam.ca/professeur/dube.myriam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Dumais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mais.lucie@uqam.ca</text:p>
          </table:table-cell>
          <table:table-cell office:value-type="string" calcext:value-type="string">
            <text:p>(514) 987-3000 poste 2458</text:p>
          </table:table-cell>
          <table:table-cell office:value-type="string" calcext:value-type="string">
            <text:p>|Handicap|Insertion en emploi|Insertion sociale|Philanthropie|Politiques sociales|Recherche partenariale|Sociologie|Travail social|</text:p>
          </table:table-cell>
          <table:table-cell/>
          <table:table-cell office:value-type="string" calcext:value-type="string">
            <text:p>https://professeurs.uqam.ca/professeur/dumais.luc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Isabelle Dumont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dumont.isabelle@uqam.ca</text:p>
          </table:table-cell>
          <table:table-cell office:value-type="string" calcext:value-type="string">
            <text:p>(514) 987-3000 poste 6440</text:p>
          </table:table-cell>
          <table:table-cell office:value-type="string" calcext:value-type="string">
            <text:p>|Aide médicale à mourir|Approches collaboratives en santé|Deuil|Intervention conjugale|Intervention familiale|Oncologie psychosociale|Proches aidants|Soins palliatifs|Travail social|</text:p>
          </table:table-cell>
          <table:table-cell/>
          <table:table-cell office:value-type="string" calcext:value-type="string">
            <text:p>https://professeurs.uqam.ca/professeur/dumont.isabel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ouis Gaudreau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gaudreau.louis@uqam.ca</text:p>
          </table:table-cell>
          <table:table-cell office:value-type="string" calcext:value-type="string">
            <text:p>(514) 987-3000 poste 5101</text:p>
          </table:table-cell>
          <table:table-cell office:value-type="string" calcext:value-type="string">
            <text:p>|Action communautaire|Capitalisme financier|Citoyenneté|Économie politique|Espaces urbains|Logement|Travail social|</text:p>
          </table:table-cell>
          <table:table-cell/>
          <table:table-cell office:value-type="string" calcext:value-type="string">
            <text:p>https://professeurs.uqam.ca/professeur/gaudreau.lou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udrey Gonin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onin.audrey@uqam.ca</text:p>
          </table:table-cell>
          <table:table-cell office:value-type="string" calcext:value-type="string">
            <text:p>(514) 987-3000 poste 1563</text:p>
          </table:table-cell>
          <table:table-cell office:value-type="string" calcext:value-type="string">
            <text:p>|Communication|Éthique et déontologie du travail social|Études féministes|Questions interculturelles|Santé reproductive|Transformations des pratiques en santé|Transformations des pratiques en services sociaux|Travail social|</text:p>
          </table:table-cell>
          <table:table-cell/>
          <table:table-cell office:value-type="string" calcext:value-type="string">
            <text:p>https://professeurs.uqam.ca/professeur/gonin.audre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ie Gusew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usew.annie@uqam.ca</text:p>
          </table:table-cell>
          <table:table-cell office:value-type="string" calcext:value-type="string">
            <text:p>(514) 987-3000 poste 4578</text:p>
          </table:table-cell>
          <table:table-cell office:value-type="string" calcext:value-type="string">
            <text:p>|Construction identitaire|Développement professionnel|Expertise en garde d'enfants|Formation pratique|Intervention|Intervention avec les proches|Médiation familiale|Supervision pédagogique|</text:p>
          </table:table-cell>
          <table:table-cell/>
          <table:table-cell office:value-type="string" calcext:value-type="string">
            <text:p>https://professeurs.uqam.ca/professeur/gusew.ann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Thomas Haig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71</text:p>
          </table:table-cell>
          <table:table-cell table:number-columns-repeated="2"/>
          <table:table-cell office:value-type="string" calcext:value-type="string">
            <text:p>https://professeurs.uqam.ca/professeur/SK76ze5mBuc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lizabeth Harper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arper.elizabeth@uqam.ca</text:p>
          </table:table-cell>
          <table:table-cell office:value-type="string" calcext:value-type="string">
            <text:p>(514) 987-3000 poste 5035</text:p>
          </table:table-cell>
          <table:table-cell office:value-type="string" calcext:value-type="string">
            <text:p>|Criminologie|Cyberviolence|Études féministes|Intersectionnalité|Intervention en travail social|Pratiques narratives|Travail social|Ville de l'avenir|Violence conjugale|</text:p>
          </table:table-cell>
          <table:table-cell/>
          <table:table-cell office:value-type="string" calcext:value-type="string">
            <text:p>https://professeurs.uqam.ca/professeur/harper.elizabet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hawn-Renee Hordyk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hordyk.shawn-renee@uqam.ca</text:p>
          </table:table-cell>
          <table:table-cell office:value-type="string" calcext:value-type="string">
            <text:p>(514) 987-3000 poste 2051</text:p>
          </table:table-cell>
          <table:table-cell office:value-type="string" calcext:value-type="string">
            <text:p>|Deuil|Deuil en contexte autochtone|Intervention en travail social|Personnes immigrantes|Travail social|</text:p>
          </table:table-cell>
          <table:table-cell/>
          <table:table-cell office:value-type="string" calcext:value-type="string">
            <text:p>https://professeurs.uqam.ca/professeur/hordyk.shawn-rene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çois Huot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huot.francois@uqam.ca</text:p>
          </table:table-cell>
          <table:table-cell office:value-type="string" calcext:value-type="string">
            <text:p>(514) 987-3000 poste 2636</text:p>
          </table:table-cell>
          <table:table-cell office:value-type="string" calcext:value-type="string">
            <text:p>|Organisation services sociaux|Prévention précoce|Protection jeunesse|Sociologie|Travail social|</text:p>
          </table:table-cell>
          <table:table-cell/>
          <table:table-cell office:value-type="string" calcext:value-type="string">
            <text:p>https://professeurs.uqam.ca/professeur/huot.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dré Jacob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/>
          <table:table-cell office:value-type="string" calcext:value-type="string">
            <text:p>(514) 987-4171</text:p>
          </table:table-cell>
          <table:table-cell table:number-columns-repeated="2"/>
          <table:table-cell office:value-type="string" calcext:value-type="string">
            <text:p>https://professeurs.uqam.ca/professeur/EV3uEjTtzYw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ylvie Jochems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jochems.sylvie@uqam.ca</text:p>
          </table:table-cell>
          <table:table-cell office:value-type="string" calcext:value-type="string">
            <text:p>(514) 987-3000 poste 3702</text:p>
          </table:table-cell>
          <table:table-cell office:value-type="string" calcext:value-type="string">
            <text:p>|Action collective|Action communautaire|Écocitoyenneté|Engagement social|Féminismes|Mouvements sociaux|Travail social|Usage des technologies numériques|</text:p>
          </table:table-cell>
          <table:table-cell/>
          <table:table-cell office:value-type="string" calcext:value-type="string">
            <text:p>https://professeurs.uqam.ca/professeur/jochems.sylv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aurie Kirouac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(514) 987-3000 poste 4171</text:p>
          </table:table-cell>
          <table:table-cell table:number-columns-repeated="2"/>
          <table:table-cell office:value-type="string" calcext:value-type="string">
            <text:p>https://professeurs.uqam.ca/professeur/MsB5iAW1DTY_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érald Larose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 invit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rose.gerald@uqam.ca</text:p>
          </table:table-cell>
          <table:table-cell office:value-type="string" calcext:value-type="string">
            <text:p>(514) 987-3000 poste 5691</text:p>
          </table:table-cell>
          <table:table-cell office:value-type="string" calcext:value-type="string">
            <text:p>|Économie|Économie sociale|Langue|Modèle québécois|Souveraineté|</text:p>
          </table:table-cell>
          <table:table-cell/>
          <table:table-cell office:value-type="string" calcext:value-type="string">
            <text:p>https://professeurs.uqam.ca/professeur/larose.geral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Réjean Mathieu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thieu.rejean@uqam.ca</text:p>
          </table:table-cell>
          <table:table-cell office:value-type="string" calcext:value-type="string">
            <text:p>(514) 987-4171</text:p>
          </table:table-cell>
          <table:table-cell office:value-type="string" calcext:value-type="string">
            <text:p>|Action collective|Économie solidaire|Itinérance|Travail social|</text:p>
          </table:table-cell>
          <table:table-cell/>
          <table:table-cell office:value-type="string" calcext:value-type="string">
            <text:p>https://professeurs.uqam.ca/professeur/mathieu.reje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a Nengeh Mensah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ensah.nengeh@uqam.ca</text:p>
          </table:table-cell>
          <table:table-cell office:value-type="string" calcext:value-type="string">
            <text:p>(514) 987-3000 poste 1723</text:p>
          </table:table-cell>
          <table:table-cell office:value-type="string" calcext:value-type="string">
            <text:p>|Communication|Études féministes|Sexologie|Travail social|</text:p>
          </table:table-cell>
          <table:table-cell/>
          <table:table-cell office:value-type="string" calcext:value-type="string">
            <text:p>https://professeurs.uqam.ca/professeur/mensah.nengeh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Suzanne Mongeau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ongeau.suzanne@uqam.ca</text:p>
          </table:table-cell>
          <table:table-cell office:value-type="string" calcext:value-type="string">
            <text:p>(514) 987-3000 poste 4991</text:p>
          </table:table-cell>
          <table:table-cell office:value-type="string" calcext:value-type="string">
            <text:p>|Cancer et souffrance|Intervention auprès des familles|Intervention avec les proches|Recherche participative|Services de santé|Soutien aux familles d'enfants malades|Travail social|</text:p>
          </table:table-cell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mongeau.suzan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el Parazelli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parazelli.michel@uqam.ca</text:p>
          </table:table-cell>
          <table:table-cell office:value-type="string" calcext:value-type="string">
            <text:p>(514) 987-3000 poste 2746</text:p>
          </table:table-cell>
          <table:table-cell office:value-type="string" calcext:value-type="string">
            <text:p>|Action communautaire|Action communautaire autonome|Analyse critique de la prévention sociale|Espaces publics et itinérance|Études littéraires|Études urbaines|Marginalité|Normativité des pratiques d'intervention|Pratiques urbaines d'appropriation|</text:p>
          </table:table-cell>
          <table:table-cell/>
          <table:table-cell office:value-type="string" calcext:value-type="string">
            <text:p>https://professeurs.uqam.ca/professeur/parazelli.michel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ne-Marie Piché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piche.anne-marie@uqam.ca</text:p>
          </table:table-cell>
          <table:table-cell office:value-type="string" calcext:value-type="string">
            <text:p>(514) 987-3000 poste 4893</text:p>
          </table:table-cell>
          <table:table-cell office:value-type="string" calcext:value-type="string">
            <text:p>|Adoption|Adoption domestique|Adoption internationale|Enfance vulnérable|Pédiatrie sociale en communauté|Prise en charge alternative|Protection de l'enfance|Psychologie|Travail social|</text:p>
          </table:table-cell>
          <table:table-cell/>
          <table:table-cell office:value-type="string" calcext:value-type="string">
            <text:p>https://professeurs.uqam.ca/professeur/piche.anne-mar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lyane Rachedi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rachedi.lilyane@uqam.ca</text:p>
          </table:table-cell>
          <table:table-cell office:value-type="string" calcext:value-type="string">
            <text:p>(514) 987-3000 poste 7050</text:p>
          </table:table-cell>
          <table:table-cell office:value-type="string" calcext:value-type="string">
            <text:p>|Auteurs immigrants et identité|Deuil en contexte migratoire|Didactique|Éducation|Éducation interculturelle|Immigration|Immigration et familles|Interculturalité|Intervention interculturelle|Mort en contexte migratoire|Récits de vie|</text:p>
          </table:table-cell>
          <table:table-cell/>
          <table:table-cell office:value-type="string" calcext:value-type="string">
            <text:p>https://professeurs.uqam.ca/professeur/rachedi.lilya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ean-François René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rene.jean-francois@uqam.ca</text:p>
          </table:table-cell>
          <table:table-cell office:value-type="string" calcext:value-type="string">
            <text:p>(514) 987-3000 poste 0289</text:p>
          </table:table-cell>
          <table:table-cell office:value-type="string" calcext:value-type="string">
            <text:p>|Action citoyenne|Exclusion sociale|Mouvements sociaux|Organismes communautaires|Pratiques communautaires|Recherche-action|Recherche participative|Recherche qualitative|</text:p>
          </table:table-cell>
          <table:table-cell/>
          <table:table-cell office:value-type="string" calcext:value-type="string">
            <text:p>https://professeurs.uqam.ca/professeur/rene.jean-francoi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acob Amnon Suissa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 associé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suissa.amnon@uqam.ca</text:p>
          </table:table-cell>
          <table:table-cell office:value-type="string" calcext:value-type="string">
            <text:p>(514) 987-4171</text:p>
          </table:table-cell>
          <table:table-cell office:value-type="string" calcext:value-type="string">
            <text:p>|Aspects psychosociaux des dépendances|Cannabis|Cyberdépendance|Dépendances|Drogues|Impact social des toxicomanies|Intervention auprès des familles|Intervention auprès des jeunes|Jeu compulsif|Prévention|Santé mentale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suissa.amno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Vaillancourt</text:p>
          </table:table-cell>
          <table:table-cell office:value-type="string" calcext:value-type="string">
            <text:p>École de travail social</text:p>
          </table:table-cell>
          <table:table-cell office:value-type="string" calcext:value-type="string">
            <text:p>Professeur émérite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vaillancourt.yves@uqam.ca</text:p>
          </table:table-cell>
          <table:table-cell office:value-type="string" calcext:value-type="string">
            <text:p>(514) 987-3000 poste 4568</text:p>
          </table:table-cell>
          <table:table-cell table:number-columns-repeated="2"/>
          <table:table-cell office:value-type="string" calcext:value-type="string">
            <text:p>https://professeurs.uqam.ca/professeur/vaillancourt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ichèle Beaudoin</text:p>
          </table:table-cell>
          <table:table-cell office:value-type="string" calcext:value-type="string">
            <text:p>École supérieure de mode ESG UQAM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audoin.michele@uqam.ca</text:p>
          </table:table-cell>
          <table:table-cell office:value-type="string" calcext:value-type="string">
            <text:p>(514) 987-3000 poste 4120</text:p>
          </table:table-cell>
          <table:table-cell/>
          <table:table-cell office:value-type="string" calcext:value-type="string">
            <text:p>Ce professeur ne désire pas s'entretenir avec les médias </text:p>
          </table:table-cell>
          <table:table-cell office:value-type="string" calcext:value-type="string">
            <text:p>https://professeurs.uqam.ca/professeur/beaudoin.miche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celyn Bellemare</text:p>
          </table:table-cell>
          <table:table-cell office:value-type="string" calcext:value-type="string">
            <text:p>Département de management et technologi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ellemare.jocelyn@uqam.ca</text:p>
          </table:table-cell>
          <table:table-cell office:value-type="string" calcext:value-type="string">
            <text:p>(514) 987-3000 poste 1022</text:p>
          </table:table-cell>
          <table:table-cell table:number-columns-repeated="2"/>
          <table:table-cell office:value-type="string" calcext:value-type="string">
            <text:p>https://professeurs.uqam.ca/professeur/bellemare.jocely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Eve Faust</text:p>
          </table:table-cell>
          <table:table-cell office:value-type="string" calcext:value-type="string">
            <text:p>École supérieure de mode ESG UQAM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aust.marie-eve@uqam.ca</text:p>
          </table:table-cell>
          <table:table-cell office:value-type="string" calcext:value-type="string">
            <text:p>(514) 987-3000 poste 1025</text:p>
          </table:table-cell>
          <table:table-cell office:value-type="string" calcext:value-type="string">
            <text:p>|3D body scanner|Anthropométrie|Commercialisation de la mode|Développement de produits|Gestion de la mode|Luxe|Mode|Sizing and Fit|</text:p>
          </table:table-cell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faust.marie-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ing Gao</text:p>
          </table:table-cell>
          <table:table-cell office:value-type="string" calcext:value-type="string">
            <text:p>École supérieure de mode ESG UQAM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ao.ying@uqam.ca</text:p>
          </table:table-cell>
          <table:table-cell office:value-type="string" calcext:value-type="string">
            <text:p>(514) 987-4120</text:p>
          </table:table-cell>
          <table:table-cell table:number-columns-repeated="2"/>
          <table:table-cell office:value-type="string" calcext:value-type="string">
            <text:p>https://professeurs.uqam.ca/professeur/gao.ying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a Marchetti</text:p>
          </table:table-cell>
          <table:table-cell office:value-type="string" calcext:value-type="string">
            <text:p>École supérieure de mode ESG UQAM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marchetti.luca@uqam.ca</text:p>
          </table:table-cell>
          <table:table-cell office:value-type="string" calcext:value-type="string">
            <text:p>(514) 987-3000 poste 1016</text:p>
          </table:table-cell>
          <table:table-cell/>
          <table:table-cell office:value-type="string" calcext:value-type="string">
            <text:p>Ce professeur désire s'entretenir avec les médias </text:p>
          </table:table-cell>
          <table:table-cell office:value-type="string" calcext:value-type="string">
            <text:p>https://professeurs.uqam.ca/professeur/marchetti.luc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Francine Alepin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alepin.francine@uqam.ca</text:p>
          </table:table-cell>
          <table:table-cell office:value-type="string" calcext:value-type="string">
            <text:p>(514) 987-3000 poste 2304</text:p>
          </table:table-cell>
          <table:table-cell office:value-type="string" calcext:value-type="string">
            <text:p>|Analyse de mouvement (Laban)|Corps en scène|Mise en scène|Théâtre|</text:p>
          </table:table-cell>
          <table:table-cell/>
          <table:table-cell office:value-type="string" calcext:value-type="string">
            <text:p>https://professeurs.uqam.ca/professeur/alepin.franc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Peter Batakliev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batakliev.peter@uqam.ca</text:p>
          </table:table-cell>
          <table:table-cell office:value-type="string" calcext:value-type="string">
            <text:p>(514) 987-3000 poste 2115</text:p>
          </table:table-cell>
          <table:table-cell table:number-columns-repeated="2"/>
          <table:table-cell office:value-type="string" calcext:value-type="string">
            <text:p>https://professeurs.uqam.ca/professeur/batakliev.peter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Hélène Beauchamp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 émérit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eauchamp.helene@uqam.ca</text:p>
          </table:table-cell>
          <table:table-cell office:value-type="string" calcext:value-type="string">
            <text:p>(514) 987-4116</text:p>
          </table:table-cell>
          <table:table-cell office:value-type="string" calcext:value-type="string">
            <text:p>|Histoire du théâtre québécois|Lieux théâtraux|Pédagogie artistique|Théâtre canadien-français|Théâtre pour l'enfance et la jeunesse|</text:p>
          </table:table-cell>
          <table:table-cell/>
          <table:table-cell office:value-type="string" calcext:value-type="string">
            <text:p>https://professeurs.uqam.ca/professeur/beauchamp.hele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Geneviève Billette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illette.genevieve@uqam.ca</text:p>
          </table:table-cell>
          <table:table-cell office:value-type="string" calcext:value-type="string">
            <text:p>(514) 987-3000 poste 2292</text:p>
          </table:table-cell>
          <table:table-cell table:number-columns-repeated="2"/>
          <table:table-cell office:value-type="string" calcext:value-type="string">
            <text:p>https://professeurs.uqam.ca/professeur/billette.geneviev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Véronique Borboen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orboen.veronique@uqam.ca</text:p>
          </table:table-cell>
          <table:table-cell office:value-type="string" calcext:value-type="string">
            <text:p>(514) 987-3000 poste 2559</text:p>
          </table:table-cell>
          <table:table-cell office:value-type="string" calcext:value-type="string">
            <text:p>|Costume de théâtre|Histoire du costume|Scénographie|Théâtre|Villes internationales|</text:p>
          </table:table-cell>
          <table:table-cell/>
          <table:table-cell office:value-type="string" calcext:value-type="string">
            <text:p>https://professeurs.uqam.ca/professeur/borboen.veroniqu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ancy Bussières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bussieres.nancy@uqam.ca</text:p>
          </table:table-cell>
          <table:table-cell office:value-type="string" calcext:value-type="string">
            <text:p>(514) 987-3000 poste 1730</text:p>
          </table:table-cell>
          <table:table-cell table:number-columns-repeated="2"/>
          <table:table-cell office:value-type="string" calcext:value-type="string">
            <text:p>https://professeurs.uqam.ca/professeur/bussieres.nanc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ise Cauchon-Roy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cauchon.lise@uqam.ca</text:p>
          </table:table-cell>
          <table:table-cell office:value-type="string" calcext:value-type="string">
            <text:p>(514) 987-3000 poste 2827</text:p>
          </table:table-cell>
          <table:table-cell office:value-type="string" calcext:value-type="string">
            <text:p>|Dramaturgie de la nordicité au XIXe siècle|Évolution contemporaine du jeu d'acteur|Féminin et dramaturgie contemporaine|Jeu d'acteur devant caméra|Théâtre|</text:p>
          </table:table-cell>
          <table:table-cell/>
          <table:table-cell office:value-type="string" calcext:value-type="string">
            <text:p>https://professeurs.uqam.ca/professeur/cauchon.lis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Ney Wendell Cunha Oliveira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cunha.ney@uqam.ca</text:p>
          </table:table-cell>
          <table:table-cell office:value-type="string" calcext:value-type="string">
            <text:p>(514) 987-3000 poste 1242</text:p>
          </table:table-cell>
          <table:table-cell table:number-columns-repeated="2"/>
          <table:table-cell office:value-type="string" calcext:value-type="string">
            <text:p>https://professeurs.uqam.ca/professeur/cunha.ney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Josette Féral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ral.josette@uqam.ca</text:p>
          </table:table-cell>
          <table:table-cell office:value-type="string" calcext:value-type="string">
            <text:p>(514) 987-4116</text:p>
          </table:table-cell>
          <table:table-cell office:value-type="string" calcext:value-type="string">
            <text:p>|Analyse de la représentation théâtrale|Effets de présence|Jeu de l'acteur|Nouvelles formes scéniques|Théâtre|Théâtre actuel|</text:p>
          </table:table-cell>
          <table:table-cell/>
          <table:table-cell office:value-type="string" calcext:value-type="string">
            <text:p>https://professeurs.uqam.ca/professeur/feral.josett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ud Gendron-Langevin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gendron-langevin.maud@uqam.ca</text:p>
          </table:table-cell>
          <table:table-cell office:value-type="string" calcext:value-type="string">
            <text:p>(514) 987-3000 poste 5259</text:p>
          </table:table-cell>
          <table:table-cell office:value-type="string" calcext:value-type="string">
            <text:p>|Création théâtrale|Dramathérapie|Ethno-théâtre Thérapie (EtT)|Intervention par le théâtre|Jeunes marginalisés|Persévérance scolaire|Prise de parole|Théâtre|</text:p>
          </table:table-cell>
          <table:table-cell/>
          <table:table-cell office:value-type="string" calcext:value-type="string">
            <text:p>https://professeurs.uqam.ca/professeur/gendron-langevin.maud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Yves Jubinville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jubinville.yves@uqam.ca</text:p>
          </table:table-cell>
          <table:table-cell office:value-type="string" calcext:value-type="string">
            <text:p>(514) 987-3000 poste 2527</text:p>
          </table:table-cell>
          <table:table-cell office:value-type="string" calcext:value-type="string">
            <text:p>|Critique théâtrale|Dramaturgie contemporaine|Dramaturgie québécoise|Histoire du théâtre québécois|Théâtre|Théâtre et faits divers|Théâtre français du XVIIIe siècle|</text:p>
          </table:table-cell>
          <table:table-cell/>
          <table:table-cell office:value-type="string" calcext:value-type="string">
            <text:p>https://professeurs.uqam.ca/professeur/jubinville.yves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gela Konrad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konrad.angela@uqam.ca</text:p>
          </table:table-cell>
          <table:table-cell office:value-type="string" calcext:value-type="string">
            <text:p>(514) 987-3000 poste 5510</text:p>
          </table:table-cell>
          <table:table-cell table:number-columns-repeated="2"/>
          <table:table-cell office:value-type="string" calcext:value-type="string">
            <text:p>https://professeurs.uqam.ca/professeur/konrad.angela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Anick La Bissonnière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a_bissonniere.anick@uqam.ca</text:p>
          </table:table-cell>
          <table:table-cell office:value-type="string" calcext:value-type="string">
            <text:p>(514) 987-3000 poste 1720</text:p>
          </table:table-cell>
          <table:table-cell office:value-type="string" calcext:value-type="string">
            <text:p>|Architecture et scénographie|Espace réel /espace virtuel|Processus de création|Théâtre|</text:p>
          </table:table-cell>
          <table:table-cell/>
          <table:table-cell office:value-type="string" calcext:value-type="string">
            <text:p>https://professeurs.uqam.ca/professeur/la_bissonniere.anick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ristian Lapointe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lapointe.christian@uqam.ca</text:p>
          </table:table-cell>
          <table:table-cell office:value-type="string" calcext:value-type="string">
            <text:p>(514) 987-3000 poste 7831</text:p>
          </table:table-cell>
          <table:table-cell office:value-type="string" calcext:value-type="string">
            <text:p>|Art oratoire|Dispositifs|Dramaturgies contemporaines|Présence en scène|Processus créatif|Théâtre|</text:p>
          </table:table-cell>
          <table:table-cell/>
          <table:table-cell office:value-type="string" calcext:value-type="string">
            <text:p>https://professeurs.uqam.ca/professeur/lapointe.christian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hantale Lepage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page.chantale@uqam.ca</text:p>
          </table:table-cell>
          <table:table-cell office:value-type="string" calcext:value-type="string">
            <text:p>(514) 987-3000 poste 5025</text:p>
          </table:table-cell>
          <table:table-cell table:number-columns-repeated="2"/>
          <table:table-cell office:value-type="string" calcext:value-type="string">
            <text:p>https://professeurs.uqam.ca/professeur/lepage.chanta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Marie-Christine Lesage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lesage.marie-christine@uqam.ca</text:p>
          </table:table-cell>
          <table:table-cell office:value-type="string" calcext:value-type="string">
            <text:p>(514) 987-3000 poste 7027</text:p>
          </table:table-cell>
          <table:table-cell office:value-type="string" calcext:value-type="string">
            <text:p>|Dramaturgies contemporaines|Interdisciplinarité|Intermédialité|Scènes contemporaines|Théâtre|</text:p>
          </table:table-cell>
          <table:table-cell/>
          <table:table-cell office:value-type="string" calcext:value-type="string">
            <text:p>https://professeurs.uqam.ca/professeur/lesage.marie-christin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Carole Marceau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ceau.carole@uqam.ca</text:p>
          </table:table-cell>
          <table:table-cell office:value-type="string" calcext:value-type="string">
            <text:p>(514) 987-3000 poste 1866</text:p>
          </table:table-cell>
          <table:table-cell office:value-type="string" calcext:value-type="string">
            <text:p>|Contribution de l'art au mieux-être|Développement de la pratique réflexive|Didactique en art dramatique|Enseignement du théâtre en milieu scolaire|Enseignement en art dramatique|Évaluation en art dramatique|Théâtre en milieu communautaire|Théâtre social|</text:p>
          </table:table-cell>
          <table:table-cell/>
          <table:table-cell office:value-type="string" calcext:value-type="string">
            <text:p>https://professeurs.uqam.ca/professeur/marceau.carol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Émilie Martz-Kuhn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 associé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martz-kuhn.emilie@uqam.ca</text:p>
          </table:table-cell>
          <table:table-cell office:value-type="string" calcext:value-type="string">
            <text:p>(514) 987-4116</text:p>
          </table:table-cell>
          <table:table-cell table:number-columns-repeated="2"/>
          <table:table-cell office:value-type="string" calcext:value-type="string">
            <text:p>https://professeurs.uqam.ca/professeur/martz-kuhn.emilie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Dinaïg Stall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stall.dinaig@uqam.ca</text:p>
          </table:table-cell>
          <table:table-cell office:value-type="string" calcext:value-type="string">
            <text:p>(514) 987-3000 poste 4315</text:p>
          </table:table-cell>
          <table:table-cell office:value-type="string" calcext:value-type="string">
            <text:p>|Processus de création|</text:p>
          </table:table-cell>
          <table:table-cell/>
          <table:table-cell office:value-type="string" calcext:value-type="string">
            <text:p>https://professeurs.uqam.ca/professeur/stall.dinaig/</text:p>
          </table:table-cell>
        </table:table-row>
        <table:table-row table:style-name="ro1">
          <table:table-cell office:value-type="string" calcext:value-type="string">
            <text:p>Université du Québec à Montréal</text:p>
          </table:table-cell>
          <table:table-cell office:value-type="string" calcext:value-type="string">
            <text:p>Lucie Villeneuve</text:p>
          </table:table-cell>
          <table:table-cell office:value-type="string" calcext:value-type="string">
            <text:p>École supérieure de théâtre</text:p>
          </table:table-cell>
          <table:table-cell office:value-type="string" calcext:value-type="string">
            <text:p>Professeure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villeneuve.lucie@uqam.ca</text:p>
          </table:table-cell>
          <table:table-cell office:value-type="string" calcext:value-type="string">
            <text:p>(514) 987-3000 poste 4285</text:p>
          </table:table-cell>
          <table:table-cell office:value-type="string" calcext:value-type="string">
            <text:p>|Didactique par les formes littéraires|Enseignement du théâtre|Le genre « spectateur »|Pratique pédagogique|Théâtre et société|</text:p>
          </table:table-cell>
          <table:table-cell/>
          <table:table-cell office:value-type="string" calcext:value-type="string">
            <text:p>https://professeurs.uqam.ca/professeur/villeneuve.lucie/</text:p>
          </table:table-cell>
        </table:table-row>
      </table:table>
      <table:table table:name="Table dynamique_professeur_UQAM_1" table:style-name="ta1">
        <table:table-column table:style-name="co12" table:default-cell-style-name="ce4"/>
        <table:table-column table:style-name="co11" table:default-cell-style-name="ce9"/>
        <table:table-column table:style-name="co11" table:default-cell-style-name="ce16"/>
        <table:table-column table:style-name="co11" table:default-cell-style-name="ce20"/>
        <table:table-column table:style-name="co11" table:default-cell-style-name="ce27"/>
        <table:table-row table:style-name="ro1">
          <table:table-cell table:style-name="ce1" office:value-type="string" calcext:value-type="string">
            <text:p>Compter - Genre du prof</text:p>
          </table:table-cell>
          <table:table-cell table:style-name="ce6" office:value-type="string" calcext:value-type="string">
            <text:p>Données</text:p>
          </table:table-cell>
          <table:table-cell table:style-name="ce13" table:number-columns-repeated="2"/>
          <table:table-cell table:style-name="ce24"/>
        </table:table-row>
        <table:table-row table:style-name="ro1">
          <table:table-cell table:style-name="ce2" office:value-type="string" calcext:value-type="string">
            <text:p>Département</text:p>
          </table:table-cell>
          <table:table-cell table:style-name="ce7" office:value-type="string" calcext:value-type="string">
            <text:p>femme</text:p>
          </table:table-cell>
          <table:table-cell table:style-name="ce14" office:value-type="string" calcext:value-type="string">
            <text:p>homme</text:p>
          </table:table-cell>
          <table:table-cell table:style-name="ce14" office:value-type="string" calcext:value-type="string">
            <text:p>impossible à déterminer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Bureau de la vice-rectrice à la Recherche et à la création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9"/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e de recherche sur la dynamique du système Terre (Geotop)</text:p>
          </table:table-cell>
          <table:table-cell office:value-type="float" office:value="1" calcext:value-type="float">
            <text:p>1</text:p>
          </table:table-cell>
          <table:table-cell table:style-name="Valeur_20_de_20_la_20_table_20_dynamique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écanat (ESG)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canat de la Faculté de communication</text:p>
          </table:table-cell>
          <table:table-cell table:style-name="ce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partement d'éducation et formation spécialisées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épartement d'éducation et pédagogi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épartement d'études littérair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épartement d'études urbaines et touristiq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épartement d'histoire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épartement d'histoire de l'art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épartement d'informatique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épartement d'organisation et ressources humaines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épartement de chimi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épartement de communication sociale et publique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épartement de dans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épartement de didactiqu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épartement de didactique des langue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épartement de financ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épartement de géographi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épartement de linguistique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épartement de management et technologie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épartement de marketin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épartement de mathématiques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épartement de musiqu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épartement de philosophi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épartement de psychologie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Département de science politique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épartement de sciences des religion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épartement de sexologi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épartement de sociologi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épartement de stratégie, responsabilité sociale et environnemental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épartement des sciences biologiques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Département des sciences comptable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épartement des sciences de l'activité physique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épartement des sciences de la Terre et de l'atmosphère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épartement des sciences économiques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épartement des sciences juridique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École de Design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École de langue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École de travail social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École des arts visuels et médiatiques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École des médias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École supérieure de mode ESG UQ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École supérieure de théâtr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culté de science politique et de dro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ulté des ar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ulté des scienc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ulté des sciences de l'éduc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ulté des sciences humaines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torat</text:p>
          </table:table-cell>
          <table:table-cell office:value-type="float" office:value="1" calcext:value-type="float">
            <text:p>1</text:p>
          </table:table-cell>
          <table:table-cell table:style-name="Valeur_20_de_20_la_20_table_20_dynamique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e-rectorat à la vie académique</text:p>
          </table:table-cell>
          <table:table-cell office:value-type="float" office:value="1" calcext:value-type="float">
            <text:p>1</text:p>
          </table:table-cell>
          <table:table-cell table:style-name="Valeur_20_de_20_la_20_table_20_dynamique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e-rectorat au développement humain et organisationnel</text:p>
          </table:table-cell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22"/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2" office:value-type="float" office:value="671" calcext:value-type="float">
            <text:p>671</text:p>
          </table:table-cell>
          <table:table-cell table:style-name="ce18" office:value-type="float" office:value="838" calcext:value-type="float">
            <text:p>838</text:p>
          </table:table-cell>
          <table:table-cell table:style-name="ce23" office:value-type="float" office:value="11" calcext:value-type="float">
            <text:p>11</text:p>
          </table:table-cell>
          <table:table-cell table:style-name="ce29" office:value-type="float" office:value="1520" calcext:value-type="float">
            <text:p>1520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professeur_UQAM_1'.A1:'Table dynamique_professeur_UQAM_1'.E55" table:buttons="'Table dynamique_professeur_UQAM_1'.A2 'Table dynamique_professeur_UQAM_1'.B1" table:show-filter-button="false" table:drill-down-on-double-click="false">
          <table:source-cell-range table:cell-range-address="professeur_UQAM.A1:professeur_UQAM.J15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re du prof" table:orientation="column" table:used-hierarchy="0" table:function="auto">
            <table:data-pilot-level table:show-empty="false" calcext:repeat-item-labels="false">
              <table:data-pilot-members>
                <table:data-pilot-member table:name="femme" table:display="true" table:show-details="true"/>
                <table:data-pilot-member table:name="homme" table:display="true" table:show-details="true"/>
                <table:data-pilot-member table:name="impossible à détermin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partement" table:orientation="row" table:used-hierarchy="0" table:function="auto">
            <table:data-pilot-level table:show-empty="false" calcext:repeat-item-labels="false">
              <table:data-pilot-members>
                <table:data-pilot-member table:name="Bureau de la vice-rectrice à la Recherche et à la création" table:display="true" table:show-details="true"/>
                <table:data-pilot-member table:name="Centre de recherche sur la dynamique du système Terre (Geotop)" table:display="true" table:show-details="true"/>
                <table:data-pilot-member table:name="Décanat (ESG)" table:display="true" table:show-details="true"/>
                <table:data-pilot-member table:name="Décanat de la Faculté de communication" table:display="true" table:show-details="true"/>
                <table:data-pilot-member table:name="Département d'éducation et formation spécialisées" table:display="true" table:show-details="true"/>
                <table:data-pilot-member table:name="Département d'éducation et pédagogie" table:display="true" table:show-details="true"/>
                <table:data-pilot-member table:name="Département d'études littéraires" table:display="true" table:show-details="true"/>
                <table:data-pilot-member table:name="Département d'études urbaines et touristiques" table:display="true" table:show-details="true"/>
                <table:data-pilot-member table:name="Département d'histoire" table:display="true" table:show-details="true"/>
                <table:data-pilot-member table:name="Département d'histoire de l'art" table:display="true" table:show-details="true"/>
                <table:data-pilot-member table:name="Département d'informatique" table:display="true" table:show-details="true"/>
                <table:data-pilot-member table:name="Département d'organisation et ressources humaines" table:display="true" table:show-details="true"/>
                <table:data-pilot-member table:name="Département de chimie" table:display="true" table:show-details="true"/>
                <table:data-pilot-member table:name="Département de communication sociale et publique" table:display="true" table:show-details="true"/>
                <table:data-pilot-member table:name="Département de danse" table:display="true" table:show-details="true"/>
                <table:data-pilot-member table:name="Département de didactique" table:display="true" table:show-details="true"/>
                <table:data-pilot-member table:name="Département de didactique des langues" table:display="true" table:show-details="true"/>
                <table:data-pilot-member table:name="Département de finance" table:display="true" table:show-details="true"/>
                <table:data-pilot-member table:name="Département de géographie" table:display="true" table:show-details="true"/>
                <table:data-pilot-member table:name="Département de linguistique" table:display="true" table:show-details="true"/>
                <table:data-pilot-member table:name="Département de management et technologie" table:display="true" table:show-details="true"/>
                <table:data-pilot-member table:name="Département de marketing" table:display="true" table:show-details="true"/>
                <table:data-pilot-member table:name="Département de mathématiques" table:display="true" table:show-details="true"/>
                <table:data-pilot-member table:name="Département de musique" table:display="true" table:show-details="true"/>
                <table:data-pilot-member table:name="Département de philosophie" table:display="true" table:show-details="true"/>
                <table:data-pilot-member table:name="Département de psychologie" table:display="true" table:show-details="true"/>
                <table:data-pilot-member table:name="Département de science politique" table:display="true" table:show-details="true"/>
                <table:data-pilot-member table:name="Département de sciences des religions" table:display="true" table:show-details="true"/>
                <table:data-pilot-member table:name="Département de sexologie" table:display="true" table:show-details="true"/>
                <table:data-pilot-member table:name="Département de sociologie" table:display="true" table:show-details="true"/>
                <table:data-pilot-member table:name="Département de stratégie, responsabilité sociale et environnementale" table:display="true" table:show-details="true"/>
                <table:data-pilot-member table:name="Département des sciences biologiques" table:display="true" table:show-details="true"/>
                <table:data-pilot-member table:name="Département des sciences comptables" table:display="true" table:show-details="true"/>
                <table:data-pilot-member table:name="Département des sciences de l'activité physique" table:display="true" table:show-details="true"/>
                <table:data-pilot-member table:name="Département des sciences de la Terre et de l'atmosphère" table:display="true" table:show-details="true"/>
                <table:data-pilot-member table:name="Département des sciences économiques" table:display="true" table:show-details="true"/>
                <table:data-pilot-member table:name="Département des sciences juridiques" table:display="true" table:show-details="true"/>
                <table:data-pilot-member table:name="École de Design" table:display="true" table:show-details="true"/>
                <table:data-pilot-member table:name="École de langues" table:display="true" table:show-details="true"/>
                <table:data-pilot-member table:name="École de travail social" table:display="true" table:show-details="true"/>
                <table:data-pilot-member table:name="École des arts visuels et médiatiques" table:display="true" table:show-details="true"/>
                <table:data-pilot-member table:name="École des médias" table:display="true" table:show-details="true"/>
                <table:data-pilot-member table:name="École supérieure de mode ESG UQAM" table:display="true" table:show-details="true"/>
                <table:data-pilot-member table:name="École supérieure de théâtre" table:display="true" table:show-details="true"/>
                <table:data-pilot-member table:name="Faculté de science politique et de droit" table:display="true" table:show-details="true"/>
                <table:data-pilot-member table:name="Faculté des arts" table:display="true" table:show-details="true"/>
                <table:data-pilot-member table:name="Faculté des sciences" table:display="true" table:show-details="true"/>
                <table:data-pilot-member table:name="Faculté des sciences de l'éducation" table:display="true" table:show-details="true"/>
                <table:data-pilot-member table:name="Faculté des sciences humaines" table:display="true" table:show-details="true"/>
                <table:data-pilot-member table:name="Rectorat" table:display="true" table:show-details="true"/>
                <table:data-pilot-member table:name="Vice-rectorat à la vie académique" table:display="true" table:show-details="true"/>
                <table:data-pilot-member table:name="Vice-rectorat au développement humain et organisationne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re du prof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in_20_de_20_la_20_table_20_dynamique" style:display-name="Coin de la table dynamique" style:family="table-cell" style:parent-style-name="Default"/>
    <style:style style:name="Valeur_20_de_20_la_20_table_20_dynamique" style:display-name="Valeur de la table dynamique" style:family="table-cell" style:parent-style-name="Default"/>
    <style:style style:name="Champ_20_de_20_la_20_table_20_dynamique" style:display-name="Champ de la table dynamique" style:family="table-cell" style:parent-style-name="Default"/>
    <style:style style:name="Catégorie_20_de_20_la_20_table_20_dynamique" style:display-name="Catégorie de la table dynamique" style:family="table-cell" style:parent-style-name="Default">
      <style:table-cell-properties style:text-align-source="fix" style:repeat-content="false"/>
      <style:paragraph-properties fo:text-align="start"/>
    </style:style>
    <style:style style:name="Titre_20_de_20_la_20_table_20_dynamique" style:display-name="Titre de la table dynamiqu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5T21:26:35.982091686</dc:date>
    <meta:editing-duration>PT2H35M48S</meta:editing-duration>
    <meta:editing-cycles>1</meta:editing-cycles>
    <meta:document-statistic meta:table-count="2" meta:cell-count="13589" meta:object-count="0"/>
    <meta:generator>LibreOffice/6.0.7.3$MacOSX_X86_64 LibreOffice_project/dc89aa7a9eabfd848af146d5086077aeed2ae4a5</meta:generator>
  </office:meta>
</office:document-meta>
</file>